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.173cm"/>
    </style:style>
    <style:style style:name="co6" style:family="table-column">
      <style:table-column-properties fo:break-before="auto" style:column-width="10.75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9.86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8.728cm"/>
    </style:style>
    <style:style style:name="co11" style:family="table-column">
      <style:table-column-properties fo:break-before="auto" style:column-width="12.73cm"/>
    </style:style>
    <style:style style:name="co12" style:family="table-column">
      <style:table-column-properties fo:break-before="auto" style:column-width="13.809cm"/>
    </style:style>
    <style:style style:name="co13" style:family="table-column">
      <style:table-column-properties fo:break-before="auto" style:column-width="10.597cm"/>
    </style:style>
    <style:style style:name="co14" style:family="table-column">
      <style:table-column-properties fo:break-before="auto" style:column-width="9.176cm"/>
    </style:style>
    <style:style style:name="co15" style:family="table-column">
      <style:table-column-properties fo:break-before="auto" style:column-width="4.226cm"/>
    </style:style>
    <style:style style:name="co16" style:family="table-column">
      <style:table-column-properties fo:break-before="auto" style:column-width="4.147cm"/>
    </style:style>
    <style:style style:name="co17" style:family="table-column">
      <style:table-column-properties fo:break-before="auto" style:column-width="3.674cm"/>
    </style:style>
    <style:style style:name="co18" style:family="table-column">
      <style:table-column-properties fo:break-before="auto" style:column-width="1.831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14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untry</text:p>
          </table:table-cell>
          <table:table-cell office:value-type="string">
            <text:p>affiliation</text:p>
          </table:table-cell>
          <table:table-cell office:value-type="string">
            <text:p>bidon</text:p>
          </table:table-cell>
          <table:table-cell office:value-type="string">
            <text:p>url</text:p>
          </table:table-cell>
          <table:table-cell office:value-type="string">
            <text:p>ip</text:p>
          </table:table-cell>
          <table:table-cell office:value-type="string">
            <text:p>navigator</text:p>
          </table:table-cell>
          <table:table-cell office:value-type="string">
            <text:p>date</text:p>
          </table:table-cell>
          <table:table-cell office:value-type="string">
            <text:p>commercial</text:p>
          </table:table-cell>
          <table:table-cell office:value-type="string">
            <text:p>mailing</text:p>
          </table:table-cell>
          <table:table-cell office:value-type="string">
            <text:p>date_str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nad</text:p>
          </table:table-cell>
          <table:table-cell office:value-type="string">
            <text:p>nado@nad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6.70.152.11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2)</text:p>
          </table:table-cell>
          <table:table-cell office:value-type="date" office:date-value="2007-01-19">
            <text:p>19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9">
            <text:p>19/01/07</text:p>
          </table:table-cell>
          <table:table-cell table:number-columns-repeated="5"/>
        </table:table-row>
        <table:table-row table:style-name="ro1">
          <table:table-cell office:value-type="string">
            <text:p>Ralf Brösel (old)</text:p>
          </table:table-cell>
          <table:table-cell office:value-type="string">
            <text:p>ralf_broesel@yahoo.de</text:p>
          </table:table-cell>
          <table:table-cell/>
          <table:table-cell office:value-type="string">
            <text:p>private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20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5">
            <text:p>25/03/07</text:p>
          </table:table-cell>
          <table:table-cell/>
          <table:table-cell office:value-type="string">
            <text:p>No</text:p>
          </table:table-cell>
          <table:table-cell office:value-type="date" office:date-value="2007-03-25">
            <text:p>25/03/07</text:p>
          </table:table-cell>
          <table:table-cell table:number-columns-repeated="5"/>
        </table:table-row>
        <table:table-row table:style-name="ro1">
          <table:table-cell office:value-type="string">
            <text:p>thouraya</text:p>
          </table:table-cell>
          <table:table-cell office:value-type="string">
            <text:p>thouraya_romdhane@yahoo.fr</text:p>
          </table:table-cell>
          <table:table-cell office:value-type="string">
            <text:p>Tunisi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1.226.7.22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4-18">
            <text:p>18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8">
            <text:p>18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none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2.74.16.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8">
            <text:p>08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8">
            <text:p>08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8-19">
            <text:p>19/08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8-19">
            <text:p>19/08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NeverLand</text:p>
          </table:table-cell>
          <table:table-cell office:value-type="string">
            <text:p>bluewizzzard@yahoo.com.cn</text:p>
          </table:table-cell>
          <table:table-cell office:value-type="string">
            <text:p>China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58.37.18.24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10-01">
            <text:p>01/10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10-01">
            <text:p>01/10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ichael Hart</text:p>
          </table:table-cell>
          <table:table-cell office:value-type="string">
            <text:p>michael_george_hart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67.80.138.193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1 (like Gecko)</text:p>
          </table:table-cell>
          <table:table-cell table:style-name="ce1" office:value-type="date" office:date-value="2006-12-11">
            <text:p>11/12/06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1" office:value-type="date" office:date-value="2006-12-11">
            <text:p>11/12/0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oussouni</text:p>
          </table:table-cell>
          <table:table-cell office:value-type="string">
            <text:p>fouzia.moussouni@ec-lille.fr</text:p>
          </table:table-cell>
          <table:table-cell/>
          <table:table-cell office:value-type="string">
            <text:p>Ecole Centrale Lille</text:p>
          </table:table-cell>
          <table:table-cell office:value-type="string">
            <text:p>No</text:p>
          </table:table-cell>
          <table:table-cell/>
          <table:table-cell office:value-type="string">
            <text:p>193.49.225.2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0.8) Gecko/20061025 Firefox/1.5.0.8</text:p>
          </table:table-cell>
          <table:table-cell office:value-type="date" office:date-value="2006-12-11">
            <text:p>11/12/06</text:p>
          </table:table-cell>
          <table:table-cell table:number-columns-repeated="2" office:value-type="string">
            <text:p>NULL</text:p>
          </table:table-cell>
          <table:table-cell office:value-type="date" office:date-value="2006-12-11">
            <text:p>11/12/06</text:p>
          </table:table-cell>
          <table:table-cell table:number-columns-repeated="5"/>
        </table:table-row>
        <table:table-row table:style-name="ro1">
          <table:table-cell office:value-type="string">
            <text:p>Michael Hart</text:p>
          </table:table-cell>
          <table:table-cell office:value-type="string">
            <text:p>michael_george_hart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4.153.88.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6-12-11">
            <text:p>11/12/06</text:p>
          </table:table-cell>
          <table:table-cell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1" office:value-type="date" office:date-value="2006-12-11">
            <text:p>11/12/06</text:p>
          </table:table-cell>
          <table:table-cell table:number-columns-repeated="4"/>
        </table:table-row>
        <table:table-row table:style-name="ro1">
          <table:table-cell office:value-type="string">
            <text:p>jamel</text:p>
          </table:table-cell>
          <table:table-cell office:value-type="string">
            <text:p>jamelrjili@YAHOO.FR</text:p>
          </table:table-cell>
          <table:table-cell/>
          <table:table-cell office:value-type="string">
            <text:p>fseg</text:p>
          </table:table-cell>
          <table:table-cell office:value-type="string">
            <text:p>No</text:p>
          </table:table-cell>
          <table:table-cell/>
          <table:table-cell office:value-type="string">
            <text:p>193.95.34.18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6-12-11">
            <text:p>11/12/06</text:p>
          </table:table-cell>
          <table:table-cell table:style-name="Default" office:value-type="string">
            <text:p>NULL</text:p>
          </table:table-cell>
          <table:table-cell office:value-type="string">
            <text:p>NULL</text:p>
          </table:table-cell>
          <table:table-cell table:style-name="ce1" office:value-type="date" office:date-value="2006-12-11">
            <text:p>11/12/0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jamel</text:p>
          </table:table-cell>
          <table:table-cell office:value-type="string">
            <text:p>jamelrjili@YAHOO.FR</text:p>
          </table:table-cell>
          <table:table-cell/>
          <table:table-cell office:value-type="string">
            <text:p>fseg</text:p>
          </table:table-cell>
          <table:table-cell office:value-type="string">
            <text:p>No</text:p>
          </table:table-cell>
          <table:table-cell/>
          <table:table-cell office:value-type="string">
            <text:p>193.95.34.18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6-12-12">
            <text:p>12/12/06</text:p>
          </table:table-cell>
          <table:table-cell table:style-name="Default" office:value-type="string">
            <text:p>NULL</text:p>
          </table:table-cell>
          <table:table-cell office:value-type="string">
            <text:p>NULL</text:p>
          </table:table-cell>
          <table:table-cell table:style-name="ce1" office:value-type="date" office:date-value="2006-12-12">
            <text:p>12/12/0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jamel</text:p>
          </table:table-cell>
          <table:table-cell office:value-type="string">
            <text:p>jamelrjili@YAHOO.FR</text:p>
          </table:table-cell>
          <table:table-cell/>
          <table:table-cell office:value-type="string">
            <text:p>fseg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6-12-18">
            <text:p>18/12/06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6-12-18">
            <text:p>18/12/0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JALEL</text:p>
          </table:table-cell>
          <table:table-cell office:value-type="string">
            <text:p>eleuchijalel@voila.fr</text:p>
          </table:table-cell>
          <table:table-cell/>
          <table:table-cell office:value-type="string">
            <text:p>FSEGS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6-12-23">
            <text:p>23/12/06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6-12-23">
            <text:p>23/12/0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Ahmad Nejoomi</text:p>
          </table:table-cell>
          <table:table-cell office:value-type="string">
            <text:p>nejoomi.shahed.ac.ir</text:p>
          </table:table-cell>
          <table:table-cell/>
          <table:table-cell office:value-type="string">
            <text:p>Shahed University</text:p>
          </table:table-cell>
          <table:table-cell office:value-type="string">
            <text:p>No</text:p>
          </table:table-cell>
          <table:table-cell office:value-type="string">
            <text:p>http://nejoom.persianblog.com</text:p>
          </table:table-cell>
          <table:table-cell table:number-columns-repeated="2"/>
          <table:table-cell table:style-name="ce1" office:value-type="date" office:date-value="2006-12-23">
            <text:p>23/12/06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6-12-23">
            <text:p>23/12/0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Sergio</text:p>
          </table:table-cell>
          <table:table-cell office:value-type="string">
            <text:p>sgmonroy.condor@gmail.c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6-12-28">
            <text:p>28/12/06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6-12-28">
            <text:p>28/12/0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lardeux</text:p>
          </table:table-cell>
          <table:table-cell office:value-type="string">
            <text:p>lardeux@info.univ-anegrs.fr</text:p>
          </table:table-cell>
          <table:table-cell/>
          <table:table-cell office:value-type="string">
            <text:p>LERIA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Miguel GarcÃƒÂ­a Torres</text:p>
          </table:table-cell>
          <table:table-cell office:value-type="string">
            <text:p>mgarciat@ull.es</text:p>
          </table:table-cell>
          <table:table-cell/>
          <table:table-cell office:value-type="string">
            <text:p>Universidad de La Laguna</text:p>
          </table:table-cell>
          <table:table-cell office:value-type="string">
            <text:p>No</text:p>
          </table:table-cell>
          <table:table-cell office:value-type="string">
            <text:p>http://www.ull.es</text:p>
          </table:table-cell>
          <table:table-cell table:number-columns-repeated="2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Miguel GarcÃƒÂ­a Torres</text:p>
          </table:table-cell>
          <table:table-cell office:value-type="string">
            <text:p>mgarciat@ull.es</text:p>
          </table:table-cell>
          <table:table-cell/>
          <table:table-cell office:value-type="string">
            <text:p>ULL</text:p>
          </table:table-cell>
          <table:table-cell office:value-type="string">
            <text:p>No</text:p>
          </table:table-cell>
          <table:table-cell office:value-type="string">
            <text:p>www.ull.es</text:p>
          </table:table-cell>
          <table:table-cell table:number-columns-repeated="2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Bouktir Tarek</text:p>
          </table:table-cell>
          <table:table-cell office:value-type="string">
            <text:p>tarek.bouktir@esrgroups.org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http://geocities.com/tbouktir</text:p>
          </table:table-cell>
          <table:table-cell table:number-columns-repeated="2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Shawki Areibi</text:p>
          </table:table-cell>
          <table:table-cell office:value-type="string">
            <text:p>sareibi@uoguelph.ca</text:p>
          </table:table-cell>
          <table:table-cell/>
          <table:table-cell office:value-type="string">
            <text:p>University of Guelph</text:p>
          </table:table-cell>
          <table:table-cell office:value-type="string">
            <text:p>No</text:p>
          </table:table-cell>
          <table:table-cell office:value-type="string">
            <text:p>http://www.uoguelph.ca</text:p>
          </table:table-cell>
          <table:table-cell table:number-columns-repeated="2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Roario</text:p>
          </table:table-cell>
          <table:table-cell office:value-type="string">
            <text:p>mariamoreira@oniduo.pt</text:p>
          </table:table-cell>
          <table:table-cell/>
          <table:table-cell office:value-type="string">
            <text:p>feup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Vinicius Jacques Garcia</text:p>
          </table:table-cell>
          <table:table-cell office:value-type="string">
            <text:p>viniciusjg@yahoo.com.br</text:p>
          </table:table-cell>
          <table:table-cell/>
          <table:table-cell office:value-type="string">
            <text:p>Federal University of Pampa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Peng-Yeng Yin</text:p>
          </table:table-cell>
          <table:table-cell office:value-type="string">
            <text:p>pyyin@ncnu.edu.tw</text:p>
          </table:table-cell>
          <table:table-cell/>
          <table:table-cell office:value-type="string">
            <text:p>National Chi Nan University, Taiwan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Zhu</text:p>
          </table:table-cell>
          <table:table-cell office:value-type="string">
            <text:p>s95213527@ncnu.edu.tw</text:p>
          </table:table-cell>
          <table:table-cell/>
          <table:table-cell office:value-type="string">
            <text:p>Ncnu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8">
            <text:p>08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8">
            <text:p>08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Vandewalle</text:p>
          </table:table-cell>
          <table:table-cell office:value-type="string">
            <text:p>michael.vandewalle@polytech-lille.fr</text:p>
          </table:table-cell>
          <table:table-cell/>
          <table:table-cell office:value-type="string">
            <text:p>Polytech-lille</text:p>
          </table:table-cell>
          <table:table-cell office:value-type="string">
            <text:p>No</text:p>
          </table:table-cell>
          <table:table-cell office:value-type="string">
            <text:p>http://ww.polytech-lille.fr</text:p>
          </table:table-cell>
          <table:table-cell table:number-columns-repeated="2"/>
          <table:table-cell table:style-name="ce1" office:value-type="date" office:date-value="2007-01-09">
            <text:p>09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9">
            <text:p>09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SAHMADI Brahim</text:p>
          </table:table-cell>
          <table:table-cell office:value-type="string">
            <text:p>sh_brahim@yahoo.fr</text:p>
          </table:table-cell>
          <table:table-cell/>
          <table:table-cell office:value-type="string">
            <text:p>USTHB</text:p>
          </table:table-cell>
          <table:table-cell office:value-type="string">
            <text:p>No</text:p>
          </table:table-cell>
          <table:table-cell office:value-type="string">
            <text:p>http://www.usthb.dz</text:p>
          </table:table-cell>
          <table:table-cell table:number-columns-repeated="2"/>
          <table:table-cell table:style-name="ce1" office:value-type="date" office:date-value="2007-01-09">
            <text:p>09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9">
            <text:p>09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Essafi</text:p>
          </table:table-cell>
          <table:table-cell office:value-type="string">
            <text:p>iessafi@emn.fr</text:p>
          </table:table-cell>
          <table:table-cell/>
          <table:table-cell office:value-type="string">
            <text:p>Ecole des mines de nantes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9">
            <text:p>09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9">
            <text:p>09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cesar guzman</text:p>
          </table:table-cell>
          <table:table-cell office:value-type="string">
            <text:p>cguzmanr@unal.edu.co</text:p>
          </table:table-cell>
          <table:table-cell/>
          <table:table-cell office:value-type="string">
            <text:p>Unal</text:p>
          </table:table-cell>
          <table:table-cell office:value-type="string">
            <text:p>No</text:p>
          </table:table-cell>
          <table:table-cell office:value-type="string">
            <text:p>http://unal.edu.co</text:p>
          </table:table-cell>
          <table:table-cell table:number-columns-repeated="2"/>
          <table:table-cell table:style-name="ce1" office:value-type="date" office:date-value="2007-01-09">
            <text:p>09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9">
            <text:p>09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Chevrier</text:p>
          </table:table-cell>
          <table:table-cell office:value-type="string">
            <text:p>remy.chevrier@univ-avignon.fr</text:p>
          </table:table-cell>
          <table:table-cell/>
          <table:table-cell office:value-type="string">
            <text:p>UMR ESPACE (CNRS 6012)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date" office:date-value="2007-01-09">
            <text:p>09/01/07</text:p>
          </table:table-cell>
          <table:table-cell table:number-columns-repeated="2" office:value-type="string">
            <text:p>NULL</text:p>
          </table:table-cell>
          <table:table-cell table:style-name="ce1" office:value-type="date" office:date-value="2007-01-09">
            <text:p>09/01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Windo Hutabarat</text:p>
          </table:table-cell>
          <table:table-cell office:value-type="string">
            <text:p>whutabarat@gmail.com</text:p>
          </table:table-cell>
          <table:table-cell office:value-type="string">
            <text:p>University of Cambridge</text:p>
          </table:table-cell>
          <table:table-cell office:value-type="string">
            <text:p>UK</text:p>
          </table:table-cell>
          <table:table-cell office:value-type="string">
            <text:p>No</text:p>
          </table:table-cell>
          <table:table-cell/>
          <table:table-cell office:value-type="string">
            <text:p>131.111.8.10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7) Gecko/20060917 K-Meleon/1.02</text:p>
          </table:table-cell>
          <table:table-cell office:value-type="date" office:date-value="2007-01-10">
            <text:p>10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0">
            <text:p>10/01/07</text:p>
          </table:table-cell>
          <table:table-cell table:number-columns-repeated="5"/>
        </table:table-row>
        <table:table-row table:style-name="ro1">
          <table:table-cell office:value-type="string">
            <text:p>Boisson</text:p>
          </table:table-cell>
          <table:table-cell office:value-type="string">
            <text:p>boisson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34.206.11.19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0">
            <text:p>10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0">
            <text:p>10/01/07</text:p>
          </table:table-cell>
          <table:table-cell table:number-columns-repeated="5"/>
        </table:table-row>
        <table:table-row table:style-name="ro1">
          <table:table-cell office:value-type="string">
            <text:p>Andre Suelflow</text:p>
          </table:table-cell>
          <table:table-cell office:value-type="string">
            <text:p>suelflow@informatik.uni-bremen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921 Ubuntu/dapper-security Firefox/1.5.0.7</text:p>
          </table:table-cell>
          <table:table-cell office:value-type="date" office:date-value="2007-01-10">
            <text:p>10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0">
            <text:p>10/01/07</text:p>
          </table:table-cell>
          <table:table-cell table:number-columns-repeated="5"/>
        </table:table-row>
        <table:table-row table:style-name="ro1">
          <table:table-cell office:value-type="string">
            <text:p>Maurizio Sanarico</text:p>
          </table:table-cell>
          <table:table-cell office:value-type="string">
            <text:p>m.sanarico@noustat.it</text:p>
          </table:table-cell>
          <table:table-cell office:value-type="string">
            <text:p>IT</text:p>
          </table:table-cell>
          <table:table-cell office:value-type="string">
            <text:p>Noustat</text:p>
          </table:table-cell>
          <table:table-cell office:value-type="string">
            <text:p>No</text:p>
          </table:table-cell>
          <table:table-cell office:value-type="string">
            <text:p>http://www.noustat.it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921 Ubuntu/dapper-security Firefox/1.5.0.7</text:p>
          </table:table-cell>
          <table:table-cell office:value-type="date" office:date-value="2007-01-10">
            <text:p>10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0">
            <text:p>10/01/07</text:p>
          </table:table-cell>
          <table:table-cell table:number-columns-repeated="5"/>
        </table:table-row>
        <table:table-row table:style-name="ro1">
          <table:table-cell office:value-type="string">
            <text:p>Lemrabet Youness</text:p>
          </table:table-cell>
          <table:table-cell office:value-type="string">
            <text:p>youness_lemrabet@yahoo.fr</text:p>
          </table:table-cell>
          <table:table-cell office:value-type="string">
            <text:p>france</text:p>
          </table:table-cell>
          <table:table-cell office:value-type="string">
            <text:p>Polytech'Lille</text:p>
          </table:table-cell>
          <table:table-cell office:value-type="string">
            <text:p>No</text:p>
          </table:table-cell>
          <table:table-cell/>
          <table:table-cell office:value-type="string">
            <text:p>134.206.11.19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0">
            <text:p>10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0">
            <text:p>10/01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) Gecko/20060601 Firefox/2.0.0.1 (Ubuntu-edgy)</text:p>
          </table:table-cell>
          <table:table-cell office:value-type="date" office:date-value="2007-01-11">
            <text:p>11/01/07</text:p>
          </table:table-cell>
          <table:table-cell/>
          <table:table-cell office:value-type="string">
            <text:p>NULL</text:p>
          </table:table-cell>
          <table:table-cell office:value-type="date" office:date-value="2007-01-11">
            <text:p>11/01/07</text:p>
          </table:table-cell>
          <table:table-cell table:number-columns-repeated="5"/>
        </table:table-row>
        <table:table-row table:style-name="ro1">
          <table:table-cell office:value-type="string">
            <text:p>legrand (support)</text:p>
          </table:table-cell>
          <table:table-cell office:value-type="string">
            <text:p>thomas.legrand@lifl.fr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921 Ubuntu/dapper-security Firefox/1.5.0.7</text:p>
          </table:table-cell>
          <table:table-cell office:value-type="date" office:date-value="2007-01-12">
            <text:p>12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2">
            <text:p>12/01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8.65.10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61219 Fedora/1.5.0.9-1.fc6 Firefox/1.5.0.9 pango-text</text:p>
          </table:table-cell>
          <table:table-cell office:value-type="date" office:date-value="2007-01-12">
            <text:p>12/01/07</text:p>
          </table:table-cell>
          <table:table-cell/>
          <table:table-cell office:value-type="string">
            <text:p>NULL</text:p>
          </table:table-cell>
          <table:table-cell office:value-type="date" office:date-value="2007-01-12">
            <text:p>12/01/07</text:p>
          </table:table-cell>
          <table:table-cell table:number-columns-repeated="5"/>
        </table:table-row>
        <table:table-row table:style-name="ro1">
          <table:table-cell office:value-type="string">
            <text:p>Eric Chu</text:p>
          </table:table-cell>
          <table:table-cell office:value-type="string">
            <text:p>erichu@netvigator.com</text:p>
          </table:table-cell>
          <table:table-cell office:value-type="string">
            <text:p>Hong Kong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9.73.59.17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1-13">
            <text:p>13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3">
            <text:p>13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behzad ashtiani</text:p>
          </table:table-cell>
          <table:table-cell office:value-type="string">
            <text:p>ashtiani@iust.ac.i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5.15.0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3">
            <text:p>13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3">
            <text:p>13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behzad ashtiani</text:p>
          </table:table-cell>
          <table:table-cell office:value-type="string">
            <text:p>ashtiani@iust.ac.ir</text:p>
          </table:table-cell>
          <table:table-cell/>
          <table:table-cell office:value-type="string">
            <text:p>Ph.D student</text:p>
          </table:table-cell>
          <table:table-cell office:value-type="string">
            <text:p>No</text:p>
          </table:table-cell>
          <table:table-cell/>
          <table:table-cell office:value-type="string">
            <text:p>85.15.0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3">
            <text:p>13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3">
            <text:p>13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Jackychan</text:p>
          </table:table-cell>
          <table:table-cell office:value-type="string">
            <text:p>jacky.beat@hotmail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228.89.3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3">
            <text:p>13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3">
            <text:p>13/01/07</text:p>
          </table:table-cell>
          <table:table-cell table:number-columns-repeated="5"/>
        </table:table-row>
        <table:table-row table:style-name="ro1">
          <table:table-cell office:value-type="string">
            <text:p>Dana Petcu</text:p>
          </table:table-cell>
          <table:table-cell office:value-type="string">
            <text:p>petcu@info.uvt.ro</text:p>
          </table:table-cell>
          <table:table-cell office:value-type="string">
            <text:p>Romania</text:p>
          </table:table-cell>
          <table:table-cell office:value-type="string">
            <text:p>Western University of Timisoara</text:p>
          </table:table-cell>
          <table:table-cell office:value-type="string">
            <text:p>No</text:p>
          </table:table-cell>
          <table:table-cell office:value-type="string">
            <text:p>http://web.info.uvt.ro/~petcu</text:p>
          </table:table-cell>
          <table:table-cell office:value-type="string">
            <text:p>86.34.4.18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3">
            <text:p>13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3">
            <text:p>13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Prasanna BALAPRAKASH</text:p>
          </table:table-cell>
          <table:table-cell office:value-type="string">
            <text:p>prasannaprakash@gmail.com</text:p>
          </table:table-cell>
          <table:table-cell office:value-type="string">
            <text:p>Belgium</text:p>
          </table:table-cell>
          <table:table-cell office:value-type="string">
            <text:p>IRIDIA, ULB</text:p>
          </table:table-cell>
          <table:table-cell office:value-type="string">
            <text:p>No</text:p>
          </table:table-cell>
          <table:table-cell/>
          <table:table-cell office:value-type="string">
            <text:p>164.15.10.11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14">
            <text:p>14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4">
            <text:p>14/01/07</text:p>
          </table:table-cell>
          <table:table-cell table:number-columns-repeated="5"/>
        </table:table-row>
        <table:table-row table:style-name="ro1">
          <table:table-cell office:value-type="string">
            <text:p>Quynh H. Nguyen</text:p>
          </table:table-cell>
          <table:table-cell office:value-type="string">
            <text:p>huu.nguyen@uea.ac.uk</text:p>
          </table:table-cell>
          <table:table-cell office:value-type="string">
            <text:p>UK</text:p>
          </table:table-cell>
          <table:table-cell office:value-type="string">
            <text:p>CMP</text:p>
          </table:table-cell>
          <table:table-cell office:value-type="string">
            <text:p>No</text:p>
          </table:table-cell>
          <table:table-cell office:value-type="string">
            <text:p>www.cmp.uea.ac.uk</text:p>
          </table:table-cell>
          <table:table-cell office:value-type="string">
            <text:p>139.222.3.19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1-15">
            <text:p>15/01/07</text:p>
          </table:table-cell>
          <table:table-cell office:value-type="string">
            <text:p>Academic</text:p>
          </table:table-cell>
          <table:table-cell table:style-name="Default" office:value-type="string">
            <text:p>NULL</text:p>
          </table:table-cell>
          <table:table-cell table:style-name="ce1" office:value-type="date" office:date-value="2007-01-15">
            <text:p>15/01/07</text:p>
          </table:table-cell>
          <table:table-cell table:number-columns-repeated="4"/>
        </table:table-row>
        <table:table-row table:style-name="ro1">
          <table:table-cell office:value-type="string">
            <text:p>Emanuele</text:p>
          </table:table-cell>
          <table:table-cell office:value-type="string">
            <text:p>ema@skol.it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1.71.91.16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5">
            <text:p>15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5">
            <text:p>15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ema@skol.i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1.71.91.16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5">
            <text:p>15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5">
            <text:p>15/01/0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8.65.11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15 Ubuntu/dapper-security Firefox/1.5.0.8</text:p>
          </table:table-cell>
          <table:table-cell office:value-type="date" office:date-value="2007-01-15">
            <text:p>15/01/07</text:p>
          </table:table-cell>
          <table:table-cell/>
          <table:table-cell office:value-type="string">
            <text:p>NULL</text:p>
          </table:table-cell>
          <table:table-cell office:value-type="date" office:date-value="2007-01-15">
            <text:p>15/01/07</text:p>
          </table:table-cell>
          <table:table-cell table:number-columns-repeated="5"/>
        </table:table-row>
        <table:table-row table:style-name="ro1">
          <table:table-cell office:value-type="string">
            <text:p>Even</text:p>
          </table:table-cell>
          <table:table-cell office:value-type="string">
            <text:p>even@lifl.fr</text:p>
          </table:table-cell>
          <table:table-cell office:value-type="string">
            <text:p>France</text:p>
          </table:table-cell>
          <table:table-cell office:value-type="string">
            <text:p>University of Lille</text:p>
          </table:table-cell>
          <table:table-cell office:value-type="string">
            <text:p>No</text:p>
          </table:table-cell>
          <table:table-cell/>
          <table:table-cell office:value-type="string">
            <text:p>134.206.10.25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07 Fedora/1.5.0.8-1.fc6 Firefox/1.5.0.8 pango-text</text:p>
          </table:table-cell>
          <table:table-cell office:value-type="date" office:date-value="2007-01-15">
            <text:p>15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5">
            <text:p>15/01/07</text:p>
          </table:table-cell>
          <table:table-cell table:number-columns-repeated="5"/>
        </table:table-row>
        <table:table-row table:style-name="ro1">
          <table:table-cell office:value-type="string">
            <text:p>JORGE ANDRES QUINTERO</text:p>
          </table:table-cell>
          <table:table-cell office:value-type="string">
            <text:p>jaq@umanizales.edu.co</text:p>
          </table:table-cell>
          <table:table-cell office:value-type="string">
            <text:p>COLOMBIA</text:p>
          </table:table-cell>
          <table:table-cell office:value-type="string">
            <text:p>UNIVERSIDAD DE MANIZALES</text:p>
          </table:table-cell>
          <table:table-cell office:value-type="string">
            <text:p>No</text:p>
          </table:table-cell>
          <table:table-cell office:value-type="string">
            <text:p>www.umanizales.edu.co</text:p>
          </table:table-cell>
          <table:table-cell office:value-type="string">
            <text:p>200.58.204.11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1-15">
            <text:p>15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5">
            <text:p>15/01/07</text:p>
          </table:table-cell>
          <table:table-cell table:number-columns-repeated="5"/>
        </table:table-row>
        <table:table-row table:style-name="ro1">
          <table:table-cell office:value-type="string">
            <text:p>Raël</text:p>
          </table:table-cell>
          <table:table-cell office:value-type="string">
            <text:p>even@lifl.fr</text:p>
          </table:table-cell>
          <table:table-cell office:value-type="string">
            <text:p>France</text:p>
          </table:table-cell>
          <table:table-cell office:value-type="string">
            <text:p>lille</text:p>
          </table:table-cell>
          <table:table-cell office:value-type="string">
            <text:p>No</text:p>
          </table:table-cell>
          <table:table-cell office:value-type="string">
            <text:p>http://www.genopole-lille.fr/spip</text:p>
          </table:table-cell>
          <table:table-cell office:value-type="string">
            <text:p>134.206.10.25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07 Fedora/1.5.0.8-1.fc6 Firefox/1.5.0.8 pango-text</text:p>
          </table:table-cell>
          <table:table-cell office:value-type="date" office:date-value="2007-01-16">
            <text:p>16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6">
            <text:p>16/01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19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6">
            <text:p>16/01/07</text:p>
          </table:table-cell>
          <table:table-cell/>
          <table:table-cell office:value-type="string">
            <text:p>NULL</text:p>
          </table:table-cell>
          <table:table-cell office:value-type="date" office:date-value="2007-01-16">
            <text:p>16/01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 office:value-type="string">
            <text:p>NULL</text:p>
          </table:table-cell>
          <table:table-cell table:style-name="ce1" office:value-type="date" office:date-value="2007-01-16">
            <text:p>16/01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Even</text:p>
          </table:table-cell>
          <table:table-cell office:value-type="string">
            <text:p>gael.even@lifl.fr</text:p>
          </table:table-cell>
          <table:table-cell office:value-type="string">
            <text:p>France</text:p>
          </table:table-cell>
          <table:table-cell office:value-type="string">
            <text:p>University of Lille</text:p>
          </table:table-cell>
          <table:table-cell office:value-type="string">
            <text:p>No</text:p>
          </table:table-cell>
          <table:table-cell office:value-type="string">
            <text:p>http://www.genopole-lille.fr/spip</text:p>
          </table:table-cell>
          <table:table-cell office:value-type="string">
            <text:p>134.206.10.25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07 Fedora/1.5.0.8-1.fc6 Firefox/1.5.0.8 pango-text</text:p>
          </table:table-cell>
          <table:table-cell office:value-type="date" office:date-value="2007-01-16">
            <text:p>16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6">
            <text:p>16/01/07</text:p>
          </table:table-cell>
          <table:table-cell table:number-columns-repeated="5"/>
        </table:table-row>
        <table:table-row table:style-name="ro1">
          <table:table-cell office:value-type="string">
            <text:p>lemarbet</text:p>
          </table:table-cell>
          <table:table-cell office:value-type="string">
            <text:p>youness_lemrabet@yahoo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6.70.152.191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2)</text:p>
          </table:table-cell>
          <table:table-cell office:value-type="date" office:date-value="2007-01-17">
            <text:p>17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7">
            <text:p>17/01/07</text:p>
          </table:table-cell>
          <table:table-cell table:number-columns-repeated="5"/>
        </table:table-row>
        <table:table-row table:style-name="ro1">
          <table:table-cell office:value-type="string">
            <text:p>University of constantine, Algeria</text:p>
          </table:table-cell>
          <table:table-cell office:value-type="string">
            <text:p>mkhouadjia@yahoo.fr</text:p>
          </table:table-cell>
          <table:table-cell/>
          <table:table-cell office:value-type="string">
            <text:p>LIRE Laboratory</text:p>
          </table:table-cell>
          <table:table-cell office:value-type="string">
            <text:p>No</text:p>
          </table:table-cell>
          <table:table-cell/>
          <table:table-cell office:value-type="string">
            <text:p>81.52.161.7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7">
            <text:p>17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7">
            <text:p>17/01/07</text:p>
          </table:table-cell>
          <table:table-cell table:number-columns-repeated="5"/>
        </table:table-row>
        <table:table-row table:style-name="ro1">
          <table:table-cell office:value-type="string">
            <text:p>Jourdan</text:p>
          </table:table-cell>
          <table:table-cell office:value-type="string">
            <text:p>jourdan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34.206.11.19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) Gecko/20060601 Firefox/2.0.0.1 (Ubuntu-edgy)</text:p>
          </table:table-cell>
          <table:table-cell office:value-type="date" office:date-value="2007-01-17">
            <text:p>17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7">
            <text:p>17/01/07</text:p>
          </table:table-cell>
          <table:table-cell table:number-columns-repeated="5"/>
        </table:table-row>
        <table:table-row table:style-name="ro1">
          <table:table-cell office:value-type="string">
            <text:p>Arnaud Liefooghe</text:p>
          </table:table-cell>
          <table:table-cell office:value-type="string">
            <text:p>Arnaud.Liefooghe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11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07 Fedora/1.5.0.8-1.fc6 Firefox/1.5.0.8</text:p>
          </table:table-cell>
          <table:table-cell office:value-type="date" office:date-value="2007-01-17">
            <text:p>17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7">
            <text:p>17/01/07</text:p>
          </table:table-cell>
          <table:table-cell table:number-columns-repeated="5"/>
        </table:table-row>
        <table:table-row table:style-name="ro1">
          <table:table-cell office:value-type="string">
            <text:p>Qiao</text:p>
          </table:table-cell>
          <table:table-cell office:value-type="string">
            <text:p>qiao.li@uea.ac.uk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9.222.4.8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1-17">
            <text:p>17/01/07</text:p>
          </table:table-cell>
          <table:table-cell office:value-type="string">
            <text:p>Academic</text:p>
          </table:table-cell>
          <table:table-cell table:style-name="Default" office:value-type="string">
            <text:p>NULL</text:p>
          </table:table-cell>
          <table:table-cell table:style-name="ce1" office:value-type="date" office:date-value="2007-01-17">
            <text:p>17/01/07</text:p>
          </table:table-cell>
          <table:table-cell table:number-columns-repeated="4"/>
        </table:table-row>
        <table:table-row table:style-name="ro1">
          <table:table-cell office:value-type="string">
            <text:p>Naimal</text:p>
          </table:table-cell>
          <table:table-cell office:value-type="string">
            <text:p>naimal_khan@hotmail.com</text:p>
          </table:table-cell>
          <table:table-cell office:value-type="string">
            <text:p>Pakistan</text:p>
          </table:table-cell>
          <table:table-cell office:value-type="string">
            <text:p>NUST</text:p>
          </table:table-cell>
          <table:table-cell office:value-type="string">
            <text:p>No</text:p>
          </table:table-cell>
          <table:table-cell office:value-type="string">
            <text:p>www.nust.edu.pk</text:p>
          </table:table-cell>
          <table:table-cell office:value-type="string">
            <text:p>144.32.80.9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9) Gecko/20061206 Firefox/1.5.0.9</text:p>
          </table:table-cell>
          <table:table-cell office:value-type="date" office:date-value="2007-01-17">
            <text:p>17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7">
            <text:p>17/01/07</text:p>
          </table:table-cell>
          <table:table-cell table:number-columns-repeated="5"/>
        </table:table-row>
        <table:table-row table:style-name="ro1">
          <table:table-cell office:value-type="string">
            <text:p>Raúl Sampedro</text:p>
          </table:table-cell>
          <table:table-cell office:value-type="string">
            <text:p>raul.sampedro@alumnos.uc3m.es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 office:value-type="string">
            <text:p>http://www.telefonica.net/web2/warchief/</text:p>
          </table:table-cell>
          <table:table-cell office:value-type="string">
            <text:p>88.11.135.18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s-E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8">
            <text:p>18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8">
            <text:p>18/01/07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a.fr</text:p>
          </table:table-cell>
          <table:table-cell table:number-columns-repeated="2" office:value-type="string">
            <text:p>a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>193.48.65.11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07 Fedora/1.5.0.8-1.fc6 Firefox/1.5.0.8</text:p>
          </table:table-cell>
          <table:table-cell office:value-type="date" office:date-value="2007-01-19">
            <text:p>19/01/07</text:p>
          </table:table-cell>
          <table:table-cell office:value-type="string">
            <text:p>Commercial</text:p>
          </table:table-cell>
          <table:table-cell office:value-type="string">
            <text:p>NULL</text:p>
          </table:table-cell>
          <table:table-cell office:value-type="date" office:date-value="2007-01-19">
            <text:p>19/01/07</text:p>
          </table:table-cell>
          <table:table-cell table:number-columns-repeated="5"/>
        </table:table-row>
        <table:table-row table:style-name="ro1">
          <table:table-cell office:value-type="string">
            <text:p>Silvia Poles</text:p>
          </table:table-cell>
          <table:table-cell office:value-type="string">
            <text:p>silvia.poles@esteco.com</text:p>
          </table:table-cell>
          <table:table-cell office:value-type="string">
            <text:p>Italy</text:p>
          </table:table-cell>
          <table:table-cell office:value-type="string">
            <text:p>ESTECO</text:p>
          </table:table-cell>
          <table:table-cell office:value-type="string">
            <text:p>No</text:p>
          </table:table-cell>
          <table:table-cell office:value-type="string">
            <text:p>www.esteco.com</text:p>
          </table:table-cell>
          <table:table-cell office:value-type="string">
            <text:p>151.11.129.11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9">
            <text:p>19/01/07</text:p>
          </table:table-cell>
          <table:table-cell office:value-type="string">
            <text:p>Commercial</text:p>
          </table:table-cell>
          <table:table-cell office:value-type="string">
            <text:p>NULL</text:p>
          </table:table-cell>
          <table:table-cell office:value-type="date" office:date-value="2007-01-19">
            <text:p>19/01/07</text:p>
          </table:table-cell>
          <table:table-cell table:number-columns-repeated="5"/>
        </table:table-row>
        <table:table-row table:style-name="ro1">
          <table:table-cell office:value-type="string">
            <text:p>Silvia Poles</text:p>
          </table:table-cell>
          <table:table-cell office:value-type="string">
            <text:p>silvia.poles@esteco.com</text:p>
          </table:table-cell>
          <table:table-cell office:value-type="string">
            <text:p>Italy</text:p>
          </table:table-cell>
          <table:table-cell office:value-type="string">
            <text:p>ESTECO</text:p>
          </table:table-cell>
          <table:table-cell office:value-type="string">
            <text:p>No</text:p>
          </table:table-cell>
          <table:table-cell office:value-type="string">
            <text:p>www.esteco.com</text:p>
          </table:table-cell>
          <table:table-cell office:value-type="string">
            <text:p>151.11.129.11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9">
            <text:p>19/01/07</text:p>
          </table:table-cell>
          <table:table-cell office:value-type="string">
            <text:p>Commercial</text:p>
          </table:table-cell>
          <table:table-cell office:value-type="string">
            <text:p>NULL</text:p>
          </table:table-cell>
          <table:table-cell office:value-type="date" office:date-value="2007-01-19">
            <text:p>19/01/07</text:p>
          </table:table-cell>
          <table:table-cell table:number-columns-repeated="5"/>
        </table:table-row>
        <table:table-row table:style-name="ro1">
          <table:table-cell office:value-type="string">
            <text:p>Silvia Poles</text:p>
          </table:table-cell>
          <table:table-cell office:value-type="string">
            <text:p>silvia.poles@esteco.com</text:p>
          </table:table-cell>
          <table:table-cell office:value-type="string">
            <text:p>Italy</text:p>
          </table:table-cell>
          <table:table-cell office:value-type="string">
            <text:p>ESTECO</text:p>
          </table:table-cell>
          <table:table-cell office:value-type="string">
            <text:p>No</text:p>
          </table:table-cell>
          <table:table-cell office:value-type="string">
            <text:p>www.esteco.com</text:p>
          </table:table-cell>
          <table:table-cell office:value-type="string">
            <text:p>151.11.129.11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19">
            <text:p>19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19">
            <text:p>19/01/07</text:p>
          </table:table-cell>
          <table:table-cell table:number-columns-repeated="5"/>
        </table:table-row>
        <table:table-row table:style-name="ro1">
          <table:table-cell office:value-type="string">
            <text:p>eeeeeee</text:p>
          </table:table-cell>
          <table:table-cell office:value-type="string">
            <text:p>eeeeeee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5.69.232.20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19">
            <text:p>19/01/07</text:p>
          </table:table-cell>
          <table:table-cell table:style-name="Default" office:value-type="string">
            <text:p>Academic</text:p>
          </table:table-cell>
          <table:table-cell office:value-type="string">
            <text:p>NULL</text:p>
          </table:table-cell>
          <table:table-cell table:style-name="ce1" office:value-type="date" office:date-value="2007-01-19">
            <text:p>19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William Hart</text:p>
          </table:table-cell>
          <table:table-cell office:value-type="string">
            <text:p>wehart@sandia.gov</text:p>
          </table:table-cell>
          <table:table-cell office:value-type="string">
            <text:p>USA</text:p>
          </table:table-cell>
          <table:table-cell office:value-type="string">
            <text:p>Sandia National Labs</text:p>
          </table:table-cell>
          <table:table-cell office:value-type="string">
            <text:p>No</text:p>
          </table:table-cell>
          <table:table-cell/>
          <table:table-cell office:value-type="string">
            <text:p>134.253.26.1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9) Gecko/20061206 Firefox/1.5.0.9</text:p>
          </table:table-cell>
          <table:table-cell office:value-type="date" office:date-value="2007-01-22">
            <text:p>22/01/07</text:p>
          </table:table-cell>
          <table:table-cell office:value-type="string">
            <text:p>Commercial</text:p>
          </table:table-cell>
          <table:table-cell office:value-type="string">
            <text:p>NULL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Aymen Sioud</text:p>
          </table:table-cell>
          <table:table-cell office:value-type="string">
            <text:p>asioud@uqac.ca</text:p>
          </table:table-cell>
          <table:table-cell office:value-type="string">
            <text:p>CANADA</text:p>
          </table:table-cell>
          <table:table-cell office:value-type="string">
            <text:p>UQAC</text:p>
          </table:table-cell>
          <table:table-cell office:value-type="string">
            <text:p>No</text:p>
          </table:table-cell>
          <table:table-cell office:value-type="string">
            <text:p>www.uqac.ca</text:p>
          </table:table-cell>
          <table:table-cell office:value-type="string">
            <text:p>134.206.10.10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12) Gecko/20050922 Fedora/1.0.7-1.1.fc4 Firefox/1.0.7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NULL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Francisco Chicano</text:p>
          </table:table-cell>
          <table:table-cell office:value-type="string">
            <text:p>chicano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 office:value-type="string">
            <text:p>http://neo.lcc.uma.es/staff/francis</text:p>
          </table:table-cell>
          <table:table-cell office:value-type="string">
            <text:p>150.214.21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s-E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Francisco Luna</text:p>
          </table:table-cell>
          <table:table-cell office:value-type="string">
            <text:p>flv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Jourdan</text:p>
          </table:table-cell>
          <table:table-cell office:value-type="string">
            <text:p>jourdan@lifl.fr</text:p>
          </table:table-cell>
          <table:table-cell office:value-type="string">
            <text:p>France</text:p>
          </table:table-cell>
          <table:table-cell office:value-type="string">
            <text:p>INRIA/LIFL</text:p>
          </table:table-cell>
          <table:table-cell office:value-type="string">
            <text:p>No</text:p>
          </table:table-cell>
          <table:table-cell/>
          <table:table-cell office:value-type="string">
            <text:p>134.206.11.19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Laidi</text:p>
          </table:table-cell>
          <table:table-cell office:value-type="string">
            <text:p>lfoughali@yahoo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10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21 Fedora/1.5.0.9-1.fc5 Firefox/1.5.0.9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laurence</text:p>
          </table:table-cell>
          <table:table-cell office:value-type="string">
            <text:p>greg_laurence@msn.com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225.120.13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22">
            <text:p>22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2">
            <text:p>22/01/07</text:p>
          </table:table-cell>
          <table:table-cell table:number-columns-repeated="5"/>
        </table:table-row>
        <table:table-row table:style-name="ro1">
          <table:table-cell office:value-type="string">
            <text:p>Francisco Luna</text:p>
          </table:table-cell>
          <table:table-cell office:value-type="string">
            <text:p>flv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YAHIAOUI Saïd (old)</text:p>
          </table:table-cell>
          <table:table-cell office:value-type="string">
            <text:p>yasa20106@yahoo.fr</text:p>
          </table:table-cell>
          <table:table-cell/>
          <table:table-cell office:value-type="string">
            <text:p>ReSyD</text:p>
          </table:table-cell>
          <table:table-cell office:value-type="string">
            <text:p>No</text:p>
          </table:table-cell>
          <table:table-cell office:value-type="string">
            <text:p>http://resyd.univ-bejaia.dz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Elizabeth Post (old)</text:p>
          </table:table-cell>
          <table:table-cell office:value-type="string">
            <text:p>postea@lincoln.ac.nz</text:p>
          </table:table-cell>
          <table:table-cell/>
          <table:table-cell office:value-type="string">
            <text:p>Lincoln University</text:p>
          </table:table-cell>
          <table:table-cell office:value-type="string">
            <text:p>No</text:p>
          </table:table-cell>
          <table:table-cell office:value-type="string">
            <text:p>http://www.lincoln.ac.nz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ohamed DJADANE (old)</text:p>
          </table:table-cell>
          <table:table-cell office:value-type="string">
            <text:p>mohamed.djadane@fsa.univ-artois.fr</text:p>
          </table:table-cell>
          <table:table-cell office:value-type="string">
            <text:p>france</text:p>
          </table:table-cell>
          <table:table-cell office:value-type="string">
            <text:p>Laboratoire de Génie Informatique et...</text:p>
          </table:table-cell>
          <table:table-cell office:value-type="string">
            <text:p>No</text:p>
          </table:table-cell>
          <table:table-cell office:value-type="string">
            <text:p>http://www.univ-artois.fr/francais/rech/centres/pages/lgi2a.htm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hamdi (old)</text:p>
          </table:table-cell>
          <table:table-cell office:value-type="string">
            <text:p>khouni_hamdi@yahoo.fr</text:p>
          </table:table-cell>
          <table:table-cell office:value-type="string">
            <text:p>tunisie</text:p>
          </table:table-cell>
          <table:table-cell office:value-type="string">
            <text:p>isg tunis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sider abderrahmane (old)</text:p>
          </table:table-cell>
          <table:table-cell office:value-type="string">
            <text:p>abd_sider@yahoo.fr</text:p>
          </table:table-cell>
          <table:table-cell office:value-type="string">
            <text:p>algérie</text:p>
          </table:table-cell>
          <table:table-cell office:value-type="string">
            <text:p>Ecole doctorale Reseaux et systemes distribués...</text:p>
          </table:table-cell>
          <table:table-cell office:value-type="string">
            <text:p>No</text:p>
          </table:table-cell>
          <table:table-cell office:value-type="string">
            <text:p>http://lifc.univ-fcomte.fr/~mostef/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Tsiavos chris (old)</text:p>
          </table:table-cell>
          <table:table-cell office:value-type="string">
            <text:p>jaames@freemail.g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an Ludwicki (old)</text:p>
          </table:table-cell>
          <table:table-cell office:value-type="string">
            <text:p>jankcn@o2.pl</text:p>
          </table:table-cell>
          <table:table-cell/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yudthachat (old)</text:p>
          </table:table-cell>
          <table:table-cell office:value-type="string">
            <text:p>yudthachat@yahoo.com</text:p>
          </table:table-cell>
          <table:table-cell office:value-type="string">
            <text:p>Thailand</text:p>
          </table:table-cell>
          <table:table-cell office:value-type="string">
            <text:p>Kasetsart University, Thailand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Portes (old)</text:p>
          </table:table-cell>
          <table:table-cell office:value-type="string">
            <text:p>jpo@proba.jussieu.fr</text:p>
          </table:table-cell>
          <table:table-cell office:value-type="string">
            <text:p>france</text:p>
          </table:table-cell>
          <table:table-cell office:value-type="string">
            <text:p>LPMA P6</text:p>
          </table:table-cell>
          <table:table-cell office:value-type="string">
            <text:p>No</text:p>
          </table:table-cell>
          <table:table-cell office:value-type="string">
            <text:p>http://www.proba.jussieu.fr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Christoph Breitschopf (old)</text:p>
          </table:table-cell>
          <table:table-cell office:value-type="string">
            <text:p>christoph.breitschopf@jku.at</text:p>
          </table:table-cell>
          <table:table-cell/>
          <table:table-cell office:value-type="string">
            <text:p>University of Linz, Dept. of Business Informatics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ulio (old)</text:p>
          </table:table-cell>
          <table:table-cell office:value-type="string">
            <text:p>jmadera@inf.reduc.edu.cu</text:p>
          </table:table-cell>
          <table:table-cell/>
          <table:table-cell office:value-type="string">
            <text:p>UC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oez Hammami (old)</text:p>
          </table:table-cell>
          <table:table-cell office:value-type="string">
            <text:p>hammami_ensi@voila.fr</text:p>
          </table:table-cell>
          <table:table-cell/>
          <table:table-cell office:value-type="string">
            <text:p>Laboratoire SOIE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ohammed El-Abd (old)</text:p>
          </table:table-cell>
          <table:table-cell office:value-type="string">
            <text:p>mhelabd@pami.uwaterloo.ca</text:p>
          </table:table-cell>
          <table:table-cell/>
          <table:table-cell office:value-type="string">
            <text:p>University of Waterloo</text:p>
          </table:table-cell>
          <table:table-cell office:value-type="string">
            <text:p>No</text:p>
          </table:table-cell>
          <table:table-cell office:value-type="string">
            <text:p>http://www.uwaterloo.ca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Corey Ferrier (old)</text:p>
          </table:table-cell>
          <table:table-cell office:value-type="string">
            <text:p>coreyf@ces.clemson.edu</text:p>
          </table:table-cell>
          <table:table-cell/>
          <table:table-cell office:value-type="string">
            <text:p>Clemson University</text:p>
          </table:table-cell>
          <table:table-cell office:value-type="string">
            <text:p>No</text:p>
          </table:table-cell>
          <table:table-cell office:value-type="string">
            <text:p>http://www.ces.clemson.edu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Verel (old)</text:p>
          </table:table-cell>
          <table:table-cell office:value-type="string">
            <text:p>verel@i3s.unice.fr</text:p>
          </table:table-cell>
          <table:table-cell office:value-type="string">
            <text:p>france</text:p>
          </table:table-cell>
          <table:table-cell office:value-type="string">
            <text:p>university de Nice-Sophia-Antipolis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kun xu (old)</text:p>
          </table:table-cell>
          <table:table-cell office:value-type="string">
            <text:p>xukunn1226@163.com</text:p>
          </table:table-cell>
          <table:table-cell/>
          <table:table-cell office:value-type="string">
            <text:p>Nanchang University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barache (old)</text:p>
          </table:table-cell>
          <table:table-cell office:value-type="string">
            <text:p>barache_fatiha@hotmail.com</text:p>
          </table:table-cell>
          <table:table-cell/>
          <table:table-cell office:value-type="string">
            <text:p>pg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Peter Tawdross (old)</text:p>
          </table:table-cell>
          <table:table-cell office:value-type="string">
            <text:p>tawdross@rhrk.uni-kl.de</text:p>
          </table:table-cell>
          <table:table-cell/>
          <table:table-cell office:value-type="string">
            <text:p>uni-kl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Lucas (old)</text:p>
          </table:table-cell>
          <table:table-cell office:value-type="string">
            <text:p>lucasalastuey@gmail.com</text:p>
          </table:table-cell>
          <table:table-cell/>
          <table:table-cell office:value-type="string">
            <text:p>estudiante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Daniel Jaeggi (old)</text:p>
          </table:table-cell>
          <table:table-cell office:value-type="string">
            <text:p>dmj22@cam.ac.uk</text:p>
          </table:table-cell>
          <table:table-cell office:value-type="string">
            <text:p>GB</text:p>
          </table:table-cell>
          <table:table-cell office:value-type="string">
            <text:p>Engineering Design Centre, Cambridge University</text:p>
          </table:table-cell>
          <table:table-cell office:value-type="string">
            <text:p>No</text:p>
          </table:table-cell>
          <table:table-cell office:value-type="string">
            <text:p>http://www-edc.eng.cam.ac.uk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auricio Ayala (old)</text:p>
          </table:table-cell>
          <table:table-cell office:value-type="string">
            <text:p>ayalasam@laphys.org</text:p>
          </table:table-cell>
          <table:table-cell/>
          <table:table-cell office:value-type="string">
            <text:p>Univ. Sergio arboleda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Daniele Casali (old)</text:p>
          </table:table-cell>
          <table:table-cell office:value-type="string">
            <text:p>daniele.casali@uniroma2.it</text:p>
          </table:table-cell>
          <table:table-cell office:value-type="string">
            <text:p>italia</text:p>
          </table:table-cell>
          <table:table-cell office:value-type="string">
            <text:p>university of Rome "Tor Vergata"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uraj (old)</text:p>
          </table:table-cell>
          <table:table-cell office:value-type="string">
            <text:p>Plavcan@smg.smg</text:p>
          </table:table-cell>
          <table:table-cell/>
          <table:table-cell office:value-type="string">
            <text:p>FMFI UK</text:p>
          </table:table-cell>
          <table:table-cell office:value-type="string">
            <text:p>No</text:p>
          </table:table-cell>
          <table:table-cell office:value-type="string">
            <text:p>http://www.fmph.uniba.sk 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ohammed El-Abd (old)</text:p>
          </table:table-cell>
          <table:table-cell office:value-type="string">
            <text:p>mhelabd@pami.uwaterloo.ca</text:p>
          </table:table-cell>
          <table:table-cell/>
          <table:table-cell office:value-type="string">
            <text:p>University of Waterloo</text:p>
          </table:table-cell>
          <table:table-cell office:value-type="string">
            <text:p>No</text:p>
          </table:table-cell>
          <table:table-cell office:value-type="string">
            <text:p>http://www.uwaterloo.ca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Francisco Chicano</text:p>
          </table:table-cell>
          <table:table-cell office:value-type="string">
            <text:p>chicano@lcc.uma.e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arco Ferreira</text:p>
          </table:table-cell>
          <table:table-cell office:value-type="string">
            <text:p>mpmf@yahoo.com</text:p>
          </table:table-cell>
          <table:table-cell office:value-type="string">
            <text:p>Portugal</text:p>
          </table:table-cell>
          <table:table-cell office:value-type="string">
            <text:p>Instituto Politecnico de Leiri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Guillermo Molina</text:p>
          </table:table-cell>
          <table:table-cell office:value-type="string">
            <text:p>guillermo@lcc.uma.es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lberto Cuesta Cañada</text:p>
          </table:table-cell>
          <table:table-cell office:value-type="string">
            <text:p>alcueca@iti.upv.es</text:p>
          </table:table-cell>
          <table:table-cell office:value-type="string">
            <text:p>Spain</text:p>
          </table:table-cell>
          <table:table-cell office:value-type="string">
            <text:p>Instituto Tecnológico de Informática</text:p>
          </table:table-cell>
          <table:table-cell office:value-type="string">
            <text:p>No</text:p>
          </table:table-cell>
          <table:table-cell office:value-type="string">
            <text:p>http://www.iti.upv.es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Gabriel Luque</text:p>
          </table:table-cell>
          <table:table-cell office:value-type="string">
            <text:p>gabriel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uan Jose Durillo</text:p>
          </table:table-cell>
          <table:table-cell office:value-type="string">
            <text:p>juanjod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Daniel Arias</text:p>
          </table:table-cell>
          <table:table-cell office:value-type="string">
            <text:p>yauros@hotmail.com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José <text:s/>Manuel García Nieto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jnieto@lcc.uma.es</text:p>
          </table:table-cell>
          <table:table-cell office:value-type="string">
            <text:p>Spain</text:p>
          </table:table-cell>
          <table:table-cell office:value-type="string">
            <text:p>PHD student</text:p>
          </table:table-cell>
          <table:table-cell office:value-type="string">
            <text:p>No</text:p>
          </table:table-cell>
          <table:table-cell office:value-type="string">
            <text:p>www.garcianieto.net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Sebastián Luna</text:p>
          </table:table-cell>
          <table:table-cell office:value-type="string">
            <text:p>s_luna01@hotmail.com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orge Maqueda</text:p>
          </table:table-cell>
          <table:table-cell office:value-type="string">
            <text:p>jorgemaqueda@gmail.com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 office:value-type="string">
            <text:p>www.uma.es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lberto Cuesta Cañada</text:p>
          </table:table-cell>
          <table:table-cell office:value-type="string">
            <text:p>alcueca@iti.upv.es</text:p>
          </table:table-cell>
          <table:table-cell office:value-type="string">
            <text:p>Spain</text:p>
          </table:table-cell>
          <table:table-cell office:value-type="string">
            <text:p>Instituto Tecnológico de Informática</text:p>
          </table:table-cell>
          <table:table-cell office:value-type="string">
            <text:p>No</text:p>
          </table:table-cell>
          <table:table-cell office:value-type="string">
            <text:p>http://www.iti.upv.es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osé Rodríguez</text:p>
          </table:table-cell>
          <table:table-cell office:value-type="string">
            <text:p>pprodriguez@gmail.com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esus</text:p>
          </table:table-cell>
          <table:table-cell office:value-type="string">
            <text:p>alfa@ya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a.com</text:p>
          </table:table-cell>
          <table:table-cell table:number-columns-repeated="2" office:value-type="string">
            <text:p>a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ntonio Tallón</text:p>
          </table:table-cell>
          <table:table-cell office:value-type="string">
            <text:p>atallon@us.e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gema</text:p>
          </table:table-cell>
          <table:table-cell office:value-type="string">
            <text:p>gemammr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as@oso.com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arco Ferreira</text:p>
          </table:table-cell>
          <table:table-cell office:value-type="string">
            <text:p>mpmf@yahoo.com</text:p>
          </table:table-cell>
          <table:table-cell office:value-type="string">
            <text:p>Portugal</text:p>
          </table:table-cell>
          <table:table-cell office:value-type="string">
            <text:p>Instituto Politecnico de Leiria</text:p>
          </table:table-cell>
          <table:table-cell office:value-type="string">
            <text:p>No</text:p>
          </table:table-cell>
          <table:table-cell/>
          <table:table-cell office:value-type="string">
            <text:p>150.214.214.2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) Gecko/20060601 Firefox/2.0.0.1 (Ubuntu-edgy)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lf_de_zy@yahoo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10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21 Fedora/1.5.0.9-1.fc5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Mauricio Ayala (old)</text:p>
          </table:table-cell>
          <table:table-cell office:value-type="string">
            <text:p>ayalasam@laphys.org </text:p>
          </table:table-cell>
          <table:table-cell/>
          <table:table-cell office:value-type="string">
            <text:p>Univ. Sergio arboleda 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hcene</text:p>
          </table:table-cell>
          <table:table-cell office:value-type="string">
            <text:p>bendjoudi@smg.smg</text:p>
          </table:table-cell>
          <table:table-cell/>
          <table:table-cell office:value-type="string">
            <text:p>resyd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boukari</text:p>
          </table:table-cell>
          <table:table-cell office:value-type="string">
            <text:p>boukari_ro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salle</text:p>
          </table:table-cell>
          <table:table-cell office:value-type="string">
            <text:p>salle@robot.jussieu.fr</text:p>
          </table:table-cell>
          <table:table-cell office:value-type="string">
            <text:p>fr</text:p>
          </table:table-cell>
          <table:table-cell office:value-type="string">
            <text:p>Labo de Robotique de Paris</text:p>
          </table:table-cell>
          <table:table-cell office:value-type="string">
            <text:p>No</text:p>
          </table:table-cell>
          <table:table-cell office:value-type="string">
            <text:p>www.robot.jussieu</text:p>
          </table:table-cell>
          <table:table-cell office:value-type="string">
            <text:p>fr</text:p>
          </table:table-cell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table:style-name="Default" office:value-type="string">
            <text:p><text:s/>rv:1.8.0.9) Gecko/20070102 Ubuntu/dapper-security Firefox/1.5.0.9</text:p>
          </table:table-cell>
          <table:table-cell table:style-name="ce1" office:value-type="date" office:date-value="2007-01-23">
            <text:p>23/01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1-23">
            <text:p>23/01/07</text:p>
          </table:table-cell>
          <table:table-cell table:number-columns-repeated="4"/>
        </table:table-row>
        <table:table-row table:style-name="ro1">
          <table:table-cell office:value-type="string">
            <text:p>Saigh</text:p>
          </table:table-cell>
          <table:table-cell office:value-type="string">
            <text:p>saigh_ro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amghar</text:p>
          </table:table-cell>
          <table:table-cell office:value-type="string">
            <text:p>mheni@smg.smg</text:p>
          </table:table-cell>
          <table:table-cell/>
          <table:table-cell office:value-type="string">
            <text:p>universite de bejaia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jaro</text:p>
          </table:table-cell>
          <table:table-cell office:value-type="string">
            <text:p>jaro-g@wp.p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Luciana</text:p>
          </table:table-cell>
          <table:table-cell office:value-type="string">
            <text:p>luciana@ngproperties.com</text:p>
          </table:table-cell>
          <table:table-cell/>
          <table:table-cell office:value-type="string">
            <text:p>Sales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Francisco Luna</text:p>
          </table:table-cell>
          <table:table-cell office:value-type="string">
            <text:p>flv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/>
          <table:table-cell office:value-type="string">
            <text:p>150.214.57.9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Simon Hanisch</text:p>
          </table:table-cell>
          <table:table-cell office:value-type="string">
            <text:p>simonhanisch@web.de</text:p>
          </table:table-cell>
          <table:table-cell office:value-type="string">
            <text:p>Germany</text:p>
          </table:table-cell>
          <table:table-cell office:value-type="string">
            <text:p>BA Karlsruhe</text:p>
          </table:table-cell>
          <table:table-cell office:value-type="string">
            <text:p>No</text:p>
          </table:table-cell>
          <table:table-cell/>
          <table:table-cell office:value-type="string">
            <text:p>84.163.88.12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de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23">
            <text:p>23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3">
            <text:p>23/01/07</text:p>
          </table:table-cell>
          <table:table-cell table:number-columns-repeated="5"/>
        </table:table-row>
        <table:table-row table:style-name="ro1">
          <table:table-cell office:value-type="string">
            <text:p>Guan-Hong Chen</text:p>
          </table:table-cell>
          <table:table-cell office:value-type="string">
            <text:p>ericj.tw@gmail.com</text:p>
          </table:table-cell>
          <table:table-cell office:value-type="string">
            <text:p>Taiwan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 office:value-type="string">
            <text:p>http://blog.ysmis.cc</text:p>
          </table:table-cell>
          <table:table-cell office:value-type="string">
            <text:p>163.22.22.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TW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1-24">
            <text:p>24/0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1-24">
            <text:p>24/01/07</text:p>
          </table:table-cell>
          <table:table-cell table:number-columns-repeated="5"/>
        </table:table-row>
        <table:table-row table:style-name="ro1">
          <table:table-cell office:value-type="string">
            <text:p>YeeTsong</text:p>
          </table:table-cell>
          <table:table-cell office:value-type="string">
            <text:p>yjuan@cs.ntou.edu.tw</text:p>
          </table:table-cell>
          <table:table-cell office:value-type="string">
            <text:p>Taiwa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24.10.82.9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1)</text:p>
          </table:table-cell>
          <table:table-cell office:value-type="date" office:date-value="2007-01-25">
            <text:p>25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5">
            <text:p>25/01/07</text:p>
          </table:table-cell>
          <table:table-cell table:number-columns-repeated="5"/>
        </table:table-row>
        <table:table-row table:style-name="ro1">
          <table:table-cell office:value-type="string">
            <text:p>Juanjo Durillo</text:p>
          </table:table-cell>
          <table:table-cell office:value-type="string">
            <text:p>durillo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8.23.177.22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1-25">
            <text:p>25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5">
            <text:p>25/01/07</text:p>
          </table:table-cell>
          <table:table-cell table:number-columns-repeated="5"/>
        </table:table-row>
        <table:table-row table:style-name="ro1">
          <table:table-cell office:value-type="string">
            <text:p>S</text:p>
          </table:table-cell>
          <table:table-cell office:value-type="string">
            <text:p>S@yahoo.fr</text:p>
          </table:table-cell>
          <table:table-cell table:number-columns-repeated="2" office:value-type="string">
            <text:p>S</text:p>
          </table:table-cell>
          <table:table-cell office:value-type="string">
            <text:p>No</text:p>
          </table:table-cell>
          <table:table-cell/>
          <table:table-cell office:value-type="string">
            <text:p>193.48.65.10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21 Fedora/1.5.0.9-1.fc5 Firefox/1.5.0.9</text:p>
          </table:table-cell>
          <table:table-cell office:value-type="date" office:date-value="2007-01-29">
            <text:p>29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9">
            <text:p>29/01/07</text:p>
          </table:table-cell>
          <table:table-cell table:number-columns-repeated="5"/>
        </table:table-row>
        <table:table-row table:style-name="ro1">
          <table:table-cell office:value-type="string">
            <text:p>Frandes Mirela</text:p>
          </table:table-cell>
          <table:table-cell office:value-type="string">
            <text:p>frandes@politech.unice.fr</text:p>
          </table:table-cell>
          <table:table-cell office:value-type="string">
            <text:p>Ni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7.169.2.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4) Gecko/20060614 Fedora/1.5.0.4-1.2.fc5 Firefox/1.5.0.4 pango-text</text:p>
          </table:table-cell>
          <table:table-cell office:value-type="date" office:date-value="2007-01-29">
            <text:p>29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9">
            <text:p>29/01/07</text:p>
          </table:table-cell>
          <table:table-cell table:number-columns-repeated="5"/>
        </table:table-row>
        <table:table-row table:style-name="ro1">
          <table:table-cell office:value-type="string">
            <text:p>Johann Dréo</text:p>
          </table:table-cell>
          <table:table-cell office:value-type="string">
            <text:p>nojhan@gmail.com</text:p>
          </table:table-cell>
          <table:table-cell office:value-type="string">
            <text:p>France</text:p>
          </table:table-cell>
          <table:table-cell office:value-type="string">
            <text:p>École des mines de Saint Étienne</text:p>
          </table:table-cell>
          <table:table-cell office:value-type="string">
            <text:p>No</text:p>
          </table:table-cell>
          <table:table-cell office:value-type="string">
            <text:p>http://www.nojhan.net/pro</text:p>
          </table:table-cell>
          <table:table-cell office:value-type="string">
            <text:p>193.49.172.14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19 Fedora/1.5.0.9-1.fc6 Firefox/1.5.0.9 pango-text</text:p>
          </table:table-cell>
          <table:table-cell office:value-type="date" office:date-value="2007-01-29">
            <text:p>29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29">
            <text:p>29/01/07</text:p>
          </table:table-cell>
          <table:table-cell table:number-columns-repeated="5"/>
        </table:table-row>
        <table:table-row table:style-name="ro1">
          <table:table-cell office:value-type="string">
            <text:p>Sabri Erdem</text:p>
          </table:table-cell>
          <table:table-cell office:value-type="string">
            <text:p>sabri.erdem@deu.edu.tr</text:p>
          </table:table-cell>
          <table:table-cell office:value-type="string">
            <text:p>turkey</text:p>
          </table:table-cell>
          <table:table-cell office:value-type="string">
            <text:p>information systems</text:p>
          </table:table-cell>
          <table:table-cell office:value-type="string">
            <text:p>No</text:p>
          </table:table-cell>
          <table:table-cell/>
          <table:table-cell office:value-type="string">
            <text:p>81.214.174.5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InfoPath.1)</text:p>
          </table:table-cell>
          <table:table-cell table:style-name="ce1" office:value-type="date" office:date-value="2007-01-29">
            <text:p>29/0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1-29">
            <text:p>29/01/07</text:p>
          </table:table-cell>
          <table:table-cell table:number-columns-repeated="3"/>
        </table:table-row>
        <table:table-row table:style-name="ro1">
          <table:table-cell office:value-type="string">
            <text:p>amrani</text:p>
          </table:table-cell>
          <table:table-cell office:value-type="string">
            <text:p>amrani_mo@yahoo.fr</text:p>
          </table:table-cell>
          <table:table-cell office:value-type="string">
            <text:p>alger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194.75.10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1-30">
            <text:p>30/0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1-30">
            <text:p>30/01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ichael</text:p>
          </table:table-cell>
          <table:table-cell office:value-type="string">
            <text:p>michael_george_hart@yahoo.com</text:p>
          </table:table-cell>
          <table:table-cell office:value-type="string">
            <text:p>US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67.80.138.19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0.9) Gecko/20060911 SUSE/1.5.0.9-0.2 Firefox/1.5.0.9</text:p>
          </table:table-cell>
          <table:table-cell office:value-type="date" office:date-value="2007-01-31">
            <text:p>31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31">
            <text:p>31/01/07</text:p>
          </table:table-cell>
          <table:table-cell table:number-columns-repeated="5"/>
        </table:table-row>
        <table:table-row table:style-name="ro1">
          <table:table-cell office:value-type="string">
            <text:p>Jean-Paul Watson</text:p>
          </table:table-cell>
          <table:table-cell office:value-type="string">
            <text:p>jwatson@sandia.gov</text:p>
          </table:table-cell>
          <table:table-cell office:value-type="string">
            <text:p>USA</text:p>
          </table:table-cell>
          <table:table-cell office:value-type="string">
            <text:p>Sandia National Laboratories</text:p>
          </table:table-cell>
          <table:table-cell office:value-type="string">
            <text:p>No</text:p>
          </table:table-cell>
          <table:table-cell/>
          <table:table-cell office:value-type="string">
            <text:p>134.253.26.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InfoPath.1)</text:p>
          </table:table-cell>
          <table:table-cell table:style-name="ce1" office:value-type="date" office:date-value="2007-01-31">
            <text:p>31/0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1-31">
            <text:p>31/01/07</text:p>
          </table:table-cell>
          <table:table-cell table:number-columns-repeated="3"/>
        </table:table-row>
        <table:table-row table:style-name="ro1">
          <table:table-cell office:value-type="string">
            <text:p>abaoubida</text:p>
          </table:table-cell>
          <table:table-cell office:value-type="string">
            <text:p>labaoubi@polytech-lille.net</text:p>
          </table:table-cell>
          <table:table-cell office:value-type="string">
            <text:p>france</text:p>
          </table:table-cell>
          <table:table-cell office:value-type="string">
            <text:p>polytech'lille</text:p>
          </table:table-cell>
          <table:table-cell office:value-type="string">
            <text:p>No</text:p>
          </table:table-cell>
          <table:table-cell office:value-type="string">
            <text:p>www.polytech-lille.fr</text:p>
          </table:table-cell>
          <table:table-cell office:value-type="string">
            <text:p>194.250.52.1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10) Gecko/20050921 Firefox/1.0.7 Mandriva/1.0.6-15mdk (2006.0)</text:p>
          </table:table-cell>
          <table:table-cell office:value-type="date" office:date-value="2007-01-31">
            <text:p>31/0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1-31">
            <text:p>31/01/07</text:p>
          </table:table-cell>
          <table:table-cell table:number-columns-repeated="5"/>
        </table:table-row>
        <table:table-row table:style-name="ro1">
          <table:table-cell office:value-type="string">
            <text:p>cheng aisheng</text:p>
          </table:table-cell>
          <table:table-cell office:value-type="string">
            <text:p>cas@163.com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61.191.193.16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.NET CLR 3.0.04324.17)</text:p>
          </table:table-cell>
          <table:table-cell table:style-name="ce1" office:value-type="date" office:date-value="2007-02-01">
            <text:p>01/0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2-01">
            <text:p>01/02/07</text:p>
          </table:table-cell>
          <table:table-cell table:number-columns-repeated="3"/>
        </table:table-row>
        <table:table-row table:style-name="ro1">
          <table:table-cell office:value-type="string">
            <text:p>wafa</text:p>
          </table:table-cell>
          <table:table-cell office:value-type="string">
            <text:p>labaoubi@polytech-lille.net</text:p>
          </table:table-cell>
          <table:table-cell office:value-type="string">
            <text:p>france</text:p>
          </table:table-cell>
          <table:table-cell office:value-type="string">
            <text:p>polytech'lille</text:p>
          </table:table-cell>
          <table:table-cell office:value-type="string">
            <text:p>No</text:p>
          </table:table-cell>
          <table:table-cell office:value-type="string">
            <text:p>www.polytech-lille.fr</text:p>
          </table:table-cell>
          <table:table-cell office:value-type="string">
            <text:p>194.250.52.1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3) Gecko/20060523 Ubuntu/dapper Firefox/1.5.0.3</text:p>
          </table:table-cell>
          <table:table-cell office:value-type="date" office:date-value="2007-02-01">
            <text:p>01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1">
            <text:p>01/02/07</text:p>
          </table:table-cell>
          <table:table-cell table:number-columns-repeated="5"/>
        </table:table-row>
        <table:table-row table:style-name="ro1">
          <table:table-cell office:value-type="string">
            <text:p>wafa</text:p>
          </table:table-cell>
          <table:table-cell office:value-type="string">
            <text:p>labaoubi@polytech-lille.net</text:p>
          </table:table-cell>
          <table:table-cell office:value-type="string">
            <text:p>france</text:p>
          </table:table-cell>
          <table:table-cell office:value-type="string">
            <text:p>polytech'lille</text:p>
          </table:table-cell>
          <table:table-cell office:value-type="string">
            <text:p>No</text:p>
          </table:table-cell>
          <table:table-cell office:value-type="string">
            <text:p>www.polytech-lille.fr</text:p>
          </table:table-cell>
          <table:table-cell office:value-type="string">
            <text:p>194.250.52.1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3) Gecko/20060523 Ubuntu/dapper Firefox/1.5.0.3</text:p>
          </table:table-cell>
          <table:table-cell office:value-type="date" office:date-value="2007-02-02">
            <text:p>02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2">
            <text:p>02/02/07</text:p>
          </table:table-cell>
          <table:table-cell table:number-columns-repeated="5"/>
        </table:table-row>
        <table:table-row table:style-name="ro1">
          <table:table-cell office:value-type="string">
            <text:p>tooto</text:p>
          </table:table-cell>
          <table:table-cell office:value-type="string">
            <text:p>elafreni@uqac.ca</text:p>
          </table:table-cell>
          <table:table-cell office:value-type="string">
            <text:p>Canada</text:p>
          </table:table-cell>
          <table:table-cell office:value-type="string">
            <text:p>UQAC</text:p>
          </table:table-cell>
          <table:table-cell office:value-type="string">
            <text:p>No</text:p>
          </table:table-cell>
          <table:table-cell/>
          <table:table-cell office:value-type="string">
            <text:p>132.212.202.24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10) Gecko/20050727</text:p>
          </table:table-cell>
          <table:table-cell office:value-type="date" office:date-value="2007-02-02">
            <text:p>02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02">
            <text:p>02/02/07</text:p>
          </table:table-cell>
          <table:table-cell table:number-columns-repeated="5"/>
        </table:table-row>
        <table:table-row table:style-name="ro1">
          <table:table-cell office:value-type="string">
            <text:p>Etienne</text:p>
          </table:table-cell>
          <table:table-cell office:value-type="string">
            <text:p>elafreni@uqac.ca</text:p>
          </table:table-cell>
          <table:table-cell office:value-type="string">
            <text:p>lala</text:p>
          </table:table-cell>
          <table:table-cell office:value-type="string">
            <text:p>lala</text:p>
          </table:table-cell>
          <table:table-cell office:value-type="string">
            <text:p>No</text:p>
          </table:table-cell>
          <table:table-cell office:value-type="string">
            <text:p>lala</text:p>
          </table:table-cell>
          <table:table-cell office:value-type="string">
            <text:p>132.212.202.24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10) Gecko/20050727</text:p>
          </table:table-cell>
          <table:table-cell office:value-type="date" office:date-value="2007-02-02">
            <text:p>02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02">
            <text:p>02/02/07</text:p>
          </table:table-cell>
          <table:table-cell table:number-columns-repeated="5"/>
        </table:table-row>
        <table:table-row table:style-name="ro1">
          <table:table-cell office:value-type="string">
            <text:p>vare</text:p>
          </table:table-cell>
          <table:table-cell office:value-type="string">
            <text:p>vare.franck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3.157.95.22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2-04">
            <text:p>04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4">
            <text:p>04/02/07</text:p>
          </table:table-cell>
          <table:table-cell table:number-columns-repeated="5"/>
        </table:table-row>
        <table:table-row table:style-name="ro1">
          <table:table-cell office:value-type="string">
            <text:p>Juraj Plavcan</text:p>
          </table:table-cell>
          <table:table-cell office:value-type="string">
            <text:p>yamess@gmail.com</text:p>
          </table:table-cell>
          <table:table-cell office:value-type="string">
            <text:p>Slovak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119.110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26 Ubuntu/dapper-security Firefox/1.5.0.9</text:p>
          </table:table-cell>
          <table:table-cell office:value-type="date" office:date-value="2007-02-06">
            <text:p>06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6">
            <text:p>06/02/07</text:p>
          </table:table-cell>
          <table:table-cell table:number-columns-repeated="5"/>
        </table:table-row>
        <table:table-row table:style-name="ro1">
          <table:table-cell office:value-type="string">
            <text:p>Juraj Plavcan</text:p>
          </table:table-cell>
          <table:table-cell office:value-type="string">
            <text:p>yamess@gmail.com</text:p>
          </table:table-cell>
          <table:table-cell office:value-type="string">
            <text:p>Slovak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119.110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26 Ubuntu/dapper-security Firefox/1.5.0.9</text:p>
          </table:table-cell>
          <table:table-cell office:value-type="date" office:date-value="2007-02-06">
            <text:p>06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6">
            <text:p>06/02/07</text:p>
          </table:table-cell>
          <table:table-cell table:number-columns-repeated="5"/>
        </table:table-row>
        <table:table-row table:style-name="ro1">
          <table:table-cell office:value-type="string">
            <text:p>Michael Hart</text:p>
          </table:table-cell>
          <table:table-cell office:value-type="string">
            <text:p>imsaicollector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4.153.88.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2-06">
            <text:p>06/0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2-06">
            <text:p>06/02/07</text:p>
          </table:table-cell>
          <table:table-cell table:number-columns-repeated="4"/>
        </table:table-row>
        <table:table-row table:style-name="ro1">
          <table:table-cell office:value-type="string">
            <text:p>liefooghe</text:p>
          </table:table-cell>
          <table:table-cell office:value-type="string">
            <text:p>Arnaud.Liefooghe@lifl.fr</text:p>
          </table:table-cell>
          <table:table-cell/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11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19 Fedora/1.5.0.9-1.fc6 Firefox/1.5.0.9 pango-text</text:p>
          </table:table-cell>
          <table:table-cell office:value-type="date" office:date-value="2007-02-08">
            <text:p>08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8">
            <text:p>08/02/07</text:p>
          </table:table-cell>
          <table:table-cell table:number-columns-repeated="5"/>
        </table:table-row>
        <table:table-row table:style-name="ro1">
          <table:table-cell office:value-type="string">
            <text:p>Brongniart</text:p>
          </table:table-cell>
          <table:table-cell office:value-type="string">
            <text:p>jerome.brongniart@lifl.fr</text:p>
          </table:table-cell>
          <table:table-cell office:value-type="string">
            <text:p>fr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34.206.10.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70131 Fedora/1.5.0.9-2.fc6 Firefox/1.5.0.9 pango-text</text:p>
          </table:table-cell>
          <table:table-cell office:value-type="date" office:date-value="2007-02-09">
            <text:p>09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09">
            <text:p>09/02/07</text:p>
          </table:table-cell>
          <table:table-cell table:number-columns-repeated="5"/>
        </table:table-row>
        <table:table-row table:style-name="ro1">
          <table:table-cell office:value-type="string">
            <text:p>jerome</text:p>
          </table:table-cell>
          <table:table-cell office:value-type="string">
            <text:p>jerome.brongniart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0.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70131 Fedora/1.5.0.9-2.fc6 Firefox/1.5.0.9 pango-text</text:p>
          </table:table-cell>
          <table:table-cell office:value-type="date" office:date-value="2007-02-09">
            <text:p>09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09">
            <text:p>09/02/07</text:p>
          </table:table-cell>
          <table:table-cell table:number-columns-repeated="5"/>
        </table:table-row>
        <table:table-row table:style-name="ro1">
          <table:table-cell office:value-type="string">
            <text:p>jerome</text:p>
          </table:table-cell>
          <table:table-cell office:value-type="string">
            <text:p>jerome.brongniart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206.10.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70131 Fedora/1.5.0.9-2.fc6 Firefox/1.5.0.9 pango-text</text:p>
          </table:table-cell>
          <table:table-cell office:value-type="date" office:date-value="2007-02-09">
            <text:p>09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09">
            <text:p>09/02/07</text:p>
          </table:table-cell>
          <table:table-cell table:number-columns-repeated="5"/>
        </table:table-row>
        <table:table-row table:style-name="ro1">
          <table:table-cell office:value-type="string">
            <text:p>Quatrelivre matthieu</text:p>
          </table:table-cell>
          <table:table-cell office:value-type="string">
            <text:p>m.quatrelivre@etudiant.univ-lille1.fr</text:p>
          </table:table-cell>
          <table:table-cell office:value-type="string">
            <text:p>FRANCE</text:p>
          </table:table-cell>
          <table:table-cell office:value-type="string">
            <text:p>équipe OPAC</text:p>
          </table:table-cell>
          <table:table-cell office:value-type="string">
            <text:p>No</text:p>
          </table:table-cell>
          <table:table-cell/>
          <table:table-cell office:value-type="string">
            <text:p>193.48.65.11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21 Fedora/1.5.0.9-1.fc5 Firefox/1.5.0.9</text:p>
          </table:table-cell>
          <table:table-cell office:value-type="date" office:date-value="2007-02-09">
            <text:p>09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09">
            <text:p>09/02/07</text:p>
          </table:table-cell>
          <table:table-cell table:number-columns-repeated="5"/>
        </table:table-row>
        <table:table-row table:style-name="ro1">
          <table:table-cell office:value-type="string">
            <text:p>Sibel Bilge Sonuc</text:p>
          </table:table-cell>
          <table:table-cell office:value-type="string">
            <text:p>ssonuc@ku.edu.tr</text:p>
          </table:table-cell>
          <table:table-cell office:value-type="string">
            <text:p>Turkey</text:p>
          </table:table-cell>
          <table:table-cell office:value-type="string">
            <text:p>Koc University, MS Student</text:p>
          </table:table-cell>
          <table:table-cell office:value-type="string">
            <text:p>No</text:p>
          </table:table-cell>
          <table:table-cell/>
          <table:table-cell office:value-type="string">
            <text:p>212.175.32.13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IMBAR Enabled</text:p>
          </table:table-cell>
          <table:table-cell office:value-type="string">
            <text:p><text:s/>SIMBAR={EFD537B2-09C5-455e-95EB-872CF5E5214D}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2-12">
            <text:p>12/0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2-12">
            <text:p>12/02/07</text:p>
          </table:table-cell>
          <table:table-cell table:number-columns-repeated="4"/>
        </table:table-row>
        <table:table-row table:style-name="ro1">
          <table:table-cell office:value-type="string">
            <text:p>Bronginart</text:p>
          </table:table-cell>
          <table:table-cell office:value-type="string">
            <text:p>jerme.brongniart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8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5 Iceweasel/2.0.0.1 (Debian-2.0.0.1+dfsg-2)</text:p>
          </table:table-cell>
          <table:table-cell office:value-type="date" office:date-value="2007-02-13">
            <text:p>13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13">
            <text:p>13/02/07</text:p>
          </table:table-cell>
          <table:table-cell table:number-columns-repeated="5"/>
        </table:table-row>
        <table:table-row table:style-name="ro1">
          <table:table-cell office:value-type="string">
            <text:p>Michael Hart</text:p>
          </table:table-cell>
          <table:table-cell office:value-type="string">
            <text:p>imsaicollector@yahoo.com</text:p>
          </table:table-cell>
          <table:table-cell office:value-type="string">
            <text:p>US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4.153.88.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3) Gecko/20060425 SUSE/1.5.0.3-7 Firefox/1.5.0.3</text:p>
          </table:table-cell>
          <table:table-cell office:value-type="date" office:date-value="2007-02-13">
            <text:p>13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13">
            <text:p>13/02/07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N@N.fr</text:p>
          </table:table-cell>
          <table:table-cell table:number-columns-repeated="2" office:value-type="string">
            <text:p>N</text:p>
          </table:table-cell>
          <table:table-cell office:value-type="string">
            <text:p>No</text:p>
          </table:table-cell>
          <table:table-cell/>
          <table:table-cell office:value-type="string">
            <text:p>193.48.65.10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61221 Fedora/1.5.0.9-1.fc5 Firefox/1.5.0.9</text:p>
          </table:table-cell>
          <table:table-cell office:value-type="date" office:date-value="2007-02-14">
            <text:p>14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14">
            <text:p>14/02/07</text:p>
          </table:table-cell>
          <table:table-cell table:number-columns-repeated="5"/>
        </table:table-row>
        <table:table-row table:style-name="ro1">
          <table:table-cell office:value-type="string">
            <text:p>lala</text:p>
          </table:table-cell>
          <table:table-cell office:value-type="string">
            <text:p>labaoubi@polytech-lille.n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4.250.52.1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3) Gecko/20060523 Ubuntu/dapper Firefox/1.5.0.3</text:p>
          </table:table-cell>
          <table:table-cell office:value-type="date" office:date-value="2007-02-14">
            <text:p>14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14">
            <text:p>14/02/07</text:p>
          </table:table-cell>
          <table:table-cell table:number-columns-repeated="5"/>
        </table:table-row>
        <table:table-row table:style-name="ro1">
          <table:table-cell office:value-type="string">
            <text:p>vare</text:p>
          </table:table-cell>
          <table:table-cell office:value-type="string">
            <text:p>vare.franck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6.72.189.6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2-15">
            <text:p>15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15">
            <text:p>15/02/07</text:p>
          </table:table-cell>
          <table:table-cell table:number-columns-repeated="5"/>
        </table:table-row>
        <table:table-row table:style-name="ro1">
          <table:table-cell office:value-type="string">
            <text:p>vare</text:p>
          </table:table-cell>
          <table:table-cell office:value-type="string">
            <text:p>vare.franck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6.72.189.6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2-15">
            <text:p>15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15">
            <text:p>15/02/07</text:p>
          </table:table-cell>
          <table:table-cell table:number-columns-repeated="5"/>
        </table:table-row>
        <table:table-row table:style-name="ro1">
          <table:table-cell office:value-type="string">
            <text:p>Sioud Aymen</text:p>
          </table:table-cell>
          <table:table-cell office:value-type="string">
            <text:p>asioud@uqac.ca</text:p>
          </table:table-cell>
          <table:table-cell office:value-type="string">
            <text:p>CANADA</text:p>
          </table:table-cell>
          <table:table-cell office:value-type="string">
            <text:p>UQAC</text:p>
          </table:table-cell>
          <table:table-cell office:value-type="string">
            <text:p>No</text:p>
          </table:table-cell>
          <table:table-cell office:value-type="string">
            <text:p>www.uqac.ca</text:p>
          </table:table-cell>
          <table:table-cell office:value-type="string">
            <text:p>132.212.202.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2-15">
            <text:p>15/0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2-15">
            <text:p>15/02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Ye Chen</text:p>
          </table:table-cell>
          <table:table-cell office:value-type="string">
            <text:p>yechen.ca@gmail.com</text:p>
          </table:table-cell>
          <table:table-cell office:value-type="string">
            <text:p>Canada</text:p>
          </table:table-cell>
          <table:table-cell office:value-type="string">
            <text:p>uw</text:p>
          </table:table-cell>
          <table:table-cell office:value-type="string">
            <text:p>No</text:p>
          </table:table-cell>
          <table:table-cell/>
          <table:table-cell office:value-type="string">
            <text:p>69.157.80.6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Maxthon</text:p>
          </table:table-cell>
          <table:table-cell table:style-name="Default" office:value-type="string">
            <text:p><text:s/>.NET CLR 1.0.3705</text:p>
          </table:table-cell>
          <table:table-cell office:value-type="string">
            <text:p><text:s/>.NET CLR 1.1.4322</text:p>
          </table:table-cell>
          <table:table-cell office:value-type="string">
            <text:p><text:s/>Media Center PC 4.0)</text:p>
          </table:table-cell>
          <table:table-cell office:value-type="date" office:date-value="2007-02-15">
            <text:p>15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2-15">
            <text:p>15/02/07</text:p>
          </table:table-cell>
          <table:table-cell table:number-columns-repeated="2"/>
        </table:table-row>
        <table:table-row table:style-name="ro1">
          <table:table-cell office:value-type="string">
            <text:p>Sibel Bilge Sonuc</text:p>
          </table:table-cell>
          <table:table-cell office:value-type="string">
            <text:p>ssonuc@ku.edu.tr</text:p>
          </table:table-cell>
          <table:table-cell office:value-type="string">
            <text:p>Turkey</text:p>
          </table:table-cell>
          <table:table-cell office:value-type="string">
            <text:p>MS student, koc university</text:p>
          </table:table-cell>
          <table:table-cell office:value-type="string">
            <text:p>No</text:p>
          </table:table-cell>
          <table:table-cell/>
          <table:table-cell office:value-type="string">
            <text:p>212.175.32.13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2-19">
            <text:p>19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19">
            <text:p>19/02/07</text:p>
          </table:table-cell>
          <table:table-cell table:number-columns-repeated="5"/>
        </table:table-row>
        <table:table-row table:style-name="ro1">
          <table:table-cell office:value-type="string">
            <text:p>toto</text:p>
          </table:table-cell>
          <table:table-cell office:value-type="string">
            <text:p>y_tto@uo.com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49.225.2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2-20">
            <text:p>20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20">
            <text:p>20/02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.legrand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2-20">
            <text:p>20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20">
            <text:p>20/02/07</text:p>
          </table:table-cell>
          <table:table-cell table:number-columns-repeated="5"/>
        </table:table-row>
        <table:table-row table:style-name="ro1">
          <table:table-cell office:value-type="string">
            <text:p>Liefooghe</text:p>
          </table:table-cell>
          <table:table-cell office:value-type="string">
            <text:p>Arnaud.Liefooghe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8.65.11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70209 Fedora/1.5.0.9-3.fc6 Firefox/1.5.0.9 pango-text</text:p>
          </table:table-cell>
          <table:table-cell office:value-type="date" office:date-value="2007-02-23">
            <text:p>23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23">
            <text:p>23/02/07</text:p>
          </table:table-cell>
          <table:table-cell table:number-columns-repeated="5"/>
        </table:table-row>
        <table:table-row table:style-name="ro1">
          <table:table-cell office:value-type="string">
            <text:p>abmin</text:p>
          </table:table-cell>
          <table:table-cell office:value-type="string">
            <text:p>abmin@netcourrier.com</text:p>
          </table:table-cell>
          <table:table-cell office:value-type="string">
            <text:p>france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93.50.153.9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61220 Mandriva/1.5.0.9-1mdv2007.0 (2007.0) Firefox/1.5.0.9</text:p>
          </table:table-cell>
          <table:table-cell office:value-type="date" office:date-value="2007-02-26">
            <text:p>26/0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2-26">
            <text:p>26/02/07</text:p>
          </table:table-cell>
          <table:table-cell table:number-columns-repeated="5"/>
        </table:table-row>
        <table:table-row table:style-name="ro1">
          <table:table-cell office:value-type="string">
            <text:p>Frandes Mirela</text:p>
          </table:table-cell>
          <table:table-cell office:value-type="string">
            <text:p>frandesmirela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59.129.2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rv:1.7.3) Gecko/20041020 Firefox/0.10.1</text:p>
          </table:table-cell>
          <table:table-cell table:style-name="ce1" office:value-type="date" office:date-value="2007-02-26">
            <text:p>26/0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2-26">
            <text:p>26/02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Frandes Mirela</text:p>
          </table:table-cell>
          <table:table-cell office:value-type="string">
            <text:p>frandesmirela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59.129.2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rv:1.7.3) Gecko/20041020 Firefox/0.10.1</text:p>
          </table:table-cell>
          <table:table-cell table:style-name="ce1" office:value-type="date" office:date-value="2007-02-26">
            <text:p>26/0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2-26">
            <text:p>26/02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abbas </text:p>
          </table:table-cell>
          <table:table-cell office:value-type="string">
            <text:p>zineb@univ-metz.fr</text:p>
          </table:table-cell>
          <table:table-cell office:value-type="string">
            <text:p>France</text:p>
          </table:table-cell>
          <table:table-cell office:value-type="string">
            <text:p>LITA, Université de Metz </text:p>
          </table:table-cell>
          <table:table-cell office:value-type="string">
            <text:p>No</text:p>
          </table:table-cell>
          <table:table-cell office:value-type="string">
            <text:p>www.iut.univ-metz.fr/~zineb</text:p>
          </table:table-cell>
          <table:table-cell office:value-type="string">
            <text:p>195.83.142.11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) Gecko/20060201 Mandriva/1.5.0.1-2mdk (2006.1) Firefox/1.5.0.1</text:p>
          </table:table-cell>
          <table:table-cell office:value-type="date" office:date-value="2007-02-27">
            <text:p>27/0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2-27">
            <text:p>27/02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3.224.205.1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ppc</text:p>
          </table:table-cell>
          <table:table-cell office:value-type="string">
            <text:p><text:s/>en-US</text:p>
          </table:table-cell>
          <table:table-cell office:value-type="string">
            <text:p><text:s/>rv:1.8.1.1) Gecko/20070107 BonEcho/2.0.0.1</text:p>
          </table:table-cell>
          <table:table-cell office:value-type="date" office:date-value="2007-02-27">
            <text:p>27/02/07</text:p>
          </table:table-cell>
          <table:table-cell/>
          <table:table-cell office:value-type="string">
            <text:p>No</text:p>
          </table:table-cell>
          <table:table-cell office:value-type="date" office:date-value="2007-02-27">
            <text:p>27/02/07</text:p>
          </table:table-cell>
          <table:table-cell table:number-columns-repeated="5"/>
        </table:table-row>
        <table:table-row table:style-name="ro1">
          <table:table-cell office:value-type="string">
            <text:p>iness</text:p>
          </table:table-cell>
          <table:table-cell office:value-type="string">
            <text:p>a_meliouh@yahoo.fr</text:p>
          </table:table-cell>
          <table:table-cell office:value-type="string">
            <text:p>alger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251.169.174</text:p>
          </table:table-cell>
          <table:table-cell office:value-type="string">
            <text:p>Mozilla/4.0 (compatible</text:p>
          </table:table-cell>
          <table:table-cell office:value-type="string">
            <text:p><text:s/>MSIE 5.01</text:p>
          </table:table-cell>
          <table:table-cell office:value-type="string">
            <text:p><text:s/>Windows NT 5.0)</text:p>
          </table:table-cell>
          <table:table-cell table:style-name="ce1" office:value-type="date" office:date-value="2007-02-28">
            <text:p>28/0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2-28">
            <text:p>28/02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 Swain</text:p>
          </table:table-cell>
          <table:table-cell office:value-type="string">
            <text:p>mt.swain@ulster.ac.uk</text:p>
          </table:table-cell>
          <table:table-cell office:value-type="string">
            <text:p>UK</text:p>
          </table:table-cell>
          <table:table-cell office:value-type="string">
            <text:p>University of Ulster</text:p>
          </table:table-cell>
          <table:table-cell office:value-type="string">
            <text:p>No</text:p>
          </table:table-cell>
          <table:table-cell office:value-type="string">
            <text:p>www.ulster.ac.uk</text:p>
          </table:table-cell>
          <table:table-cell office:value-type="string">
            <text:p>193.49.68.25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7.3) Gecko/20040910</text:p>
          </table:table-cell>
          <table:table-cell office:value-type="date" office:date-value="2007-03-01">
            <text:p>01/03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3-01">
            <text:p>01/03/07</text:p>
          </table:table-cell>
          <table:table-cell table:number-columns-repeated="5"/>
        </table:table-row>
        <table:table-row table:style-name="ro1">
          <table:table-cell office:value-type="string">
            <text:p>souai</text:p>
          </table:table-cell>
          <table:table-cell office:value-type="string">
            <text:p>souai@mathro.fpms.ac.be</text:p>
          </table:table-cell>
          <table:table-cell office:value-type="string">
            <text:p>Belgium</text:p>
          </table:table-cell>
          <table:table-cell office:value-type="string">
            <text:p>FPMs</text:p>
          </table:table-cell>
          <table:table-cell office:value-type="string">
            <text:p>No</text:p>
          </table:table-cell>
          <table:table-cell/>
          <table:table-cell office:value-type="string">
            <text:p>193.194.75.2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2)</text:p>
          </table:table-cell>
          <table:table-cell office:value-type="date" office:date-value="2007-03-03">
            <text:p>03/03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3-03">
            <text:p>03/03/07</text:p>
          </table:table-cell>
          <table:table-cell table:number-columns-repeated="5"/>
        </table:table-row>
        <table:table-row table:style-name="ro1">
          <table:table-cell office:value-type="string">
            <text:p>André Coelho</text:p>
          </table:table-cell>
          <table:table-cell office:value-type="string">
            <text:p>coelho.alv@gmail.com</text:p>
          </table:table-cell>
          <table:table-cell office:value-type="string">
            <text:p>Brazil</text:p>
          </table:table-cell>
          <table:table-cell office:value-type="string">
            <text:p>University of Fortaleza</text:p>
          </table:table-cell>
          <table:table-cell office:value-type="string">
            <text:p>No</text:p>
          </table:table-cell>
          <table:table-cell/>
          <table:table-cell office:value-type="string">
            <text:p>201.12.21.9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3-03">
            <text:p>03/03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3-03">
            <text:p>03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ndre Sülflow</text:p>
          </table:table-cell>
          <table:table-cell office:value-type="string">
            <text:p>suelflow@informatik.uni-bremen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9.165.98.21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de-de) AppleWebKit/418.9.1 (KHTML, like Gecko) Safari/419.3</text:p>
          </table:table-cell>
          <table:table-cell table:style-name="ce1" office:value-type="date" office:date-value="2007-03-05">
            <text:p>05/03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3-05">
            <text:p>05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arten Keijzer</text:p>
          </table:table-cell>
          <table:table-cell office:value-type="string">
            <text:p>mkeijzer@cs.vu.nl</text:p>
          </table:table-cell>
          <table:table-cell office:value-type="string">
            <text:p>Netherlan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80.126.60.129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5 (like Gecko) (Kubuntu)</text:p>
          </table:table-cell>
          <table:table-cell table:style-name="ce1" office:value-type="date" office:date-value="2007-03-05">
            <text:p>05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05">
            <text:p>05/03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Allani Abderrahim</text:p>
          </table:table-cell>
          <table:table-cell office:value-type="string">
            <text:p>Allani.abderrahim@gmail.com</text:p>
          </table:table-cell>
          <table:table-cell office:value-type="string">
            <text:p>Tunisia</text:p>
          </table:table-cell>
          <table:table-cell office:value-type="string">
            <text:p>ISG Tunis</text:p>
          </table:table-cell>
          <table:table-cell office:value-type="string">
            <text:p>No</text:p>
          </table:table-cell>
          <table:table-cell/>
          <table:table-cell office:value-type="string">
            <text:p>196.203.240.3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3-06">
            <text:p>06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06">
            <text:p>06/03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Andre Sülflow</text:p>
          </table:table-cell>
          <table:table-cell office:value-type="string">
            <text:p>suelflow@informatik.uni-bremen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9.165.98.21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de-de) AppleWebKit/418.9.1 (KHTML, like Gecko) Safari/419.3</text:p>
          </table:table-cell>
          <table:table-cell table:style-name="ce1" office:value-type="date" office:date-value="2007-03-06">
            <text:p>06/03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3-06">
            <text:p>06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vasco</text:p>
          </table:table-cell>
          <table:table-cell office:value-type="string">
            <text:p>vasco.saramaga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136.207.14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9a1) Gecko/20061204 GranParadiso/3.0a1</text:p>
          </table:table-cell>
          <table:table-cell office:value-type="date" office:date-value="2007-03-06">
            <text:p>06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06">
            <text:p>06/03/07</text:p>
          </table:table-cell>
          <table:table-cell table:number-columns-repeated="5"/>
        </table:table-row>
        <table:table-row table:style-name="ro1">
          <table:table-cell office:value-type="string">
            <text:p>tan</text:p>
          </table:table-cell>
          <table:table-cell office:value-type="string">
            <text:p>icetan1982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2.186.6.11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3-06">
            <text:p>06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06">
            <text:p>06/03/07</text:p>
          </table:table-cell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Université d'Oran Es-sénia</text:p>
          </table:table-cell>
          <table:table-cell office:value-type="string">
            <text:p>No</text:p>
          </table:table-cell>
          <table:table-cell/>
          <table:table-cell office:value-type="string">
            <text:p>41.201.200.2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3-07">
            <text:p>07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07">
            <text:p>07/03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 Swain</text:p>
          </table:table-cell>
          <table:table-cell office:value-type="string">
            <text:p>mt.swain@ulster.ac.uk</text:p>
          </table:table-cell>
          <table:table-cell office:value-type="string">
            <text:p>UK</text:p>
          </table:table-cell>
          <table:table-cell office:value-type="string">
            <text:p>QosCosGrid</text:p>
          </table:table-cell>
          <table:table-cell office:value-type="string">
            <text:p>No</text:p>
          </table:table-cell>
          <table:table-cell office:value-type="string">
            <text:p>www.ulster.ac.uk</text:p>
          </table:table-cell>
          <table:table-cell office:value-type="string">
            <text:p>193.61.163.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4) Gecko/20030821</text:p>
          </table:table-cell>
          <table:table-cell office:value-type="date" office:date-value="2007-03-07">
            <text:p>07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07">
            <text:p>07/03/07</text:p>
          </table:table-cell>
          <table:table-cell table:number-columns-repeated="5"/>
        </table:table-row>
        <table:table-row table:style-name="ro1">
          <table:table-cell office:value-type="string">
            <text:p>Roger Z. Rios</text:p>
          </table:table-cell>
          <table:table-cell office:value-type="string">
            <text:p>roger@yalma.fime.uanl.mx</text:p>
          </table:table-cell>
          <table:table-cell office:value-type="string">
            <text:p>Mexico</text:p>
          </table:table-cell>
          <table:table-cell office:value-type="string">
            <text:p>Universidad Autonoma de Nuevo Leon</text:p>
          </table:table-cell>
          <table:table-cell office:value-type="string">
            <text:p>No</text:p>
          </table:table-cell>
          <table:table-cell office:value-type="string">
            <text:p>http://yalma.fime.uanl.mx/~roger/</text:p>
          </table:table-cell>
          <table:table-cell office:value-type="string">
            <text:p>148.234.29.13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7.5) Gecko/20060912 Netscape/8.1.2</text:p>
          </table:table-cell>
          <table:table-cell office:value-type="date" office:date-value="2007-03-08">
            <text:p>0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08">
            <text:p>08/03/07</text:p>
          </table:table-cell>
          <table:table-cell table:number-columns-repeated="5"/>
        </table:table-row>
        <table:table-row table:style-name="ro1">
          <table:table-cell office:value-type="string">
            <text:p>Martin</text:p>
          </table:table-cell>
          <table:table-cell office:value-type="string">
            <text:p>zorglub78@free.fr</text:p>
          </table:table-cell>
          <table:table-cell office:value-type="string">
            <text:p>FR</text:p>
          </table:table-cell>
          <table:table-cell office:value-type="string">
            <text:p>xx</text:p>
          </table:table-cell>
          <table:table-cell office:value-type="string">
            <text:p>No</text:p>
          </table:table-cell>
          <table:table-cell/>
          <table:table-cell office:value-type="string">
            <text:p>159.50.203.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.NET CLR 1.0.3705)</text:p>
          </table:table-cell>
          <table:table-cell table:style-name="ce1" office:value-type="date" office:date-value="2007-03-09">
            <text:p>09/03/07</text:p>
          </table:table-cell>
          <table:table-cell table:style-name="Default" office:value-type="string">
            <text:p>Commercial</text:p>
          </table:table-cell>
          <table:table-cell office:value-type="string">
            <text:p>Yes</text:p>
          </table:table-cell>
          <table:table-cell table:style-name="ce1" office:value-type="date" office:date-value="2007-03-09">
            <text:p>09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</text:p>
          </table:table-cell>
          <table:table-cell office:value-type="string">
            <text:p>zorglub78@free.fr</text:p>
          </table:table-cell>
          <table:table-cell office:value-type="string">
            <text:p>FR</text:p>
          </table:table-cell>
          <table:table-cell office:value-type="string">
            <text:p>xx</text:p>
          </table:table-cell>
          <table:table-cell office:value-type="string">
            <text:p>No</text:p>
          </table:table-cell>
          <table:table-cell/>
          <table:table-cell office:value-type="string">
            <text:p>159.50.203.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.NET CLR 1.0.3705)</text:p>
          </table:table-cell>
          <table:table-cell table:style-name="ce1" office:value-type="date" office:date-value="2007-03-09">
            <text:p>09/03/07</text:p>
          </table:table-cell>
          <table:table-cell table:style-name="Default" office:value-type="string">
            <text:p>Commercial</text:p>
          </table:table-cell>
          <table:table-cell office:value-type="string">
            <text:p>Yes</text:p>
          </table:table-cell>
          <table:table-cell table:style-name="ce1" office:value-type="date" office:date-value="2007-03-09">
            <text:p>09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</text:p>
          </table:table-cell>
          <table:table-cell office:value-type="string">
            <text:p>zorglub78@free.fr</text:p>
          </table:table-cell>
          <table:table-cell office:value-type="string">
            <text:p>FR</text:p>
          </table:table-cell>
          <table:table-cell office:value-type="string">
            <text:p>xx</text:p>
          </table:table-cell>
          <table:table-cell office:value-type="string">
            <text:p>No</text:p>
          </table:table-cell>
          <table:table-cell/>
          <table:table-cell office:value-type="string">
            <text:p>159.50.203.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.NET CLR 1.0.3705)</text:p>
          </table:table-cell>
          <table:table-cell table:style-name="ce1" office:value-type="date" office:date-value="2007-03-09">
            <text:p>09/03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3-09">
            <text:p>09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Dr Matthew Craven</text:p>
          </table:table-cell>
          <table:table-cell office:value-type="string">
            <text:p>mjott00@yahoo.co.uk</text:p>
          </table:table-cell>
          <table:table-cell office:value-type="string">
            <text:p>UK</text:p>
          </table:table-cell>
          <table:table-cell office:value-type="string">
            <text:p>University of Exeter</text:p>
          </table:table-cell>
          <table:table-cell office:value-type="string">
            <text:p>No</text:p>
          </table:table-cell>
          <table:table-cell/>
          <table:table-cell office:value-type="string">
            <text:p>144.173.6.7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GB</text:p>
          </table:table-cell>
          <table:table-cell office:value-type="string">
            <text:p><text:s/>rv:1.7.10) Gecko/20070116 Firefox/1.0.4 (Debian package 1.0.4-2sarge15)</text:p>
          </table:table-cell>
          <table:table-cell office:value-type="date" office:date-value="2007-03-09">
            <text:p>09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09">
            <text:p>09/03/07</text:p>
          </table:table-cell>
          <table:table-cell table:number-columns-repeated="5"/>
        </table:table-row>
        <table:table-row table:style-name="ro1">
          <table:table-cell office:value-type="string">
            <text:p>Vital</text:p>
          </table:table-cell>
          <table:table-cell office:value-type="string">
            <text:p>Jean.Vital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46.19.10.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</text:p>
          </table:table-cell>
          <table:table-cell office:value-type="string">
            <text:p><text:s/>.NET CLR 1.1.4322)</text:p>
          </table:table-cell>
          <table:table-cell office:value-type="date" office:date-value="2007-03-10">
            <text:p>10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0">
            <text:p>10/03/07</text:p>
          </table:table-cell>
          <table:table-cell table:number-columns-repeated="5"/>
        </table:table-row>
        <table:table-row table:style-name="ro1">
          <table:table-cell office:value-type="string">
            <text:p>Stig Landrø</text:p>
          </table:table-cell>
          <table:table-cell office:value-type="string">
            <text:p>slandroe@online.no</text:p>
          </table:table-cell>
          <table:table-cell office:value-type="string">
            <text:p>Norway</text:p>
          </table:table-cell>
          <table:table-cell office:value-type="string">
            <text:p>Private</text:p>
          </table:table-cell>
          <table:table-cell office:value-type="string">
            <text:p>No</text:p>
          </table:table-cell>
          <table:table-cell/>
          <table:table-cell office:value-type="string">
            <text:p>85.165.27.1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3-11">
            <text:p>11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11">
            <text:p>11/03/07</text:p>
          </table:table-cell>
          <table:table-cell table:number-columns-repeated="4"/>
        </table:table-row>
        <table:table-row table:style-name="ro1">
          <table:table-cell office:value-type="string">
            <text:p>Windo Hutabarat</text:p>
          </table:table-cell>
          <table:table-cell office:value-type="string">
            <text:p>whutabarat@gmail.com</text:p>
          </table:table-cell>
          <table:table-cell office:value-type="string">
            <text:p>UK</text:p>
          </table:table-cell>
          <table:table-cell office:value-type="string">
            <text:p>University of Cambridge</text:p>
          </table:table-cell>
          <table:table-cell office:value-type="string">
            <text:p>No</text:p>
          </table:table-cell>
          <table:table-cell office:value-type="string">
            <text:p>www-edc.eng.cam.ac.uk/~wh226</text:p>
          </table:table-cell>
          <table:table-cell office:value-type="string">
            <text:p>129.169.34.2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7.13) Gecko/20060417</text:p>
          </table:table-cell>
          <table:table-cell office:value-type="date" office:date-value="2007-03-12">
            <text:p>12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2">
            <text:p>12/03/07</text:p>
          </table:table-cell>
          <table:table-cell table:number-columns-repeated="5"/>
        </table:table-row>
        <table:table-row table:style-name="ro1">
          <table:table-cell office:value-type="string">
            <text:p>Allani Abderrahim</text:p>
          </table:table-cell>
          <table:table-cell office:value-type="string">
            <text:p>Allani.abderrahim@gmail.com</text:p>
          </table:table-cell>
          <table:table-cell office:value-type="string">
            <text:p>Tunisia</text:p>
          </table:table-cell>
          <table:table-cell office:value-type="string">
            <text:p>ISG Tunis</text:p>
          </table:table-cell>
          <table:table-cell office:value-type="string">
            <text:p>No</text:p>
          </table:table-cell>
          <table:table-cell/>
          <table:table-cell office:value-type="string">
            <text:p>196.203.176.21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3-12">
            <text:p>12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12">
            <text:p>12/03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Kamel</text:p>
          </table:table-cell>
          <table:table-cell office:value-type="string">
            <text:p>kamel_belkhelladi@yahoo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49.1.6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2) Gecko/20070219 Firefox/2.0.0.2</text:p>
          </table:table-cell>
          <table:table-cell office:value-type="date" office:date-value="2007-03-13">
            <text:p>13/03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3-13">
            <text:p>13/03/07</text:p>
          </table:table-cell>
          <table:table-cell table:number-columns-repeated="5"/>
        </table:table-row>
        <table:table-row table:style-name="ro1">
          <table:table-cell office:value-type="string">
            <text:p>Hanset</text:p>
          </table:table-cell>
          <table:table-cell office:value-type="string">
            <text:p>hanset@fucam.ac.be</text:p>
          </table:table-cell>
          <table:table-cell office:value-type="string">
            <text:p>Belgium</text:p>
          </table:table-cell>
          <table:table-cell office:value-type="string">
            <text:p>Fucam</text:p>
          </table:table-cell>
          <table:table-cell office:value-type="string">
            <text:p>No</text:p>
          </table:table-cell>
          <table:table-cell office:value-type="string">
            <text:p>www.fucam.ac.be</text:p>
          </table:table-cell>
          <table:table-cell office:value-type="string">
            <text:p>193.190.244.1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2) Gecko/20070219 Firefox/2.0.0.2</text:p>
          </table:table-cell>
          <table:table-cell office:value-type="date" office:date-value="2007-03-13">
            <text:p>13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3">
            <text:p>13/03/07</text:p>
          </table:table-cell>
          <table:table-cell table:number-columns-repeated="5"/>
        </table:table-row>
        <table:table-row table:style-name="ro1">
          <table:table-cell office:value-type="string">
            <text:p>Khaled Ahsan</text:p>
          </table:table-cell>
          <table:table-cell office:value-type="string">
            <text:p>akmkat_bd@yahoo.com</text:p>
          </table:table-cell>
          <table:table-cell office:value-type="string">
            <text:p>Austral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28.250.29.9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3-14">
            <text:p>14/03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3-14">
            <text:p>14/03/07</text:p>
          </table:table-cell>
          <table:table-cell table:number-columns-repeated="4"/>
        </table:table-row>
        <table:table-row table:style-name="ro1">
          <table:table-cell office:value-type="string">
            <text:p>TC</text:p>
          </table:table-cell>
          <table:table-cell office:value-type="string">
            <text:p>tcbe@yahoo.com</text:p>
          </table:table-cell>
          <table:table-cell office:value-type="string">
            <text:p>er</text:p>
          </table:table-cell>
          <table:table-cell office:value-type="string">
            <text:p>efa</text:p>
          </table:table-cell>
          <table:table-cell office:value-type="string">
            <text:p>No</text:p>
          </table:table-cell>
          <table:table-cell office:value-type="string">
            <text:p>http://www.er.org.cn</text:p>
          </table:table-cell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14">
            <text:p>14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4">
            <text:p>14/03/07</text:p>
          </table:table-cell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10) Gecko/20070216 Firefox/1.5.0.10</text:p>
          </table:table-cell>
          <table:table-cell office:value-type="date" office:date-value="2007-03-14">
            <text:p>14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4">
            <text:p>14/03/07</text:p>
          </table:table-cell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10) Gecko/20070216 Firefox/1.5.0.10</text:p>
          </table:table-cell>
          <table:table-cell office:value-type="date" office:date-value="2007-03-14">
            <text:p>14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14">
            <text:p>14/03/07</text:p>
          </table:table-cell>
          <table:table-cell table:number-columns-repeated="5"/>
        </table:table-row>
        <table:table-row table:style-name="ro1">
          <table:table-cell office:value-type="string">
            <text:p>moi</text:p>
          </table:table-cell>
          <table:table-cell office:value-type="string">
            <text:p>just-a-try@ici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90.18.40.19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3-16">
            <text:p>16/03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3-16">
            <text:p>16/03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XER@gmail.com</text:p>
          </table:table-cell>
          <table:table-cell office:value-type="string">
            <text:p>fewf</text:p>
          </table:table-cell>
          <table:table-cell office:value-type="string">
            <text:p>sadf</text:p>
          </table:table-cell>
          <table:table-cell office:value-type="string">
            <text:p>No</text:p>
          </table:table-cell>
          <table:table-cell/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1">
            <text:p>21/03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3-21">
            <text:p>21/03/07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XER@gmail.com</text:p>
          </table:table-cell>
          <table:table-cell office:value-type="string">
            <text:p>fewf</text:p>
          </table:table-cell>
          <table:table-cell office:value-type="string">
            <text:p>sadf</text:p>
          </table:table-cell>
          <table:table-cell office:value-type="string">
            <text:p>No</text:p>
          </table:table-cell>
          <table:table-cell/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1">
            <text:p>21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1">
            <text:p>21/03/07</text:p>
          </table:table-cell>
          <table:table-cell table:number-columns-repeated="5"/>
        </table:table-row>
        <table:table-row table:style-name="ro1">
          <table:table-cell office:value-type="string">
            <text:p>lalal</text:p>
          </table:table-cell>
          <table:table-cell office:value-type="string">
            <text:p>er.@gmail.com</text:p>
          </table:table-cell>
          <table:table-cell office:value-type="string">
            <text:p>Taiwa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1">
            <text:p>21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1">
            <text:p>21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8.65.10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1">
            <text:p>21/03/07</text:p>
          </table:table-cell>
          <table:table-cell/>
          <table:table-cell office:value-type="string">
            <text:p>No</text:p>
          </table:table-cell>
          <table:table-cell office:value-type="date" office:date-value="2007-03-21">
            <text:p>21/03/07</text:p>
          </table:table-cell>
          <table:table-cell table:number-columns-repeated="5"/>
        </table:table-row>
        <table:table-row table:style-name="ro1">
          <table:table-cell office:value-type="string">
            <text:p>Cold Blood</text:p>
          </table:table-cell>
          <table:table-cell office:value-type="string">
            <text:p>oaa_cb@yahoo.com</text:p>
          </table:table-cell>
          <table:table-cell office:value-type="string">
            <text:p>Libya</text:p>
          </table:table-cell>
          <table:table-cell office:value-type="string">
            <text:p>Almergeb University</text:p>
          </table:table-cell>
          <table:table-cell office:value-type="string">
            <text:p>No</text:p>
          </table:table-cell>
          <table:table-cell/>
          <table:table-cell office:value-type="string">
            <text:p>62.240.61.16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(R1 1.5)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3-21">
            <text:p>21/03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3-21">
            <text:p>21/03/07</text:p>
          </table:table-cell>
          <table:table-cell table:number-columns-repeated="4"/>
        </table:table-row>
        <table:table-row table:style-name="ro1">
          <table:table-cell office:value-type="string">
            <text:p>liuliu</text:p>
          </table:table-cell>
          <table:table-cell office:value-type="string">
            <text:p>liuliu.tju@gmail.com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2.113.3.7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0.10) Gecko/20070216 Firefox/1.5.0.10</text:p>
          </table:table-cell>
          <table:table-cell office:value-type="date" office:date-value="2007-03-22">
            <text:p>22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fefe@lifl.fr</text:p>
          </table:table-cell>
          <table:table-cell office:value-type="string">
            <text:p>fr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2">
            <text:p>22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office:value-type="string">
            <text:p>test (thomas)</text:p>
          </table:table-cell>
          <table:table-cell office:value-type="string">
            <text:p>test@lifl.fr</text:p>
          </table:table-cell>
          <table:table-cell office:value-type="string">
            <text:p>fr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2">
            <text:p>22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2">
            <text:p>22/03/07</text:p>
          </table:table-cell>
          <table:table-cell/>
          <table:table-cell office:value-type="string">
            <text:p>No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2.168.134.11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3-22">
            <text:p>22/03/07</text:p>
          </table:table-cell>
          <table:table-cell/>
          <table:table-cell office:value-type="string">
            <text:p>No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2">
            <text:p>22/03/07</text:p>
          </table:table-cell>
          <table:table-cell/>
          <table:table-cell office:value-type="string">
            <text:p>No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2">
            <text:p>22/03/07</text:p>
          </table:table-cell>
          <table:table-cell/>
          <table:table-cell office:value-type="string">
            <text:p>No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E-Mail@email.com</text:p>
          </table:table-cell>
          <table:table-cell office:value-type="string">
            <text:p>Country</text:p>
          </table:table-cell>
          <table:table-cell office:value-type="string">
            <text:p>Affiliation</text:p>
          </table:table-cell>
          <table:table-cell office:value-type="string">
            <text:p>No</text:p>
          </table:table-cell>
          <table:table-cell office:value-type="string">
            <text:p>URL</text:p>
          </table:table-cell>
          <table:table-cell office:value-type="string">
            <text:p>193.48.65.10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2">
            <text:p>22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2">
            <text:p>22/03/07</text:p>
          </table:table-cell>
          <table:table-cell table:number-columns-repeated="5"/>
        </table:table-row>
        <table:table-row table:style-name="ro1">
          <table:table-cell office:value-type="string">
            <text:p>Guo Zhijie</text:p>
          </table:table-cell>
          <table:table-cell office:value-type="string">
            <text:p>infotrans@jlonline.com</text:p>
          </table:table-cell>
          <table:table-cell office:value-type="string">
            <text:p>China</text:p>
          </table:table-cell>
          <table:table-cell office:value-type="string">
            <text:p>KeAn Electronics Ltd.</text:p>
          </table:table-cell>
          <table:table-cell office:value-type="string">
            <text:p>No</text:p>
          </table:table-cell>
          <table:table-cell/>
          <table:table-cell office:value-type="string">
            <text:p>218.2.220.3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1.1.4322)</text:p>
          </table:table-cell>
          <table:table-cell office:value-type="date" office:date-value="2007-03-25">
            <text:p>25/03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3-25">
            <text:p>25/03/07</text:p>
          </table:table-cell>
          <table:table-cell table:number-columns-repeated="5"/>
        </table:table-row>
        <table:table-row table:style-name="ro1">
          <table:table-cell office:value-type="string">
            <text:p>Guo Zhijie</text:p>
          </table:table-cell>
          <table:table-cell office:value-type="string">
            <text:p>infotrans@jlonline.com</text:p>
          </table:table-cell>
          <table:table-cell office:value-type="string">
            <text:p>China</text:p>
          </table:table-cell>
          <table:table-cell office:value-type="string">
            <text:p>Personal reasrcher</text:p>
          </table:table-cell>
          <table:table-cell office:value-type="string">
            <text:p>No</text:p>
          </table:table-cell>
          <table:table-cell/>
          <table:table-cell office:value-type="string">
            <text:p>218.2.221.22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1.1.4322)</text:p>
          </table:table-cell>
          <table:table-cell office:value-type="date" office:date-value="2007-03-25">
            <text:p>25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5">
            <text:p>25/03/07</text:p>
          </table:table-cell>
          <table:table-cell table:number-columns-repeated="5"/>
        </table:table-row>
        <table:table-row table:style-name="ro1">
          <table:table-cell office:value-type="string">
            <text:p>asdf</text:p>
          </table:table-cell>
          <table:table-cell office:value-type="string">
            <text:p>asfsadf@gmail.com</text:p>
          </table:table-cell>
          <table:table-cell office:value-type="string">
            <text:p>sdfew</text:p>
          </table:table-cell>
          <table:table-cell office:value-type="string">
            <text:p>afda</text:p>
          </table:table-cell>
          <table:table-cell office:value-type="string">
            <text:p>No</text:p>
          </table:table-cell>
          <table:table-cell/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3-27">
            <text:p>27/03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3-27">
            <text:p>27/03/07</text:p>
          </table:table-cell>
          <table:table-cell table:number-columns-repeated="5"/>
        </table:table-row>
        <table:table-row table:style-name="ro1">
          <table:table-cell office:value-type="string">
            <text:p>asdf</text:p>
          </table:table-cell>
          <table:table-cell office:value-type="string">
            <text:p>asfsadf@gmail.com</text:p>
          </table:table-cell>
          <table:table-cell office:value-type="string">
            <text:p>sdfew</text:p>
          </table:table-cell>
          <table:table-cell office:value-type="string">
            <text:p>afda</text:p>
          </table:table-cell>
          <table:table-cell office:value-type="string">
            <text:p>No</text:p>
          </table:table-cell>
          <table:table-cell/>
          <table:table-cell office:value-type="string">
            <text:p>163.22.18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zh-TW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3-27">
            <text:p>27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7">
            <text:p>27/03/07</text:p>
          </table:table-cell>
          <table:table-cell table:number-columns-repeated="5"/>
        </table:table-row>
        <table:table-row table:style-name="ro1">
          <table:table-cell office:value-type="string">
            <text:p>jideofor uzochukwu</text:p>
          </table:table-cell>
          <table:table-cell office:value-type="string">
            <text:p>ejidofor@hotmail.com</text:p>
          </table:table-cell>
          <table:table-cell office:value-type="string">
            <text:p>Luxembourg</text:p>
          </table:table-cell>
          <table:table-cell office:value-type="string">
            <text:p>University Luxembourg</text:p>
          </table:table-cell>
          <table:table-cell office:value-type="string">
            <text:p>No</text:p>
          </table:table-cell>
          <table:table-cell/>
          <table:table-cell office:value-type="string">
            <text:p>158.64.77.24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3-27">
            <text:p>27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7">
            <text:p>27/03/07</text:p>
          </table:table-cell>
          <table:table-cell table:number-columns-repeated="5"/>
        </table:table-row>
        <table:table-row table:style-name="ro1">
          <table:table-cell office:value-type="string">
            <text:p>Andreas Beham</text:p>
          </table:table-cell>
          <table:table-cell office:value-type="string">
            <text:p>andreas.beham@aon.at</text:p>
          </table:table-cell>
          <table:table-cell office:value-type="string">
            <text:p>Austria</text:p>
          </table:table-cell>
          <table:table-cell office:value-type="string">
            <text:p>JKU Linz</text:p>
          </table:table-cell>
          <table:table-cell office:value-type="string">
            <text:p>No</text:p>
          </table:table-cell>
          <table:table-cell/>
          <table:table-cell office:value-type="string">
            <text:p>67.102.28.11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de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3-27">
            <text:p>27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7">
            <text:p>27/03/07</text:p>
          </table:table-cell>
          <table:table-cell table:number-columns-repeated="5"/>
        </table:table-row>
        <table:table-row table:style-name="ro1">
          <table:table-cell office:value-type="string">
            <text:p>Andreas Beham</text:p>
          </table:table-cell>
          <table:table-cell office:value-type="string">
            <text:p>andreas.beham@aon.at</text:p>
          </table:table-cell>
          <table:table-cell office:value-type="string">
            <text:p>Austria</text:p>
          </table:table-cell>
          <table:table-cell office:value-type="string">
            <text:p>JKU</text:p>
          </table:table-cell>
          <table:table-cell office:value-type="string">
            <text:p>No</text:p>
          </table:table-cell>
          <table:table-cell/>
          <table:table-cell office:value-type="string">
            <text:p>140.78.198.100</text:p>
          </table:table-cell>
          <table:table-cell office:value-type="string">
            <text:p>Lynx/2.8.4rel.1 libwww-FM/2.14 SSL-MM/1.4.1 OpenSSL/0.9.6</text:p>
          </table:table-cell>
          <table:table-cell table:style-name="ce1" office:value-type="date" office:date-value="2007-03-27">
            <text:p>27/03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3-27">
            <text:p>27/03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Failed Download</text:p>
          </table:table-cell>
          <table:table-cell office:value-type="string">
            <text:p>no@none.or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8.117.126.78</text:p>
          </table:table-cell>
          <table:table-cell office:value-type="string">
            <text:p>ELinks/0.10.4-7.1-debian (textmode</text:p>
          </table:table-cell>
          <table:table-cell office:value-type="string">
            <text:p><text:s/>Linux 2.6.12.3 i686</text:p>
          </table:table-cell>
          <table:table-cell office:value-type="string">
            <text:p><text:s/>80x24-2)</text:p>
          </table:table-cell>
          <table:table-cell table:style-name="ce1" office:value-type="date" office:date-value="2007-03-27">
            <text:p>27/03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3-27">
            <text:p>27/03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193.48.65.7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193.48.65.7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193.48.65.7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193.48.65.7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193.48.65.7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.legrand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34.206.11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2 Ubuntu/dapper-security Firefox/1.5.0.9</text:p>
          </table:table-cell>
          <table:table-cell office:value-type="date" office:date-value="2007-03-28">
            <text:p>28/03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3-28">
            <text:p>28/03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2) Gecko/20060601 Firefox/2.0.0.2 (Ubuntu-edgy)</text:p>
          </table:table-cell>
          <table:table-cell office:value-type="date" office:date-value="2007-03-29">
            <text:p>29/03/07</text:p>
          </table:table-cell>
          <table:table-cell/>
          <table:table-cell office:value-type="string">
            <text:p>No</text:p>
          </table:table-cell>
          <table:table-cell office:value-type="date" office:date-value="2007-03-29">
            <text:p>29/03/07</text:p>
          </table:table-cell>
          <table:table-cell table:number-columns-repeated="5"/>
        </table:table-row>
        <table:table-row table:style-name="ro1">
          <table:table-cell office:value-type="string">
            <text:p>FRANCK Christian</text:p>
          </table:table-cell>
          <table:table-cell office:value-type="string">
            <text:p>christian.franck.001@student.uni.lu</text:p>
          </table:table-cell>
          <table:table-cell office:value-type="string">
            <text:p>Luxembourg</text:p>
          </table:table-cell>
          <table:table-cell office:value-type="string">
            <text:p>MICS</text:p>
          </table:table-cell>
          <table:table-cell office:value-type="string">
            <text:p>No</text:p>
          </table:table-cell>
          <table:table-cell office:value-type="string">
            <text:p>http://www.uni.lu</text:p>
          </table:table-cell>
          <table:table-cell office:value-type="string">
            <text:p>85.93.200.13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de</text:p>
          </table:table-cell>
          <table:table-cell office:value-type="string">
            <text:p><text:s/>rv:1.8.0.3) Gecko/20060425 SUSE/1.5.0.3-7 Firefox/1.5.0.3</text:p>
          </table:table-cell>
          <table:table-cell office:value-type="date" office:date-value="2007-04-01">
            <text:p>01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1">
            <text:p>01/04/07</text:p>
          </table:table-cell>
          <table:table-cell table:number-columns-repeated="5"/>
        </table:table-row>
        <table:table-row table:style-name="ro1">
          <table:table-cell office:value-type="string">
            <text:p>brongniart</text:p>
          </table:table-cell>
          <table:table-cell office:value-type="string">
            <text:p>jerome.brongniart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82.127.214.22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02 Ubuntu/dapper-security Firefox/1.5.0.10</text:p>
          </table:table-cell>
          <table:table-cell office:value-type="date" office:date-value="2007-04-01">
            <text:p>01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1">
            <text:p>01/04/07</text:p>
          </table:table-cell>
          <table:table-cell table:number-columns-repeated="5"/>
        </table:table-row>
        <table:table-row table:style-name="ro1">
          <table:table-cell office:value-type="string">
            <text:p>Godefroy Picart</text:p>
          </table:table-cell>
          <table:table-cell office:value-type="string">
            <text:p>godefroy.picart@veoliawater.co.uk</text:p>
          </table:table-cell>
          <table:table-cell office:value-type="string">
            <text:p>United Kingdom</text:p>
          </table:table-cell>
          <table:table-cell office:value-type="string">
            <text:p>Three Valleys Water</text:p>
          </table:table-cell>
          <table:table-cell office:value-type="string">
            <text:p>No</text:p>
          </table:table-cell>
          <table:table-cell/>
          <table:table-cell office:value-type="string">
            <text:p>213.120.73.24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2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3">
            <text:p>03/04/07</text:p>
          </table:table-cell>
          <table:table-cell table:style-name="Default" office:value-type="string">
            <text:p>Commercial</text:p>
          </table:table-cell>
          <table:table-cell office:value-type="string">
            <text:p>No</text:p>
          </table:table-cell>
          <table:table-cell table:style-name="ce1" office:value-type="date" office:date-value="2007-04-03">
            <text:p>03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Godefroy Picart</text:p>
          </table:table-cell>
          <table:table-cell office:value-type="string">
            <text:p>godefroy.picart@veoliawater.co.uk</text:p>
          </table:table-cell>
          <table:table-cell office:value-type="string">
            <text:p>United Kingdom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3.120.73.24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2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3">
            <text:p>03/04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4-03">
            <text:p>03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Godefroy Picart</text:p>
          </table:table-cell>
          <table:table-cell office:value-type="string">
            <text:p>godefroy.picart@veoliawater.co.uk</text:p>
          </table:table-cell>
          <table:table-cell office:value-type="string">
            <text:p>United Kingdom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3.120.73.24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2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3">
            <text:p>03/04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4-03">
            <text:p>03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Godefroy Picart</text:p>
          </table:table-cell>
          <table:table-cell office:value-type="string">
            <text:p>godefroy.picart@veoliawater.co.uk</text:p>
          </table:table-cell>
          <table:table-cell office:value-type="string">
            <text:p>United Kingdom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3.120.73.24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2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3">
            <text:p>03/04/07</text:p>
          </table:table-cell>
          <table:table-cell table:style-name="Default" office:value-type="string">
            <text:p>Commercial</text:p>
          </table:table-cell>
          <table:table-cell office:value-type="string">
            <text:p>No</text:p>
          </table:table-cell>
          <table:table-cell table:style-name="ce1" office:value-type="date" office:date-value="2007-04-03">
            <text:p>03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io</text:p>
          </table:table-cell>
          <table:table-cell office:value-type="string">
            <text:p>mcamara@atc.ugr.es</text:p>
          </table:table-cell>
          <table:table-cell office:value-type="string">
            <text:p>Spain</text:p>
          </table:table-cell>
          <table:table-cell office:value-type="string">
            <text:p>University of Granada</text:p>
          </table:table-cell>
          <table:table-cell office:value-type="string">
            <text:p>No</text:p>
          </table:table-cell>
          <table:table-cell/>
          <table:table-cell office:value-type="string">
            <text:p>81.156.26.6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03">
            <text:p>03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3">
            <text:p>03/04/07</text:p>
          </table:table-cell>
          <table:table-cell table:number-columns-repeated="5"/>
        </table:table-row>
        <table:table-row table:style-name="ro1">
          <table:table-cell office:value-type="string">
            <text:p>www</text:p>
          </table:table-cell>
          <table:table-cell office:value-type="string">
            <text:p>www@www.ru</text:p>
          </table:table-cell>
          <table:table-cell table:number-columns-repeated="2" office:value-type="string">
            <text:p>www</text:p>
          </table:table-cell>
          <table:table-cell office:value-type="string">
            <text:p>No</text:p>
          </table:table-cell>
          <table:table-cell office:value-type="string">
            <text:p>www</text:p>
          </table:table-cell>
          <table:table-cell office:value-type="string">
            <text:p>148.81.7.6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pl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4-03">
            <text:p>03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3">
            <text:p>03/04/07</text:p>
          </table:table-cell>
          <table:table-cell table:number-columns-repeated="5"/>
        </table:table-row>
        <table:table-row table:style-name="ro1">
          <table:table-cell office:value-type="string">
            <text:p>eran.h</text:p>
          </table:table-cell>
          <table:table-cell office:value-type="string">
            <text:p>eran.h@bigba.com</text:p>
          </table:table-cell>
          <table:table-cell office:value-type="string">
            <text:p>sdd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8.155.110.22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03">
            <text:p>03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03">
            <text:p>03/04/07</text:p>
          </table:table-cell>
          <table:table-cell table:number-columns-repeated="5"/>
        </table:table-row>
        <table:table-row table:style-name="ro1">
          <table:table-cell office:value-type="string">
            <text:p>chaari</text:p>
          </table:table-cell>
          <table:table-cell office:value-type="string">
            <text:p>tarek_chaari@yahoo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50.192.1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5">
            <text:p>05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05">
            <text:p>05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kara</text:p>
          </table:table-cell>
          <table:table-cell office:value-type="string">
            <text:p>rytuto@yahoo.fr</text:p>
          </table:table-cell>
          <table:table-cell office:value-type="string">
            <text:p>france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134.158.40.11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0) Gecko/20070226 Red Hat/1.5.0.10-0.1.el4 Firefox/1.5.0.10</text:p>
          </table:table-cell>
          <table:table-cell office:value-type="date" office:date-value="2007-04-05">
            <text:p>05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5">
            <text:p>05/04/07</text:p>
          </table:table-cell>
          <table:table-cell table:number-columns-repeated="5"/>
        </table:table-row>
        <table:table-row table:style-name="ro1">
          <table:table-cell office:value-type="string">
            <text:p>Mario</text:p>
          </table:table-cell>
          <table:table-cell office:value-type="string">
            <text:p>mcamara@atc.ugr.es</text:p>
          </table:table-cell>
          <table:table-cell office:value-type="string">
            <text:p>Spain</text:p>
          </table:table-cell>
          <table:table-cell office:value-type="string">
            <text:p>University of Granada</text:p>
          </table:table-cell>
          <table:table-cell office:value-type="string">
            <text:p>No</text:p>
          </table:table-cell>
          <table:table-cell/>
          <table:table-cell office:value-type="string">
            <text:p>129.215.48.4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s-ES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05">
            <text:p>05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5">
            <text:p>05/04/07</text:p>
          </table:table-cell>
          <table:table-cell table:number-columns-repeated="5"/>
        </table:table-row>
        <table:table-row table:style-name="ro1">
          <table:table-cell office:value-type="string">
            <text:p>Hajer Esseghir</text:p>
          </table:table-cell>
          <table:table-cell office:value-type="string">
            <text:p>essseghir_hajer@yahoo.fr</text:p>
          </table:table-cell>
          <table:table-cell office:value-type="string">
            <text:p>Tunisie</text:p>
          </table:table-cell>
          <table:table-cell office:value-type="string">
            <text:p>LARODEC - ISG - TUNIS</text:p>
          </table:table-cell>
          <table:table-cell office:value-type="string">
            <text:p>No</text:p>
          </table:table-cell>
          <table:table-cell office:value-type="string">
            <text:p>www.larodec.isg.rnu.tn</text:p>
          </table:table-cell>
          <table:table-cell office:value-type="string">
            <text:p>196.203.173.20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7.13) Gecko/20060418 Fedora/1.0.8-1.1.fc4 Firefox/1.0.8</text:p>
          </table:table-cell>
          <table:table-cell office:value-type="date" office:date-value="2007-04-05">
            <text:p>05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05">
            <text:p>05/04/07</text:p>
          </table:table-cell>
          <table:table-cell table:number-columns-repeated="5"/>
        </table:table-row>
        <table:table-row table:style-name="ro1">
          <table:table-cell office:value-type="string">
            <text:p>gsrg</text:p>
          </table:table-cell>
          <table:table-cell office:value-type="string">
            <text:p>drwghr@qzf.d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8.83.2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1) Gecko/20070327 Ubuntu/dapper-security Firefox/1.5.0.11</text:p>
          </table:table-cell>
          <table:table-cell office:value-type="date" office:date-value="2007-04-05">
            <text:p>05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05">
            <text:p>05/04/07</text:p>
          </table:table-cell>
          <table:table-cell table:number-columns-repeated="5"/>
        </table:table-row>
        <table:table-row table:style-name="ro1">
          <table:table-cell office:value-type="string">
            <text:p>Chris Yang</text:p>
          </table:table-cell>
          <table:table-cell office:value-type="string">
            <text:p>genzhao_dp@yahoo.com.cn</text:p>
          </table:table-cell>
          <table:table-cell office:value-type="string">
            <text:p>China</text:p>
          </table:table-cell>
          <table:table-cell office:value-type="string">
            <text:p>Guangzhou city, Guangdong Province, China</text:p>
          </table:table-cell>
          <table:table-cell office:value-type="string">
            <text:p>No</text:p>
          </table:table-cell>
          <table:table-cell office:value-type="string">
            <text:p>http://www.sysu.edu.cn</text:p>
          </table:table-cell>
          <table:table-cell office:value-type="string">
            <text:p>202.116.77.13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Maxthon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4-05">
            <text:p>05/04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4-05">
            <text:p>05/04/07</text:p>
          </table:table-cell>
          <table:table-cell table:number-columns-repeated="4"/>
        </table:table-row>
        <table:table-row table:style-name="ro1">
          <table:table-cell office:value-type="string">
            <text:p>Gilles Quemener</text:p>
          </table:table-cell>
          <table:table-cell office:value-type="string">
            <text:p>quemener@lpsc.in2p3.fr</text:p>
          </table:table-cell>
          <table:table-cell office:value-type="string">
            <text:p>FRANCE</text:p>
          </table:table-cell>
          <table:table-cell office:value-type="string">
            <text:p>CNRS IN2P3</text:p>
          </table:table-cell>
          <table:table-cell office:value-type="string">
            <text:p>No</text:p>
          </table:table-cell>
          <table:table-cell office:value-type="string">
            <text:p>http://lpsc.in2p3.fr/UCN/index.html</text:p>
          </table:table-cell>
          <table:table-cell office:value-type="string">
            <text:p>134.158.42.2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3) Gecko/20040913</text:p>
          </table:table-cell>
          <table:table-cell office:value-type="date" office:date-value="2007-04-06">
            <text:p>06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06">
            <text:p>06/04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6.203.125.24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6">
            <text:p>06/04/07</text:p>
          </table:table-cell>
          <table:table-cell table:style-name="Default"/>
          <table:table-cell office:value-type="string">
            <text:p>No</text:p>
          </table:table-cell>
          <table:table-cell table:style-name="ce1" office:value-type="date" office:date-value="2007-04-06">
            <text:p>06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ajer</text:p>
          </table:table-cell>
          <table:table-cell office:value-type="string">
            <text:p>essseghir_hajer@yahoo.fr</text:p>
          </table:table-cell>
          <table:table-cell office:value-type="string">
            <text:p>Tunisie</text:p>
          </table:table-cell>
          <table:table-cell office:value-type="string">
            <text:p>LARODEC</text:p>
          </table:table-cell>
          <table:table-cell office:value-type="string">
            <text:p>No</text:p>
          </table:table-cell>
          <table:table-cell office:value-type="string">
            <text:p>www.larodec.isg.rnu.tn</text:p>
          </table:table-cell>
          <table:table-cell office:value-type="string">
            <text:p>196.203.125.24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6">
            <text:p>06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06">
            <text:p>06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ajer</text:p>
          </table:table-cell>
          <table:table-cell office:value-type="string">
            <text:p>essseghir_hajer@yahoo.fr</text:p>
          </table:table-cell>
          <table:table-cell office:value-type="string">
            <text:p>Tunisie</text:p>
          </table:table-cell>
          <table:table-cell office:value-type="string">
            <text:p>LARODEC</text:p>
          </table:table-cell>
          <table:table-cell office:value-type="string">
            <text:p>No</text:p>
          </table:table-cell>
          <table:table-cell office:value-type="string">
            <text:p>www.larodec.isg.rnu.tn</text:p>
          </table:table-cell>
          <table:table-cell office:value-type="string">
            <text:p>196.203.125.24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06">
            <text:p>06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06">
            <text:p>06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assan</text:p>
          </table:table-cell>
          <table:table-cell office:value-type="string">
            <text:p>h_berbia@yahoo.com</text:p>
          </table:table-cell>
          <table:table-cell office:value-type="string">
            <text:p>morocco</text:p>
          </table:table-cell>
          <table:table-cell office:value-type="string">
            <text:p>ensias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office:value-type="string">
            <text:p>196.217.84.51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4-07">
            <text:p>07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07">
            <text:p>07/04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xyz</text:p>
          </table:table-cell>
          <table:table-cell office:value-type="string">
            <text:p>xyz@hotmail.fr</text:p>
          </table:table-cell>
          <table:table-cell office:value-type="string">
            <text:p>france</text:p>
          </table:table-cell>
          <table:table-cell office:value-type="string">
            <text:p>ABC</text:p>
          </table:table-cell>
          <table:table-cell office:value-type="string">
            <text:p>No</text:p>
          </table:table-cell>
          <table:table-cell/>
          <table:table-cell office:value-type="string">
            <text:p>196.217.69.25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4-08">
            <text:p>08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08">
            <text:p>08/04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Filip</text:p>
          </table:table-cell>
          <table:table-cell office:value-type="string">
            <text:p>filip11@abv.bg</text:p>
          </table:table-cell>
          <table:table-cell office:value-type="string">
            <text:p>Bulgar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93.41.190.5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4-11">
            <text:p>11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11">
            <text:p>11/04/07</text:p>
          </table:table-cell>
          <table:table-cell table:number-columns-repeated="4"/>
        </table:table-row>
        <table:table-row table:style-name="ro1">
          <table:table-cell office:value-type="string">
            <text:p>ejike j. uzochukwu</text:p>
          </table:table-cell>
          <table:table-cell office:value-type="string">
            <text:p>ejidofor@hotmail.com</text:p>
          </table:table-cell>
          <table:table-cell office:value-type="string">
            <text:p>Luxembourg</text:p>
          </table:table-cell>
          <table:table-cell office:value-type="string">
            <text:p>Uni Luxembourg</text:p>
          </table:table-cell>
          <table:table-cell office:value-type="string">
            <text:p>No</text:p>
          </table:table-cell>
          <table:table-cell/>
          <table:table-cell office:value-type="string">
            <text:p>158.64.77.15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12">
            <text:p>12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12">
            <text:p>12/04/07</text:p>
          </table:table-cell>
          <table:table-cell table:number-columns-repeated="5"/>
        </table:table-row>
        <table:table-row table:style-name="ro1">
          <table:table-cell office:value-type="string">
            <text:p>satyadhayn chickerur</text:p>
          </table:table-cell>
          <table:table-cell office:value-type="string">
            <text:p>chickerursr@gmail.com</text:p>
          </table:table-cell>
          <table:table-cell office:value-type="string">
            <text:p>india</text:p>
          </table:table-cell>
          <table:table-cell office:value-type="string">
            <text:p>sona college of techology </text:p>
          </table:table-cell>
          <table:table-cell office:value-type="string">
            <text:p>No</text:p>
          </table:table-cell>
          <table:table-cell/>
          <table:table-cell office:value-type="string">
            <text:p>59.165.241.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FDM)</text:p>
          </table:table-cell>
          <table:table-cell table:style-name="ce1" office:value-type="date" office:date-value="2007-04-12">
            <text:p>12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2">
            <text:p>12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rnaud</text:p>
          </table:table-cell>
          <table:table-cell office:value-type="string">
            <text:p>liefooga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12">
            <text:p>12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2">
            <text:p>12/04/07</text:p>
          </table:table-cell>
          <table:table-cell table:number-columns-repeated="5"/>
        </table:table-row>
        <table:table-row table:style-name="ro1">
          <table:table-cell office:value-type="string">
            <text:p>gfgdf</text:p>
          </table:table-cell>
          <table:table-cell office:value-type="string">
            <text:p>dfgdfg@rtert.fer</text:p>
          </table:table-cell>
          <table:table-cell office:value-type="string">
            <text:p>ezrzer</text:p>
          </table:table-cell>
          <table:table-cell office:value-type="string">
            <text:p>erzer</text:p>
          </table:table-cell>
          <table:table-cell office:value-type="string">
            <text:p>No</text:p>
          </table:table-cell>
          <table:table-cell/>
          <table:table-cell office:value-type="string">
            <text:p>196.203.59.6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4-12">
            <text:p>12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2">
            <text:p>12/04/07</text:p>
          </table:table-cell>
          <table:table-cell table:number-columns-repeated="5"/>
        </table:table-row>
        <table:table-row table:style-name="ro1">
          <table:table-cell office:value-type="string">
            <text:p>Hajer</text:p>
          </table:table-cell>
          <table:table-cell office:value-type="string">
            <text:p>esss.hajer@laposte.net</text:p>
          </table:table-cell>
          <table:table-cell office:value-type="string">
            <text:p>Tunis</text:p>
          </table:table-cell>
          <table:table-cell office:value-type="string">
            <text:p>ISG</text:p>
          </table:table-cell>
          <table:table-cell office:value-type="string">
            <text:p>No</text:p>
          </table:table-cell>
          <table:table-cell office:value-type="string">
            <text:p>www.isg.rnu.tn</text:p>
          </table:table-cell>
          <table:table-cell office:value-type="string">
            <text:p>196.203.59.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) Gecko/20060313 Fedora/1.5.0.1-9 Firefox/1.5.0.1 pango-text</text:p>
          </table:table-cell>
          <table:table-cell office:value-type="date" office:date-value="2007-04-13">
            <text:p>13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3">
            <text:p>13/04/07</text:p>
          </table:table-cell>
          <table:table-cell table:number-columns-repeated="5"/>
        </table:table-row>
        <table:table-row table:style-name="ro1">
          <table:table-cell office:value-type="string">
            <text:p>Gionata Massi</text:p>
          </table:table-cell>
          <table:table-cell office:value-type="string">
            <text:p>gionata.massi@gmail.com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205.129.1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it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13">
            <text:p>13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3">
            <text:p>13/04/07</text:p>
          </table:table-cell>
          <table:table-cell table:number-columns-repeated="5"/>
        </table:table-row>
        <table:table-row table:style-name="ro1">
          <table:table-cell office:value-type="string">
            <text:p>Gionata Massi</text:p>
          </table:table-cell>
          <table:table-cell office:value-type="string">
            <text:p>gionata.massi@gmail.com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205.129.1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it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13">
            <text:p>13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3">
            <text:p>13/04/07</text:p>
          </table:table-cell>
          <table:table-cell table:number-columns-repeated="5"/>
        </table:table-row>
        <table:table-row table:style-name="ro1">
          <table:table-cell office:value-type="string">
            <text:p>Becem</text:p>
          </table:table-cell>
          <table:table-cell office:value-type="string">
            <text:p>marouani_becem@yahoo.fr</text:p>
          </table:table-cell>
          <table:table-cell office:value-type="string">
            <text:p>Tunis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1.226.255.8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16">
            <text:p>16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6">
            <text:p>16/04/07</text:p>
          </table:table-cell>
          <table:table-cell table:number-columns-repeated="5"/>
        </table:table-row>
        <table:table-row table:style-name="ro1">
          <table:table-cell office:value-type="string">
            <text:p>yosra</text:p>
          </table:table-cell>
          <table:table-cell office:value-type="string">
            <text:p>jmyosra@yahoo.fr</text:p>
          </table:table-cell>
          <table:table-cell office:value-type="string">
            <text:p>tunisie</text:p>
          </table:table-cell>
          <table:table-cell office:value-type="string">
            <text:p>mastère en informatique de gestion</text:p>
          </table:table-cell>
          <table:table-cell office:value-type="string">
            <text:p>No</text:p>
          </table:table-cell>
          <table:table-cell/>
          <table:table-cell office:value-type="string">
            <text:p>41.224.235.22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SIMBAR={E193CBC6-9038-4126-BBF2-614E43777CBF}</text:p>
          </table:table-cell>
          <table:table-cell table:style-name="Default" office:value-type="string">
            <text:p><text:s/>.NET CLR 1.0.3705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4.0)</text:p>
          </table:table-cell>
          <table:table-cell table:style-name="ce1" office:value-type="date" office:date-value="2007-04-16">
            <text:p>16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6">
            <text:p>16/04/07</text:p>
          </table:table-cell>
          <table:table-cell/>
        </table:table-row>
        <table:table-row table:style-name="ro1">
          <table:table-cell office:value-type="string">
            <text:p>anis turki</text:p>
          </table:table-cell>
          <table:table-cell office:value-type="string">
            <text:p>anisturkimail@yahoo.fr</text:p>
          </table:table-cell>
          <table:table-cell office:value-type="string">
            <text:p>tunisie</text:p>
          </table:table-cell>
          <table:table-cell office:value-type="string">
            <text:p>master informatique appliquée à la gestion</text:p>
          </table:table-cell>
          <table:table-cell office:value-type="string">
            <text:p>No</text:p>
          </table:table-cell>
          <table:table-cell/>
          <table:table-cell office:value-type="string">
            <text:p>41.226.244.5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InfoPath.2)</text:p>
          </table:table-cell>
          <table:table-cell table:style-name="ce1" office:value-type="date" office:date-value="2007-04-16">
            <text:p>16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16">
            <text:p>16/04/07</text:p>
          </table:table-cell>
          <table:table-cell table:number-columns-repeated="4"/>
        </table:table-row>
        <table:table-row table:style-name="ro1">
          <table:table-cell office:value-type="string">
            <text:p>rami</text:p>
          </table:table-cell>
          <table:table-cell office:value-type="string">
            <text:p>rymameg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6.203.251.23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Topnet - ISP Tunisia</text:p>
          </table:table-cell>
          <table:table-cell office:value-type="string">
            <text:p><text:s/>FunWebProducts</text:p>
          </table:table-cell>
          <table:table-cell table:style-name="Default" office:value-type="string">
            <text:p><text:s/>SIMBAR Enabled</text:p>
          </table:table-cell>
          <table:table-cell office:value-type="string">
            <text:p><text:s/>SIMBAR={8E207D91-BDD1-4c67-BB0A-215E6336DBCE}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4-16">
            <text:p>16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6">
            <text:p>16/04/07</text:p>
          </table:table-cell>
          <table:table-cell/>
        </table:table-row>
        <table:table-row table:style-name="ro1">
          <table:table-cell office:value-type="string">
            <text:p>dfasd</text:p>
          </table:table-cell>
          <table:table-cell office:value-type="string">
            <text:p>asdf@asdfa.com</text:p>
          </table:table-cell>
          <table:table-cell office:value-type="string">
            <text:p>Argelia</text:p>
          </table:table-cell>
          <table:table-cell office:value-type="float" office:value="3423">
            <text:p>3423</text:p>
          </table:table-cell>
          <table:table-cell office:value-type="string">
            <text:p>No</text:p>
          </table:table-cell>
          <table:table-cell/>
          <table:table-cell office:value-type="string">
            <text:p>217.127.27.116</text:p>
          </table:table-cell>
          <table:table-cell office:value-type="string">
            <text:p>Opera/9.20 (Windows NT 5.1</text:p>
          </table:table-cell>
          <table:table-cell office:value-type="string">
            <text:p><text:s/>U</text:p>
          </table:table-cell>
          <table:table-cell office:value-type="string">
            <text:p><text:s/>es-es)</text:p>
          </table:table-cell>
          <table:table-cell table:style-name="ce1" office:value-type="date" office:date-value="2007-04-17">
            <text:p>17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17">
            <text:p>17/04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jayanta poray</text:p>
          </table:table-cell>
          <table:table-cell office:value-type="string">
            <text:p>jayanta.poray@gmail.com</text:p>
          </table:table-cell>
          <table:table-cell office:value-type="string">
            <text:p>Luxembourg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8.64.76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4-17">
            <text:p>17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7">
            <text:p>17/04/07</text:p>
          </table:table-cell>
          <table:table-cell table:number-columns-repeated="5"/>
        </table:table-row>
        <table:table-row table:style-name="ro1">
          <table:table-cell office:value-type="string">
            <text:p>ghislaine</text:p>
          </table:table-cell>
          <table:table-cell office:value-type="string">
            <text:p>ndeutchi.ghislaine@gmail.com</text:p>
          </table:table-cell>
          <table:table-cell office:value-type="string">
            <text:p>Luxembourg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8.64.76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4-17">
            <text:p>17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17">
            <text:p>17/04/07</text:p>
          </table:table-cell>
          <table:table-cell table:number-columns-repeated="5"/>
        </table:table-row>
        <table:table-row table:style-name="ro1">
          <table:table-cell office:value-type="string">
            <text:p>Jayanta Poray</text:p>
          </table:table-cell>
          <table:table-cell office:value-type="string">
            <text:p>jayanta.poray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8.64.76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4-17">
            <text:p>17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17">
            <text:p>17/04/07</text:p>
          </table:table-cell>
          <table:table-cell table:number-columns-repeated="5"/>
        </table:table-row>
        <table:table-row table:style-name="ro1">
          <table:table-cell office:value-type="string">
            <text:p>hh</text:p>
          </table:table-cell>
          <table:table-cell office:value-type="string">
            <text:p>hamza.heni@yahoo.fr</text:p>
          </table:table-cell>
          <table:table-cell office:value-type="string">
            <text:p>tunis</text:p>
          </table:table-cell>
          <table:table-cell office:value-type="string">
            <text:p>hh</text:p>
          </table:table-cell>
          <table:table-cell office:value-type="string">
            <text:p>No</text:p>
          </table:table-cell>
          <table:table-cell/>
          <table:table-cell office:value-type="string">
            <text:p>41.224.217.1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4-17">
            <text:p>17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17">
            <text:p>17/04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41.224.217.1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4-17">
            <text:p>17/04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4-17">
            <text:p>17/04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iaadle</text:p>
          </table:table-cell>
          <table:table-cell office:value-type="string">
            <text:p>iaadle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01.160.9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4-17">
            <text:p>17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7">
            <text:p>17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salma</text:p>
          </table:table-cell>
          <table:table-cell office:value-type="string">
            <text:p>naccachesalma@yahoo.fr</text:p>
          </table:table-cell>
          <table:table-cell office:value-type="string">
            <text:p>tunisia</text:p>
          </table:table-cell>
          <table:table-cell office:value-type="string">
            <text:p>isg tunis</text:p>
          </table:table-cell>
          <table:table-cell office:value-type="string">
            <text:p>No</text:p>
          </table:table-cell>
          <table:table-cell/>
          <table:table-cell office:value-type="string">
            <text:p>41.226.233.21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4-17">
            <text:p>17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7">
            <text:p>17/04/07</text:p>
          </table:table-cell>
          <table:table-cell table:number-columns-repeated="5"/>
        </table:table-row>
        <table:table-row table:style-name="ro1">
          <table:table-cell office:value-type="string">
            <text:p>Irina Mohorianu</text:p>
          </table:table-cell>
          <table:table-cell office:value-type="string">
            <text:p>irina.mohorianu@infoiasi.ro</text:p>
          </table:table-cell>
          <table:table-cell office:value-type="string">
            <text:p>Romania</text:p>
          </table:table-cell>
          <table:table-cell office:value-type="string">
            <text:p>FCS UAIC Iasi</text:p>
          </table:table-cell>
          <table:table-cell office:value-type="string">
            <text:p>No</text:p>
          </table:table-cell>
          <table:table-cell/>
          <table:table-cell office:value-type="string">
            <text:p>82.77.229.10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7-04-17">
            <text:p>17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7">
            <text:p>17/04/07</text:p>
          </table:table-cell>
          <table:table-cell table:number-columns-repeated="5"/>
        </table:table-row>
        <table:table-row table:style-name="ro1">
          <table:table-cell office:value-type="string">
            <text:p>thouraya</text:p>
          </table:table-cell>
          <table:table-cell office:value-type="string">
            <text:p>thouraya.romdhane@gmail.com</text:p>
          </table:table-cell>
          <table:table-cell office:value-type="string">
            <text:p>Tunisie</text:p>
          </table:table-cell>
          <table:table-cell office:value-type="string">
            <text:p>étudiante</text:p>
          </table:table-cell>
          <table:table-cell office:value-type="string">
            <text:p>No</text:p>
          </table:table-cell>
          <table:table-cell/>
          <table:table-cell office:value-type="string">
            <text:p>41.226.4.6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4-18">
            <text:p>18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8">
            <text:p>18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houraya</text:p>
          </table:table-cell>
          <table:table-cell office:value-type="string">
            <text:p>thouraya.romdhane@gmail.com</text:p>
          </table:table-cell>
          <table:table-cell office:value-type="string">
            <text:p>tunisie</text:p>
          </table:table-cell>
          <table:table-cell office:value-type="string">
            <text:p>étudiante</text:p>
          </table:table-cell>
          <table:table-cell office:value-type="string">
            <text:p>No</text:p>
          </table:table-cell>
          <table:table-cell/>
          <table:table-cell office:value-type="string">
            <text:p>41.226.4.6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4-18">
            <text:p>18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8">
            <text:p>18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de hadi pranata</text:p>
          </table:table-cell>
          <table:table-cell office:value-type="string">
            <text:p>ade.h.pranata@gmail.com</text:p>
          </table:table-cell>
          <table:table-cell office:value-type="string">
            <text:p>Indones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2.146.241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unit three kartini ST, MT</text:p>
          </table:table-cell>
          <table:table-cell office:value-type="string">
            <text:p>uunitthree@Gmail.com</text:p>
          </table:table-cell>
          <table:table-cell office:value-type="string">
            <text:p>Indones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3.91.159.11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802 Mandriva/1.5.0.7-1mdv2007.0 (2007.0) Firefox/1.5.0.7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unit three kartini ST, MT</text:p>
          </table:table-cell>
          <table:table-cell office:value-type="string">
            <text:p>uunitthree@Gmail.com</text:p>
          </table:table-cell>
          <table:table-cell office:value-type="string">
            <text:p>Indones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3.91.159.11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802 Mandriva/1.5.0.7-1mdv2007.0 (2007.0) Firefox/1.5.0.7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thouraya</text:p>
          </table:table-cell>
          <table:table-cell office:value-type="string">
            <text:p>thouraya.romdhane@gmail.com</text:p>
          </table:table-cell>
          <table:table-cell office:value-type="string">
            <text:p>Tunisie</text:p>
          </table:table-cell>
          <table:table-cell office:value-type="string">
            <text:p>étudiante</text:p>
          </table:table-cell>
          <table:table-cell office:value-type="string">
            <text:p>No</text:p>
          </table:table-cell>
          <table:table-cell/>
          <table:table-cell office:value-type="string">
            <text:p>41.226.236.9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4-18">
            <text:p>18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18">
            <text:p>18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George Avramidis</text:p>
          </table:table-cell>
          <table:table-cell office:value-type="string">
            <text:p>avramidg@ceid.upatras.gr</text:p>
          </table:table-cell>
          <table:table-cell office:value-type="string">
            <text:p>Greece</text:p>
          </table:table-cell>
          <table:table-cell office:value-type="string">
            <text:p>CEID Upatras</text:p>
          </table:table-cell>
          <table:table-cell office:value-type="string">
            <text:p>No</text:p>
          </table:table-cell>
          <table:table-cell office:value-type="string">
            <text:p>www.ceid.upatras.gr</text:p>
          </table:table-cell>
          <table:table-cell office:value-type="string">
            <text:p>85.75.161.20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l</text:p>
          </table:table-cell>
          <table:table-cell office:value-type="string">
            <text:p><text:s/>rv:1.8.1.3) Gecko/20070325 Firefox/2.0.0.3</text:p>
          </table:table-cell>
          <table:table-cell office:value-type="date" office:date-value="2007-04-18">
            <text:p>18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8">
            <text:p>18/04/07</text:p>
          </table:table-cell>
          <table:table-cell table:number-columns-repeated="5"/>
        </table:table-row>
        <table:table-row table:style-name="ro1">
          <table:table-cell office:value-type="string">
            <text:p>jideofor Jonathan</text:p>
          </table:table-cell>
          <table:table-cell office:value-type="string">
            <text:p>jide@uboot.com</text:p>
          </table:table-cell>
          <table:table-cell office:value-type="string">
            <text:p>Austr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90.129.6.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19">
            <text:p>19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19">
            <text:p>19/04/07</text:p>
          </table:table-cell>
          <table:table-cell table:number-columns-repeated="5"/>
        </table:table-row>
        <table:table-row table:style-name="ro1">
          <table:table-cell office:value-type="string">
            <text:p>ANA PATROCINIO</text:p>
          </table:table-cell>
          <table:table-cell office:value-type="string">
            <text:p>anapatrocinio@cfhr.epm.br</text:p>
          </table:table-cell>
          <table:table-cell office:value-type="string">
            <text:p>Brazil</text:p>
          </table:table-cell>
          <table:table-cell office:value-type="string">
            <text:p>SBEB</text:p>
          </table:table-cell>
          <table:table-cell office:value-type="string">
            <text:p>No</text:p>
          </table:table-cell>
          <table:table-cell/>
          <table:table-cell office:value-type="string">
            <text:p>201.43.189.5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04-20">
            <text:p>20/04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4-20">
            <text:p>20/04/07</text:p>
          </table:table-cell>
          <table:table-cell table:number-columns-repeated="4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est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thomas (test alpha)</text:p>
          </table:table-cell>
          <table:table-cell office:value-type="string">
            <text:p>thomas.legrand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Arnaud</text:p>
          </table:table-cell>
          <table:table-cell office:value-type="string">
            <text:p>liefooga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?</text:p>
          </table:table-cell>
          <table:table-cell office:value-type="string">
            <text:p>?@?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01.160.1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) Gecko/20061204 Firefox/2.0.0.2</text:p>
          </table:table-cell>
          <table:table-cell office:value-type="date" office:date-value="2007-04-20">
            <text:p>20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0">
            <text:p>20/04/07</text:p>
          </table:table-cell>
          <table:table-cell table:number-columns-repeated="5"/>
        </table:table-row>
        <table:table-row table:style-name="ro1">
          <table:table-cell office:value-type="string">
            <text:p>Arnaud</text:p>
          </table:table-cell>
          <table:table-cell office:value-type="string">
            <text:p>liefooga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4-23">
            <text:p>23/04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4-23">
            <text:p>23/04/07</text:p>
          </table:table-cell>
          <table:table-cell table:number-columns-repeated="5"/>
        </table:table-row>
        <table:table-row table:style-name="ro1">
          <table:table-cell office:value-type="string">
            <text:p>KHOUADJIA MUSTAPHA</text:p>
          </table:table-cell>
          <table:table-cell office:value-type="string">
            <text:p>mkhouadjia@yahoo.fr</text:p>
          </table:table-cell>
          <table:table-cell office:value-type="string">
            <text:p>Algeria</text:p>
          </table:table-cell>
          <table:table-cell office:value-type="string">
            <text:p>LIRE Laboratory, University of Constantine,...</text:p>
          </table:table-cell>
          <table:table-cell office:value-type="string">
            <text:p>No</text:p>
          </table:table-cell>
          <table:table-cell/>
          <table:table-cell office:value-type="string">
            <text:p>213.144.182.17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) Gecko/20061010 Firefox/2.0</text:p>
          </table:table-cell>
          <table:table-cell office:value-type="date" office:date-value="2007-04-29">
            <text:p>29/04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4-29">
            <text:p>29/04/07</text:p>
          </table:table-cell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l</text:p>
          </table:table-cell>
          <table:table-cell office:value-type="string">
            <text:p>Universidad Politécnica de Valencia </text:p>
          </table:table-cell>
          <table:table-cell office:value-type="string">
            <text:p>No</text:p>
          </table:table-cell>
          <table:table-cell office:value-type="string">
            <text:p>http://www.dsic.upv.es/~ingarcia</text:p>
          </table:table-cell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)</text:p>
          </table:table-cell>
          <table:table-cell table:style-name="ce1" office:value-type="date" office:date-value="2007-04-30">
            <text:p>30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n</text:p>
          </table:table-cell>
          <table:table-cell office:value-type="string">
            <text:p>Universidad Politécnica de Valencia </text:p>
          </table:table-cell>
          <table:table-cell office:value-type="string">
            <text:p>No</text:p>
          </table:table-cell>
          <table:table-cell office:value-type="string">
            <text:p>http://www.dsic.upv.es/~ingarcia</text:p>
          </table:table-cell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)</text:p>
          </table:table-cell>
          <table:table-cell table:style-name="ce1" office:value-type="date" office:date-value="2007-04-30">
            <text:p>30/04/07</text:p>
          </table:table-cell>
          <table:table-cell table:style-name="Default" office:value-type="string">
            <text:p>Commercial</text:p>
          </table:table-cell>
          <table:table-cell office:value-type="string">
            <text:p>Yes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n</text:p>
          </table:table-cell>
          <table:table-cell office:value-type="string">
            <text:p>Universidad Politécnica de Valencia </text:p>
          </table:table-cell>
          <table:table-cell office:value-type="string">
            <text:p>No</text:p>
          </table:table-cell>
          <table:table-cell office:value-type="string">
            <text:p>http://www.dsic.upv.es/~ingarcia</text:p>
          </table:table-cell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)</text:p>
          </table:table-cell>
          <table:table-cell table:style-name="ce1" office:value-type="date" office:date-value="2007-04-30">
            <text:p>30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n</text:p>
          </table:table-cell>
          <table:table-cell office:value-type="string">
            <text:p>Universidad Politécnica de Valencia </text:p>
          </table:table-cell>
          <table:table-cell office:value-type="string">
            <text:p>No</text:p>
          </table:table-cell>
          <table:table-cell office:value-type="string">
            <text:p>http://www.dsic.upv.es/~ingarcia</text:p>
          </table:table-cell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)</text:p>
          </table:table-cell>
          <table:table-cell table:style-name="ce1" office:value-type="date" office:date-value="2007-04-30">
            <text:p>30/04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2.232.236.17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office:value-type="string">
            <text:p>No</text:p>
          </table:table-cell>
          <table:table-cell table:style-name="ce1" office:value-type="date" office:date-value="2007-04-30">
            <text:p>30/04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enno Snyman</text:p>
          </table:table-cell>
          <table:table-cell office:value-type="string">
            <text:p>snyman.h@gmail.com</text:p>
          </table:table-cell>
          <table:table-cell office:value-type="string">
            <text:p>South-Africa</text:p>
          </table:table-cell>
          <table:table-cell office:value-type="string">
            <text:p>Up</text:p>
          </table:table-cell>
          <table:table-cell office:value-type="string">
            <text:p>No</text:p>
          </table:table-cell>
          <table:table-cell/>
          <table:table-cell office:value-type="string">
            <text:p>196.23.253.25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5-01">
            <text:p>01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5-01">
            <text:p>01/05/0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1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2 (like Gecko) Kubuntu 6.06 Dapper</text:p>
          </table:table-cell>
          <table:table-cell table:style-name="ce1" office:value-type="date" office:date-value="2007-05-02">
            <text:p>02/05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5-02">
            <text:p>02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7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0) Gecko/20070313 Fedora/1.5.0.10-5.fc6 Firefox/1.5.0.10</text:p>
          </table:table-cell>
          <table:table-cell office:value-type="date" office:date-value="2007-05-02">
            <text:p>02/05/07</text:p>
          </table:table-cell>
          <table:table-cell/>
          <table:table-cell office:value-type="string">
            <text:p>No</text:p>
          </table:table-cell>
          <table:table-cell office:value-type="date" office:date-value="2007-05-02">
            <text:p>02/05/07</text:p>
          </table:table-cell>
          <table:table-cell table:number-columns-repeated="5"/>
        </table:table-row>
        <table:table-row table:style-name="ro1">
          <table:table-cell office:value-type="string">
            <text:p>Mateusz Pachocki</text:p>
          </table:table-cell>
          <table:table-cell office:value-type="string">
            <text:p>shroom@o2.pl</text:p>
          </table:table-cell>
          <table:table-cell office:value-type="string">
            <text:p>Poland</text:p>
          </table:table-cell>
          <table:table-cell office:value-type="string">
            <text:p>Poznañ University of Technology</text:p>
          </table:table-cell>
          <table:table-cell office:value-type="string">
            <text:p>No</text:p>
          </table:table-cell>
          <table:table-cell/>
          <table:table-cell office:value-type="string">
            <text:p>83.15.239.98</text:p>
          </table:table-cell>
          <table:table-cell office:value-type="string">
            <text:p>Opera/9.02 (Windows NT 5.1</text:p>
          </table:table-cell>
          <table:table-cell office:value-type="string">
            <text:p><text:s/>U</text:p>
          </table:table-cell>
          <table:table-cell office:value-type="string">
            <text:p><text:s/>pl)</text:p>
          </table:table-cell>
          <table:table-cell table:style-name="ce1" office:value-type="date" office:date-value="2007-05-02">
            <text:p>02/05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5-02">
            <text:p>02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arnaud</text:p>
          </table:table-cell>
          <table:table-cell office:value-type="string">
            <text:p>liefooga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5-03">
            <text:p>03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03">
            <text:p>03/05/07</text:p>
          </table:table-cell>
          <table:table-cell table:number-columns-repeated="5"/>
        </table:table-row>
        <table:table-row table:style-name="ro1">
          <table:table-cell office:value-type="string">
            <text:p>Deneche Abdel Hakim</text:p>
          </table:table-cell>
          <table:table-cell office:value-type="string">
            <text:p>a_deneche@yahoo.fr</text:p>
          </table:table-cell>
          <table:table-cell office:value-type="string">
            <text:p>Algeria</text:p>
          </table:table-cell>
          <table:table-cell office:value-type="string">
            <text:p>Labo LIRE, équipe PRAI, Université Mentouri,...</text:p>
          </table:table-cell>
          <table:table-cell office:value-type="string">
            <text:p>No</text:p>
          </table:table-cell>
          <table:table-cell/>
          <table:table-cell office:value-type="string">
            <text:p>193.49.212.49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5 (like Gecko) (Kubuntu)</text:p>
          </table:table-cell>
          <table:table-cell table:style-name="ce1" office:value-type="date" office:date-value="2007-05-03">
            <text:p>03/05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5-03">
            <text:p>03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49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5 (like Gecko) (Kubuntu)</text:p>
          </table:table-cell>
          <table:table-cell table:style-name="ce1" office:value-type="date" office:date-value="2007-05-03">
            <text:p>03/05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5-03">
            <text:p>03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jerome</text:p>
          </table:table-cell>
          <table:table-cell office:value-type="string">
            <text:p>jerome.brongniart@lifl.fr</text:p>
          </table:table-cell>
          <table:table-cell office:value-type="string">
            <text:p>france</text:p>
          </table:table-cell>
          <table:table-cell office:value-type="string">
            <text:p>OPAC</text:p>
          </table:table-cell>
          <table:table-cell office:value-type="string">
            <text:p>No</text:p>
          </table:table-cell>
          <table:table-cell/>
          <table:table-cell office:value-type="string">
            <text:p>152.66.247.16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1) Gecko/20070327 Ubuntu/dapper-security Firefox/1.5.0.11</text:p>
          </table:table-cell>
          <table:table-cell office:value-type="date" office:date-value="2007-05-04">
            <text:p>04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04">
            <text:p>04/05/07</text:p>
          </table:table-cell>
          <table:table-cell table:number-columns-repeated="5"/>
        </table:table-row>
        <table:table-row table:style-name="ro1">
          <table:table-cell office:value-type="string">
            <text:p>Amira</text:p>
          </table:table-cell>
          <table:table-cell office:value-type="string">
            <text:p>info_isgt@yahoo.fr</text:p>
          </table:table-cell>
          <table:table-cell office:value-type="string">
            <text:p>Tunis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96.203.21.8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InfoPath.2)</text:p>
          </table:table-cell>
          <table:table-cell table:style-name="ce1" office:value-type="date" office:date-value="2007-05-04">
            <text:p>04/05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5-04">
            <text:p>04/05/07</text:p>
          </table:table-cell>
          <table:table-cell table:number-columns-repeated="4"/>
        </table:table-row>
        <table:table-row table:style-name="ro1">
          <table:table-cell office:value-type="string">
            <text:p>Amira</text:p>
          </table:table-cell>
          <table:table-cell office:value-type="string">
            <text:p>info_isgt@yahoo.fr</text:p>
          </table:table-cell>
          <table:table-cell office:value-type="string">
            <text:p>Tunis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96.203.21.8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InfoPath.2)</text:p>
          </table:table-cell>
          <table:table-cell table:style-name="ce1" office:value-type="date" office:date-value="2007-05-04">
            <text:p>04/05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5-04">
            <text:p>04/05/07</text:p>
          </table:table-cell>
          <table:table-cell table:number-columns-repeated="4"/>
        </table:table-row>
        <table:table-row table:style-name="ro1">
          <table:table-cell office:value-type="string">
            <text:p>henane</text:p>
          </table:table-cell>
          <table:table-cell office:value-type="string">
            <text:p>compte1000000@yahoo.fr</text:p>
          </table:table-cell>
          <table:table-cell office:value-type="string">
            <text:p>tunisie</text:p>
          </table:table-cell>
          <table:table-cell office:value-type="string">
            <text:p>mastère informatique</text:p>
          </table:table-cell>
          <table:table-cell office:value-type="string">
            <text:p>No</text:p>
          </table:table-cell>
          <table:table-cell/>
          <table:table-cell office:value-type="string">
            <text:p>196.203.48.9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2)</text:p>
          </table:table-cell>
          <table:table-cell office:value-type="date" office:date-value="2007-05-06">
            <text:p>06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06">
            <text:p>06/05/07</text:p>
          </table:table-cell>
          <table:table-cell table:number-columns-repeated="5"/>
        </table:table-row>
        <table:table-row table:style-name="ro1">
          <table:table-cell office:value-type="string">
            <text:p>s</text:p>
          </table:table-cell>
          <table:table-cell office:value-type="string">
            <text:p>sangsun21@kaist.a.kr</text:p>
          </table:table-cell>
          <table:table-cell table:number-columns-repeated="2" office:value-type="string">
            <text:p>sd</text:p>
          </table:table-cell>
          <table:table-cell office:value-type="string">
            <text:p>No</text:p>
          </table:table-cell>
          <table:table-cell office:value-type="string">
            <text:p>asdasd</text:p>
          </table:table-cell>
          <table:table-cell office:value-type="string">
            <text:p>125.181.46.2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EmbeddedWB 14.52 http://www.Pandora.Tv EmbeddedWB 14.52)</text:p>
          </table:table-cell>
          <table:table-cell office:value-type="date" office:date-value="2007-05-06">
            <text:p>06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06">
            <text:p>06/05/07</text:p>
          </table:table-cell>
          <table:table-cell table:number-columns-repeated="5"/>
        </table:table-row>
        <table:table-row table:style-name="ro1">
          <table:table-cell office:value-type="string">
            <text:p>zz</text:p>
          </table:table-cell>
          <table:table-cell office:value-type="string">
            <text:p>zozo5ro@yahoo.fr</text:p>
          </table:table-cell>
          <table:table-cell office:value-type="string">
            <text:p>alg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6.20.71.8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9) Gecko/20070126 Ubuntu/dapper-security Firefox/1.5.0.9</text:p>
          </table:table-cell>
          <table:table-cell office:value-type="date" office:date-value="2007-05-08">
            <text:p>08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08">
            <text:p>08/05/07</text:p>
          </table:table-cell>
          <table:table-cell table:number-columns-repeated="5"/>
        </table:table-row>
        <table:table-row table:style-name="ro1">
          <table:table-cell office:value-type="string">
            <text:p>Deneche Abdel Hakim</text:p>
          </table:table-cell>
          <table:table-cell office:value-type="string">
            <text:p>a_deneche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5-08">
            <text:p>08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08">
            <text:p>08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9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5-08">
            <text:p>08/05/07</text:p>
          </table:table-cell>
          <table:table-cell/>
          <table:table-cell office:value-type="string">
            <text:p>No</text:p>
          </table:table-cell>
          <table:table-cell office:value-type="date" office:date-value="2007-05-08">
            <text:p>08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9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5-08">
            <text:p>08/05/07</text:p>
          </table:table-cell>
          <table:table-cell/>
          <table:table-cell office:value-type="string">
            <text:p>No</text:p>
          </table:table-cell>
          <table:table-cell office:value-type="date" office:date-value="2007-05-08">
            <text:p>08/05/07</text:p>
          </table:table-cell>
          <table:table-cell table:number-columns-repeated="5"/>
        </table:table-row>
        <table:table-row table:style-name="ro1">
          <table:table-cell office:value-type="string">
            <text:p>Adil Temel</text:p>
          </table:table-cell>
          <table:table-cell office:value-type="string">
            <text:p>atemel@hotmail.com</text:p>
          </table:table-cell>
          <table:table-cell office:value-type="string">
            <text:p>Turke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5.105.134.21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InfoPath.1</text:p>
          </table:table-cell>
          <table:table-cell office:value-type="string">
            <text:p><text:s/>FDM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05-08">
            <text:p>08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08">
            <text:p>08/05/07</text:p>
          </table:table-cell>
          <table:table-cell/>
        </table:table-row>
        <table:table-row table:style-name="ro1">
          <table:table-cell office:value-type="string">
            <text:p>wang lin</text:p>
          </table:table-cell>
          <table:table-cell office:value-type="string">
            <text:p>hyperamnesia@hotmail.com</text:p>
          </table:table-cell>
          <table:table-cell office:value-type="string">
            <text:p>china</text:p>
          </table:table-cell>
          <table:table-cell office:value-type="string">
            <text:p>wuxi daway</text:p>
          </table:table-cell>
          <table:table-cell office:value-type="string">
            <text:p>No</text:p>
          </table:table-cell>
          <table:table-cell/>
          <table:table-cell office:value-type="string">
            <text:p>61.177.142.15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0</text:p>
          </table:table-cell>
          <table:table-cell office:value-type="string">
            <text:p><text:s/>zh-CN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0">
            <text:p>10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0">
            <text:p>10/05/07</text:p>
          </table:table-cell>
          <table:table-cell table:number-columns-repeated="5"/>
        </table:table-row>
        <table:table-row table:style-name="ro1">
          <table:table-cell office:value-type="string">
            <text:p>Frandes Mirela</text:p>
          </table:table-cell>
          <table:table-cell office:value-type="string">
            <text:p>frandesmirela@yahoo.com</text:p>
          </table:table-cell>
          <table:table-cell/>
          <table:table-cell office:value-type="string">
            <text:p>master</text:p>
          </table:table-cell>
          <table:table-cell office:value-type="string">
            <text:p>No</text:p>
          </table:table-cell>
          <table:table-cell/>
          <table:table-cell office:value-type="string">
            <text:p>134.59.129.2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rv:1.7.3) Gecko/20041020 Firefox/0.10.1</text:p>
          </table:table-cell>
          <table:table-cell table:style-name="ce1" office:value-type="date" office:date-value="2007-05-11">
            <text:p>11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1">
            <text:p>11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Frandes Mirela</text:p>
          </table:table-cell>
          <table:table-cell office:value-type="string">
            <text:p>frandesmirela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59.129.2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rv:1.7.3) Gecko/20041020 Firefox/0.10.1</text:p>
          </table:table-cell>
          <table:table-cell table:style-name="ce1" office:value-type="date" office:date-value="2007-05-11">
            <text:p>11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1">
            <text:p>11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n</text:p>
          </table:table-cell>
          <table:table-cell office:value-type="string">
            <text:p>Universidad Politécnica de Valencia </text:p>
          </table:table-cell>
          <table:table-cell office:value-type="string">
            <text:p>No</text:p>
          </table:table-cell>
          <table:table-cell/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2.0.50727)</text:p>
          </table:table-cell>
          <table:table-cell office:value-type="date" office:date-value="2007-05-11">
            <text:p>11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1">
            <text:p>11/05/07</text:p>
          </table:table-cell>
          <table:table-cell table:number-columns-repeated="5"/>
        </table:table-row>
        <table:table-row table:style-name="ro1">
          <table:table-cell office:value-type="string">
            <text:p>Boukhalfa</text:p>
          </table:table-cell>
          <table:table-cell office:value-type="string">
            <text:p>boukhalk@ensma.fr</text:p>
          </table:table-cell>
          <table:table-cell office:value-type="string">
            <text:p>France</text:p>
          </table:table-cell>
          <table:table-cell office:value-type="string">
            <text:p>ENSMA</text:p>
          </table:table-cell>
          <table:table-cell office:value-type="string">
            <text:p>No</text:p>
          </table:table-cell>
          <table:table-cell/>
          <table:table-cell office:value-type="string">
            <text:p>194.254.234.20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1">
            <text:p>11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1">
            <text:p>11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5-13">
            <text:p>13/05/07</text:p>
          </table:table-cell>
          <table:table-cell/>
          <table:table-cell office:value-type="string">
            <text:p>No</text:p>
          </table:table-cell>
          <table:table-cell office:value-type="date" office:date-value="2007-05-13">
            <text:p>13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5-13">
            <text:p>13/05/07</text:p>
          </table:table-cell>
          <table:table-cell/>
          <table:table-cell office:value-type="string">
            <text:p>No</text:p>
          </table:table-cell>
          <table:table-cell office:value-type="date" office:date-value="2007-05-13">
            <text:p>13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5-13">
            <text:p>13/05/07</text:p>
          </table:table-cell>
          <table:table-cell/>
          <table:table-cell office:value-type="string">
            <text:p>No</text:p>
          </table:table-cell>
          <table:table-cell office:value-type="date" office:date-value="2007-05-13">
            <text:p>13/05/07</text:p>
          </table:table-cell>
          <table:table-cell table:number-columns-repeated="5"/>
        </table:table-row>
        <table:table-row table:style-name="ro1">
          <table:table-cell office:value-type="string">
            <text:p>shi jiachuan</text:p>
          </table:table-cell>
          <table:table-cell office:value-type="string">
            <text:p>jc.shi@mail.sdu.edu.cn</text:p>
          </table:table-cell>
          <table:table-cell office:value-type="string">
            <text:p>China</text:p>
          </table:table-cell>
          <table:table-cell office:value-type="string">
            <text:p>shandong university</text:p>
          </table:table-cell>
          <table:table-cell office:value-type="string">
            <text:p>No</text:p>
          </table:table-cell>
          <table:table-cell/>
          <table:table-cell office:value-type="string">
            <text:p>219.231.137.10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4">
            <text:p>14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4">
            <text:p>14/05/07</text:p>
          </table:table-cell>
          <table:table-cell table:number-columns-repeated="5"/>
        </table:table-row>
        <table:table-row table:style-name="ro1">
          <table:table-cell office:value-type="string">
            <text:p>Louis-Claude Canon</text:p>
          </table:table-cell>
          <table:table-cell office:value-type="string">
            <text:p>louis-claude.canon@loria.fr</text:p>
          </table:table-cell>
          <table:table-cell office:value-type="string">
            <text:p>France</text:p>
          </table:table-cell>
          <table:table-cell office:value-type="string">
            <text:p>Loria</text:p>
          </table:table-cell>
          <table:table-cell office:value-type="string">
            <text:p>No</text:p>
          </table:table-cell>
          <table:table-cell/>
          <table:table-cell office:value-type="string">
            <text:p>152.81.2.10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1) Gecko/20070327 Ubuntu/dapper-security Firefox/1.5.0.11</text:p>
          </table:table-cell>
          <table:table-cell office:value-type="date" office:date-value="2007-05-14">
            <text:p>14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14">
            <text:p>14/05/07</text:p>
          </table:table-cell>
          <table:table-cell table:number-columns-repeated="5"/>
        </table:table-row>
        <table:table-row table:style-name="ro1">
          <table:table-cell office:value-type="string">
            <text:p>David Rooke</text:p>
          </table:table-cell>
          <table:table-cell office:value-type="string">
            <text:p>david.w.rooke@ntlworld.com</text:p>
          </table:table-cell>
          <table:table-cell office:value-type="string">
            <text:p>United Kingdom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3.222.15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brip1</text:p>
          </table:table-cell>
          <table:table-cell table:style-name="Default" office:value-type="string">
            <text:p><text:s/>Sky Broadband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7-05-14">
            <text:p>14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4">
            <text:p>14/05/07</text:p>
          </table:table-cell>
          <table:table-cell table:number-columns-repeated="2"/>
        </table:table-row>
        <table:table-row table:style-name="ro1">
          <table:table-cell office:value-type="string">
            <text:p>Carlos Henrique Mariano</text:p>
          </table:table-cell>
          <table:table-cell office:value-type="string">
            <text:p>chmariano22@hotmail.com</text:p>
          </table:table-cell>
          <table:table-cell office:value-type="string">
            <text:p>México/Brazil</text:p>
          </table:table-cell>
          <table:table-cell office:value-type="string">
            <text:p>UNAM - Mexico/UTFPR-Brazil</text:p>
          </table:table-cell>
          <table:table-cell office:value-type="string">
            <text:p>No</text:p>
          </table:table-cell>
          <table:table-cell/>
          <table:table-cell office:value-type="string">
            <text:p>200.103.129.13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1)</text:p>
          </table:table-cell>
          <table:table-cell office:value-type="date" office:date-value="2007-05-14">
            <text:p>14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4">
            <text:p>14/05/07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L@LIFL.FR</text:p>
          </table:table-cell>
          <table:table-cell table:number-columns-repeated="2" office:value-type="string">
            <text:p>FF</text:p>
          </table:table-cell>
          <table:table-cell office:value-type="string">
            <text:p>No</text:p>
          </table:table-cell>
          <table:table-cell/>
          <table:table-cell office:value-type="string">
            <text:p>193.49.212.134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6 (like Gecko) (Kubuntu)</text:p>
          </table:table-cell>
          <table:table-cell table:style-name="ce1" office:value-type="date" office:date-value="2007-05-15">
            <text:p>15/05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5-15">
            <text:p>15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34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6 (like Gecko) (Kubuntu)</text:p>
          </table:table-cell>
          <table:table-cell table:style-name="ce1" office:value-type="date" office:date-value="2007-05-15">
            <text:p>15/05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5-15">
            <text:p>15/05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rahul kumar</text:p>
          </table:table-cell>
          <table:table-cell office:value-type="string">
            <text:p>rhlkmr@indiatimes.com</text:p>
          </table:table-cell>
          <table:table-cell office:value-type="string">
            <text:p>india</text:p>
          </table:table-cell>
          <table:table-cell office:value-type="string">
            <text:p>student city</text:p>
          </table:table-cell>
          <table:table-cell office:value-type="string">
            <text:p>No</text:p>
          </table:table-cell>
          <table:table-cell/>
          <table:table-cell office:value-type="string">
            <text:p>202.41.80.22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5-16">
            <text:p>16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6">
            <text:p>16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ahul</text:p>
          </table:table-cell>
          <table:table-cell office:value-type="string">
            <text:p>rhlkmr@indiatimes.com</text:p>
          </table:table-cell>
          <table:table-cell office:value-type="string">
            <text:p>india</text:p>
          </table:table-cell>
          <table:table-cell office:value-type="string">
            <text:p>student city</text:p>
          </table:table-cell>
          <table:table-cell office:value-type="string">
            <text:p>No</text:p>
          </table:table-cell>
          <table:table-cell/>
          <table:table-cell office:value-type="string">
            <text:p>202.41.80.22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5-16">
            <text:p>16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6">
            <text:p>16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oe</text:p>
          </table:table-cell>
          <table:table-cell office:value-type="string">
            <text:p>hamri24@yahoo.fr</text:p>
          </table:table-cell>
          <table:table-cell office:value-type="string">
            <text:p>german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32.252.179.5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de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6">
            <text:p>16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16">
            <text:p>16/05/07</text:p>
          </table:table-cell>
          <table:table-cell table:number-columns-repeated="5"/>
        </table:table-row>
        <table:table-row table:style-name="ro1">
          <table:table-cell office:value-type="string">
            <text:p>Mohamed DJADANE</text:p>
          </table:table-cell>
          <table:table-cell office:value-type="string">
            <text:p>mohamed.djadane@fsa.uni-artois.fr</text:p>
          </table:table-cell>
          <table:table-cell office:value-type="string">
            <text:p>France</text:p>
          </table:table-cell>
          <table:table-cell office:value-type="string">
            <text:p>Université d'Artois</text:p>
          </table:table-cell>
          <table:table-cell office:value-type="string">
            <text:p>No</text:p>
          </table:table-cell>
          <table:table-cell/>
          <table:table-cell office:value-type="string">
            <text:p>90.34.112.5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6">
            <text:p>16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16">
            <text:p>16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90.34.112.5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6">
            <text:p>16/05/07</text:p>
          </table:table-cell>
          <table:table-cell/>
          <table:table-cell office:value-type="string">
            <text:p>No</text:p>
          </table:table-cell>
          <table:table-cell office:value-type="date" office:date-value="2007-05-16">
            <text:p>16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90.34.112.5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InfoPath.1)</text:p>
          </table:table-cell>
          <table:table-cell office:value-type="date" office:date-value="2007-05-16">
            <text:p>16/05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5-16">
            <text:p>16/05/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90.34.112.5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16">
            <text:p>16/05/07</text:p>
          </table:table-cell>
          <table:table-cell/>
          <table:table-cell office:value-type="string">
            <text:p>No</text:p>
          </table:table-cell>
          <table:table-cell office:value-type="date" office:date-value="2007-05-16">
            <text:p>16/05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5-16">
            <text:p>16/05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5-16">
            <text:p>16/05/07</text:p>
          </table:table-cell>
          <table:table-cell table:number-columns-repeated="4"/>
        </table:table-row>
        <table:table-row table:style-name="ro1">
          <table:table-cell office:value-type="string">
            <text:p>nic123</text:p>
          </table:table-cell>
          <table:table-cell office:value-type="string">
            <text:p>123@450.com</text:p>
          </table:table-cell>
          <table:table-cell office:value-type="float" office:value="6262">
            <text:p>6262</text:p>
          </table:table-cell>
          <table:table-cell office:value-type="float" office:value="523562">
            <text:p>523562</text:p>
          </table:table-cell>
          <table:table-cell office:value-type="string">
            <text:p>No</text:p>
          </table:table-cell>
          <table:table-cell office:value-type="float" office:value="626773">
            <text:p>626773</text:p>
          </table:table-cell>
          <table:table-cell office:value-type="string">
            <text:p>61.30.74.23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5-17">
            <text:p>17/05/07</text:p>
          </table:table-cell>
          <table:table-cell office:value-type="string">
            <text:p>Commercial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5-17">
            <text:p>17/05/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5-18">
            <text:p>18/05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5-18">
            <text:p>18/05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imen</text:p>
          </table:table-cell>
          <table:table-cell office:value-type="string">
            <text:p>imenbrahmi@yahoo.fr</text:p>
          </table:table-cell>
          <table:table-cell office:value-type="string">
            <text:p>tuni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1.226.234.15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5-18">
            <text:p>18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18">
            <text:p>18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b.com</text:p>
          </table:table-cell>
          <table:table-cell office:value-type="string">
            <text:p>U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217.44.143.8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</text:p>
          </table:table-cell>
          <table:table-cell office:value-type="string">
            <text:p><text:s/>InfoPath.2)</text:p>
          </table:table-cell>
          <table:table-cell table:style-name="ce1" office:value-type="date" office:date-value="2007-05-18">
            <text:p>18/05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5-18">
            <text:p>18/05/07</text:p>
          </table:table-cell>
          <table:table-cell table:number-columns-repeated="3"/>
        </table:table-row>
        <table:table-row table:style-name="ro1">
          <table:table-cell office:value-type="string">
            <text:p>hanxujun</text:p>
          </table:table-cell>
          <table:table-cell office:value-type="string">
            <text:p>lzu8848d13@yahoo.com.cn </text:p>
          </table:table-cell>
          <table:table-cell office:value-type="string">
            <text:p>China</text:p>
          </table:table-cell>
          <table:table-cell office:value-type="string">
            <text:p>Cold and Arid Regions Environmental and...</text:p>
          </table:table-cell>
          <table:table-cell office:value-type="string">
            <text:p>No</text:p>
          </table:table-cell>
          <table:table-cell/>
          <table:table-cell office:value-type="string">
            <text:p>210.77.68.22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4) Gecko/20070509 Firefox/2.0.0.4</text:p>
          </table:table-cell>
          <table:table-cell office:value-type="date" office:date-value="2007-05-22">
            <text:p>22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22">
            <text:p>22/05/07</text:p>
          </table:table-cell>
          <table:table-cell table:number-columns-repeated="5"/>
        </table:table-row>
        <table:table-row table:style-name="ro1">
          <table:table-cell office:value-type="string">
            <text:p>hanxujun</text:p>
          </table:table-cell>
          <table:table-cell office:value-type="string">
            <text:p>lzu8848d13@yahoo.com.cn </text:p>
          </table:table-cell>
          <table:table-cell office:value-type="string">
            <text:p>China</text:p>
          </table:table-cell>
          <table:table-cell office:value-type="string">
            <text:p>Cold and Arid Regions Environmental and...</text:p>
          </table:table-cell>
          <table:table-cell office:value-type="string">
            <text:p>No</text:p>
          </table:table-cell>
          <table:table-cell/>
          <table:table-cell office:value-type="string">
            <text:p>210.77.68.22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4) Gecko/20070509 Firefox/2.0.0.4</text:p>
          </table:table-cell>
          <table:table-cell office:value-type="date" office:date-value="2007-05-22">
            <text:p>22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22">
            <text:p>22/05/07</text:p>
          </table:table-cell>
          <table:table-cell table:number-columns-repeated="5"/>
        </table:table-row>
        <table:table-row table:style-name="ro1">
          <table:table-cell office:value-type="string">
            <text:p>Marek Ostaszewski</text:p>
          </table:table-cell>
          <table:table-cell office:value-type="string">
            <text:p>marek.ostaszewski@uni.lu</text:p>
          </table:table-cell>
          <table:table-cell office:value-type="string">
            <text:p>Luxembourg</text:p>
          </table:table-cell>
          <table:table-cell office:value-type="string">
            <text:p>Univerity of Luxembourg</text:p>
          </table:table-cell>
          <table:table-cell office:value-type="string">
            <text:p>No</text:p>
          </table:table-cell>
          <table:table-cell/>
          <table:table-cell office:value-type="string">
            <text:p>158.64.77.157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pl-pl) AppleWebKit/419 (KHTML, like Gecko) Safari/419.3</text:p>
          </table:table-cell>
          <table:table-cell table:style-name="ce1" office:value-type="date" office:date-value="2007-05-23">
            <text:p>23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23">
            <text:p>23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ek Ostaszewski</text:p>
          </table:table-cell>
          <table:table-cell office:value-type="string">
            <text:p>marek.ostaszewski@uni.lu</text:p>
          </table:table-cell>
          <table:table-cell office:value-type="string">
            <text:p>Luxembourg</text:p>
          </table:table-cell>
          <table:table-cell office:value-type="string">
            <text:p>Univerity of Luxembourg</text:p>
          </table:table-cell>
          <table:table-cell office:value-type="string">
            <text:p>No</text:p>
          </table:table-cell>
          <table:table-cell/>
          <table:table-cell office:value-type="string">
            <text:p>158.64.77.157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pl-pl) AppleWebKit/419 (KHTML, like Gecko) Safari/419.3</text:p>
          </table:table-cell>
          <table:table-cell table:style-name="ce1" office:value-type="date" office:date-value="2007-05-23">
            <text:p>23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23">
            <text:p>23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somaye</text:p>
          </table:table-cell>
          <table:table-cell office:value-type="string">
            <text:p>somaye.ghaffari@gmail.com</text:p>
          </table:table-cell>
          <table:table-cell office:value-type="string">
            <text:p>iran</text:p>
          </table:table-cell>
          <table:table-cell office:value-type="string">
            <text:p>w</text:p>
          </table:table-cell>
          <table:table-cell office:value-type="string">
            <text:p>No</text:p>
          </table:table-cell>
          <table:table-cell/>
          <table:table-cell office:value-type="string">
            <text:p>82.99.211.11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5-23">
            <text:p>23/05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5-23">
            <text:p>23/05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ek Ostaszewski</text:p>
          </table:table-cell>
          <table:table-cell office:value-type="string">
            <text:p>marek.ostaszewski@uni.lu</text:p>
          </table:table-cell>
          <table:table-cell office:value-type="string">
            <text:p>Luxembourg</text:p>
          </table:table-cell>
          <table:table-cell office:value-type="string">
            <text:p>University of Luxembourg</text:p>
          </table:table-cell>
          <table:table-cell office:value-type="string">
            <text:p>No</text:p>
          </table:table-cell>
          <table:table-cell/>
          <table:table-cell office:value-type="string">
            <text:p>158.64.77.8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pl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5-23">
            <text:p>23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23">
            <text:p>23/05/07</text:p>
          </table:table-cell>
          <table:table-cell table:number-columns-repeated="5"/>
        </table:table-row>
        <table:table-row table:style-name="ro1">
          <table:table-cell office:value-type="string">
            <text:p>djndn</text:p>
          </table:table-cell>
          <table:table-cell office:value-type="string">
            <text:p>qshrtsrqhtehq@qeg.gt</text:p>
          </table:table-cell>
          <table:table-cell office:value-type="string">
            <text:p>GRFV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/>
          <table:table-cell office:value-type="string">
            <text:p>193.48.83.2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5-23">
            <text:p>23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23">
            <text:p>23/05/07</text:p>
          </table:table-cell>
          <table:table-cell table:number-columns-repeated="5"/>
        </table:table-row>
        <table:table-row table:style-name="ro1">
          <table:table-cell office:value-type="string">
            <text:p>philippe bazard</text:p>
          </table:table-cell>
          <table:table-cell office:value-type="string">
            <text:p>pbd@masagroup.net</text:p>
          </table:table-cell>
          <table:table-cell office:value-type="string">
            <text:p>france</text:p>
          </table:table-cell>
          <table:table-cell office:value-type="string">
            <text:p>masa</text:p>
          </table:table-cell>
          <table:table-cell office:value-type="string">
            <text:p>No</text:p>
          </table:table-cell>
          <table:table-cell/>
          <table:table-cell office:value-type="string">
            <text:p>213.41.18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5-24">
            <text:p>24/05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5-24">
            <text:p>24/05/07</text:p>
          </table:table-cell>
          <table:table-cell table:number-columns-repeated="5"/>
        </table:table-row>
        <table:table-row table:style-name="ro1">
          <table:table-cell office:value-type="string">
            <text:p>philippe bazard</text:p>
          </table:table-cell>
          <table:table-cell office:value-type="string">
            <text:p>pbd@masagroup.net</text:p>
          </table:table-cell>
          <table:table-cell office:value-type="string">
            <text:p>france</text:p>
          </table:table-cell>
          <table:table-cell office:value-type="string">
            <text:p>masa</text:p>
          </table:table-cell>
          <table:table-cell office:value-type="string">
            <text:p>No</text:p>
          </table:table-cell>
          <table:table-cell/>
          <table:table-cell office:value-type="string">
            <text:p>213.41.18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0.11) Gecko/20070312 Firefox/1.5.0.11</text:p>
          </table:table-cell>
          <table:table-cell office:value-type="date" office:date-value="2007-05-24">
            <text:p>24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24">
            <text:p>24/05/07</text:p>
          </table:table-cell>
          <table:table-cell table:number-columns-repeated="5"/>
        </table:table-row>
        <table:table-row table:style-name="ro1">
          <table:table-cell office:value-type="string">
            <text:p>thomas (test) </text:p>
          </table:table-cell>
          <table:table-cell office:value-type="string">
            <text:p>thomas.legrand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5-25">
            <text:p>25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25">
            <text:p>25/05/07</text:p>
          </table:table-cell>
          <table:table-cell table:number-columns-repeated="5"/>
        </table:table-row>
        <table:table-row table:style-name="ro1">
          <table:table-cell office:value-type="string">
            <text:p>QUEMENER</text:p>
          </table:table-cell>
          <table:table-cell office:value-type="string">
            <text:p>quemener@lpsc.in2p3.fr</text:p>
          </table:table-cell>
          <table:table-cell office:value-type="string">
            <text:p>FRANCE</text:p>
          </table:table-cell>
          <table:table-cell office:value-type="string">
            <text:p>CNRS</text:p>
          </table:table-cell>
          <table:table-cell office:value-type="string">
            <text:p>No</text:p>
          </table:table-cell>
          <table:table-cell/>
          <table:table-cell office:value-type="string">
            <text:p>82.233.97.20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5-27">
            <text:p>27/05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5-27">
            <text:p>27/05/07</text:p>
          </table:table-cell>
          <table:table-cell table:number-columns-repeated="5"/>
        </table:table-row>
        <table:table-row table:style-name="ro1">
          <table:table-cell office:value-type="string">
            <text:p>Hernan Peraza</text:p>
          </table:table-cell>
          <table:table-cell office:value-type="string">
            <text:p>hernan_mexikaner@hotmail.com</text:p>
          </table:table-cell>
          <table:table-cell office:value-type="string">
            <text:p>Germany</text:p>
          </table:table-cell>
          <table:table-cell office:value-type="string">
            <text:p>PhD Student</text:p>
          </table:table-cell>
          <table:table-cell office:value-type="string">
            <text:p>No</text:p>
          </table:table-cell>
          <table:table-cell/>
          <table:table-cell office:value-type="string">
            <text:p>134.102.218.18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9) Gecko/20070104 Red Hat/1.0.7-0.6.fc5 SeaMonkey/1.0.7</text:p>
          </table:table-cell>
          <table:table-cell office:value-type="date" office:date-value="2007-05-30">
            <text:p>30/05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5-30">
            <text:p>30/05/07</text:p>
          </table:table-cell>
          <table:table-cell table:number-columns-repeated="5"/>
        </table:table-row>
        <table:table-row table:style-name="ro1">
          <table:table-cell office:value-type="string">
            <text:p>xcvbxv</text:p>
          </table:table-cell>
          <table:table-cell office:value-type="string">
            <text:p>xcvbx@asfgsd.com</text:p>
          </table:table-cell>
          <table:table-cell office:value-type="string">
            <text:p>Katmandú</text:p>
          </table:table-cell>
          <table:table-cell office:value-type="string">
            <text:p>sdfs</text:p>
          </table:table-cell>
          <table:table-cell office:value-type="string">
            <text:p>No</text:p>
          </table:table-cell>
          <table:table-cell/>
          <table:table-cell office:value-type="string">
            <text:p>81.44.3.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6-04">
            <text:p>04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04">
            <text:p>04/06/07</text:p>
          </table:table-cell>
          <table:table-cell table:number-columns-repeated="5"/>
        </table:table-row>
        <table:table-row table:style-name="ro1">
          <table:table-cell office:value-type="string">
            <text:p>Mario</text:p>
          </table:table-cell>
          <table:table-cell office:value-type="string">
            <text:p>mcamara@atc.ugr.es</text:p>
          </table:table-cell>
          <table:table-cell office:value-type="string">
            <text:p>Spain</text:p>
          </table:table-cell>
          <table:table-cell office:value-type="string">
            <text:p>University of Granada</text:p>
          </table:table-cell>
          <table:table-cell office:value-type="string">
            <text:p>No</text:p>
          </table:table-cell>
          <table:table-cell/>
          <table:table-cell office:value-type="string">
            <text:p>82.130.102.17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6-04">
            <text:p>04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04">
            <text:p>04/06/07</text:p>
          </table:table-cell>
          <table:table-cell table:number-columns-repeated="5"/>
        </table:table-row>
        <table:table-row table:style-name="ro1">
          <table:table-cell office:value-type="string">
            <text:p>José Manuel García Nieto</text:p>
          </table:table-cell>
          <table:table-cell office:value-type="string">
            <text:p>jnieto@lcc.uma.es</text:p>
          </table:table-cell>
          <table:table-cell office:value-type="string">
            <text:p>Spain</text:p>
          </table:table-cell>
          <table:table-cell office:value-type="string">
            <text:p>Computer Sciences, University of Málaga (Spain)</text:p>
          </table:table-cell>
          <table:table-cell office:value-type="string">
            <text:p>No</text:p>
          </table:table-cell>
          <table:table-cell office:value-type="string">
            <text:p>http://www.garcianieto.net</text:p>
          </table:table-cell>
          <table:table-cell office:value-type="string">
            <text:p>193.49.212.15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b2) Gecko/20060601 BonEcho/2.0b2 (Ubuntu-edgy)</text:p>
          </table:table-cell>
          <table:table-cell office:value-type="date" office:date-value="2007-06-07">
            <text:p>07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07">
            <text:p>07/06/07</text:p>
          </table:table-cell>
          <table:table-cell table:number-columns-repeated="5"/>
        </table:table-row>
        <table:table-row table:style-name="ro1">
          <table:table-cell office:value-type="string">
            <text:p>xxx</text:p>
          </table:table-cell>
          <table:table-cell office:value-type="string">
            <text:p>sabrinamanou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24.249.3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6-10">
            <text:p>10/06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6-10">
            <text:p>10/06/07</text:p>
          </table:table-cell>
          <table:table-cell table:number-columns-repeated="5"/>
        </table:table-row>
        <table:table-row table:style-name="ro1">
          <table:table-cell office:value-type="string">
            <text:p>xxx</text:p>
          </table:table-cell>
          <table:table-cell office:value-type="string">
            <text:p>sabrinamanou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24.249.3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6-10">
            <text:p>10/06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6-10">
            <text:p>10/06/07</text:p>
          </table:table-cell>
          <table:table-cell table:number-columns-repeated="5"/>
        </table:table-row>
        <table:table-row table:style-name="ro1">
          <table:table-cell office:value-type="string">
            <text:p>xxx</text:p>
          </table:table-cell>
          <table:table-cell office:value-type="string">
            <text:p>sabrinamanou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24.249.3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6-10">
            <text:p>10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0">
            <text:p>10/06/07</text:p>
          </table:table-cell>
          <table:table-cell table:number-columns-repeated="5"/>
        </table:table-row>
        <table:table-row table:style-name="ro1">
          <table:table-cell office:value-type="string">
            <text:p>xxx</text:p>
          </table:table-cell>
          <table:table-cell office:value-type="string">
            <text:p>sabrinamanou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24.232.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06-10">
            <text:p>10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0">
            <text:p>10/06/07</text:p>
          </table:table-cell>
          <table:table-cell table:number-columns-repeated="5"/>
        </table:table-row>
        <table:table-row table:style-name="ro1">
          <table:table-cell office:value-type="string">
            <text:p>lijun mao</text:p>
          </table:table-cell>
          <table:table-cell office:value-type="string">
            <text:p>mlj_vip@yahoo.com.cn</text:p>
          </table:table-cell>
          <table:table-cell office:value-type="string">
            <text:p>China</text:p>
          </table:table-cell>
          <table:table-cell office:value-type="string">
            <text:p>NUAA</text:p>
          </table:table-cell>
          <table:table-cell office:value-type="string">
            <text:p>No</text:p>
          </table:table-cell>
          <table:table-cell office:value-type="string">
            <text:p>www.nuaa.edu.cn</text:p>
          </table:table-cell>
          <table:table-cell office:value-type="string">
            <text:p>218.94.136.17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6-11">
            <text:p>11/06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6-11">
            <text:p>11/06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enaud Barate</text:p>
          </table:table-cell>
          <table:table-cell office:value-type="string">
            <text:p>renaud.barate@ensta.fr</text:p>
          </table:table-cell>
          <table:table-cell office:value-type="string">
            <text:p>France</text:p>
          </table:table-cell>
          <table:table-cell office:value-type="string">
            <text:p>ENSTA - UEI</text:p>
          </table:table-cell>
          <table:table-cell office:value-type="string">
            <text:p>No</text:p>
          </table:table-cell>
          <table:table-cell/>
          <table:table-cell office:value-type="string">
            <text:p>147.250.1.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70310 Iceweasel/2.0.0.3 (Debian-2.0.0.3-1)</text:p>
          </table:table-cell>
          <table:table-cell office:value-type="date" office:date-value="2007-06-13">
            <text:p>13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3">
            <text:p>13/06/07</text:p>
          </table:table-cell>
          <table:table-cell table:number-columns-repeated="5"/>
        </table:table-row>
        <table:table-row table:style-name="ro1">
          <table:table-cell office:value-type="string">
            <text:p>ghoggali</text:p>
          </table:table-cell>
          <table:table-cell office:value-type="string">
            <text:p>ghoggali@dit.unitn.it</text:p>
          </table:table-cell>
          <table:table-cell office:value-type="string">
            <text:p>italy</text:p>
          </table:table-cell>
          <table:table-cell office:value-type="string">
            <text:p>trento university</text:p>
          </table:table-cell>
          <table:table-cell office:value-type="string">
            <text:p>No</text:p>
          </table:table-cell>
          <table:table-cell/>
          <table:table-cell office:value-type="string">
            <text:p>193.205.213.16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6-14">
            <text:p>14/06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6-14">
            <text:p>14/06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ghoggali</text:p>
          </table:table-cell>
          <table:table-cell office:value-type="string">
            <text:p>ghoggali@dit.unitn.it</text:p>
          </table:table-cell>
          <table:table-cell office:value-type="string">
            <text:p>italy</text:p>
          </table:table-cell>
          <table:table-cell office:value-type="string">
            <text:p>trento university</text:p>
          </table:table-cell>
          <table:table-cell office:value-type="string">
            <text:p>No</text:p>
          </table:table-cell>
          <table:table-cell/>
          <table:table-cell office:value-type="string">
            <text:p>193.205.213.16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6-14">
            <text:p>14/06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6-14">
            <text:p>14/06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Hernan Peraza</text:p>
          </table:table-cell>
          <table:table-cell office:value-type="string">
            <text:p>hernan_mexikaner@hotmail.com</text:p>
          </table:table-cell>
          <table:table-cell office:value-type="string">
            <text:p>Germany</text:p>
          </table:table-cell>
          <table:table-cell office:value-type="string">
            <text:p>PhD Student</text:p>
          </table:table-cell>
          <table:table-cell office:value-type="string">
            <text:p>No</text:p>
          </table:table-cell>
          <table:table-cell/>
          <table:table-cell office:value-type="string">
            <text:p>134.102.218.22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6-15">
            <text:p>15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5">
            <text:p>15/06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6-18">
            <text:p>18/06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6-18">
            <text:p>18/06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mehdi</text:p>
          </table:table-cell>
          <table:table-cell office:value-type="string">
            <text:p>mehdi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2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6 Firefox/1.5.0.12</text:p>
          </table:table-cell>
          <table:table-cell office:value-type="date" office:date-value="2007-06-18">
            <text:p>18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8">
            <text:p>18/06/07</text:p>
          </table:table-cell>
          <table:table-cell table:number-columns-repeated="5"/>
        </table:table-row>
        <table:table-row table:style-name="ro1">
          <table:table-cell office:value-type="string">
            <text:p>José Manuel García Nieto</text:p>
          </table:table-cell>
          <table:table-cell office:value-type="string">
            <text:p>jnieto@lcc.uma.es</text:p>
          </table:table-cell>
          <table:table-cell office:value-type="string">
            <text:p>Spain</text:p>
          </table:table-cell>
          <table:table-cell office:value-type="string">
            <text:p>University of Málaga</text:p>
          </table:table-cell>
          <table:table-cell office:value-type="string">
            <text:p>No</text:p>
          </table:table-cell>
          <table:table-cell office:value-type="string">
            <text:p>www.garcianieto.net</text:p>
          </table:table-cell>
          <table:table-cell office:value-type="string">
            <text:p>193.49.212.15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b2) Gecko/20060601 BonEcho/2.0b2 (Ubuntu-edgy)</text:p>
          </table:table-cell>
          <table:table-cell office:value-type="date" office:date-value="2007-06-19">
            <text:p>19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19">
            <text:p>19/06/07</text:p>
          </table:table-cell>
          <table:table-cell table:number-columns-repeated="5"/>
        </table:table-row>
        <table:table-row table:style-name="ro1">
          <table:table-cell office:value-type="string">
            <text:p>Daniel Soto</text:p>
          </table:table-cell>
          <table:table-cell office:value-type="string">
            <text:p>dsoto.7@gmail.com</text:p>
          </table:table-cell>
          <table:table-cell office:value-type="string">
            <text:p>colombi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1.228.145.24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(R1 1.5)</text:p>
          </table:table-cell>
          <table:table-cell office:value-type="string">
            <text:p><text:s/>.NET CLR 1.1.4322)</text:p>
          </table:table-cell>
          <table:table-cell office:value-type="date" office:date-value="2007-06-20">
            <text:p>20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20">
            <text:p>20/06/07</text:p>
          </table:table-cell>
          <table:table-cell table:number-columns-repeated="5"/>
        </table:table-row>
        <table:table-row table:style-name="ro1">
          <table:table-cell office:value-type="string">
            <text:p>foo</text:p>
          </table:table-cell>
          <table:table-cell office:value-type="string">
            <text:p>bar@f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68.160.59.188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1)</text:p>
          </table:table-cell>
          <table:table-cell office:value-type="date" office:date-value="2007-06-20">
            <text:p>20/06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6-20">
            <text:p>20/06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34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6 (like Gecko) (Kubuntu)</text:p>
          </table:table-cell>
          <table:table-cell table:style-name="ce1" office:value-type="date" office:date-value="2007-06-22">
            <text:p>22/06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6-22">
            <text:p>22/06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Boisson Jean-Charles :-)))</text:p>
          </table:table-cell>
          <table:table-cell office:value-type="string">
            <text:p>boisson@lifl.fr</text:p>
          </table:table-cell>
          <table:table-cell office:value-type="string">
            <text:p>France</text:p>
          </table:table-cell>
          <table:table-cell office:value-type="string">
            <text:p>OPAC/DOLPHIN</text:p>
          </table:table-cell>
          <table:table-cell office:value-type="string">
            <text:p>No</text:p>
          </table:table-cell>
          <table:table-cell office:value-type="string">
            <text:p>www.lifl.fr/~boisson</text:p>
          </table:table-cell>
          <table:table-cell office:value-type="string">
            <text:p>193.49.212.15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6-28">
            <text:p>28/06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6-28">
            <text:p>28/06/07</text:p>
          </table:table-cell>
          <table:table-cell table:number-columns-repeated="5"/>
        </table:table-row>
        <table:table-row table:style-name="ro1">
          <table:table-cell office:value-type="string">
            <text:p>abdur rabi'</text:p>
          </table:table-cell>
          <table:table-cell office:value-type="string">
            <text:p>arrabik@yahoo.com</text:p>
          </table:table-cell>
          <table:table-cell office:value-type="string">
            <text:p>Indonesia</text:p>
          </table:table-cell>
          <table:table-cell office:value-type="string">
            <text:p>Merdeka Malang University</text:p>
          </table:table-cell>
          <table:table-cell office:value-type="string">
            <text:p>No</text:p>
          </table:table-cell>
          <table:table-cell office:value-type="string">
            <text:p>www.unmer.ac.id</text:p>
          </table:table-cell>
          <table:table-cell office:value-type="string">
            <text:p>125.164.121.140</text:p>
          </table:table-cell>
          <table:table-cell office:value-type="string">
            <text:p>Opera/9.02 (Windows NT 5.2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06-29">
            <text:p>29/06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6-29">
            <text:p>29/06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6-29">
            <text:p>29/06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6-29">
            <text:p>29/06/07</text:p>
          </table:table-cell>
          <table:table-cell table:number-columns-repeated="5"/>
        </table:table-row>
        <table:table-row table:style-name="ro1">
          <table:table-cell office:value-type="string">
            <text:p>Gift sun</text:p>
          </table:table-cell>
          <table:table-cell office:value-type="string">
            <text:p>jgsun@ecust.edu.cn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8.81.169.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encentTraveler 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7-01">
            <text:p>01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1">
            <text:p>01/07/07</text:p>
          </table:table-cell>
          <table:table-cell table:number-columns-repeated="4"/>
        </table:table-row>
        <table:table-row table:style-name="ro1">
          <table:table-cell office:value-type="string">
            <text:p>Philippe bazard</text:p>
          </table:table-cell>
          <table:table-cell office:value-type="string">
            <text:p>pbd@masagroup.net</text:p>
          </table:table-cell>
          <table:table-cell office:value-type="string">
            <text:p>france</text:p>
          </table:table-cell>
          <table:table-cell office:value-type="string">
            <text:p>masa </text:p>
          </table:table-cell>
          <table:table-cell office:value-type="string">
            <text:p>No</text:p>
          </table:table-cell>
          <table:table-cell/>
          <table:table-cell office:value-type="string">
            <text:p>213.41.18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2">
            <text:p>02/07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office:value-type="date" office:date-value="2007-07-02">
            <text:p>02/07/07</text:p>
          </table:table-cell>
          <table:table-cell table:number-columns-repeated="5"/>
        </table:table-row>
        <table:table-row table:style-name="ro1">
          <table:table-cell office:value-type="string">
            <text:p>Philippe bazard</text:p>
          </table:table-cell>
          <table:table-cell office:value-type="string">
            <text:p>pbd@masagroup.net</text:p>
          </table:table-cell>
          <table:table-cell office:value-type="string">
            <text:p>france</text:p>
          </table:table-cell>
          <table:table-cell office:value-type="string">
            <text:p>masa </text:p>
          </table:table-cell>
          <table:table-cell office:value-type="string">
            <text:p>No</text:p>
          </table:table-cell>
          <table:table-cell/>
          <table:table-cell office:value-type="string">
            <text:p>213.41.18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2">
            <text:p>02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02">
            <text:p>02/07/07</text:p>
          </table:table-cell>
          <table:table-cell table:number-columns-repeated="5"/>
        </table:table-row>
        <table:table-row table:style-name="ro1">
          <table:table-cell office:value-type="string">
            <text:p>Walid Klibi</text:p>
          </table:table-cell>
          <table:table-cell office:value-type="string">
            <text:p>walid.klibi@cirrelt.ca</text:p>
          </table:table-cell>
          <table:table-cell office:value-type="string">
            <text:p>Canada</text:p>
          </table:table-cell>
          <table:table-cell office:value-type="string">
            <text:p>CIRRELT- Université Laval</text:p>
          </table:table-cell>
          <table:table-cell office:value-type="string">
            <text:p>No</text:p>
          </table:table-cell>
          <table:table-cell/>
          <table:table-cell office:value-type="string">
            <text:p>132.203.51.7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7-07-02">
            <text:p>02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02">
            <text:p>02/07/07</text:p>
          </table:table-cell>
          <table:table-cell table:number-columns-repeated="5"/>
        </table:table-row>
        <table:table-row table:style-name="ro1">
          <table:table-cell office:value-type="string">
            <text:p>Thomas Johnson</text:p>
          </table:table-cell>
          <table:table-cell office:value-type="string">
            <text:p>thomas.j.johnson@gmail.com</text:p>
          </table:table-cell>
          <table:table-cell office:value-type="string">
            <text:p>USA</text:p>
          </table:table-cell>
          <table:table-cell office:value-type="string">
            <text:p>HMC</text:p>
          </table:table-cell>
          <table:table-cell office:value-type="string">
            <text:p>No</text:p>
          </table:table-cell>
          <table:table-cell/>
          <table:table-cell office:value-type="string">
            <text:p>12.47.49.9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4">
            <text:p>0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04">
            <text:p>04/07/07</text:p>
          </table:table-cell>
          <table:table-cell table:number-columns-repeated="5"/>
        </table:table-row>
        <table:table-row table:style-name="ro1">
          <table:table-cell office:value-type="string">
            <text:p>thomas (test after opac crash)</text:p>
          </table:table-cell>
          <table:table-cell office:value-type="string">
            <text:p>thomas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5">
            <text:p>0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5">
            <text:p>05/07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5">
            <text:p>0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5">
            <text:p>05/07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5">
            <text:p>0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5">
            <text:p>05/07/07</text:p>
          </table:table-cell>
          <table:table-cell table:number-columns-repeated="5"/>
        </table:table-row>
        <table:table-row table:style-name="ro1">
          <table:table-cell office:value-type="string">
            <text:p>thomas (test after opac crash)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5">
            <text:p>0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5">
            <text:p>05/07/07</text:p>
          </table:table-cell>
          <table:table-cell table:number-columns-repeated="5"/>
        </table:table-row>
        <table:table-row table:style-name="ro1">
          <table:table-cell office:value-type="string">
            <text:p>thomas (test after opac crash)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5">
            <text:p>0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5">
            <text:p>05/07/07</text:p>
          </table:table-cell>
          <table:table-cell table:number-columns-repeated="5"/>
        </table:table-row>
        <table:table-row table:style-name="ro1">
          <table:table-cell office:value-type="string">
            <text:p>fabricio</text:p>
          </table:table-cell>
          <table:table-cell office:value-type="string">
            <text:p>f.salgado@ieee.org</text:p>
          </table:table-cell>
          <table:table-cell office:value-type="string">
            <text:p>Chi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fabricio</text:p>
          </table:table-cell>
          <table:table-cell office:value-type="string">
            <text:p>f.salgado@eee.org</text:p>
          </table:table-cell>
          <table:table-cell office:value-type="string">
            <text:p>Chi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none.c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none.c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none.c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FABRICIO</text:p>
          </table:table-cell>
          <table:table-cell office:value-type="string">
            <text:p>f.salgado@ieee.or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1.236.175.2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one.c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2.74.16.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5">
            <text:p>05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5">
            <text:p>05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Laurence Wright</text:p>
          </table:table-cell>
          <table:table-cell office:value-type="string">
            <text:p>wrights@ftml.net</text:p>
          </table:table-cell>
          <table:table-cell office:value-type="string">
            <text:p>USA</text:p>
          </table:table-cell>
          <table:table-cell office:value-type="string">
            <text:p>Monterey Peninsula College</text:p>
          </table:table-cell>
          <table:table-cell office:value-type="string">
            <text:p>No</text:p>
          </table:table-cell>
          <table:table-cell/>
          <table:table-cell office:value-type="string">
            <text:p>65.147.115.133</text:p>
          </table:table-cell>
          <table:table-cell office:value-type="string">
            <text:p>Mozilla/4.7 (compatible</text:p>
          </table:table-cell>
          <table:table-cell office:value-type="string">
            <text:p><text:s/>Petra.Verkaik</text:p>
          </table:table-cell>
          <table:table-cell office:value-type="string">
            <text:p><text:s/>Winux)</text:p>
          </table:table-cell>
          <table:table-cell table:style-name="ce1" office:value-type="date" office:date-value="2007-07-06">
            <text:p>06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6">
            <text:p>06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5.147.115.133</text:p>
          </table:table-cell>
          <table:table-cell office:value-type="string">
            <text:p>Mozilla/4.7 (compatible</text:p>
          </table:table-cell>
          <table:table-cell office:value-type="string">
            <text:p><text:s/>Petra.Verkaik</text:p>
          </table:table-cell>
          <table:table-cell office:value-type="string">
            <text:p><text:s/>Winux)</text:p>
          </table:table-cell>
          <table:table-cell table:style-name="ce1" office:value-type="date" office:date-value="2007-07-06">
            <text:p>06/07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07-06">
            <text:p>06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thomas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thomas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rgrg</text:p>
          </table:table-cell>
          <table:table-cell office:value-type="string">
            <text:p>gr@ao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thomas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none</text:p>
          </table:table-cell>
          <table:table-cell office:value-type="string">
            <text:p>none@one.c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2.74.16.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6">
            <text:p>06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6">
            <text:p>06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2.66.130.20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a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5.68.86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6">
            <text:p>06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2.66.130.20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06">
            <text:p>06/07/07</text:p>
          </table:table-cell>
          <table:table-cell/>
          <table:table-cell office:value-type="string">
            <text:p>No</text:p>
          </table:table-cell>
          <table:table-cell office:value-type="date" office:date-value="2007-07-06">
            <text:p>06/07/07</text:p>
          </table:table-cell>
          <table:table-cell table:number-columns-repeated="5"/>
        </table:table-row>
        <table:table-row table:style-name="ro1">
          <table:table-cell office:value-type="string">
            <text:p>FOUGHALI</text:p>
          </table:table-cell>
          <table:table-cell office:value-type="string">
            <text:p>foughali@lilf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5 Firefox/1.5.0.12</text:p>
          </table:table-cell>
          <table:table-cell office:value-type="date" office:date-value="2007-07-08">
            <text:p>08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08">
            <text:p>08/07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.legrand@lif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09">
            <text:p>09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09">
            <text:p>09/07/07</text:p>
          </table:table-cell>
          <table:table-cell table:number-columns-repeated="5"/>
        </table:table-row>
        <table:table-row table:style-name="ro1">
          <table:table-cell office:value-type="string">
            <text:p>Ronald Mirror</text:p>
          </table:table-cell>
          <table:table-cell office:value-type="string">
            <text:p>r.mirror@eee.or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1.236.179.13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07-09">
            <text:p>09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09">
            <text:p>09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liuliu</text:p>
          </table:table-cell>
          <table:table-cell office:value-type="string">
            <text:p>liuliu.tju@gmail.com</text:p>
          </table:table-cell>
          <table:table-cell office:value-type="string">
            <text:p>China</text:p>
          </table:table-cell>
          <table:table-cell office:value-type="string">
            <text:p>Tianjin University</text:p>
          </table:table-cell>
          <table:table-cell office:value-type="string">
            <text:p>No</text:p>
          </table:table-cell>
          <table:table-cell/>
          <table:table-cell office:value-type="string">
            <text:p>202.113.3.7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POTU(RR:27011715:0)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07-12">
            <text:p>12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12">
            <text:p>12/07/07</text:p>
          </table:table-cell>
          <table:table-cell table:number-columns-repeated="4"/>
        </table:table-row>
        <table:table-row table:style-name="ro1">
          <table:table-cell office:value-type="string">
            <text:p>Mohamed DJADANE</text:p>
          </table:table-cell>
          <table:table-cell office:value-type="string">
            <text:p>djadane@gmail.com</text:p>
          </table:table-cell>
          <table:table-cell office:value-type="string">
            <text:p>France</text:p>
          </table:table-cell>
          <table:table-cell office:value-type="string">
            <text:p>Université d'Artois</text:p>
          </table:table-cell>
          <table:table-cell office:value-type="string">
            <text:p>No</text:p>
          </table:table-cell>
          <table:table-cell/>
          <table:table-cell office:value-type="string">
            <text:p>193.49.62.5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InfoPath.1)</text:p>
          </table:table-cell>
          <table:table-cell office:value-type="date" office:date-value="2007-07-12">
            <text:p>12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7-12">
            <text:p>12/07/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62.5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InfoPath.1)</text:p>
          </table:table-cell>
          <table:table-cell office:value-type="date" office:date-value="2007-07-12">
            <text:p>12/07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7-12">
            <text:p>12/07/07</text:p>
          </table:table-cell>
          <table:table-cell table:number-columns-repeated="2"/>
        </table:table-row>
        <table:table-row table:style-name="ro1">
          <table:table-cell office:value-type="string">
            <text:p>Boukhalfa Kamel</text:p>
          </table:table-cell>
          <table:table-cell office:value-type="string">
            <text:p>boukhalk@ensma.fr</text:p>
          </table:table-cell>
          <table:table-cell office:value-type="string">
            <text:p>France</text:p>
          </table:table-cell>
          <table:table-cell office:value-type="string">
            <text:p>LISI</text:p>
          </table:table-cell>
          <table:table-cell office:value-type="string">
            <text:p>No</text:p>
          </table:table-cell>
          <table:table-cell/>
          <table:table-cell office:value-type="string">
            <text:p>194.254.234.20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2">
            <text:p>12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2">
            <text:p>12/07/07</text:p>
          </table:table-cell>
          <table:table-cell table:number-columns-repeated="5"/>
        </table:table-row>
        <table:table-row table:style-name="ro1">
          <table:table-cell office:value-type="string">
            <text:p>Kijin Nam</text:p>
          </table:table-cell>
          <table:table-cell office:value-type="string">
            <text:p>Eric.K.Nam@gmail.com</text:p>
          </table:table-cell>
          <table:table-cell office:value-type="string">
            <text:p>US</text:p>
          </table:table-cell>
          <table:table-cell office:value-type="string">
            <text:p>GA Tech</text:p>
          </table:table-cell>
          <table:table-cell office:value-type="string">
            <text:p>No</text:p>
          </table:table-cell>
          <table:table-cell/>
          <table:table-cell office:value-type="string">
            <text:p>128.61.129.20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2">
            <text:p>12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2">
            <text:p>12/07/07</text:p>
          </table:table-cell>
          <table:table-cell table:number-columns-repeated="5"/>
        </table:table-row>
        <table:table-row table:style-name="ro1">
          <table:table-cell office:value-type="string">
            <text:p>Gionata Massi</text:p>
          </table:table-cell>
          <table:table-cell office:value-type="string">
            <text:p>gionata.massi@gmail.com</text:p>
          </table:table-cell>
          <table:table-cell office:value-type="string">
            <text:p>Italy</text:p>
          </table:table-cell>
          <table:table-cell office:value-type="string">
            <text:p>Università Politecnica delle Marche -...</text:p>
          </table:table-cell>
          <table:table-cell office:value-type="string">
            <text:p>No</text:p>
          </table:table-cell>
          <table:table-cell/>
          <table:table-cell office:value-type="string">
            <text:p>193.205.129.10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5 (like Gecko)</text:p>
          </table:table-cell>
          <table:table-cell table:style-name="ce1" office:value-type="date" office:date-value="2007-07-12">
            <text:p>12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12">
            <text:p>12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Daniel</text:p>
          </table:table-cell>
          <table:table-cell office:value-type="string">
            <text:p>dsoto.7@gmail.com</text:p>
          </table:table-cell>
          <table:table-cell office:value-type="string">
            <text:p>colomb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1.228.145.24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7-13">
            <text:p>13/07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7-13">
            <text:p>13/07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joop renes</text:p>
          </table:table-cell>
          <table:table-cell office:value-type="string">
            <text:p>jj.renes@hccnet.nl</text:p>
          </table:table-cell>
          <table:table-cell office:value-type="string">
            <text:p>netherlands</text:p>
          </table:table-cell>
          <table:table-cell office:value-type="string">
            <text:p>private person</text:p>
          </table:table-cell>
          <table:table-cell office:value-type="string">
            <text:p>No</text:p>
          </table:table-cell>
          <table:table-cell/>
          <table:table-cell office:value-type="string">
            <text:p>80.100.16.10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4) Gecko/20061201 Firefox/2.0.0.4 (Ubuntu-feisty)</text:p>
          </table:table-cell>
          <table:table-cell office:value-type="date" office:date-value="2007-07-13">
            <text:p>13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13">
            <text:p>13/07/07</text:p>
          </table:table-cell>
          <table:table-cell table:number-columns-repeated="5"/>
        </table:table-row>
        <table:table-row table:style-name="ro1">
          <table:table-cell office:value-type="string">
            <text:p>Guillermo Molina</text:p>
          </table:table-cell>
          <table:table-cell office:value-type="string">
            <text:p>donguille125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3) Gecko/20061201 Firefox/2.0.0.3 (Ubuntu-feisty)</text:p>
          </table:table-cell>
          <table:table-cell office:value-type="date" office:date-value="2007-07-13">
            <text:p>13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13">
            <text:p>13/07/07</text:p>
          </table:table-cell>
          <table:table-cell table:number-columns-repeated="5"/>
        </table:table-row>
        <table:table-row table:style-name="ro1">
          <table:table-cell office:value-type="string">
            <text:p>Verel</text:p>
          </table:table-cell>
          <table:table-cell office:value-type="string">
            <text:p>verel@i3s.unice.fr</text:p>
          </table:table-cell>
          <table:table-cell office:value-type="string">
            <text:p>France</text:p>
          </table:table-cell>
          <table:table-cell office:value-type="string">
            <text:p>university Nice Sophia-Antipolis</text:p>
          </table:table-cell>
          <table:table-cell office:value-type="string">
            <text:p>No</text:p>
          </table:table-cell>
          <table:table-cell office:value-type="string">
            <text:p>http://www.i3s.unice.fr/~verel</text:p>
          </table:table-cell>
          <table:table-cell office:value-type="string">
            <text:p>86.69.90.202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4">
            <text:p>1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4">
            <text:p>14/07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2.46.179.8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4">
            <text:p>1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4">
            <text:p>14/07/07</text:p>
          </table:table-cell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Es-senia Oran University (Algeria)</text:p>
          </table:table-cell>
          <table:table-cell office:value-type="string">
            <text:p>No</text:p>
          </table:table-cell>
          <table:table-cell/>
          <table:table-cell office:value-type="string">
            <text:p>41.201.215.23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7-16">
            <text:p>16/07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7-16">
            <text:p>16/07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lika mehdi</text:p>
          </table:table-cell>
          <table:table-cell office:value-type="string">
            <text:p>mehdi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2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6 Firefox/1.5.0.12</text:p>
          </table:table-cell>
          <table:table-cell office:value-type="date" office:date-value="2007-07-16">
            <text:p>16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6">
            <text:p>16/07/07</text:p>
          </table:table-cell>
          <table:table-cell table:number-columns-repeated="5"/>
        </table:table-row>
        <table:table-row table:style-name="ro1">
          <table:table-cell office:value-type="string">
            <text:p>zohra</text:p>
          </table:table-cell>
          <table:table-cell office:value-type="string">
            <text:p>zohramdo@gmail.com</text:p>
          </table:table-cell>
          <table:table-cell office:value-type="string">
            <text:p>alger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196.20.71.8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8) Gecko/20061115 Ubuntu/dapper-security Firefox/1.5.0.8</text:p>
          </table:table-cell>
          <table:table-cell office:value-type="date" office:date-value="2007-07-17">
            <text:p>17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7">
            <text:p>17/07/07</text:p>
          </table:table-cell>
          <table:table-cell table:number-columns-repeated="5"/>
        </table:table-row>
        <table:table-row table:style-name="ro1">
          <table:table-cell office:value-type="string">
            <text:p>Louis-Claude Canon</text:p>
          </table:table-cell>
          <table:table-cell office:value-type="string">
            <text:p>louis-claude.canon@loria.fr</text:p>
          </table:table-cell>
          <table:table-cell/>
          <table:table-cell office:value-type="string">
            <text:p>Loria</text:p>
          </table:table-cell>
          <table:table-cell office:value-type="string">
            <text:p>No</text:p>
          </table:table-cell>
          <table:table-cell/>
          <table:table-cell office:value-type="string">
            <text:p>152.81.2.10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601 Ubuntu/dapper-security Firefox/1.5.0.12</text:p>
          </table:table-cell>
          <table:table-cell office:value-type="date" office:date-value="2007-07-17">
            <text:p>17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7">
            <text:p>17/07/07</text:p>
          </table:table-cell>
          <table:table-cell table:number-columns-repeated="5"/>
        </table:table-row>
        <table:table-row table:style-name="ro1">
          <table:table-cell office:value-type="string">
            <text:p>Inma García</text:p>
          </table:table-cell>
          <table:table-cell office:value-type="string">
            <text:p>ingarcia@dsic.upv.es</text:p>
          </table:table-cell>
          <table:table-cell office:value-type="string">
            <text:p>Spain</text:p>
          </table:table-cell>
          <table:table-cell office:value-type="string">
            <text:p>Politechnic University of Valencia</text:p>
          </table:table-cell>
          <table:table-cell office:value-type="string">
            <text:p>No</text:p>
          </table:table-cell>
          <table:table-cell/>
          <table:table-cell office:value-type="string">
            <text:p>158.42.184.12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2.0.50727)</text:p>
          </table:table-cell>
          <table:table-cell office:value-type="date" office:date-value="2007-07-18">
            <text:p>18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8">
            <text:p>18/07/07</text:p>
          </table:table-cell>
          <table:table-cell table:number-columns-repeated="5"/>
        </table:table-row>
        <table:table-row table:style-name="ro1">
          <table:table-cell office:value-type="string">
            <text:p>LGI2A</text:p>
          </table:table-cell>
          <table:table-cell office:value-type="string">
            <text:p>hsutiente@yahoo.fr</text:p>
          </table:table-cell>
          <table:table-cell office:value-type="string">
            <text:p>FRance</text:p>
          </table:table-cell>
          <table:table-cell office:value-type="string">
            <text:p>Université d'artois</text:p>
          </table:table-cell>
          <table:table-cell office:value-type="string">
            <text:p>No</text:p>
          </table:table-cell>
          <table:table-cell/>
          <table:table-cell office:value-type="string">
            <text:p>193.49.62.5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8">
            <text:p>18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18">
            <text:p>18/07/07</text:p>
          </table:table-cell>
          <table:table-cell table:number-columns-repeated="5"/>
        </table:table-row>
        <table:table-row table:style-name="ro1">
          <table:table-cell office:value-type="string">
            <text:p>luong</text:p>
          </table:table-cell>
          <table:table-cell office:value-type="string">
            <text:p>van_luong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59.37.6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18">
            <text:p>18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18">
            <text:p>18/07/07</text:p>
          </table:table-cell>
          <table:table-cell table:number-columns-repeated="5"/>
        </table:table-row>
        <table:table-row table:style-name="ro1">
          <table:table-cell office:value-type="string">
            <text:p>Armita Zarnegar</text:p>
          </table:table-cell>
          <table:table-cell office:value-type="string">
            <text:p>azarnegar@students.ballarat.edu.au</text:p>
          </table:table-cell>
          <table:table-cell office:value-type="string">
            <text:p>Australia</text:p>
          </table:table-cell>
          <table:table-cell office:value-type="string">
            <text:p>Research Student</text:p>
          </table:table-cell>
          <table:table-cell office:value-type="string">
            <text:p>No</text:p>
          </table:table-cell>
          <table:table-cell office:value-type="string">
            <text:p>http://www.ballarat.edu.au/ard/itms/research/researchStudents.shtml</text:p>
          </table:table-cell>
          <table:table-cell office:value-type="string">
            <text:p>141.132.11.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07-19">
            <text:p>19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19">
            <text:p>19/07/07</text:p>
          </table:table-cell>
          <table:table-cell table:number-columns-repeated="5"/>
        </table:table-row>
        <table:table-row table:style-name="ro1">
          <table:table-cell office:value-type="string">
            <text:p>Mao Lijun</text:p>
          </table:table-cell>
          <table:table-cell office:value-type="string">
            <text:p>mlj_vip@yahoo.com.cn</text:p>
          </table:table-cell>
          <table:table-cell office:value-type="string">
            <text:p>China</text:p>
          </table:table-cell>
          <table:table-cell office:value-type="string">
            <text:p>Nanjing University of Aeronautics and Astronautics</text:p>
          </table:table-cell>
          <table:table-cell office:value-type="string">
            <text:p>No</text:p>
          </table:table-cell>
          <table:table-cell/>
          <table:table-cell office:value-type="string">
            <text:p>218.94.136.17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7-19">
            <text:p>19/07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7-19">
            <text:p>19/07/0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7-19">
            <text:p>19/07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7-19">
            <text:p>19/07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Volker Rath</text:p>
          </table:table-cell>
          <table:table-cell office:value-type="string">
            <text:p>v.rath@geophysik.rwth-aachen.de</text:p>
          </table:table-cell>
          <table:table-cell office:value-type="string">
            <text:p>Germany</text:p>
          </table:table-cell>
          <table:table-cell office:value-type="string">
            <text:p>RWTH Aachen University</text:p>
          </table:table-cell>
          <table:table-cell office:value-type="string">
            <text:p>No</text:p>
          </table:table-cell>
          <table:table-cell/>
          <table:table-cell office:value-type="string">
            <text:p>137.226.165.19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.4) Gecko/20061023 SUSE/2.0.0.4-1.1 Firefox/2.0.0.4</text:p>
          </table:table-cell>
          <table:table-cell office:value-type="date" office:date-value="2007-07-20">
            <text:p>20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0">
            <text:p>20/07/07</text:p>
          </table:table-cell>
          <table:table-cell table:number-columns-repeated="5"/>
        </table:table-row>
        <table:table-row table:style-name="ro1">
          <table:table-cell office:value-type="string">
            <text:p>qvdf</text:p>
          </table:table-cell>
          <table:table-cell office:value-type="string">
            <text:p>dskfb@qdq.fr</text:p>
          </table:table-cell>
          <table:table-cell office:value-type="string">
            <text:p>bdsbf</text:p>
          </table:table-cell>
          <table:table-cell office:value-type="string">
            <text:p>skfbdkdsb</text:p>
          </table:table-cell>
          <table:table-cell office:value-type="string">
            <text:p>No</text:p>
          </table:table-cell>
          <table:table-cell office:value-type="string">
            <text:p>sbdb</text:p>
          </table:table-cell>
          <table:table-cell office:value-type="string">
            <text:p>193.49.212.1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24">
            <text:p>2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4">
            <text:p>24/07/07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a.a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3.9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24">
            <text:p>2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4">
            <text:p>24/07/07</text:p>
          </table:table-cell>
          <table:table-cell table:number-columns-repeated="5"/>
        </table:table-row>
        <table:table-row table:style-name="ro1">
          <table:table-cell office:value-type="string">
            <text:p>dsfds</text:p>
          </table:table-cell>
          <table:table-cell office:value-type="string">
            <text:p>qfq@yah.fr</text:p>
          </table:table-cell>
          <table:table-cell office:value-type="string">
            <text:p>sdfs</text:p>
          </table:table-cell>
          <table:table-cell office:value-type="string">
            <text:p>afds</text:p>
          </table:table-cell>
          <table:table-cell office:value-type="string">
            <text:p>No</text:p>
          </table:table-cell>
          <table:table-cell office:value-type="string">
            <text:p>xvs</text:p>
          </table:table-cell>
          <table:table-cell office:value-type="string">
            <text:p>193.49.212.1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07-24">
            <text:p>2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4">
            <text:p>24/07/07</text:p>
          </table:table-cell>
          <table:table-cell table:number-columns-repeated="5"/>
        </table:table-row>
        <table:table-row table:style-name="ro1">
          <table:table-cell office:value-type="string">
            <text:p>jelle feringa</text:p>
          </table:table-cell>
          <table:table-cell office:value-type="string">
            <text:p>jelleferinga@gmail.com</text:p>
          </table:table-cell>
          <table:table-cell office:value-type="string">
            <text:p>france</text:p>
          </table:table-cell>
          <table:table-cell office:value-type="string">
            <text:p>EZCT</text:p>
          </table:table-cell>
          <table:table-cell office:value-type="string">
            <text:p>No</text:p>
          </table:table-cell>
          <table:table-cell/>
          <table:table-cell office:value-type="string">
            <text:p>84.101.166.21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24">
            <text:p>24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4">
            <text:p>24/07/07</text:p>
          </table:table-cell>
          <table:table-cell table:number-columns-repeated="5"/>
        </table:table-row>
        <table:table-row table:style-name="ro1">
          <table:table-cell office:value-type="string">
            <text:p>asdfasdf asdfasdf</text:p>
          </table:table-cell>
          <table:table-cell office:value-type="string">
            <text:p>asdfasfd@asdfasdf.org</text:p>
          </table:table-cell>
          <table:table-cell office:value-type="string">
            <text:p>AWRF</text:p>
          </table:table-cell>
          <table:table-cell office:value-type="string">
            <text:p>asdfasdf</text:p>
          </table:table-cell>
          <table:table-cell office:value-type="string">
            <text:p>No</text:p>
          </table:table-cell>
          <table:table-cell office:value-type="string">
            <text:p>http://wweradf.asdfasdfasdf.net</text:p>
          </table:table-cell>
          <table:table-cell office:value-type="string">
            <text:p>71.198.96.11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25">
            <text:p>25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25">
            <text:p>25/07/07</text:p>
          </table:table-cell>
          <table:table-cell table:number-columns-repeated="5"/>
        </table:table-row>
        <table:table-row table:style-name="ro1">
          <table:table-cell office:value-type="string">
            <text:p>malika mehdi</text:p>
          </table:table-cell>
          <table:table-cell office:value-type="string">
            <text:p>mm_mehdi2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2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6 Firefox/1.5.0.12 pango-text</text:p>
          </table:table-cell>
          <table:table-cell office:value-type="date" office:date-value="2007-07-25">
            <text:p>25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5">
            <text:p>25/07/07</text:p>
          </table:table-cell>
          <table:table-cell table:number-columns-repeated="5"/>
        </table:table-row>
        <table:table-row table:style-name="ro1">
          <table:table-cell office:value-type="string">
            <text:p>amin chaabane</text:p>
          </table:table-cell>
          <table:table-cell office:value-type="string">
            <text:p>amin.chaabane.1@ens.etsmtl.ca</text:p>
          </table:table-cell>
          <table:table-cell office:value-type="string">
            <text:p>Canada</text:p>
          </table:table-cell>
          <table:table-cell office:value-type="string">
            <text:p>ETS</text:p>
          </table:table-cell>
          <table:table-cell office:value-type="string">
            <text:p>No</text:p>
          </table:table-cell>
          <table:table-cell office:value-type="string">
            <text:p>www.etsmtl.ca</text:p>
          </table:table-cell>
          <table:table-cell office:value-type="string">
            <text:p>216.18.116.18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(R1 1.5)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InfoPath.1)</text:p>
          </table:table-cell>
          <table:table-cell table:style-name="ce1" office:value-type="date" office:date-value="2007-07-26">
            <text:p>26/07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7-26">
            <text:p>26/07/07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a@a.fr</text:p>
          </table:table-cell>
          <table:table-cell table:number-columns-repeated="2" office:value-type="string">
            <text:p>a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>129.215.30.81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-GB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26">
            <text:p>26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26">
            <text:p>26/07/07</text:p>
          </table:table-cell>
          <table:table-cell table:number-columns-repeated="5"/>
        </table:table-row>
        <table:table-row table:style-name="ro1">
          <table:table-cell office:value-type="string">
            <text:p>luong</text:p>
          </table:table-cell>
          <table:table-cell office:value-type="string">
            <text:p>van_luong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72.210.82.13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)</text:p>
          </table:table-cell>
          <table:table-cell table:style-name="ce1" office:value-type="date" office:date-value="2007-07-26">
            <text:p>26/07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table:style-name="ce1" office:value-type="date" office:date-value="2007-07-26">
            <text:p>26/07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irela Frandes</text:p>
          </table:table-cell>
          <table:table-cell office:value-type="string">
            <text:p>frandesmirela@yahoo.com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6.123.0.6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61201 Firefox/2.0.0.5 (Ubuntu-feisty)</text:p>
          </table:table-cell>
          <table:table-cell office:value-type="date" office:date-value="2007-07-27">
            <text:p>27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7">
            <text:p>27/07/07</text:p>
          </table:table-cell>
          <table:table-cell table:number-columns-repeated="5"/>
        </table:table-row>
        <table:table-row table:style-name="ro1">
          <table:table-cell office:value-type="string">
            <text:p>Mirela Frandes</text:p>
          </table:table-cell>
          <table:table-cell office:value-type="string">
            <text:p>frandesmirela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6.123.0.6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61201 Firefox/2.0.0.5 (Ubuntu-feisty)</text:p>
          </table:table-cell>
          <table:table-cell office:value-type="date" office:date-value="2007-07-27">
            <text:p>27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7">
            <text:p>27/07/07</text:p>
          </table:table-cell>
          <table:table-cell table:number-columns-repeated="5"/>
        </table:table-row>
        <table:table-row table:style-name="ro1">
          <table:table-cell office:value-type="string">
            <text:p>Liefooghe</text:p>
          </table:table-cell>
          <table:table-cell office:value-type="string">
            <text:p>liefooga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4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27">
            <text:p>27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27">
            <text:p>27/07/07</text:p>
          </table:table-cell>
          <table:table-cell table:number-columns-repeated="5"/>
        </table:table-row>
        <table:table-row table:style-name="ro1">
          <table:table-cell office:value-type="string">
            <text:p>QUEMENER</text:p>
          </table:table-cell>
          <table:table-cell office:value-type="string">
            <text:p>quemener@lpsc.in2p3.fr</text:p>
          </table:table-cell>
          <table:table-cell/>
          <table:table-cell office:value-type="string">
            <text:p>CNRS</text:p>
          </table:table-cell>
          <table:table-cell office:value-type="string">
            <text:p>No</text:p>
          </table:table-cell>
          <table:table-cell/>
          <table:table-cell office:value-type="string">
            <text:p>134.158.42.2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7.3) Gecko/20040913</text:p>
          </table:table-cell>
          <table:table-cell office:value-type="date" office:date-value="2007-07-30">
            <text:p>30/07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7-30">
            <text:p>30/07/07</text:p>
          </table:table-cell>
          <table:table-cell table:number-columns-repeated="5"/>
        </table:table-row>
        <table:table-row table:style-name="ro1">
          <table:table-cell office:value-type="string">
            <text:p>Johnny</text:p>
          </table:table-cell>
          <table:table-cell office:value-type="string">
            <text:p>johnny.c.li@gmail.com</text:p>
          </table:table-cell>
          <table:table-cell office:value-type="string">
            <text:p>U.S.</text:p>
          </table:table-cell>
          <table:table-cell office:value-type="string">
            <text:p>San Jose State University</text:p>
          </table:table-cell>
          <table:table-cell office:value-type="string">
            <text:p>No</text:p>
          </table:table-cell>
          <table:table-cell office:value-type="string">
            <text:p>www.sjsu.edu</text:p>
          </table:table-cell>
          <table:table-cell office:value-type="string">
            <text:p>70.134.47.6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7-31">
            <text:p>31/07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7-31">
            <text:p>31/07/07</text:p>
          </table:table-cell>
          <table:table-cell table:number-columns-repeated="5"/>
        </table:table-row>
        <table:table-row table:style-name="ro1">
          <table:table-cell office:value-type="string">
            <text:p>Cycer Chen</text:p>
          </table:table-cell>
          <table:table-cell office:value-type="string">
            <text:p>cycerresearch@gmail.com</text:p>
          </table:table-cell>
          <table:table-cell office:value-type="string">
            <text:p>ROC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20.134.129.14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</text:p>
          </table:table-cell>
          <table:table-cell office:value-type="string">
            <text:p><text:s/>.NET CLR 3.0.04506.03</text:p>
          </table:table-cell>
          <table:table-cell table:style-name="Default" office:value-type="string">
            <text:p><text:s/>InfoPath.2)</text:p>
          </table:table-cell>
          <table:table-cell table:style-name="ce1" office:value-type="date" office:date-value="2007-07-31">
            <text:p>31/07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7-31">
            <text:p>31/07/07</text:p>
          </table:table-cell>
          <table:table-cell table:number-columns-repeated="4"/>
        </table:table-row>
        <table:table-row table:style-name="ro1">
          <table:table-cell office:value-type="string">
            <text:p>asif ahmed</text:p>
          </table:table-cell>
          <table:table-cell office:value-type="string">
            <text:p>aasifahmed23@gmail.com</text:p>
          </table:table-cell>
          <table:table-cell office:value-type="string">
            <text:p>ind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 office:value-type="string">
            <text:p>http://www.xy.com</text:p>
          </table:table-cell>
          <table:table-cell office:value-type="string">
            <text:p>210.212.5.14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8-02">
            <text:p>02/08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8-02">
            <text:p>02/08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roch Elsen</text:p>
          </table:table-cell>
          <table:table-cell office:value-type="string">
            <text:p>eelsen@gauda.com</text:p>
          </table:table-cell>
          <table:table-cell office:value-type="string">
            <text:p>USA</text:p>
          </table:table-cell>
          <table:table-cell office:value-type="string">
            <text:p>Gauda, Inc.</text:p>
          </table:table-cell>
          <table:table-cell office:value-type="string">
            <text:p>No</text:p>
          </table:table-cell>
          <table:table-cell/>
          <table:table-cell office:value-type="string">
            <text:p>70.143.7.6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) Gecko/20061023 SUSE/2.0-30 Firefox/2.0</text:p>
          </table:table-cell>
          <table:table-cell office:value-type="date" office:date-value="2007-08-10">
            <text:p>10/08/07</text:p>
          </table:table-cell>
          <table:table-cell office:value-type="string">
            <text:p>Commercial</text:p>
          </table:table-cell>
          <table:table-cell office:value-type="string">
            <text:p>No</text:p>
          </table:table-cell>
          <table:table-cell office:value-type="date" office:date-value="2007-08-10">
            <text:p>10/08/07</text:p>
          </table:table-cell>
          <table:table-cell table:number-columns-repeated="5"/>
        </table:table-row>
        <table:table-row table:style-name="ro1">
          <table:table-cell office:value-type="string">
            <text:p>Erich Elsen</text:p>
          </table:table-cell>
          <table:table-cell office:value-type="string">
            <text:p>eelsen@stanford.edu</text:p>
          </table:table-cell>
          <table:table-cell office:value-type="string">
            <text:p>USA</text:p>
          </table:table-cell>
          <table:table-cell office:value-type="string">
            <text:p>Stanford</text:p>
          </table:table-cell>
          <table:table-cell office:value-type="string">
            <text:p>No</text:p>
          </table:table-cell>
          <table:table-cell/>
          <table:table-cell office:value-type="string">
            <text:p>70.143.7.6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) Gecko/20061023 SUSE/2.0-30 Firefox/2.0</text:p>
          </table:table-cell>
          <table:table-cell office:value-type="date" office:date-value="2007-08-10">
            <text:p>10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10">
            <text:p>10/08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222.130.9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it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8-10">
            <text:p>10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10">
            <text:p>10/08/07</text:p>
          </table:table-cell>
          <table:table-cell table:number-columns-repeated="5"/>
        </table:table-row>
        <table:table-row table:style-name="ro1">
          <table:table-cell office:value-type="string">
            <text:p>Louis-Claude Canon</text:p>
          </table:table-cell>
          <table:table-cell office:value-type="string">
            <text:p>louis-claude.canon@loria.fr</text:p>
          </table:table-cell>
          <table:table-cell office:value-type="string">
            <text:p>France</text:p>
          </table:table-cell>
          <table:table-cell office:value-type="string">
            <text:p>Loria</text:p>
          </table:table-cell>
          <table:table-cell office:value-type="string">
            <text:p>No</text:p>
          </table:table-cell>
          <table:table-cell/>
          <table:table-cell office:value-type="string">
            <text:p>152.81.2.10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731 Ubuntu/dapper-security Firefox/1.5.0.12</text:p>
          </table:table-cell>
          <table:table-cell office:value-type="date" office:date-value="2007-08-13">
            <text:p>13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13">
            <text:p>13/08/07</text:p>
          </table:table-cell>
          <table:table-cell table:number-columns-repeated="5"/>
        </table:table-row>
        <table:table-row table:style-name="ro1">
          <table:table-cell office:value-type="string">
            <text:p>chedati</text:p>
          </table:table-cell>
          <table:table-cell office:value-type="string">
            <text:p>chedati@yahoo.fr</text:p>
          </table:table-cell>
          <table:table-cell office:value-type="string">
            <text:p>morocco</text:p>
          </table:table-cell>
          <table:table-cell office:value-type="string">
            <text:p>cope</text:p>
          </table:table-cell>
          <table:table-cell office:value-type="string">
            <text:p>No</text:p>
          </table:table-cell>
          <table:table-cell/>
          <table:table-cell office:value-type="string">
            <text:p>41.249.11.19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08-17">
            <text:p>17/08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8-17">
            <text:p>17/08/07</text:p>
          </table:table-cell>
          <table:table-cell table:number-columns-repeated="4"/>
        </table:table-row>
        <table:table-row table:style-name="ro1">
          <table:table-cell office:value-type="string">
            <text:p>Edmar Araújo</text:p>
          </table:table-cell>
          <table:table-cell office:value-type="string">
            <text:p>edmar.araujo@gmail.com</text:p>
          </table:table-cell>
          <table:table-cell office:value-type="string">
            <text:p>Brasil</text:p>
          </table:table-cell>
          <table:table-cell office:value-type="string">
            <text:p>UFSM</text:p>
          </table:table-cell>
          <table:table-cell office:value-type="string">
            <text:p>No</text:p>
          </table:table-cell>
          <table:table-cell/>
          <table:table-cell office:value-type="string">
            <text:p>200.18.42.20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08-17">
            <text:p>17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17">
            <text:p>17/08/07</text:p>
          </table:table-cell>
          <table:table-cell table:number-columns-repeated="5"/>
        </table:table-row>
        <table:table-row table:style-name="ro1">
          <table:table-cell office:value-type="string">
            <text:p>He Jun</text:p>
          </table:table-cell>
          <table:table-cell office:value-type="string">
            <text:p>hjtheman@yahoo.com.cn</text:p>
          </table:table-cell>
          <table:table-cell office:value-type="string">
            <text:p>China</text:p>
          </table:table-cell>
          <table:table-cell office:value-type="string">
            <text:p>Shanghai Jiaotong University</text:p>
          </table:table-cell>
          <table:table-cell office:value-type="string">
            <text:p>No</text:p>
          </table:table-cell>
          <table:table-cell/>
          <table:table-cell office:value-type="string">
            <text:p>202.101.47.6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8-23">
            <text:p>23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3">
            <text:p>23/08/07</text:p>
          </table:table-cell>
          <table:table-cell table:number-columns-repeated="5"/>
        </table:table-row>
        <table:table-row table:style-name="ro1">
          <table:table-cell office:value-type="string">
            <text:p>Renaud Barate</text:p>
          </table:table-cell>
          <table:table-cell office:value-type="string">
            <text:p>renaud.barate@ensta.fr</text:p>
          </table:table-cell>
          <table:table-cell office:value-type="string">
            <text:p>France</text:p>
          </table:table-cell>
          <table:table-cell office:value-type="string">
            <text:p>ENSTA - UEI</text:p>
          </table:table-cell>
          <table:table-cell office:value-type="string">
            <text:p>No</text:p>
          </table:table-cell>
          <table:table-cell/>
          <table:table-cell office:value-type="string">
            <text:p>147.250.1.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6) Gecko/20070723 Iceweasel/2.0.0.6 (Debian-2.0.0.6-0etch1)</text:p>
          </table:table-cell>
          <table:table-cell office:value-type="date" office:date-value="2007-08-23">
            <text:p>23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3">
            <text:p>23/08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8-24">
            <text:p>24/08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8-24">
            <text:p>24/08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a@yahoo.fr</text:p>
          </table:table-cell>
          <table:table-cell table:number-columns-repeated="2" office:value-type="string">
            <text:p>/</text:p>
          </table:table-cell>
          <table:table-cell office:value-type="string">
            <text:p>No</text:p>
          </table:table-cell>
          <table:table-cell/>
          <table:table-cell office:value-type="string">
            <text:p>41.221.16.11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7) Gecko/20060802 Mandriva/1.5.0.7-1mdv2007.0 (2007.0) Firefox/1.5.0.7</text:p>
          </table:table-cell>
          <table:table-cell office:value-type="date" office:date-value="2007-08-25">
            <text:p>25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25">
            <text:p>25/08/07</text:p>
          </table:table-cell>
          <table:table-cell table:number-columns-repeated="5"/>
        </table:table-row>
        <table:table-row table:style-name="ro1">
          <table:table-cell office:value-type="string">
            <text:p>Doan Viet Hung</text:p>
          </table:table-cell>
          <table:table-cell office:value-type="string">
            <text:p>dvhung@cse.hcmut.edu.vn</text:p>
          </table:table-cell>
          <table:table-cell office:value-type="string">
            <text:p>Vietnam</text:p>
          </table:table-cell>
          <table:table-cell office:value-type="string">
            <text:p>Hochiminh City University of Technology</text:p>
          </table:table-cell>
          <table:table-cell office:value-type="string">
            <text:p>No</text:p>
          </table:table-cell>
          <table:table-cell office:value-type="string">
            <text:p>http://www.cse.hcmut.edu.vn/~dvhung</text:p>
          </table:table-cell>
          <table:table-cell office:value-type="string">
            <text:p>125.212.148.20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8-25">
            <text:p>25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5">
            <text:p>25/08/07</text:p>
          </table:table-cell>
          <table:table-cell table:number-columns-repeated="5"/>
        </table:table-row>
        <table:table-row table:style-name="ro1">
          <table:table-cell office:value-type="string">
            <text:p>Doan Viet Hung</text:p>
          </table:table-cell>
          <table:table-cell office:value-type="string">
            <text:p>dvhung@cse.hcmut.edu.vn</text:p>
          </table:table-cell>
          <table:table-cell office:value-type="string">
            <text:p>Vietnam</text:p>
          </table:table-cell>
          <table:table-cell office:value-type="string">
            <text:p>Hochiminh City University of Technology</text:p>
          </table:table-cell>
          <table:table-cell office:value-type="string">
            <text:p>No</text:p>
          </table:table-cell>
          <table:table-cell office:value-type="string">
            <text:p>http://www.cse.hcmut.edu.vn/~dvhung</text:p>
          </table:table-cell>
          <table:table-cell office:value-type="string">
            <text:p>125.212.148.20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8-25">
            <text:p>25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5">
            <text:p>25/08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8-26">
            <text:p>26/08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8-26">
            <text:p>26/08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wenyin gong</text:p>
          </table:table-cell>
          <table:table-cell office:value-type="string">
            <text:p>cug11100304@yahoo.com.cn</text:p>
          </table:table-cell>
          <table:table-cell office:value-type="string">
            <text:p>P. R. China</text:p>
          </table:table-cell>
          <table:table-cell office:value-type="string">
            <text:p>School of Computer Science, China University of...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221.232.159.11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Maxthon)</text:p>
          </table:table-cell>
          <table:table-cell table:style-name="ce1" office:value-type="date" office:date-value="2007-08-27">
            <text:p>27/08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8-27">
            <text:p>27/08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gong</text:p>
          </table:table-cell>
          <table:table-cell office:value-type="string">
            <text:p>wewnyin@163.com</text:p>
          </table:table-cell>
          <table:table-cell table:number-columns-repeated="2" office:value-type="string">
            <text:p>china</text:p>
          </table:table-cell>
          <table:table-cell office:value-type="string">
            <text:p>No</text:p>
          </table:table-cell>
          <table:table-cell/>
          <table:table-cell office:value-type="string">
            <text:p>221.232.159.11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Maxthon)</text:p>
          </table:table-cell>
          <table:table-cell table:style-name="ce1" office:value-type="date" office:date-value="2007-08-27">
            <text:p>27/08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8-27">
            <text:p>27/08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uca Di Gaspero</text:p>
          </table:table-cell>
          <table:table-cell office:value-type="string">
            <text:p>l.digaspero@uniud.it</text:p>
          </table:table-cell>
          <table:table-cell office:value-type="string">
            <text:p>Italy</text:p>
          </table:table-cell>
          <table:table-cell office:value-type="string">
            <text:p>DIEGM - University of Udine</text:p>
          </table:table-cell>
          <table:table-cell office:value-type="string">
            <text:p>No</text:p>
          </table:table-cell>
          <table:table-cell office:value-type="string">
            <text:p>http://www.diegm.uniud.it/digaspero/</text:p>
          </table:table-cell>
          <table:table-cell office:value-type="string">
            <text:p>158.110.28.235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it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8-27">
            <text:p>27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7">
            <text:p>27/08/07</text:p>
          </table:table-cell>
          <table:table-cell table:number-columns-repeated="5"/>
        </table:table-row>
        <table:table-row table:style-name="ro1">
          <table:table-cell office:value-type="string">
            <text:p>Birger Raa</text:p>
          </table:table-cell>
          <table:table-cell office:value-type="string">
            <text:p>birger.raa@ugent.be</text:p>
          </table:table-cell>
          <table:table-cell office:value-type="string">
            <text:p>Belgium</text:p>
          </table:table-cell>
          <table:table-cell office:value-type="string">
            <text:p>Ghent University</text:p>
          </table:table-cell>
          <table:table-cell office:value-type="string">
            <text:p>No</text:p>
          </table:table-cell>
          <table:table-cell/>
          <table:table-cell office:value-type="string">
            <text:p>88.197.149.18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nl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8-27">
            <text:p>27/08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8-27">
            <text:p>27/08/07</text:p>
          </table:table-cell>
          <table:table-cell table:number-columns-repeated="5"/>
        </table:table-row>
        <table:table-row table:style-name="ro1">
          <table:table-cell office:value-type="string">
            <text:p>boby</text:p>
          </table:table-cell>
          <table:table-cell office:value-type="string">
            <text:p>cool.dark@caramail.com</text:p>
          </table:table-cell>
          <table:table-cell table:number-columns-repeated="2" office:value-type="string">
            <text:p>sdf</text:p>
          </table:table-cell>
          <table:table-cell office:value-type="string">
            <text:p>No</text:p>
          </table:table-cell>
          <table:table-cell/>
          <table:table-cell office:value-type="string">
            <text:p>41.221.16.4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8-28">
            <text:p>28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28">
            <text:p>28/08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8-29">
            <text:p>29/08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8-29">
            <text:p>29/08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Birkan</text:p>
          </table:table-cell>
          <table:table-cell office:value-type="string">
            <text:p>Birkan.Can@ul.ie</text:p>
          </table:table-cell>
          <table:table-cell office:value-type="string">
            <text:p>Irlanda</text:p>
          </table:table-cell>
          <table:table-cell office:value-type="string">
            <text:p>Enterprise Research Centr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89.234.79.21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8-31">
            <text:p>31/08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8-31">
            <text:p>31/08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01">
            <text:p>01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01">
            <text:p>01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cuiyun zhu</text:p>
          </table:table-cell>
          <table:table-cell office:value-type="string">
            <text:p>wewnyin@163.com</text:p>
          </table:table-cell>
          <table:table-cell office:value-type="string">
            <text:p>china</text:p>
          </table:table-cell>
          <table:table-cell office:value-type="string">
            <text:p>school of computer, CUG</text:p>
          </table:table-cell>
          <table:table-cell office:value-type="string">
            <text:p>No</text:p>
          </table:table-cell>
          <table:table-cell/>
          <table:table-cell office:value-type="string">
            <text:p>58.48.110.15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Maxthon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9-01">
            <text:p>01/09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9-01">
            <text:p>01/09/07</text:p>
          </table:table-cell>
          <table:table-cell table:number-columns-repeated="4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Université d'Oran - Département d'informatique</text:p>
          </table:table-cell>
          <table:table-cell office:value-type="string">
            <text:p>No</text:p>
          </table:table-cell>
          <table:table-cell/>
          <table:table-cell office:value-type="string">
            <text:p>41.201.203.25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9-02">
            <text:p>02/09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9-02">
            <text:p>02/09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Département d'informatique - Université d'Oran</text:p>
          </table:table-cell>
          <table:table-cell office:value-type="string">
            <text:p>No</text:p>
          </table:table-cell>
          <table:table-cell/>
          <table:table-cell office:value-type="string">
            <text:p>193.194.74.1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1) Gecko/20070324 (Debian-1.8.0.11-2) Epiphany/2.14</text:p>
          </table:table-cell>
          <table:table-cell office:value-type="date" office:date-value="2007-09-03">
            <text:p>03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03">
            <text:p>03/09/07</text:p>
          </table:table-cell>
          <table:table-cell table:number-columns-repeated="5"/>
        </table:table-row>
        <table:table-row table:style-name="ro1">
          <table:table-cell office:value-type="string">
            <text:p>canape</text:p>
          </table:table-cell>
          <table:table-cell office:value-type="string">
            <text:p>clivecanape@aol.com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3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7.13) Gecko/20060418 Fedora/1.0.8-1.1.fc4 Firefox/1.0.8</text:p>
          </table:table-cell>
          <table:table-cell office:value-type="date" office:date-value="2007-09-03">
            <text:p>03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03">
            <text:p>03/09/07</text:p>
          </table:table-cell>
          <table:table-cell table:number-columns-repeated="5"/>
        </table:table-row>
        <table:table-row table:style-name="ro1">
          <table:table-cell office:value-type="string">
            <text:p>novom</text:p>
          </table:table-cell>
          <table:table-cell office:value-type="string">
            <text:p>novom@caramail.com</text:p>
          </table:table-cell>
          <table:table-cell office:value-type="string">
            <text:p>Morocco</text:p>
          </table:table-cell>
          <table:table-cell office:value-type="string">
            <text:p>educational</text:p>
          </table:table-cell>
          <table:table-cell office:value-type="string">
            <text:p>No</text:p>
          </table:table-cell>
          <table:table-cell/>
          <table:table-cell office:value-type="string">
            <text:p>41.249.35.4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09-03">
            <text:p>03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03">
            <text:p>03/09/07</text:p>
          </table:table-cell>
          <table:table-cell table:number-columns-repeated="5"/>
        </table:table-row>
        <table:table-row table:style-name="ro1">
          <table:table-cell office:value-type="string">
            <text:p>novom</text:p>
          </table:table-cell>
          <table:table-cell office:value-type="string">
            <text:p>novom@caramail.com</text:p>
          </table:table-cell>
          <table:table-cell office:value-type="string">
            <text:p>morocco</text:p>
          </table:table-cell>
          <table:table-cell office:value-type="string">
            <text:p>educational</text:p>
          </table:table-cell>
          <table:table-cell office:value-type="string">
            <text:p>No</text:p>
          </table:table-cell>
          <table:table-cell/>
          <table:table-cell office:value-type="string">
            <text:p>41.249.16.10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9-04">
            <text:p>04/09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9-04">
            <text:p>04/09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suelflow</text:p>
          </table:table-cell>
          <table:table-cell office:value-type="string">
            <text:p>suelflow@informatik.uni-bremen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4.102.218.232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de-de) AppleWebKit/419.3 (KHTML, like Gecko) Safari/419.3</text:p>
          </table:table-cell>
          <table:table-cell table:style-name="ce1" office:value-type="date" office:date-value="2007-09-07">
            <text:p>07/09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9-07">
            <text:p>07/09/0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08">
            <text:p>08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08">
            <text:p>08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7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5 Firefox/1.5.0.12</text:p>
          </table:table-cell>
          <table:table-cell office:value-type="date" office:date-value="2007-09-09">
            <text:p>09/09/07</text:p>
          </table:table-cell>
          <table:table-cell/>
          <table:table-cell office:value-type="string">
            <text:p>No</text:p>
          </table:table-cell>
          <table:table-cell office:value-type="date" office:date-value="2007-09-09">
            <text:p>09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530 Fedora/1.5.0.12-1.fc5 Firefox/1.5.0.12 pango-text</text:p>
          </table:table-cell>
          <table:table-cell office:value-type="date" office:date-value="2007-09-09">
            <text:p>09/09/07</text:p>
          </table:table-cell>
          <table:table-cell/>
          <table:table-cell office:value-type="string">
            <text:p>No</text:p>
          </table:table-cell>
          <table:table-cell office:value-type="date" office:date-value="2007-09-09">
            <text:p>09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6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09-09">
            <text:p>09/09/07</text:p>
          </table:table-cell>
          <table:table-cell/>
          <table:table-cell office:value-type="string">
            <text:p>No</text:p>
          </table:table-cell>
          <table:table-cell office:value-type="date" office:date-value="2007-09-09">
            <text:p>09/09/07</text:p>
          </table:table-cell>
          <table:table-cell table:number-columns-repeated="5"/>
        </table:table-row>
        <table:table-row table:style-name="ro1">
          <table:table-cell office:value-type="string">
            <text:p>Canpe</text:p>
          </table:table-cell>
          <table:table-cell office:value-type="string">
            <text:p>clivecanape@aol.com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3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9-10">
            <text:p>10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10">
            <text:p>10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11">
            <text:p>11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11">
            <text:p>11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Antonio LaTorre</text:p>
          </table:table-cell>
          <table:table-cell office:value-type="string">
            <text:p>tonitonae@google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61201 Firefox/2.0.0.6 (Ubuntu-feisty)</text:p>
          </table:table-cell>
          <table:table-cell office:value-type="date" office:date-value="2007-09-11">
            <text:p>11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11">
            <text:p>11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11">
            <text:p>11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11">
            <text:p>11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23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61201 Firefox/2.0.0.6 (Ubuntu-feisty)</text:p>
          </table:table-cell>
          <table:table-cell office:value-type="date" office:date-value="2007-09-16">
            <text:p>16/09/07</text:p>
          </table:table-cell>
          <table:table-cell/>
          <table:table-cell office:value-type="string">
            <text:p>No</text:p>
          </table:table-cell>
          <table:table-cell office:value-type="date" office:date-value="2007-09-16">
            <text:p>16/09/07</text:p>
          </table:table-cell>
          <table:table-cell table:number-columns-repeated="5"/>
        </table:table-row>
        <table:table-row table:style-name="ro1">
          <table:table-cell office:value-type="string">
            <text:p>clive</text:p>
          </table:table-cell>
          <table:table-cell office:value-type="string">
            <text:p>canapec@insa-rouen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3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09-18">
            <text:p>18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18">
            <text:p>18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19">
            <text:p>19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19">
            <text:p>19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7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61201 Firefox/2.0.0.6 (Ubuntu-feisty)</text:p>
          </table:table-cell>
          <table:table-cell office:value-type="date" office:date-value="2007-09-20">
            <text:p>20/09/07</text:p>
          </table:table-cell>
          <table:table-cell/>
          <table:table-cell office:value-type="string">
            <text:p>No</text:p>
          </table:table-cell>
          <table:table-cell office:value-type="date" office:date-value="2007-09-20">
            <text:p>20/09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7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61201 Firefox/2.0.0.6 (Ubuntu-feisty)</text:p>
          </table:table-cell>
          <table:table-cell office:value-type="date" office:date-value="2007-09-20">
            <text:p>20/09/07</text:p>
          </table:table-cell>
          <table:table-cell/>
          <table:table-cell office:value-type="string">
            <text:p>No</text:p>
          </table:table-cell>
          <table:table-cell office:value-type="date" office:date-value="2007-09-20">
            <text:p>20/09/07</text:p>
          </table:table-cell>
          <table:table-cell table:number-columns-repeated="5"/>
        </table:table-row>
        <table:table-row table:style-name="ro1">
          <table:table-cell office:value-type="string">
            <text:p>Guillermo Molina</text:p>
          </table:table-cell>
          <table:table-cell office:value-type="string">
            <text:p>donguille125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50.214.214.2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09-21">
            <text:p>21/09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09-21">
            <text:p>21/09/07</text:p>
          </table:table-cell>
          <table:table-cell table:number-columns-repeated="5"/>
        </table:table-row>
        <table:table-row table:style-name="ro1">
          <table:table-cell office:value-type="string">
            <text:p>J'aime formater !!!</text:p>
          </table:table-cell>
          <table:table-cell office:value-type="string">
            <text:p>clive.canape@inria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31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5 (like Gecko) (Kubuntu)</text:p>
          </table:table-cell>
          <table:table-cell table:style-name="ce1" office:value-type="date" office:date-value="2007-09-21">
            <text:p>21/09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9-21">
            <text:p>21/09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09-22">
            <text:p>22/09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09-22">
            <text:p>22/09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Toni Friesinger</text:p>
          </table:table-cell>
          <table:table-cell office:value-type="string">
            <text:p>a.friesinger@dodgit.com</text:p>
          </table:table-cell>
          <table:table-cell office:value-type="string">
            <text:p>Switzerland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 office:value-type="string">
            <text:p>84.73.127.8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09-23">
            <text:p>23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23">
            <text:p>23/09/07</text:p>
          </table:table-cell>
          <table:table-cell table:number-columns-repeated="5"/>
        </table:table-row>
        <table:table-row table:style-name="ro1">
          <table:table-cell office:value-type="string">
            <text:p>Han,xujun</text:p>
          </table:table-cell>
          <table:table-cell office:value-type="string">
            <text:p>lzu8848d13@yahoo.com.cn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60.165.58.21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</text:p>
          </table:table-cell>
          <table:table-cell office:value-type="string">
            <text:p><text:s/>.NET CLR 3.0.04506.30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09-24">
            <text:p>24/09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9-24">
            <text:p>24/09/07</text:p>
          </table:table-cell>
          <table:table-cell table:number-columns-repeated="4"/>
        </table:table-row>
        <table:table-row table:style-name="ro1">
          <table:table-cell office:value-type="string">
            <text:p>-</text:p>
          </table:table-cell>
          <table:table-cell office:value-type="string">
            <text:p>clive.canape@inria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8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5) Gecko/20070713 Firefox/2.0.0.5</text:p>
          </table:table-cell>
          <table:table-cell office:value-type="date" office:date-value="2007-09-24">
            <text:p>24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24">
            <text:p>24/09/07</text:p>
          </table:table-cell>
          <table:table-cell table:number-columns-repeated="5"/>
        </table:table-row>
        <table:table-row table:style-name="ro1">
          <table:table-cell office:value-type="string">
            <text:p>Paul</text:p>
          </table:table-cell>
          <table:table-cell office:value-type="string">
            <text:p>paul_toddd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4.218.240.6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09-24">
            <text:p>24/09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09-24">
            <text:p>24/09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arten</text:p>
          </table:table-cell>
          <table:table-cell office:value-type="string">
            <text:p>mkeijzer@xs4all.nl</text:p>
          </table:table-cell>
          <table:table-cell office:value-type="string">
            <text:p>Netherlands</text:p>
          </table:table-cell>
          <table:table-cell office:value-type="string">
            <text:p>Prognosys</text:p>
          </table:table-cell>
          <table:table-cell office:value-type="string">
            <text:p>No</text:p>
          </table:table-cell>
          <table:table-cell office:value-type="string">
            <text:p>www.cs.vu.nl/~mkeijzer</text:p>
          </table:table-cell>
          <table:table-cell office:value-type="string">
            <text:p>194.151.199.176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6 (like Gecko) (Kubuntu)</text:p>
          </table:table-cell>
          <table:table-cell table:style-name="ce1" office:value-type="date" office:date-value="2007-09-25">
            <text:p>25/09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9-25">
            <text:p>25/09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aarten</text:p>
          </table:table-cell>
          <table:table-cell office:value-type="string">
            <text:p>mkeijzer@xs4all.nl</text:p>
          </table:table-cell>
          <table:table-cell office:value-type="string">
            <text:p>Netherlands</text:p>
          </table:table-cell>
          <table:table-cell office:value-type="string">
            <text:p>Prognosys</text:p>
          </table:table-cell>
          <table:table-cell office:value-type="string">
            <text:p>No</text:p>
          </table:table-cell>
          <table:table-cell office:value-type="string">
            <text:p>www.cs.vu.nl/~mkeijzer</text:p>
          </table:table-cell>
          <table:table-cell office:value-type="string">
            <text:p>194.151.199.176</text:p>
          </table:table-cell>
          <table:table-cell office:value-type="string">
            <text:p>Mozilla/5.0 (compatible</text:p>
          </table:table-cell>
          <table:table-cell office:value-type="string">
            <text:p><text:s/>Konqueror/3.5</text:p>
          </table:table-cell>
          <table:table-cell office:value-type="string">
            <text:p><text:s/>Linux) KHTML/3.5.6 (like Gecko) (Kubuntu)</text:p>
          </table:table-cell>
          <table:table-cell table:style-name="ce1" office:value-type="date" office:date-value="2007-09-25">
            <text:p>25/09/07</text:p>
          </table:table-cell>
          <table:table-cell office:value-type="string">
            <text:p>Commercial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09-25">
            <text:p>25/09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X P</text:p>
          </table:table-cell>
          <table:table-cell office:value-type="string">
            <text:p>zxp_proteus@mail.nwpu.edu.cn</text:p>
          </table:table-cell>
          <table:table-cell office:value-type="string">
            <text:p>China</text:p>
          </table:table-cell>
          <table:table-cell office:value-type="string">
            <text:p>nwpu</text:p>
          </table:table-cell>
          <table:table-cell office:value-type="string">
            <text:p>No</text:p>
          </table:table-cell>
          <table:table-cell/>
          <table:table-cell office:value-type="string">
            <text:p>125.76.214.24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09-26">
            <text:p>26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26">
            <text:p>26/09/07</text:p>
          </table:table-cell>
          <table:table-cell table:number-columns-repeated="5"/>
        </table:table-row>
        <table:table-row table:style-name="ro1">
          <table:table-cell office:value-type="string">
            <text:p>Santi</text:p>
          </table:table-cell>
          <table:table-cell office:value-type="string">
            <text:p>sanjiser@hotmail.com</text:p>
          </table:table-cell>
          <table:table-cell office:value-type="string">
            <text:p>Spai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8.42.92.24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s-ES</text:p>
          </table:table-cell>
          <table:table-cell office:value-type="string">
            <text:p><text:s/>rv:1.8.1.7) Gecko/20070914 Firefox/2.0.0.1 MEGAUPLOAD 1.0</text:p>
          </table:table-cell>
          <table:table-cell office:value-type="date" office:date-value="2007-09-27">
            <text:p>27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09-27">
            <text:p>27/09/07</text:p>
          </table:table-cell>
          <table:table-cell table:number-columns-repeated="5"/>
        </table:table-row>
        <table:table-row table:style-name="ro1">
          <table:table-cell office:value-type="string">
            <text:p>Aderemi Adewumi</text:p>
          </table:table-cell>
          <table:table-cell office:value-type="string">
            <text:p>laremtj@yahoo.com</text:p>
          </table:table-cell>
          <table:table-cell office:value-type="string">
            <text:p>Nigeria</text:p>
          </table:table-cell>
          <table:table-cell office:value-type="string">
            <text:p>University of Lagos</text:p>
          </table:table-cell>
          <table:table-cell office:value-type="string">
            <text:p>No</text:p>
          </table:table-cell>
          <table:table-cell/>
          <table:table-cell office:value-type="string">
            <text:p>193.219.244.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</text:p>
          </table:table-cell>
          <table:table-cell office:value-type="string">
            <text:p><text:s/>.NET CLR 1.1.4322</text:p>
          </table:table-cell>
          <table:table-cell office:value-type="string">
            <text:p><text:s/>InfoPath.2)</text:p>
          </table:table-cell>
          <table:table-cell office:value-type="date" office:date-value="2007-09-27">
            <text:p>27/09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9-27">
            <text:p>27/09/07</text:p>
          </table:table-cell>
          <table:table-cell table:number-columns-repeated="2"/>
        </table:table-row>
        <table:table-row table:style-name="ro1">
          <table:table-cell office:value-type="string">
            <text:p>Ghada El Khayat</text:p>
          </table:table-cell>
          <table:table-cell office:value-type="string">
            <text:p>ghadaek@gmail.com</text:p>
          </table:table-cell>
          <table:table-cell office:value-type="string">
            <text:p>Egypt</text:p>
          </table:table-cell>
          <table:table-cell office:value-type="string">
            <text:p>Alexandria Institute for engineering and...</text:p>
          </table:table-cell>
          <table:table-cell office:value-type="string">
            <text:p>No</text:p>
          </table:table-cell>
          <table:table-cell/>
          <table:table-cell office:value-type="string">
            <text:p>196.218.105.7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09-28">
            <text:p>28/09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09-28">
            <text:p>28/09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jith C</text:p>
          </table:table-cell>
          <table:table-cell office:value-type="string">
            <text:p>ajc377@gmail.com</text:p>
          </table:table-cell>
          <table:table-cell office:value-type="string">
            <text:p>Ind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0.212.83.8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01">
            <text:p>01/10/07</text:p>
          </table:table-cell>
          <table:table-cell office:value-type="string">
            <text:p>Commercial</text:p>
          </table:table-cell>
          <table:table-cell office:value-type="string">
            <text:p>No</text:p>
          </table:table-cell>
          <table:table-cell office:value-type="date" office:date-value="2007-10-01">
            <text:p>01/10/07</text:p>
          </table:table-cell>
          <table:table-cell table:number-columns-repeated="5"/>
        </table:table-row>
        <table:table-row table:style-name="ro1">
          <table:table-cell office:value-type="string">
            <text:p>Ajith C</text:p>
          </table:table-cell>
          <table:table-cell office:value-type="string">
            <text:p>ajc377@gmail.com</text:p>
          </table:table-cell>
          <table:table-cell office:value-type="string">
            <text:p>Ind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0.212.83.8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01">
            <text:p>01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1">
            <text:p>01/10/07</text:p>
          </table:table-cell>
          <table:table-cell table:number-columns-repeated="5"/>
        </table:table-row>
        <table:table-row table:style-name="ro1">
          <table:table-cell office:value-type="string">
            <text:p>Oleg Farenyuk</text:p>
          </table:table-cell>
          <table:table-cell office:value-type="string">
            <text:p>indrekis@icmp.lviv.ua</text:p>
          </table:table-cell>
          <table:table-cell office:value-type="string">
            <text:p>Ukrain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43.222.240</text:p>
          </table:table-cell>
          <table:table-cell office:value-type="string">
            <text:p>Opera/9.21 (Windows NT 5.1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10-02">
            <text:p>02/10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10-02">
            <text:p>02/10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10-02">
            <text:p>02/10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10-02">
            <text:p>02/10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FOUGHALI 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718 Fedora/1.5.0.12-4.fc6 Firefox/1.5.0.12</text:p>
          </table:table-cell>
          <table:table-cell office:value-type="date" office:date-value="2007-10-02">
            <text:p>0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homas@lifl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4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10-02">
            <text:p>0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office:value-type="string">
            <text:p>FOUGHAL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718 Fedora/1.5.0.12-4.fc6 Firefox/1.5.0.12</text:p>
          </table:table-cell>
          <table:table-cell office:value-type="date" office:date-value="2007-10-02">
            <text:p>0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office:value-type="string">
            <text:p>José</text:p>
          </table:table-cell>
          <table:table-cell office:value-type="string">
            <text:p>josé.inria@lifl.fr</text:p>
          </table:table-cell>
          <table:table-cell office:value-type="string">
            <text:p>equateur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 office:value-type="string">
            <text:p>http://www.josé-in-equateur.eq</text:p>
          </table:table-cell>
          <table:table-cell office:value-type="string">
            <text:p>193.49.212.10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10-02">
            <text:p>0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718 Fedora/1.5.0.12-4.fc6 Firefox/1.5.0.12</text:p>
          </table:table-cell>
          <table:table-cell office:value-type="date" office:date-value="2007-10-02">
            <text:p>02/10/07</text:p>
          </table:table-cell>
          <table:table-cell/>
          <table:table-cell office:value-type="string">
            <text:p>No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office:value-type="string">
            <text:p>FOUGHALI Laid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70417 Fedora/2.0.0.3-4.fc7 Firefox/2.0.0.3</text:p>
          </table:table-cell>
          <table:table-cell office:value-type="date" office:date-value="2007-10-02">
            <text:p>0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2">
            <text:p>02/10/07</text:p>
          </table:table-cell>
          <table:table-cell table:number-columns-repeated="5"/>
        </table:table-row>
        <table:table-row table:style-name="ro1">
          <table:table-cell office:value-type="string">
            <text:p>Goeran Jerke</text:p>
          </table:table-cell>
          <table:table-cell office:value-type="string">
            <text:p>Goeran.Jerke@gmx.net</text:p>
          </table:table-cell>
          <table:table-cell office:value-type="string">
            <text:p>Germany</text:p>
          </table:table-cell>
          <table:table-cell office:value-type="string">
            <text:p>EDA-R&amp;D</text:p>
          </table:table-cell>
          <table:table-cell office:value-type="string">
            <text:p>No</text:p>
          </table:table-cell>
          <table:table-cell office:value-type="string">
            <text:p>www.ifte.de</text:p>
          </table:table-cell>
          <table:table-cell office:value-type="string">
            <text:p>84.56.181.18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719 CentOS/1.5.0.12-0.3.el4.centos Firefox/1.5.0.12</text:p>
          </table:table-cell>
          <table:table-cell office:value-type="date" office:date-value="2007-10-03">
            <text:p>03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3">
            <text:p>03/10/07</text:p>
          </table:table-cell>
          <table:table-cell table:number-columns-repeated="5"/>
        </table:table-row>
        <table:table-row table:style-name="ro1">
          <table:table-cell office:value-type="string">
            <text:p>baumes</text:p>
          </table:table-cell>
          <table:table-cell office:value-type="string">
            <text:p>baumesl@itq.upv.es</text:p>
          </table:table-cell>
          <table:table-cell office:value-type="string">
            <text:p>Spain</text:p>
          </table:table-cell>
          <table:table-cell office:value-type="string">
            <text:p>ITQ</text:p>
          </table:table-cell>
          <table:table-cell office:value-type="string">
            <text:p>No</text:p>
          </table:table-cell>
          <table:table-cell/>
          <table:table-cell office:value-type="string">
            <text:p>158.42.237.21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04">
            <text:p>04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4">
            <text:p>04/10/07</text:p>
          </table:table-cell>
          <table:table-cell table:number-columns-repeated="5"/>
        </table:table-row>
        <table:table-row table:style-name="ro1">
          <table:table-cell office:value-type="string">
            <text:p>pepito</text:p>
          </table:table-cell>
          <table:table-cell office:value-type="string">
            <text:p>grillo@gmail.com</text:p>
          </table:table-cell>
          <table:table-cell office:value-type="string">
            <text:p>israe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5.152.22.13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531 CentOS/1.5.0.12-0.1.el4.centos Firefox/1.5.0.12</text:p>
          </table:table-cell>
          <table:table-cell office:value-type="date" office:date-value="2007-10-04">
            <text:p>04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4">
            <text:p>04/10/07</text:p>
          </table:table-cell>
          <table:table-cell table:number-columns-repeated="5"/>
        </table:table-row>
        <table:table-row table:style-name="ro1">
          <table:table-cell office:value-type="string">
            <text:p>baumes</text:p>
          </table:table-cell>
          <table:table-cell office:value-type="string">
            <text:p>baumesl@itq.upv.es</text:p>
          </table:table-cell>
          <table:table-cell office:value-type="string">
            <text:p>Spain</text:p>
          </table:table-cell>
          <table:table-cell office:value-type="string">
            <text:p>ITQ</text:p>
          </table:table-cell>
          <table:table-cell office:value-type="string">
            <text:p>No</text:p>
          </table:table-cell>
          <table:table-cell/>
          <table:table-cell office:value-type="string">
            <text:p>88.3.206.22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s-E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05">
            <text:p>05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5">
            <text:p>05/10/07</text:p>
          </table:table-cell>
          <table:table-cell table:number-columns-repeated="5"/>
        </table:table-row>
        <table:table-row table:style-name="ro1">
          <table:table-cell office:value-type="string">
            <text:p>thomas BUILD 1.0</text:p>
          </table:table-cell>
          <table:table-cell office:value-type="string">
            <text:p>t@inria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4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10-05">
            <text:p>05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5">
            <text:p>05/10/07</text:p>
          </table:table-cell>
          <table:table-cell table:number-columns-repeated="5"/>
        </table:table-row>
        <table:table-row table:style-name="ro1">
          <table:table-cell office:value-type="string">
            <text:p>Michael Epitropakis</text:p>
          </table:table-cell>
          <table:table-cell office:value-type="string">
            <text:p>mikeagn@math.upatras.gr</text:p>
          </table:table-cell>
          <table:table-cell office:value-type="string">
            <text:p>Greece</text:p>
          </table:table-cell>
          <table:table-cell office:value-type="string">
            <text:p>University of Patras, Department of Mathematics</text:p>
          </table:table-cell>
          <table:table-cell office:value-type="string">
            <text:p>No</text:p>
          </table:table-cell>
          <table:table-cell office:value-type="string">
            <text:p>http://master.math.upatras.gr/~mikeagn</text:p>
          </table:table-cell>
          <table:table-cell office:value-type="string">
            <text:p>150.140.171.4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4) Gecko/20070515 Firefox/2.0.0.4</text:p>
          </table:table-cell>
          <table:table-cell office:value-type="date" office:date-value="2007-10-05">
            <text:p>05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5">
            <text:p>05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10-06">
            <text:p>06/10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10-06">
            <text:p>06/10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10-07">
            <text:p>07/10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10-07">
            <text:p>07/10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mehdi</text:p>
          </table:table-cell>
          <table:table-cell office:value-type="string">
            <text:p>malika.mehdi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2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5) Gecko/20070718 Fedora/2.0.0.5-1.fc7 Firefox/2.0.0.5 pango-text</text:p>
          </table:table-cell>
          <table:table-cell office:value-type="date" office:date-value="2007-10-08">
            <text:p>08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08">
            <text:p>08/10/07</text:p>
          </table:table-cell>
          <table:table-cell table:number-columns-repeated="5"/>
        </table:table-row>
        <table:table-row table:style-name="ro1">
          <table:table-cell office:value-type="string">
            <text:p>Birkan</text:p>
          </table:table-cell>
          <table:table-cell office:value-type="string">
            <text:p>birqan@gmail.com</text:p>
          </table:table-cell>
          <table:table-cell office:value-type="string">
            <text:p>Ireland</text:p>
          </table:table-cell>
          <table:table-cell office:value-type="string">
            <text:p>University of Limerick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193.1.100.11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09">
            <text:p>09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9">
            <text:p>09/10/07</text:p>
          </table:table-cell>
          <table:table-cell table:number-columns-repeated="5"/>
        </table:table-row>
        <table:table-row table:style-name="ro1">
          <table:table-cell office:value-type="string">
            <text:p>Birkan</text:p>
          </table:table-cell>
          <table:table-cell office:value-type="string">
            <text:p>birkan.can@ul.ie</text:p>
          </table:table-cell>
          <table:table-cell office:value-type="string">
            <text:p>ireland</text:p>
          </table:table-cell>
          <table:table-cell office:value-type="string">
            <text:p>university of limerick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193.1.100.10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GB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09">
            <text:p>09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09">
            <text:p>09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10-10">
            <text:p>10/10/07</text:p>
          </table:table-cell>
          <table:table-cell/>
          <table:table-cell office:value-type="string">
            <text:p>No</text:p>
          </table:table-cell>
          <table:table-cell table:style-name="ce1" office:value-type="date" office:date-value="2007-10-10">
            <text:p>10/10/07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dzdz@aol.fr</text:p>
          </table:table-cell>
          <table:table-cell office:value-type="string">
            <text:p>dzdzd</text:p>
          </table:table-cell>
          <table:table-cell office:value-type="string">
            <text:p>ede</text:p>
          </table:table-cell>
          <table:table-cell office:value-type="string">
            <text:p>No</text:p>
          </table:table-cell>
          <table:table-cell office:value-type="string">
            <text:p>zdzd</text:p>
          </table:table-cell>
          <table:table-cell office:value-type="string">
            <text:p>192.168.134.1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Liefooghe</text:p>
          </table:table-cell>
          <table:table-cell office:value-type="string">
            <text:p>Arnaud.Liefooghe@lifl.fr</text:p>
          </table:table-cell>
          <table:table-cell office:value-type="string">
            <text:p>France</text:p>
          </table:table-cell>
          <table:table-cell office:value-type="string">
            <text:p>LIFL</text:p>
          </table:table-cell>
          <table:table-cell office:value-type="string">
            <text:p>No</text:p>
          </table:table-cell>
          <table:table-cell/>
          <table:table-cell office:value-type="string">
            <text:p>193.49.213.9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2">
            <text:p>1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2">
            <text:p>12/10/07</text:p>
          </table:table-cell>
          <table:table-cell table:number-columns-repeated="5"/>
        </table:table-row>
        <table:table-row table:style-name="ro1">
          <table:table-cell office:value-type="string">
            <text:p>gfh</text:p>
          </table:table-cell>
          <table:table-cell office:value-type="string">
            <text:p>g@f.ll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5.205.21.68</text:p>
          </table:table-cell>
          <table:table-cell office:value-type="string">
            <text:p>Opera/9.01 (Windows NT 5.1</text:p>
          </table:table-cell>
          <table:table-cell office:value-type="string">
            <text:p><text:s/>U</text:p>
          </table:table-cell>
          <table:table-cell office:value-type="string">
            <text:p><text:s/>pl)</text:p>
          </table:table-cell>
          <table:table-cell table:style-name="ce1" office:value-type="date" office:date-value="2007-10-13">
            <text:p>13/10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10-13">
            <text:p>13/10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Goeran Jerke</text:p>
          </table:table-cell>
          <table:table-cell office:value-type="string">
            <text:p>Goeran.Jerke@gmx.net</text:p>
          </table:table-cell>
          <table:table-cell office:value-type="string">
            <text:p>Germany</text:p>
          </table:table-cell>
          <table:table-cell office:value-type="string">
            <text:p>R&amp;D EDA</text:p>
          </table:table-cell>
          <table:table-cell office:value-type="string">
            <text:p>No</text:p>
          </table:table-cell>
          <table:table-cell office:value-type="string">
            <text:p>http://www.ifte.de</text:p>
          </table:table-cell>
          <table:table-cell office:value-type="string">
            <text:p>84.56.180.51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PPC Mac OS X Mach-O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3">
            <text:p>13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3">
            <text:p>13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74.6.25.41</text:p>
          </table:table-cell>
          <table:table-cell office:value-type="string">
            <text:p>Mozilla/5.0 (compatible</text:p>
          </table:table-cell>
          <table:table-cell office:value-type="string">
            <text:p><text:s/>Yahoo! Slurp</text:p>
          </table:table-cell>
          <table:table-cell office:value-type="string">
            <text:p><text:s/>http://help.yahoo.com/help/us/ysearch/slurp)</text:p>
          </table:table-cell>
          <table:table-cell table:style-name="ce1" office:value-type="date" office:date-value="2007-10-13">
            <text:p>13/10/07</text:p>
          </table:table-cell>
          <table:table-cell/>
          <table:table-cell table:style-name="Default" office:value-type="string">
            <text:p>No</text:p>
          </table:table-cell>
          <table:table-cell table:style-name="ce1" office:value-type="date" office:date-value="2007-10-13">
            <text:p>13/10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Icannot</text:p>
          </table:table-cell>
          <table:table-cell office:value-type="string">
            <text:p>alone@inthisworld.com</text:p>
          </table:table-cell>
          <table:table-cell office:value-type="string">
            <text:p>Moldova</text:p>
          </table:table-cell>
          <table:table-cell office:value-type="string">
            <text:p>NASA</text:p>
          </table:table-cell>
          <table:table-cell office:value-type="string">
            <text:p>No</text:p>
          </table:table-cell>
          <table:table-cell/>
          <table:table-cell office:value-type="string">
            <text:p>198.54.202.22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GB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10-15">
            <text:p>15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5">
            <text:p>15/10/07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yz@x.or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62.101.90.252</text:p>
          </table:table-cell>
          <table:table-cell office:value-type="string">
            <text:p>Opera/9.23 (Windows NT 5.1</text:p>
          </table:table-cell>
          <table:table-cell office:value-type="string">
            <text:p><text:s/>U</text:p>
          </table:table-cell>
          <table:table-cell office:value-type="string">
            <text:p><text:s/>it)</text:p>
          </table:table-cell>
          <table:table-cell table:style-name="ce1" office:value-type="date" office:date-value="2007-10-15">
            <text:p>15/10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10-15">
            <text:p>15/10/0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arcleavitt@cox.net</text:p>
          </table:table-cell>
          <table:table-cell office:value-type="string">
            <text:p>US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68.109.198.16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530 Fedora/1.5.0.12-1.fc5 Firefox/1.5.0.12</text:p>
          </table:table-cell>
          <table:table-cell office:value-type="date" office:date-value="2007-10-16">
            <text:p>16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6">
            <text:p>16/10/07</text:p>
          </table:table-cell>
          <table:table-cell table:number-columns-repeated="5"/>
        </table:table-row>
        <table:table-row table:style-name="ro1">
          <table:table-cell office:value-type="string">
            <text:p>thomas (TEST)</text:p>
          </table:table-cell>
          <table:table-cell office:value-type="string">
            <text:p>tt@ao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1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10-16">
            <text:p>16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6">
            <text:p>16/10/07</text:p>
          </table:table-cell>
          <table:table-cell table:number-columns-repeated="5"/>
        </table:table-row>
        <table:table-row table:style-name="ro1">
          <table:table-cell office:value-type="string">
            <text:p>Arnaud</text:p>
          </table:table-cell>
          <table:table-cell office:value-type="string">
            <text:p>Arnaud.Liefooghe@lilf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6) Gecko/20060601 Firefox/2.0.0.6 (Ubuntu-edgy)</text:p>
          </table:table-cell>
          <table:table-cell office:value-type="date" office:date-value="2007-10-16">
            <text:p>16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16">
            <text:p>16/10/07</text:p>
          </table:table-cell>
          <table:table-cell table:number-columns-repeated="5"/>
        </table:table-row>
        <table:table-row table:style-name="ro1">
          <table:table-cell office:value-type="string">
            <text:p>Renaud Barate</text:p>
          </table:table-cell>
          <table:table-cell office:value-type="string">
            <text:p>renaud.barate@ensta.fr</text:p>
          </table:table-cell>
          <table:table-cell office:value-type="string">
            <text:p>France</text:p>
          </table:table-cell>
          <table:table-cell office:value-type="string">
            <text:p>ENSTA - UEI</text:p>
          </table:table-cell>
          <table:table-cell office:value-type="string">
            <text:p>No</text:p>
          </table:table-cell>
          <table:table-cell/>
          <table:table-cell office:value-type="string">
            <text:p>147.250.1.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6) Gecko/20070723 Iceweasel/2.0.0.6 (Debian-2.0.0.6-0etch1)</text:p>
          </table:table-cell>
          <table:table-cell office:value-type="date" office:date-value="2007-10-16">
            <text:p>16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6">
            <text:p>16/10/07</text:p>
          </table:table-cell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Computer science department - Oran University</text:p>
          </table:table-cell>
          <table:table-cell office:value-type="string">
            <text:p>No</text:p>
          </table:table-cell>
          <table:table-cell/>
          <table:table-cell office:value-type="string">
            <text:p>193.194.74.1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3pre) Gecko/20070505 (Debian-1.8.0.13~pre070720-0etch3) Epiphany/2.14</text:p>
          </table:table-cell>
          <table:table-cell office:value-type="date" office:date-value="2007-10-17">
            <text:p>17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7">
            <text:p>17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9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71008 Ubuntu/7.10 (gutsy) Firefox/2.0.0.6</text:p>
          </table:table-cell>
          <table:table-cell office:value-type="date" office:date-value="2007-10-17">
            <text:p>17/10/07</text:p>
          </table:table-cell>
          <table:table-cell/>
          <table:table-cell office:value-type="string">
            <text:p>No</text:p>
          </table:table-cell>
          <table:table-cell office:value-type="date" office:date-value="2007-10-17">
            <text:p>17/10/07</text:p>
          </table:table-cell>
          <table:table-cell table:number-columns-repeated="5"/>
        </table:table-row>
        <table:table-row table:style-name="ro1">
          <table:table-cell office:value-type="string">
            <text:p>Christophe Maé</text:p>
          </table:table-cell>
          <table:table-cell office:value-type="string">
            <text:p>lapaixdemoname@illuminé.fr</text:p>
          </table:table-cell>
          <table:table-cell office:value-type="string">
            <text:p>Le ciel</text:p>
          </table:table-cell>
          <table:table-cell office:value-type="string">
            <text:p>Eglise saint bernard</text:p>
          </table:table-cell>
          <table:table-cell office:value-type="string">
            <text:p>No</text:p>
          </table:table-cell>
          <table:table-cell/>
          <table:table-cell office:value-type="string">
            <text:p>193.49.212.9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17">
            <text:p>17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7">
            <text:p>17/10/07</text:p>
          </table:table-cell>
          <table:table-cell table:number-columns-repeated="5"/>
        </table:table-row>
        <table:table-row table:style-name="ro1">
          <table:table-cell office:value-type="string">
            <text:p>Gary</text:p>
          </table:table-cell>
          <table:table-cell office:value-type="string">
            <text:p>wybarca@gmail.com</text:p>
          </table:table-cell>
          <table:table-cell office:value-type="string">
            <text:p>USA</text:p>
          </table:table-cell>
          <table:table-cell office:value-type="string">
            <text:p>email</text:p>
          </table:table-cell>
          <table:table-cell office:value-type="string">
            <text:p>No</text:p>
          </table:table-cell>
          <table:table-cell/>
          <table:table-cell office:value-type="string">
            <text:p>218.22.21.2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0-17">
            <text:p>17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7">
            <text:p>17/10/07</text:p>
          </table:table-cell>
          <table:table-cell table:number-columns-repeated="5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gleavitt@cox.n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28.221.197.2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EMC IS 55</text:p>
          </table:table-cell>
          <table:table-cell office:value-type="string">
            <text:p><text:s/>.NET CLR 1.0.3705</text:p>
          </table:table-cell>
          <table:table-cell table:style-name="Default" office:value-type="string">
            <text:p><text:s/>.NET CLR 1.1.4322</text:p>
          </table:table-cell>
          <table:table-cell office:value-type="string">
            <text:p><text:s/>InfoPath.1</text:p>
          </table:table-cell>
          <table:table-cell office:value-type="string">
            <text:p><text:s/>.NET CLR 2.0.50727)</text:p>
          </table:table-cell>
          <table:table-cell office:value-type="date" office:date-value="2007-10-18">
            <text:p>18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10-18">
            <text:p>18/10/07</text:p>
          </table:table-cell>
          <table:table-cell table:number-columns-repeated="2"/>
        </table:table-row>
        <table:table-row table:style-name="ro1">
          <table:table-cell office:value-type="string">
            <text:p>arnaud again</text:p>
          </table:table-cell>
          <table:table-cell office:value-type="string">
            <text:p>arnaud.liefooghe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7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12) Gecko/20070718 Fedora/1.5.0.12-4.fc6 Firefox/1.5.0.12</text:p>
          </table:table-cell>
          <table:table-cell office:value-type="date" office:date-value="2007-10-19">
            <text:p>19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19">
            <text:p>19/10/07</text:p>
          </table:table-cell>
          <table:table-cell table:number-columns-repeated="5"/>
        </table:table-row>
        <table:table-row table:style-name="ro1">
          <table:table-cell office:value-type="string">
            <text:p>Arnaud again </text:p>
          </table:table-cell>
          <table:table-cell office:value-type="string">
            <text:p>)</text:p>
          </table:table-cell>
          <table:table-cell office:value-type="string">
            <text:p>Arnaud.Liefooghe@lilf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table:style-name="Default" office:value-type="string">
            <text:p><text:s/>rv:1.8.1.6) Gecko/20060601 Firefox/2.0.0.6 (Ubuntu-edgy)</text:p>
          </table:table-cell>
          <table:table-cell table:style-name="ce1" office:value-type="date" office:date-value="2007-10-19">
            <text:p>19/10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10-19">
            <text:p>19/10/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200.55.160.5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10-20">
            <text:p>20/10/07</text:p>
          </table:table-cell>
          <table:table-cell/>
          <table:table-cell office:value-type="string">
            <text:p>No</text:p>
          </table:table-cell>
          <table:table-cell office:value-type="date" office:date-value="2007-10-20">
            <text:p>20/10/07</text:p>
          </table:table-cell>
          <table:table-cell table:number-columns-repeated="5"/>
        </table:table-row>
        <table:table-row table:style-name="ro1">
          <table:table-cell office:value-type="string">
            <text:p>Julio Madera</text:p>
          </table:table-cell>
          <table:table-cell office:value-type="string">
            <text:p>jmadera@mnm.uib.es</text:p>
          </table:table-cell>
          <table:table-cell office:value-type="string">
            <text:p>Spain</text:p>
          </table:table-cell>
          <table:table-cell office:value-type="string">
            <text:p>Teacher</text:p>
          </table:table-cell>
          <table:table-cell office:value-type="string">
            <text:p>No</text:p>
          </table:table-cell>
          <table:table-cell office:value-type="string">
            <text:p>http://mnm.uib.es/~jmadera</text:p>
          </table:table-cell>
          <table:table-cell office:value-type="string">
            <text:p>200.55.160.5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) Gecko/20061204 Firefox/2.0.0.1</text:p>
          </table:table-cell>
          <table:table-cell office:value-type="date" office:date-value="2007-10-20">
            <text:p>20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0">
            <text:p>20/10/07</text:p>
          </table:table-cell>
          <table:table-cell table:number-columns-repeated="5"/>
        </table:table-row>
        <table:table-row table:style-name="ro1">
          <table:table-cell office:value-type="string">
            <text:p>gokhan</text:p>
          </table:table-cell>
          <table:table-cell office:value-type="string">
            <text:p>sahin@yeditepe.edu.t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8.233.148.23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.NET CLR 3.0.04506.590</text:p>
          </table:table-cell>
          <table:table-cell office:value-type="string">
            <text:p><text:s/>.NET CLR 3.5.20706)</text:p>
          </table:table-cell>
          <table:table-cell office:value-type="date" office:date-value="2007-10-20">
            <text:p>20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10-20">
            <text:p>20/10/07</text:p>
          </table:table-cell>
          <table:table-cell table:number-columns-repeated="2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arcleavitt@cox.net</text:p>
          </table:table-cell>
          <table:table-cell office:value-type="string">
            <text:p>US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68.109.198.16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0.12) Gecko/20070530 Fedora/1.5.0.12-1.fc5 Firefox/1.5.0.12</text:p>
          </table:table-cell>
          <table:table-cell office:value-type="date" office:date-value="2007-10-20">
            <text:p>20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0">
            <text:p>20/10/07</text:p>
          </table:table-cell>
          <table:table-cell table:number-columns-repeated="5"/>
        </table:table-row>
        <table:table-row table:style-name="ro1">
          <table:table-cell office:value-type="string">
            <text:p>FOUGHAL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22">
            <text:p>22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2">
            <text:p>22/10/07</text:p>
          </table:table-cell>
          <table:table-cell table:number-columns-repeated="5"/>
        </table:table-row>
        <table:table-row table:style-name="ro1">
          <table:table-cell office:value-type="string">
            <text:p>Canon</text:p>
          </table:table-cell>
          <table:table-cell office:value-type="string">
            <text:p>louis-claude.canon@loria.fr</text:p>
          </table:table-cell>
          <table:table-cell office:value-type="string">
            <text:p>France</text:p>
          </table:table-cell>
          <table:table-cell office:value-type="string">
            <text:p>Loria</text:p>
          </table:table-cell>
          <table:table-cell office:value-type="string">
            <text:p>No</text:p>
          </table:table-cell>
          <table:table-cell office:value-type="string">
            <text:p>http://www.loria.fr/~canon</text:p>
          </table:table-cell>
          <table:table-cell office:value-type="string">
            <text:p>152.81.114.24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71008 Ubuntu/7.10 (gutsy) Firefox/2.0.0.6</text:p>
          </table:table-cell>
          <table:table-cell office:value-type="date" office:date-value="2007-10-22">
            <text:p>2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22">
            <text:p>22/10/07</text:p>
          </table:table-cell>
          <table:table-cell table:number-columns-repeated="5"/>
        </table:table-row>
        <table:table-row table:style-name="ro1">
          <table:table-cell office:value-type="string">
            <text:p>novom</text:p>
          </table:table-cell>
          <table:table-cell office:value-type="string">
            <text:p>novom@caramail.com</text:p>
          </table:table-cell>
          <table:table-cell office:value-type="string">
            <text:p>morocco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41.249.19.16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0-22">
            <text:p>22/10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10-22">
            <text:p>22/10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arcleavitt@cox.net</text:p>
          </table:table-cell>
          <table:table-cell office:value-type="string">
            <text:p>US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137.69.117.2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22">
            <text:p>22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22">
            <text:p>22/10/07</text:p>
          </table:table-cell>
          <table:table-cell table:number-columns-repeated="5"/>
        </table:table-row>
        <table:table-row table:style-name="ro1">
          <table:table-cell office:value-type="string">
            <text:p>bouziani lotfi</text:p>
          </table:table-cell>
          <table:table-cell office:value-type="string">
            <text:p>lotfibouziani@yahoo.fr</text:p>
          </table:table-cell>
          <table:table-cell office:value-type="string">
            <text:p>Alger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41.201.232.17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0-23">
            <text:p>23/10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table:style-name="ce1" office:value-type="date" office:date-value="2007-10-23">
            <text:p>23/10/07</text:p>
          </table:table-cell>
          <table:table-cell table:number-columns-repeated="4"/>
        </table:table-row>
        <table:table-row table:style-name="ro1">
          <table:table-cell office:value-type="string">
            <text:p>FOUGAHL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70417 Fedora/2.0.0.3-4.fc7 Firefox/2.0.0.3</text:p>
          </table:table-cell>
          <table:table-cell office:value-type="date" office:date-value="2007-10-23">
            <text:p>23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3">
            <text:p>23/10/07</text:p>
          </table:table-cell>
          <table:table-cell table:number-columns-repeated="5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arcleavitt@cox.n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7.69.117.2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EMC IS 55</text:p>
          </table:table-cell>
          <table:table-cell office:value-type="string">
            <text:p><text:s/>.NET CLR 1.0.3705</text:p>
          </table:table-cell>
          <table:table-cell table:style-name="Default" office:value-type="string">
            <text:p><text:s/>.NET CLR 1.1.4322</text:p>
          </table:table-cell>
          <table:table-cell office:value-type="string">
            <text:p><text:s/>InfoPath.1</text:p>
          </table:table-cell>
          <table:table-cell office:value-type="string">
            <text:p><text:s/>.NET CLR 2.0.50727)</text:p>
          </table:table-cell>
          <table:table-cell office:value-type="date" office:date-value="2007-10-23">
            <text:p>23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ce1" office:value-type="date" office:date-value="2007-10-23">
            <text:p>23/10/07</text:p>
          </table:table-cell>
          <table:table-cell table:number-columns-repeated="2"/>
        </table:table-row>
        <table:table-row table:style-name="ro1">
          <table:table-cell office:value-type="string">
            <text:p>FOUGHAL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24">
            <text:p>24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4">
            <text:p>24/10/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0-24">
            <text:p>24/10/07</text:p>
          </table:table-cell>
          <table:table-cell/>
          <table:table-cell office:value-type="string">
            <text:p>No</text:p>
          </table:table-cell>
          <table:table-cell office:value-type="date" office:date-value="2007-10-24">
            <text:p>24/10/07</text:p>
          </table:table-cell>
          <table:table-cell table:number-columns-repeated="5"/>
        </table:table-row>
        <table:table-row table:style-name="ro1">
          <table:table-cell office:value-type="string">
            <text:p>laidi</text:p>
          </table:table-cell>
          <table:table-cell office:value-type="string">
            <text:p>laidi@yahoo.fr</text:p>
          </table:table-cell>
          <table:table-cell/>
          <table:table-cell office:value-type="string">
            <text:p>inria!</text:p>
          </table:table-cell>
          <table:table-cell office:value-type="string">
            <text:p>No</text:p>
          </table:table-cell>
          <table:table-cell/>
          <table:table-cell office:value-type="string">
            <text:p>193.49.212.19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5) Gecko/20070718 Fedora/2.0.0.5-1.fc7 Firefox/2.0.0.5</text:p>
          </table:table-cell>
          <table:table-cell office:value-type="date" office:date-value="2007-10-25">
            <text:p>25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25">
            <text:p>25/10/07</text:p>
          </table:table-cell>
          <table:table-cell table:number-columns-repeated="5"/>
        </table:table-row>
        <table:table-row table:style-name="ro1">
          <table:table-cell office:value-type="string">
            <text:p>Stefano Dalla Costa</text:p>
          </table:table-cell>
          <table:table-cell office:value-type="string">
            <text:p>stefano.dallacosta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7.9.176.3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0-25">
            <text:p>25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date" office:date-value="2007-10-25">
            <text:p>25/10/07</text:p>
          </table:table-cell>
          <table:table-cell table:number-columns-repeated="5"/>
        </table:table-row>
        <table:table-row table:style-name="ro1">
          <table:table-cell office:value-type="string">
            <text:p>Kyra</text:p>
          </table:table-cell>
          <table:table-cell office:value-type="string">
            <text:p>kyrab@mail.ru</text:p>
          </table:table-cell>
          <table:table-cell office:value-type="string">
            <text:p>Russia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80.240.220.23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8) Gecko/20071008 Firefox/2.0.0.8</text:p>
          </table:table-cell>
          <table:table-cell office:value-type="date" office:date-value="2007-10-26">
            <text:p>26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26">
            <text:p>26/10/07</text:p>
          </table:table-cell>
          <table:table-cell table:number-columns-repeated="5"/>
        </table:table-row>
        <table:table-row table:style-name="ro1">
          <table:table-cell office:value-type="string">
            <text:p>Georges - test paradiseo cluster gaël</text:p>
          </table:table-cell>
          <table:table-cell office:value-type="string">
            <text:p>george@cluster.fr</text:p>
          </table:table-cell>
          <table:table-cell office:value-type="string">
            <text:p>France</text:p>
          </table:table-cell>
          <table:table-cell office:value-type="string">
            <text:p>Ca ne vous regarde pas</text:p>
          </table:table-cell>
          <table:table-cell office:value-type="string">
            <text:p>No</text:p>
          </table:table-cell>
          <table:table-cell office:value-type="string">
            <text:p>http://www.genopole-lille.fr/</text:p>
          </table:table-cell>
          <table:table-cell office:value-type="string">
            <text:p>193.49.212.10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0.7) Gecko/20061011 Fedora/1.5.0.7-7.fc6 Firefox/1.5.0.7</text:p>
          </table:table-cell>
          <table:table-cell office:value-type="date" office:date-value="2007-10-26">
            <text:p>26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date" office:date-value="2007-10-26">
            <text:p>26/10/07</text:p>
          </table:table-cell>
          <table:table-cell table:number-columns-repeated="5"/>
        </table:table-row>
        <table:table-row table:style-name="ro1">
          <table:table-cell office:value-type="string">
            <text:p>liudaohai</text:p>
          </table:table-cell>
          <table:table-cell office:value-type="string">
            <text:p>liu-daohai@163.com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8.197.121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0-28">
            <text:p>28/10/07</text:p>
          </table:table-cell>
          <table:table-cell table:style-name="Default" office:value-type="string">
            <text:p>Commercial</text:p>
          </table:table-cell>
          <table:table-cell office:value-type="string">
            <text:p>Yes</text:p>
          </table:table-cell>
          <table:table-cell table:style-name="ce1" office:value-type="date" office:date-value="2007-10-28">
            <text:p>28/10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iudaohai</text:p>
          </table:table-cell>
          <table:table-cell office:value-type="string">
            <text:p>liu-daohai@163.com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18.197.121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0-28">
            <text:p>28/10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10-28">
            <text:p>28/10/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ichael</text:p>
          </table:table-cell>
          <table:table-cell office:value-type="string">
            <text:p>michael_george_hart@yahoo.com</text:p>
          </table:table-cell>
          <table:table-cell office:value-type="string">
            <text:p>US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204.153.88.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.NET CLR 3.0.04506.30)</text:p>
          </table:table-cell>
          <table:table-cell table:style-name="ce1" office:value-type="date" office:date-value="2007-10-29">
            <text:p>29/10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table:style-name="ce1" office:value-type="date" office:date-value="2007-10-29">
            <text:p>29/10/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204.153.88.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2) Gecko/20061023 SUSE/2.0.0.2-1.1 Firefox/2.0.0.2</text:p>
          </table:table-cell>
          <table:table-cell office:value-type="date" office:date-value="2007-10-29">
            <text:p>29/10/07</text:p>
          </table:table-cell>
          <table:table-cell/>
          <table:table-cell office:value-type="string">
            <text:p>No</text:p>
          </table:table-cell>
          <table:table-cell office:value-type="date" office:date-value="2007-10-29">
            <text:p>29/10/07</text:p>
          </table:table-cell>
          <table:table-cell table:number-columns-repeated="5"/>
        </table:table-row>
        <table:table-row table:style-name="ro1">
          <table:table-cell office:value-type="string">
            <text:p>bravo</text:p>
          </table:table-cell>
          <table:table-cell office:value-type="string">
            <text:p>m.lecoz@libertysurf.fr</text:p>
          </table:table-cell>
          <table:table-cell office:value-type="string">
            <text:p>france</text:p>
          </table:table-cell>
          <table:table-cell office:value-type="string">
            <text:p>iut toulon</text:p>
          </table:table-cell>
          <table:table-cell office:value-type="string">
            <text:p>No</text:p>
          </table:table-cell>
          <table:table-cell/>
          <table:table-cell office:value-type="string">
            <text:p>88.168.204.4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0.3705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Media Center PC 4.0</text:p>
          </table:table-cell>
          <table:table-cell office:value-type="string">
            <text:p><text:s/>.NET CLR 2.0.50727</text:p>
          </table:table-cell>
          <table:table-cell office:value-type="string">
            <text:p><text:s/>FDM)</text:p>
          </table:table-cell>
          <table:table-cell office:value-type="date" office:date-value="2007-10-30">
            <text:p>30/10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asdf</text:p>
          </table:table-cell>
          <table:table-cell office:value-type="string">
            <text:p>asdf@asdf.as</text:p>
          </table:table-cell>
          <table:table-cell table:number-columns-repeated="2" office:value-type="string">
            <text:p>asdf</text:p>
          </table:table-cell>
          <table:table-cell office:value-type="string">
            <text:p>No</text:p>
          </table:table-cell>
          <table:table-cell office:value-type="string">
            <text:p>asdf</text:p>
          </table:table-cell>
          <table:table-cell office:value-type="string">
            <text:p>193.170.124.19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de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10-30">
            <text:p>30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sdf</text:p>
          </table:table-cell>
          <table:table-cell office:value-type="string">
            <text:p>asdf@asdf.as</text:p>
          </table:table-cell>
          <table:table-cell table:number-columns-repeated="2" office:value-type="string">
            <text:p>asdf</text:p>
          </table:table-cell>
          <table:table-cell office:value-type="string">
            <text:p>No</text:p>
          </table:table-cell>
          <table:table-cell office:value-type="string">
            <text:p>asdf</text:p>
          </table:table-cell>
          <table:table-cell office:value-type="string">
            <text:p>193.170.124.19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de</text:p>
          </table:table-cell>
          <table:table-cell office:value-type="string">
            <text:p><text:s/>rv:1.8.1.3) Gecko/20070309 Firefox/2.0.0.3</text:p>
          </table:table-cell>
          <table:table-cell office:value-type="date" office:date-value="2007-10-30">
            <text:p>30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Van Hoai Tran</text:p>
          </table:table-cell>
          <table:table-cell office:value-type="string">
            <text:p>hoai@cse.hcmut.edu.vn</text:p>
          </table:table-cell>
          <table:table-cell office:value-type="string">
            <text:p>Vietnam</text:p>
          </table:table-cell>
          <table:table-cell office:value-type="string">
            <text:p>lecturer</text:p>
          </table:table-cell>
          <table:table-cell office:value-type="string">
            <text:p>No</text:p>
          </table:table-cell>
          <table:table-cell/>
          <table:table-cell office:value-type="string">
            <text:p>116.118.21.242</text:p>
          </table:table-cell>
          <table:table-cell office:value-type="string">
            <text:p>Opera/9.21 (Windows NT 5.1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10-30">
            <text:p>30/10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 (test windows)</text:p>
          </table:table-cell>
          <table:table-cell office:value-type="string">
            <text:p>tt@aol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1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0-31">
            <text:p>31/10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Edwin</text:p>
          </table:table-cell>
          <table:table-cell office:value-type="string">
            <text:p>diaoligui@yahoo.com.cn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8.48.63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1-01">
            <text:p>01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Edwin</text:p>
          </table:table-cell>
          <table:table-cell office:value-type="string">
            <text:p>diaoligui@yahoo.com.cn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8.48.63.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1-01">
            <text:p>01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59.173.90.19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1-01">
            <text:p>01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59.173.90.19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1-01">
            <text:p>01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AIDI</text:p>
          </table:table-cell>
          <table:table-cell office:value-type="string">
            <text:p>lfoughali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4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70417 Fedora/2.0.0.3-4.fc7 Firefox/2.0.0.3</text:p>
          </table:table-cell>
          <table:table-cell office:value-type="date" office:date-value="2007-11-02">
            <text:p>02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ran, Van Hoai</text:p>
          </table:table-cell>
          <table:table-cell office:value-type="string">
            <text:p>hoai@cse.hcmut.edu.vn</text:p>
          </table:table-cell>
          <table:table-cell office:value-type="string">
            <text:p>Vietnam</text:p>
          </table:table-cell>
          <table:table-cell office:value-type="string">
            <text:p>lecturer</text:p>
          </table:table-cell>
          <table:table-cell office:value-type="string">
            <text:p>No</text:p>
          </table:table-cell>
          <table:table-cell/>
          <table:table-cell office:value-type="string">
            <text:p>116.118.2.16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70730 SUSE/2.0.0.6-25 Firefox/2.0.0.6</text:p>
          </table:table-cell>
          <table:table-cell office:value-type="date" office:date-value="2007-11-03">
            <text:p>03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16.118.2.16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6) Gecko/20070730 SUSE/2.0.0.6-25 Firefox/2.0.0.6</text:p>
          </table:table-cell>
          <table:table-cell office:value-type="date" office:date-value="2007-11-03">
            <text:p>03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Prout</text:p>
          </table:table-cell>
          <table:table-cell office:value-type="string">
            <text:p>prout@caramail.com</text:p>
          </table:table-cell>
          <table:table-cell office:value-type="string">
            <text:p>kore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231.232.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03">
            <text:p>03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4.100.99.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04">
            <text:p>04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x.x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79.0.190.173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05">
            <text:p>05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homas test windowd</text:p>
          </table:table-cell>
          <table:table-cell office:value-type="string">
            <text:p>t@ao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1-05">
            <text:p>05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gustin</text:p>
          </table:table-cell>
          <table:table-cell office:value-type="string">
            <text:p>agustin.barrera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89.168.90.9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15 SUSE/2.0.0.8-1.1 Firefox/2.0.0.8</text:p>
          </table:table-cell>
          <table:table-cell office:value-type="date" office:date-value="2007-11-06">
            <text:p>06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Piotr Wer</text:p>
          </table:table-cell>
          <table:table-cell office:value-type="string">
            <text:p>peter@ii.ap.siedlce.pl</text:p>
          </table:table-cell>
          <table:table-cell office:value-type="string">
            <text:p>POland</text:p>
          </table:table-cell>
          <table:table-cell office:value-type="string">
            <text:p>AP</text:p>
          </table:table-cell>
          <table:table-cell office:value-type="string">
            <text:p>No</text:p>
          </table:table-cell>
          <table:table-cell/>
          <table:table-cell office:value-type="string">
            <text:p>83.31.47.21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pl</text:p>
          </table:table-cell>
          <table:table-cell office:value-type="string">
            <text:p><text:s/>rv:1.8.1.2) Gecko/20070220 Firefox/2.0.0.2</text:p>
          </table:table-cell>
          <table:table-cell office:value-type="date" office:date-value="2007-11-06">
            <text:p>06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Diane Lingrand</text:p>
          </table:table-cell>
          <table:table-cell office:value-type="string">
            <text:p>lingrand@i3s.unice.fr</text:p>
          </table:table-cell>
          <table:table-cell office:value-type="string">
            <text:p>France</text:p>
          </table:table-cell>
          <table:table-cell office:value-type="string">
            <text:p>I3S - Univ. Nice Sophia Antipolis / CNRS</text:p>
          </table:table-cell>
          <table:table-cell office:value-type="string">
            <text:p>No</text:p>
          </table:table-cell>
          <table:table-cell office:value-type="string">
            <text:p>http://www.i3s.unice.fr/~lingrand</text:p>
          </table:table-cell>
          <table:table-cell office:value-type="string">
            <text:p>80.15.179.23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19 Fedora/2.0.0.8-1.fc7 Firefox/2.0.0.8</text:p>
          </table:table-cell>
          <table:table-cell office:value-type="date" office:date-value="2007-11-06">
            <text:p>06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iuliu</text:p>
          </table:table-cell>
          <table:table-cell office:value-type="string">
            <text:p>liuliu.tju@gmail.com</text:p>
          </table:table-cell>
          <table:table-cell office:value-type="string">
            <text:p>P.R.China</text:p>
          </table:table-cell>
          <table:table-cell office:value-type="string">
            <text:p>Tianjin University</text:p>
          </table:table-cell>
          <table:table-cell office:value-type="string">
            <text:p>No</text:p>
          </table:table-cell>
          <table:table-cell/>
          <table:table-cell office:value-type="string">
            <text:p>202.113.3.7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07">
            <text:p>07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e</text:p>
          </table:table-cell>
          <table:table-cell office:value-type="string">
            <text:p>me@you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2.135.124.238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InfoPath.1)</text:p>
          </table:table-cell>
          <table:table-cell table:style-name="ce1" office:value-type="date" office:date-value="2007-11-08">
            <text:p>08/11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hunter smith</text:p>
          </table:table-cell>
          <table:table-cell office:value-type="string">
            <text:p>imhunter@tom.com</text:p>
          </table:table-cell>
          <table:table-cell office:value-type="string">
            <text:p>P.R.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21.201.12.7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09">
            <text:p>09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Cavin</text:p>
          </table:table-cell>
          <table:table-cell office:value-type="string">
            <text:p>tcavin@club-internet.fr</text:p>
          </table:table-cell>
          <table:table-cell office:value-type="string">
            <text:p>FRANCE</text:p>
          </table:table-cell>
          <table:table-cell office:value-type="string">
            <text:p>ENSIMAG</text:p>
          </table:table-cell>
          <table:table-cell office:value-type="string">
            <text:p>No</text:p>
          </table:table-cell>
          <table:table-cell/>
          <table:table-cell office:value-type="string">
            <text:p>82.246.190.10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InfoPath.2</text:p>
          </table:table-cell>
          <table:table-cell office:value-type="string">
            <text:p><text:s/>.NET CLR 3.0.04506.30)</text:p>
          </table:table-cell>
          <table:table-cell table:style-name="ce1" office:value-type="date" office:date-value="2007-11-11">
            <text:p>11/11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thomas test stagiaires</text:p>
          </table:table-cell>
          <table:table-cell office:value-type="string">
            <text:p>t@t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1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13">
            <text:p>13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ayeb</text:p>
          </table:table-cell>
          <table:table-cell office:value-type="string">
            <text:p>layeb@yahoo.fr</text:p>
          </table:table-cell>
          <table:table-cell office:value-type="string">
            <text:p>Algerie</text:p>
          </table:table-cell>
          <table:table-cell office:value-type="string">
            <text:p>laboratoire LIRE </text:p>
          </table:table-cell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1-13">
            <text:p>13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ayeb</text:p>
          </table:table-cell>
          <table:table-cell office:value-type="string">
            <text:p>layeb@yahoo.fr</text:p>
          </table:table-cell>
          <table:table-cell office:value-type="string">
            <text:p>algeria</text:p>
          </table:table-cell>
          <table:table-cell office:value-type="string">
            <text:p>Alg</text:p>
          </table:table-cell>
          <table:table-cell office:value-type="string">
            <text:p>No</text:p>
          </table:table-cell>
          <table:table-cell/>
          <table:table-cell office:value-type="string">
            <text:p>193.49.212.37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1-13">
            <text:p>13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guest</text:p>
          </table:table-cell>
          <table:table-cell office:value-type="string">
            <text:p>guest@yahoo.fr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1-13">
            <text:p>13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guest</text:p>
          </table:table-cell>
          <table:table-cell office:value-type="string">
            <text:p>guest@yahoo.fr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2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1-13">
            <text:p>13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Clive Canape</text:p>
          </table:table-cell>
          <table:table-cell office:value-type="string">
            <text:p>clive.canape@inria.fr</text:p>
          </table:table-cell>
          <table:table-cell office:value-type="string">
            <text:p>France</text:p>
          </table:table-cell>
          <table:table-cell office:value-type="string">
            <text:p>Projet DOLPHIN</text:p>
          </table:table-cell>
          <table:table-cell office:value-type="string">
            <text:p>No</text:p>
          </table:table-cell>
          <table:table-cell/>
          <table:table-cell office:value-type="string">
            <text:p>193.49.212.31</text:p>
          </table:table-cell>
          <table:table-cell office:value-type="string">
            <text:p>Opera/9.24 (X11</text:p>
          </table:table-cell>
          <table:table-cell office:value-type="string">
            <text:p><text:s/>Linux i686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11-15">
            <text:p>15/1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15">
            <text:p>15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Christian Zelle</text:p>
          </table:table-cell>
          <table:table-cell office:value-type="string">
            <text:p>c.zelle@acteos.com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1.93.20.68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11-16">
            <text:p>16/11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astelain</text:p>
          </table:table-cell>
          <table:table-cell office:value-type="string">
            <text:p>Emmanuel.Castelain@ec-lille.fr</text:p>
          </table:table-cell>
          <table:table-cell office:value-type="string">
            <text:p>France</text:p>
          </table:table-cell>
          <table:table-cell office:value-type="string">
            <text:p>Ecole Centrale de Lille</text:p>
          </table:table-cell>
          <table:table-cell office:value-type="string">
            <text:p>No</text:p>
          </table:table-cell>
          <table:table-cell/>
          <table:table-cell office:value-type="string">
            <text:p>193.51.52.4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1-16">
            <text:p>16/1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 Swain</text:p>
          </table:table-cell>
          <table:table-cell office:value-type="string">
            <text:p>mt.swain@ulster.ac.uk</text:p>
          </table:table-cell>
          <table:table-cell office:value-type="string">
            <text:p>UK</text:p>
          </table:table-cell>
          <table:table-cell office:value-type="string">
            <text:p>University of Ulster</text:p>
          </table:table-cell>
          <table:table-cell office:value-type="string">
            <text:p>No</text:p>
          </table:table-cell>
          <table:table-cell office:value-type="string">
            <text:p>www.ulster.ac.uk</text:p>
          </table:table-cell>
          <table:table-cell office:value-type="string">
            <text:p>193.61.163.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11-16">
            <text:p>16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rabenasolo</text:p>
          </table:table-cell>
          <table:table-cell office:value-type="string">
            <text:p>besoa.rabenasolo@ensait.fr</text:p>
          </table:table-cell>
          <table:table-cell office:value-type="string">
            <text:p>france</text:p>
          </table:table-cell>
          <table:table-cell office:value-type="string">
            <text:p>ensait</text:p>
          </table:table-cell>
          <table:table-cell office:value-type="string">
            <text:p>No</text:p>
          </table:table-cell>
          <table:table-cell/>
          <table:table-cell office:value-type="string">
            <text:p>196.203.53.86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18">
            <text:p>18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Barillec Vincent</text:p>
          </table:table-cell>
          <table:table-cell office:value-type="string">
            <text:p>barillev@ensimag.imag.fr</text:p>
          </table:table-cell>
          <table:table-cell office:value-type="string">
            <text:p>France</text:p>
          </table:table-cell>
          <table:table-cell office:value-type="string">
            <text:p>Ensimag-Telecom</text:p>
          </table:table-cell>
          <table:table-cell office:value-type="string">
            <text:p>No</text:p>
          </table:table-cell>
          <table:table-cell/>
          <table:table-cell office:value-type="string">
            <text:p>129.88.57.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) AppleWebKit/523.12 (KHTML, like Gecko) Version/3.0.4 Safari/523.12</text:p>
          </table:table-cell>
          <table:table-cell table:style-name="ce1" office:value-type="date" office:date-value="2007-11-19">
            <text:p>19/11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</text:p>
          </table:table-cell>
          <table:table-cell office:value-type="string">
            <text:p>bidon@lifl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1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19">
            <text:p>19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grgr</text:p>
          </table:table-cell>
          <table:table-cell office:value-type="string">
            <text:p>t@aol.fr</text:p>
          </table:table-cell>
          <table:table-cell/>
          <table:table-cell office:value-type="string">
            <text:p>THOMAS TEST URGENT</text:p>
          </table:table-cell>
          <table:table-cell office:value-type="string">
            <text:p>No</text:p>
          </table:table-cell>
          <table:table-cell/>
          <table:table-cell office:value-type="string">
            <text:p>192.168.134.11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19">
            <text:p>19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Renaud Barate</text:p>
          </table:table-cell>
          <table:table-cell office:value-type="string">
            <text:p>renaud.barate@ensta.fr</text:p>
          </table:table-cell>
          <table:table-cell office:value-type="string">
            <text:p>France</text:p>
          </table:table-cell>
          <table:table-cell office:value-type="string">
            <text:p>ENSTA - UEI</text:p>
          </table:table-cell>
          <table:table-cell office:value-type="string">
            <text:p>No</text:p>
          </table:table-cell>
          <table:table-cell/>
          <table:table-cell office:value-type="string">
            <text:p>82.234.75.2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fr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19">
            <text:p>19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59.172.79.169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1-20">
            <text:p>20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8.57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8) Gecko/20071008 Firefox/2.0.0.8</text:p>
          </table:table-cell>
          <table:table-cell office:value-type="date" office:date-value="2007-11-20">
            <text:p>20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8.57.3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8) Gecko/20071008 Firefox/2.0.0.8</text:p>
          </table:table-cell>
          <table:table-cell office:value-type="date" office:date-value="2007-11-20">
            <text:p>20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1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11-20">
            <text:p>20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reza</text:p>
          </table:table-cell>
          <table:table-cell office:value-type="string">
            <text:p>reza66i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1.31.176.3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1-21">
            <text:p>21/11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33787@sina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2.120.36.22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</text:p>
          </table:table-cell>
          <table:table-cell office:value-type="string">
            <text:p><text:s/>MAXTHON 2.0)</text:p>
          </table:table-cell>
          <table:table-cell table:style-name="ce1" office:value-type="date" office:date-value="2007-11-21">
            <text:p>21/11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wtfjf</text:p>
          </table:table-cell>
          <table:table-cell office:value-type="string">
            <text:p>henry@fkjsf.com</text:p>
          </table:table-cell>
          <table:table-cell office:value-type="string">
            <text:p>nowhere</text:p>
          </table:table-cell>
          <table:table-cell office:value-type="string">
            <text:p>lol</text:p>
          </table:table-cell>
          <table:table-cell office:value-type="string">
            <text:p>No</text:p>
          </table:table-cell>
          <table:table-cell/>
          <table:table-cell office:value-type="string">
            <text:p>85.241.121.10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pt-PT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21">
            <text:p>21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3.198.145.7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22">
            <text:p>22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91</text:p>
          </table:table-cell>
          <table:table-cell office:value-type="string">
            <text:p>Opera/9.24 (Windows NT 5.1</text:p>
          </table:table-cell>
          <table:table-cell office:value-type="string">
            <text:p><text:s/>U</text:p>
          </table:table-cell>
          <table:table-cell office:value-type="string">
            <text:p><text:s/>fr)</text:p>
          </table:table-cell>
          <table:table-cell table:style-name="ce1" office:value-type="date" office:date-value="2007-11-23">
            <text:p>23/11/07</text:p>
          </table:table-cell>
          <table:table-cell/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 bad test</text:p>
          </table:table-cell>
          <table:table-cell office:value-type="string">
            <text:p>t@t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2.168.134.10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23">
            <text:p>23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hibaud</text:p>
          </table:table-cell>
          <table:table-cell office:value-type="string">
            <text:p>tcavin@club-internet.fr</text:p>
          </table:table-cell>
          <table:table-cell office:value-type="string">
            <text:p>FRANCE</text:p>
          </table:table-cell>
          <table:table-cell office:value-type="string">
            <text:p>ENSIMAG</text:p>
          </table:table-cell>
          <table:table-cell office:value-type="string">
            <text:p>No</text:p>
          </table:table-cell>
          <table:table-cell/>
          <table:table-cell office:value-type="string">
            <text:p>82.246.190.10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InfoPath.2</text:p>
          </table:table-cell>
          <table:table-cell office:value-type="string">
            <text:p><text:s/>.NET CLR 3.0.04506.30)</text:p>
          </table:table-cell>
          <table:table-cell table:style-name="ce1" office:value-type="date" office:date-value="2007-11-24">
            <text:p>24/11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Weber</text:p>
          </table:table-cell>
          <table:table-cell office:value-type="string">
            <text:p>weberv@ensimag.fr</text:p>
          </table:table-cell>
          <table:table-cell office:value-type="string">
            <text:p>FRANCE</text:p>
          </table:table-cell>
          <table:table-cell office:value-type="string">
            <text:p>ENSIMAG</text:p>
          </table:table-cell>
          <table:table-cell office:value-type="string">
            <text:p>No</text:p>
          </table:table-cell>
          <table:table-cell/>
          <table:table-cell office:value-type="string">
            <text:p>82.246.190.10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1-25">
            <text:p>25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est windows</text:p>
          </table:table-cell>
          <table:table-cell office:value-type="string">
            <text:p>tr@er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49.212.91</text:p>
          </table:table-cell>
          <table:table-cell office:value-type="string">
            <text:p>Opera/9.24 (Windows NT 5.1</text:p>
          </table:table-cell>
          <table:table-cell office:value-type="string">
            <text:p><text:s/>U</text:p>
          </table:table-cell>
          <table:table-cell office:value-type="string">
            <text:p><text:s/>fr)</text:p>
          </table:table-cell>
          <table:table-cell table:style-name="ce1" office:value-type="date" office:date-value="2007-11-26">
            <text:p>26/11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Antonio Gaspar-Cunha</text:p>
          </table:table-cell>
          <table:table-cell office:value-type="string">
            <text:p>agc@dep.uminho.pt</text:p>
          </table:table-cell>
          <table:table-cell office:value-type="string">
            <text:p>Portugal</text:p>
          </table:table-cell>
          <table:table-cell office:value-type="string">
            <text:p>University of Minho, Dept. of Polymer Engineering</text:p>
          </table:table-cell>
          <table:table-cell office:value-type="string">
            <text:p>No</text:p>
          </table:table-cell>
          <table:table-cell/>
          <table:table-cell office:value-type="string">
            <text:p>193.136.15.16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7-11-26">
            <text:p>26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ntonio LaTorre</text:p>
          </table:table-cell>
          <table:table-cell office:value-type="string">
            <text:p>tonitonae@googlemail.com</text:p>
          </table:table-cell>
          <table:table-cell office:value-type="string">
            <text:p>Spain</text:p>
          </table:table-cell>
          <table:table-cell office:value-type="string">
            <text:p>UPM</text:p>
          </table:table-cell>
          <table:table-cell office:value-type="string">
            <text:p>No</text:p>
          </table:table-cell>
          <table:table-cell/>
          <table:table-cell office:value-type="string">
            <text:p>193.49.212.16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8) Gecko/20071022 Ubuntu/7.10 (gutsy) Firefox/2.0.0.8</text:p>
          </table:table-cell>
          <table:table-cell office:value-type="date" office:date-value="2007-11-26">
            <text:p>26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albi</text:p>
          </table:table-cell>
          <table:table-cell office:value-type="string">
            <text:p>talbi@lifl.fr</text:p>
          </table:table-cell>
          <table:table-cell office:value-type="string">
            <text:p>France</text:p>
          </table:table-cell>
          <table:table-cell office:value-type="string">
            <text:p>USTL</text:p>
          </table:table-cell>
          <table:table-cell office:value-type="string">
            <text:p>No</text:p>
          </table:table-cell>
          <table:table-cell office:value-type="string">
            <text:p>http://www.lifl.fr/~talbi</text:p>
          </table:table-cell>
          <table:table-cell office:value-type="string">
            <text:p>193.49.212.10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26">
            <text:p>26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homas TEST CLUST MAP</text:p>
          </table:table-cell>
          <table:table-cell office:value-type="string">
            <text:p>t@t.fr</text:p>
          </table:table-cell>
          <table:table-cell office:value-type="string">
            <text:p>fr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3.49.212.11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fr</text:p>
          </table:table-cell>
          <table:table-cell office:value-type="string">
            <text:p><text:s/>rv:1.8.1.3) Gecko/20060601 Firefox/2.0.0.3 (Ubuntu-edgy)</text:p>
          </table:table-cell>
          <table:table-cell office:value-type="date" office:date-value="2007-11-27">
            <text:p>27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1-27">
            <text:p>27/11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Seng</text:p>
          </table:table-cell>
          <table:table-cell office:value-type="string">
            <text:p>jean.seng@bvra.entpe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9.226.38.9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fr</text:p>
          </table:table-cell>
          <table:table-cell office:value-type="string">
            <text:p><text:s/>rv:1.8.1.9) Gecko/20071025 Firefox/2.0.0.9</text:p>
          </table:table-cell>
          <table:table-cell office:value-type="date" office:date-value="2007-11-27">
            <text:p>27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e Cun</text:p>
          </table:table-cell>
          <table:table-cell office:value-type="string">
            <text:p>Bertrand.Lecun@prism.uvsq.fr</text:p>
          </table:table-cell>
          <table:table-cell office:value-type="string">
            <text:p>France</text:p>
          </table:table-cell>
          <table:table-cell office:value-type="string">
            <text:p>PRiSM</text:p>
          </table:table-cell>
          <table:table-cell office:value-type="string">
            <text:p>No</text:p>
          </table:table-cell>
          <table:table-cell office:value-type="string">
            <text:p>http://www.prism.uvsq.fr/~blec</text:p>
          </table:table-cell>
          <table:table-cell office:value-type="string">
            <text:p>193.51.25.21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8) Gecko/20071004 Iceweasel/2.0.0.8 (Debian-2.0.0.8-1)</text:p>
          </table:table-cell>
          <table:table-cell office:value-type="date" office:date-value="2007-11-28">
            <text:p>28/11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ilviu Panica</text:p>
          </table:table-cell>
          <table:table-cell office:value-type="string">
            <text:p>silviu@info.uvt.ro</text:p>
          </table:table-cell>
          <table:table-cell office:value-type="string">
            <text:p>Romania</text:p>
          </table:table-cell>
          <table:table-cell office:value-type="string">
            <text:p>West University, Timisoara</text:p>
          </table:table-cell>
          <table:table-cell office:value-type="string">
            <text:p>No</text:p>
          </table:table-cell>
          <table:table-cell office:value-type="string">
            <text:p>www.uvt.ro</text:p>
          </table:table-cell>
          <table:table-cell office:value-type="string">
            <text:p>82.137.13.5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15 Firefox/2.0.0.10</text:p>
          </table:table-cell>
          <table:table-cell office:value-type="date" office:date-value="2007-11-28">
            <text:p>28/11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lessandro Di Nuovo</text:p>
          </table:table-cell>
          <table:table-cell office:value-type="string">
            <text:p>adinuovo@diit.unict.it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51.97.9.16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2</text:p>
          </table:table-cell>
          <table:table-cell office:value-type="string">
            <text:p><text:s/>Win64</text:p>
          </table:table-cell>
          <table:table-cell office:value-type="string">
            <text:p><text:s/>x64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1-28">
            <text:p>28/11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Thiago Martins</text:p>
          </table:table-cell>
          <table:table-cell office:value-type="string">
            <text:p>thiago@usp.br</text:p>
          </table:table-cell>
          <table:table-cell office:value-type="string">
            <text:p>Brazil</text:p>
          </table:table-cell>
          <table:table-cell office:value-type="string">
            <text:p>PHD Student</text:p>
          </table:table-cell>
          <table:table-cell office:value-type="string">
            <text:p>No</text:p>
          </table:table-cell>
          <table:table-cell office:value-type="string">
            <text:p>www.usp.br</text:p>
          </table:table-cell>
          <table:table-cell office:value-type="string">
            <text:p>201.52.70.1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/>
          <table:table-cell table:style-name="Default" office:value-type="string">
            <text:p><text:s/>rv:1.8.1.4) Gecko/20070515 Firefox/2.0.0.4</text:p>
          </table:table-cell>
          <table:table-cell table:style-name="ce1" office:value-type="date" office:date-value="2007-11-29">
            <text:p>29/11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93.49.212.1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26 Ubuntu/7.10 (gutsy) Firefox/2.0.0.10</text:p>
          </table:table-cell>
          <table:table-cell office:value-type="date" office:date-value="2007-11-30">
            <text:p>30/11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eaea</text:p>
          </table:table-cell>
          <table:table-cell office:value-type="string">
            <text:p>lionalg@hotmail.com</text:p>
          </table:table-cell>
          <table:table-cell office:value-type="string">
            <text:p>terre</text:p>
          </table:table-cell>
          <table:table-cell office:value-type="string">
            <text:p>info</text:p>
          </table:table-cell>
          <table:table-cell office:value-type="string">
            <text:p>No</text:p>
          </table:table-cell>
          <table:table-cell/>
          <table:table-cell office:value-type="string">
            <text:p>41.221.16.11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DigExt</text:p>
          </table:table-cell>
          <table:table-cell office:value-type="string">
            <text:p><text:s/>Acoo Browser</text:p>
          </table:table-cell>
          <table:table-cell table:style-name="Default" office:value-type="string">
            <text:p><text:s/>Avant Browser</text:p>
          </table:table-cell>
          <table:table-cell office:value-type="string">
            <text:p><text:s/>.NET CLR 2.0.50727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.NET CLR 3.0.04506.30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12-01">
            <text:p>01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80.74.55.4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0) Gecko/20061201 Firefox/2.0.0.10 (Ubuntu-feisty)</text:p>
          </table:table-cell>
          <table:table-cell office:value-type="date" office:date-value="2007-12-02">
            <text:p>02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Gianmarco</text:p>
          </table:table-cell>
          <table:table-cell office:value-type="string">
            <text:p>asd@asdasd.asd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4.220.51.7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586</text:p>
          </table:table-cell>
          <table:table-cell office:value-type="string">
            <text:p><text:s/>it</text:p>
          </table:table-cell>
          <table:table-cell office:value-type="string">
            <text:p><text:s/>rv:1.8.1.8) Gecko/20071004 Iceweasel/2.0.0.8 (Debian-2.0.0.8-1)</text:p>
          </table:table-cell>
          <table:table-cell office:value-type="date" office:date-value="2007-12-03">
            <text:p>03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lbert</text:p>
          </table:table-cell>
          <table:table-cell office:value-type="string">
            <text:p>youngdd7@yahoo.com.tw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40.112.2.12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04">
            <text:p>04/12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lbert</text:p>
          </table:table-cell>
          <table:table-cell office:value-type="string">
            <text:p>youngdd7@yahoo.com.tw</text:p>
          </table:table-cell>
          <table:table-cell office:value-type="string">
            <text:p>rewr</text:p>
          </table:table-cell>
          <table:table-cell office:value-type="string">
            <text:p>tewrewr</text:p>
          </table:table-cell>
          <table:table-cell office:value-type="string">
            <text:p>No</text:p>
          </table:table-cell>
          <table:table-cell office:value-type="string">
            <text:p>rwer</text:p>
          </table:table-cell>
          <table:table-cell office:value-type="string">
            <text:p>140.112.2.12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04">
            <text:p>04/12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Oliver Frey</text:p>
          </table:table-cell>
          <table:table-cell office:value-type="string">
            <text:p>oliver.frey@charite.de</text:p>
          </table:table-cell>
          <table:table-cell office:value-type="string">
            <text:p>Germany</text:p>
          </table:table-cell>
          <table:table-cell office:value-type="string">
            <text:p>Charite Berlin</text:p>
          </table:table-cell>
          <table:table-cell office:value-type="string">
            <text:p>No</text:p>
          </table:table-cell>
          <table:table-cell office:value-type="string">
            <text:p>www.charite.de/sysbio/people/frey</text:p>
          </table:table-cell>
          <table:table-cell office:value-type="string">
            <text:p>193.175.73.201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de</text:p>
          </table:table-cell>
          <table:table-cell office:value-type="string">
            <text:p><text:s/>rv:1.8.1.9) Gecko/20071109 Firefox/2.0.0.9</text:p>
          </table:table-cell>
          <table:table-cell office:value-type="date" office:date-value="2007-12-05">
            <text:p>05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John Fuller</text:p>
          </table:table-cell>
          <table:table-cell office:value-type="string">
            <text:p>jafuller@up.com</text:p>
          </table:table-cell>
          <table:table-cell office:value-type="string">
            <text:p>USA</text:p>
          </table:table-cell>
          <table:table-cell office:value-type="string">
            <text:p>UPRR</text:p>
          </table:table-cell>
          <table:table-cell office:value-type="string">
            <text:p>No</text:p>
          </table:table-cell>
          <table:table-cell/>
          <table:table-cell office:value-type="string">
            <text:p>69.58.249.13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Union Pacific Corporate Image</text:p>
          </table:table-cell>
          <table:table-cell office:value-type="string">
            <text:p><text:s/>.NET CLR 2.0.50727)</text:p>
          </table:table-cell>
          <table:table-cell office:value-type="date" office:date-value="2007-12-06">
            <text:p>06/12/07</text:p>
          </table:table-cell>
          <table:table-cell office:value-type="string">
            <text:p>Commercial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John Fuller</text:p>
          </table:table-cell>
          <table:table-cell office:value-type="string">
            <text:p>jafuller@up.com</text:p>
          </table:table-cell>
          <table:table-cell office:value-type="string">
            <text:p>USA</text:p>
          </table:table-cell>
          <table:table-cell office:value-type="string">
            <text:p>UPRR</text:p>
          </table:table-cell>
          <table:table-cell office:value-type="string">
            <text:p>No</text:p>
          </table:table-cell>
          <table:table-cell/>
          <table:table-cell office:value-type="string">
            <text:p>69.58.249.13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Union Pacific Corporate Image</text:p>
          </table:table-cell>
          <table:table-cell office:value-type="string">
            <text:p><text:s/>.NET CLR 2.0.50727)</text:p>
          </table:table-cell>
          <table:table-cell office:value-type="date" office:date-value="2007-12-06">
            <text:p>06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arek Suur</text:p>
          </table:table-cell>
          <table:table-cell office:value-type="string">
            <text:p>marek.suur@mail.ee</text:p>
          </table:table-cell>
          <table:table-cell office:value-type="string">
            <text:p>Estoni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212.47.207.7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.NET CLR 3.0.04506.30)</text:p>
          </table:table-cell>
          <table:table-cell table:style-name="ce1" office:value-type="date" office:date-value="2007-12-06">
            <text:p>06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2-07">
            <text:p>07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King</text:p>
          </table:table-cell>
          <table:table-cell office:value-type="string">
            <text:p>email11115400@kinglibrary.net 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2.239.63.19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12-07">
            <text:p>07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Jorge Tavares</text:p>
          </table:table-cell>
          <table:table-cell office:value-type="string">
            <text:p>jast@dei.uc.pt</text:p>
          </table:table-cell>
          <table:table-cell office:value-type="string">
            <text:p>Portugal</text:p>
          </table:table-cell>
          <table:table-cell office:value-type="string">
            <text:p>INRIA Futurs</text:p>
          </table:table-cell>
          <table:table-cell office:value-type="string">
            <text:p>No</text:p>
          </table:table-cell>
          <table:table-cell/>
          <table:table-cell office:value-type="string">
            <text:p>193.49.212.7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</text:p>
          </table:table-cell>
          <table:table-cell office:value-type="string">
            <text:p><text:s/>rv:1.8.1.9) Gecko/20071025 Camino/1.5.3</text:p>
          </table:table-cell>
          <table:table-cell office:value-type="date" office:date-value="2007-12-07">
            <text:p>0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Caspar Wolffsen</text:p>
          </table:table-cell>
          <table:table-cell office:value-type="string">
            <text:p>wolffsen@hotmail.com</text:p>
          </table:table-cell>
          <table:table-cell office:value-type="string">
            <text:p>Danmark</text:p>
          </table:table-cell>
          <table:table-cell office:value-type="string">
            <text:p>CBS</text:p>
          </table:table-cell>
          <table:table-cell office:value-type="string">
            <text:p>No</text:p>
          </table:table-cell>
          <table:table-cell/>
          <table:table-cell office:value-type="string">
            <text:p>87.51.82.17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648</text:p>
          </table:table-cell>
          <table:table-cell office:value-type="string">
            <text:p><text:s/>.NET CLR 3.5.21022)</text:p>
          </table:table-cell>
          <table:table-cell table:style-name="ce1" office:value-type="date" office:date-value="2007-12-07">
            <text:p>07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Caspar Wolffsen</text:p>
          </table:table-cell>
          <table:table-cell office:value-type="string">
            <text:p>wolffsen@hotmail.com</text:p>
          </table:table-cell>
          <table:table-cell office:value-type="string">
            <text:p>Danmark</text:p>
          </table:table-cell>
          <table:table-cell office:value-type="string">
            <text:p>CBS</text:p>
          </table:table-cell>
          <table:table-cell office:value-type="string">
            <text:p>No</text:p>
          </table:table-cell>
          <table:table-cell/>
          <table:table-cell office:value-type="string">
            <text:p>87.51.82.177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648</text:p>
          </table:table-cell>
          <table:table-cell office:value-type="string">
            <text:p><text:s/>.NET CLR 3.5.21022)</text:p>
          </table:table-cell>
          <table:table-cell table:style-name="ce1" office:value-type="date" office:date-value="2007-12-07">
            <text:p>07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ani Rezayan</text:p>
          </table:table-cell>
          <table:table-cell office:value-type="string">
            <text:p>rezayan@ut.ac.ir</text:p>
          </table:table-cell>
          <table:table-cell office:value-type="string">
            <text:p>Iran</text:p>
          </table:table-cell>
          <table:table-cell office:value-type="string">
            <text:p>Tehran University</text:p>
          </table:table-cell>
          <table:table-cell office:value-type="string">
            <text:p>No</text:p>
          </table:table-cell>
          <table:table-cell/>
          <table:table-cell office:value-type="string">
            <text:p>85.185.37.25</text:p>
          </table:table-cell>
          <table:table-cell office:value-type="string">
            <text:p>Opera/9.24 (Windows NT 5.1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12-08">
            <text:p>08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Doug Kamp</text:p>
          </table:table-cell>
          <table:table-cell office:value-type="string">
            <text:p>dougkamp@hotmail.com</text:p>
          </table:table-cell>
          <table:table-cell office:value-type="string">
            <text:p>Australi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124.169.62.24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08">
            <text:p>08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lan Brodie</text:p>
          </table:table-cell>
          <table:table-cell office:value-type="string">
            <text:p>brodiea@waitrose.com</text:p>
          </table:table-cell>
          <table:table-cell office:value-type="string">
            <text:p>UK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27.181.48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590</text:p>
          </table:table-cell>
          <table:table-cell office:value-type="string">
            <text:p><text:s/>.NET CLR 3.5.20706)</text:p>
          </table:table-cell>
          <table:table-cell table:style-name="ce1" office:value-type="date" office:date-value="2007-12-08">
            <text:p>08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fdgd</text:p>
          </table:table-cell>
          <table:table-cell office:value-type="string">
            <text:p>ergd@ee.co</text:p>
          </table:table-cell>
          <table:table-cell office:value-type="string">
            <text:p>ssd</text:p>
          </table:table-cell>
          <table:table-cell office:value-type="string">
            <text:p>safda</text:p>
          </table:table-cell>
          <table:table-cell office:value-type="string">
            <text:p>No</text:p>
          </table:table-cell>
          <table:table-cell/>
          <table:table-cell office:value-type="string">
            <text:p>85.3.55.16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)</text:p>
          </table:table-cell>
          <table:table-cell office:value-type="date" office:date-value="2007-12-08">
            <text:p>0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ark Gebhart</text:p>
          </table:table-cell>
          <table:table-cell office:value-type="string">
            <text:p>mgebhart@cs.utexas.edu</text:p>
          </table:table-cell>
          <table:table-cell office:value-type="string">
            <text:p>USA</text:p>
          </table:table-cell>
          <table:table-cell office:value-type="string">
            <text:p>UT-Austin</text:p>
          </table:table-cell>
          <table:table-cell office:value-type="string">
            <text:p>No</text:p>
          </table:table-cell>
          <table:table-cell/>
          <table:table-cell office:value-type="string">
            <text:p>70.112.186.24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9b1) Gecko/2007110904 Firefox/3.0b1</text:p>
          </table:table-cell>
          <table:table-cell office:value-type="date" office:date-value="2007-12-09">
            <text:p>0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att Stagg</text:p>
          </table:table-cell>
          <table:table-cell office:value-type="string">
            <text:p>tienno85@hotmail.com</text:p>
          </table:table-cell>
          <table:table-cell office:value-type="string">
            <text:p>UK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1.86.225.18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GB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09">
            <text:p>09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</text:p>
          </table:table-cell>
          <table:table-cell office:value-type="string">
            <text:p>t@y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1.86.225.18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GB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09">
            <text:p>09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2-10">
            <text:p>10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beab</text:p>
          </table:table-cell>
          <table:table-cell office:value-type="string">
            <text:p>beab.200x@hotmail.com</text:p>
          </table:table-cell>
          <table:table-cell office:value-type="string">
            <text:p>alger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41.221.17.11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0">
            <text:p>10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nabela Bernardino</text:p>
          </table:table-cell>
          <table:table-cell office:value-type="string">
            <text:p>anabela_pt@hot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3.137.239.1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0</text:p>
          </table:table-cell>
          <table:table-cell office:value-type="string">
            <text:p><text:s/>SaveWealth</text:p>
          </table:table-cell>
          <table:table-cell office:value-type="string">
            <text:p><text:s/>SIMBAR Enabled</text:p>
          </table:table-cell>
          <table:table-cell table:style-name="Default" office:value-type="string">
            <text:p><text:s/>SIMBAR={AC3C5C28-390D-44c5-A1E7-73A624A7F7B7}</text:p>
          </table:table-cell>
          <table:table-cell office:value-type="string">
            <text:p><text:s/>.NET CLR 1.0.3705</text:p>
          </table:table-cell>
          <table:table-cell office:value-type="string">
            <text:p><text:s/>.NET CLR 1.1.4322)</text:p>
          </table:table-cell>
          <table:table-cell office:value-type="date" office:date-value="2007-12-10">
            <text:p>10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david hauer</text:p>
          </table:table-cell>
          <table:table-cell office:value-type="string">
            <text:p>david-hauer@chello.at</text:p>
          </table:table-cell>
          <table:table-cell office:value-type="string">
            <text:p>austria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/>
          <table:table-cell office:value-type="string">
            <text:p>84.114.13.24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de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0">
            <text:p>10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Jeffrey Hunt</text:p>
          </table:table-cell>
          <table:table-cell office:value-type="string">
            <text:p>jshunt@loyola.edu</text:p>
          </table:table-cell>
          <table:table-cell office:value-type="string">
            <text:p>USA</text:p>
          </table:table-cell>
          <table:table-cell office:value-type="string">
            <text:p>Loyola College in maryland</text:p>
          </table:table-cell>
          <table:table-cell office:value-type="string">
            <text:p>No</text:p>
          </table:table-cell>
          <table:table-cell/>
          <table:table-cell office:value-type="string">
            <text:p>144.126.196.13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1">
            <text:p>11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44.126.196.13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1">
            <text:p>11/12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adfsadf</text:p>
          </table:table-cell>
          <table:table-cell office:value-type="string">
            <text:p>sadfsadf@fer.hr</text:p>
          </table:table-cell>
          <table:table-cell office:value-type="string">
            <text:p>asdfsadf</text:p>
          </table:table-cell>
          <table:table-cell office:value-type="string">
            <text:p>sdafasdf</text:p>
          </table:table-cell>
          <table:table-cell office:value-type="string">
            <text:p>No</text:p>
          </table:table-cell>
          <table:table-cell office:value-type="string">
            <text:p>sadfsadf</text:p>
          </table:table-cell>
          <table:table-cell office:value-type="string">
            <text:p>161.53.66.11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15 Firefox/2.0.0.10</text:p>
          </table:table-cell>
          <table:table-cell office:value-type="date" office:date-value="2007-12-11">
            <text:p>11/12/07</text:p>
          </table:table-cell>
          <table:table-cell office:value-type="string">
            <text:p>Commercial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adfsadf</text:p>
          </table:table-cell>
          <table:table-cell office:value-type="string">
            <text:p>sadfsadf@fer.hr</text:p>
          </table:table-cell>
          <table:table-cell office:value-type="string">
            <text:p>asdfsadf</text:p>
          </table:table-cell>
          <table:table-cell office:value-type="string">
            <text:p>sdafasdf</text:p>
          </table:table-cell>
          <table:table-cell office:value-type="string">
            <text:p>No</text:p>
          </table:table-cell>
          <table:table-cell office:value-type="string">
            <text:p>sadfsadf</text:p>
          </table:table-cell>
          <table:table-cell office:value-type="string">
            <text:p>161.53.66.11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15 Firefox/2.0.0.10</text:p>
          </table:table-cell>
          <table:table-cell office:value-type="date" office:date-value="2007-12-11">
            <text:p>11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arcel</text:p>
          </table:table-cell>
          <table:table-cell office:value-type="string">
            <text:p>marcel@gta.ufrj.br</text:p>
          </table:table-cell>
          <table:table-cell office:value-type="string">
            <text:p>Brazil</text:p>
          </table:table-cell>
          <table:table-cell office:value-type="string">
            <text:p>UFRJ</text:p>
          </table:table-cell>
          <table:table-cell office:value-type="string">
            <text:p>No</text:p>
          </table:table-cell>
          <table:table-cell office:value-type="string">
            <text:p>www.gta.ufrj.br/~marcel</text:p>
          </table:table-cell>
          <table:table-cell office:value-type="string">
            <text:p>146.164.69.198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26 Fedora/2.0.0.10-1.fc7 Firefox/2.0.0.10</text:p>
          </table:table-cell>
          <table:table-cell office:value-type="date" office:date-value="2007-12-11">
            <text:p>11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fornos</text:p>
          </table:table-cell>
          <table:table-cell office:value-type="string">
            <text:p>davidcrk@hotmail.com</text:p>
          </table:table-cell>
          <table:table-cell office:value-type="string">
            <text:p>france </text:p>
          </table:table-cell>
          <table:table-cell office:value-type="string">
            <text:p>fornos</text:p>
          </table:table-cell>
          <table:table-cell office:value-type="string">
            <text:p>No</text:p>
          </table:table-cell>
          <table:table-cell/>
          <table:table-cell office:value-type="string">
            <text:p>195.221.230.142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12-11">
            <text:p>11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chris</text:p>
          </table:table-cell>
          <table:table-cell office:value-type="string">
            <text:p>onering4u@gmail.com</text:p>
          </table:table-cell>
          <table:table-cell office:value-type="string">
            <text:p>chin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3.169.152.1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590</text:p>
          </table:table-cell>
          <table:table-cell office:value-type="string">
            <text:p><text:s/>.NET CLR 1.1.4322</text:p>
          </table:table-cell>
          <table:table-cell office:value-type="string">
            <text:p><text:s/>.NET CLR 3.0.04506.648</text:p>
          </table:table-cell>
          <table:table-cell table:style-name="Default" office:value-type="string">
            <text:p><text:s/>.NET CLR 3.5.21022)</text:p>
          </table:table-cell>
          <table:table-cell table:style-name="ce1" office:value-type="date" office:date-value="2007-12-12">
            <text:p>12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nile</text:p>
          </table:table-cell>
          <table:table-cell office:value-type="string">
            <text:p>nilebox@gmail.com</text:p>
          </table:table-cell>
          <table:table-cell office:value-type="string">
            <text:p>Russ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4.186.143.23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)</text:p>
          </table:table-cell>
          <table:table-cell table:style-name="ce1" office:value-type="date" office:date-value="2007-12-12">
            <text:p>12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sebastian.g@icuintelligence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3.115.37.226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12-12">
            <text:p>12/12/07</text:p>
          </table:table-cell>
          <table:table-cell office:value-type="string">
            <text:p>Commercial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sebastian.g@icuintelligence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3.115.37.226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5 Firefox/2.0.0.6</text:p>
          </table:table-cell>
          <table:table-cell office:value-type="date" office:date-value="2007-12-12">
            <text:p>12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dth</text:p>
          </table:table-cell>
          <table:table-cell office:value-type="string">
            <text:p>wqdawd@awdsad.grssgd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2.25.19.1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2">
            <text:p>12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ouzineb</text:p>
          </table:table-cell>
          <table:table-cell office:value-type="string">
            <text:p>mouzineb@yahoo.fr</text:p>
          </table:table-cell>
          <table:table-cell office:value-type="string">
            <text:p>canada</text:p>
          </table:table-cell>
          <table:table-cell office:value-type="string">
            <text:p>DIRO</text:p>
          </table:table-cell>
          <table:table-cell office:value-type="string">
            <text:p>No</text:p>
          </table:table-cell>
          <table:table-cell office:value-type="string">
            <text:p>UM</text:p>
          </table:table-cell>
          <table:table-cell office:value-type="string">
            <text:p>132.204.100.22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)</text:p>
          </table:table-cell>
          <table:table-cell table:style-name="ce1" office:value-type="date" office:date-value="2007-12-12">
            <text:p>12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Vincent Barillec</text:p>
          </table:table-cell>
          <table:table-cell office:value-type="string">
            <text:p>barillecvincent@neuf.fr</text:p>
          </table:table-cell>
          <table:table-cell office:value-type="string">
            <text:p>France</text:p>
          </table:table-cell>
          <table:table-cell office:value-type="string">
            <text:p>Ensimag-Telecom</text:p>
          </table:table-cell>
          <table:table-cell office:value-type="string">
            <text:p>No</text:p>
          </table:table-cell>
          <table:table-cell/>
          <table:table-cell office:value-type="string">
            <text:p>84.103.78.55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) AppleWebKit/523.12 (KHTML, like Gecko) Version/3.0.4 Safari/523.12</text:p>
          </table:table-cell>
          <table:table-cell table:style-name="ce1" office:value-type="date" office:date-value="2007-12-12">
            <text:p>12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vincent Barillec</text:p>
          </table:table-cell>
          <table:table-cell office:value-type="string">
            <text:p>barillecvincent@neuf.fr</text:p>
          </table:table-cell>
          <table:table-cell office:value-type="string">
            <text:p>france</text:p>
          </table:table-cell>
          <table:table-cell office:value-type="string">
            <text:p>ensimag-Telecom</text:p>
          </table:table-cell>
          <table:table-cell office:value-type="string">
            <text:p>No</text:p>
          </table:table-cell>
          <table:table-cell/>
          <table:table-cell office:value-type="string">
            <text:p>84.103.78.55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) AppleWebKit/523.12 (KHTML, like Gecko) Version/3.0.4 Safari/523.12</text:p>
          </table:table-cell>
          <table:table-cell table:style-name="ce1" office:value-type="date" office:date-value="2007-12-13">
            <text:p>13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orteza</text:p>
          </table:table-cell>
          <table:table-cell office:value-type="string">
            <text:p>itwmr@yahoo.com</text:p>
          </table:table-cell>
          <table:table-cell office:value-type="string">
            <text:p>us</text:p>
          </table:table-cell>
          <table:table-cell office:value-type="string">
            <text:p>romoozi</text:p>
          </table:table-cell>
          <table:table-cell office:value-type="string">
            <text:p>No</text:p>
          </table:table-cell>
          <table:table-cell/>
          <table:table-cell office:value-type="string">
            <text:p>217.219.52.13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2-13">
            <text:p>13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ich Wang</text:p>
          </table:table-cell>
          <table:table-cell office:value-type="string">
            <text:p>richwang@mail.tnu.edu.tw</text:p>
          </table:table-cell>
          <table:table-cell office:value-type="string">
            <text:p>Taiwan</text:p>
          </table:table-cell>
          <table:table-cell office:value-type="string">
            <text:p>Tungnan university</text:p>
          </table:table-cell>
          <table:table-cell office:value-type="string">
            <text:p>No</text:p>
          </table:table-cell>
          <table:table-cell/>
          <table:table-cell office:value-type="string">
            <text:p>123.194.70.16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table:number-columns-repeated="2" office:value-type="string">
            <text:p><text:s/>Foxy/1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13">
            <text:p>13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2-13">
            <text:p>13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df</text:p>
          </table:table-cell>
          <table:table-cell office:value-type="string">
            <text:p>oo@hotmail.com</text:p>
          </table:table-cell>
          <table:table-cell office:value-type="string">
            <text:p>france</text:p>
          </table:table-cell>
          <table:table-cell office:value-type="string">
            <text:p>lkk</text:p>
          </table:table-cell>
          <table:table-cell office:value-type="string">
            <text:p>No</text:p>
          </table:table-cell>
          <table:table-cell/>
          <table:table-cell office:value-type="string">
            <text:p>195.221.230.14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8) Gecko/20071008 Firefox/2.0.0.8</text:p>
          </table:table-cell>
          <table:table-cell office:value-type="date" office:date-value="2007-12-13">
            <text:p>13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vincent Barillec</text:p>
          </table:table-cell>
          <table:table-cell office:value-type="string">
            <text:p>barillecvincent@neuf.fr</text:p>
          </table:table-cell>
          <table:table-cell office:value-type="string">
            <text:p>france</text:p>
          </table:table-cell>
          <table:table-cell office:value-type="string">
            <text:p>ensimag-Telecom</text:p>
          </table:table-cell>
          <table:table-cell office:value-type="string">
            <text:p>No</text:p>
          </table:table-cell>
          <table:table-cell/>
          <table:table-cell office:value-type="string">
            <text:p>86.73.107.72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) AppleWebKit/523.12 (KHTML, like Gecko) Version/3.0.4 Safari/523.12</text:p>
          </table:table-cell>
          <table:table-cell table:style-name="ce1" office:value-type="date" office:date-value="2007-12-14">
            <text:p>14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Vincent Barillec</text:p>
          </table:table-cell>
          <table:table-cell office:value-type="string">
            <text:p>barillecvincent@neuf.fr</text:p>
          </table:table-cell>
          <table:table-cell office:value-type="string">
            <text:p>France</text:p>
          </table:table-cell>
          <table:table-cell office:value-type="string">
            <text:p>Ensimag-Telecom</text:p>
          </table:table-cell>
          <table:table-cell office:value-type="string">
            <text:p>No</text:p>
          </table:table-cell>
          <table:table-cell/>
          <table:table-cell office:value-type="string">
            <text:p>86.73.107.72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) AppleWebKit/523.12 (KHTML, like Gecko) Version/3.0.4 Safari/523.12</text:p>
          </table:table-cell>
          <table:table-cell table:style-name="ce1" office:value-type="date" office:date-value="2007-12-14">
            <text:p>14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2-14">
            <text:p>14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Leonardo Goliatt</text:p>
          </table:table-cell>
          <table:table-cell office:value-type="string">
            <text:p>goliatt@gmail.com</text:p>
          </table:table-cell>
          <table:table-cell office:value-type="string">
            <text:p>Brazil</text:p>
          </table:table-cell>
          <table:table-cell office:value-type="string">
            <text:p>LNCC</text:p>
          </table:table-cell>
          <table:table-cell office:value-type="string">
            <text:p>No</text:p>
          </table:table-cell>
          <table:table-cell office:value-type="string">
            <text:p>www.lncc.br</text:p>
          </table:table-cell>
          <table:table-cell office:value-type="string">
            <text:p>146.134.8.21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x86_64</text:p>
          </table:table-cell>
          <table:table-cell office:value-type="string">
            <text:p><text:s/>en-US</text:p>
          </table:table-cell>
          <table:table-cell office:value-type="string">
            <text:p><text:s/>rv:1.8.1.11) Gecko/20071201 (Debian-1.8.1.11-1) Galeon/2.0.2 (Debian package 2.0.2-4)</text:p>
          </table:table-cell>
          <table:table-cell office:value-type="date" office:date-value="2007-12-14">
            <text:p>14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spam@nospam.org</text:p>
          </table:table-cell>
          <table:table-cell table:number-columns-repeated="2" office:value-type="string">
            <text:p>a</text:p>
          </table:table-cell>
          <table:table-cell office:value-type="string">
            <text:p>No</text:p>
          </table:table-cell>
          <table:table-cell/>
          <table:table-cell office:value-type="string">
            <text:p>82.217.100.13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.30</text:p>
          </table:table-cell>
          <table:table-cell office:value-type="string">
            <text:p><text:s/>.NET CLR 3.0.04506.590</text:p>
          </table:table-cell>
          <table:table-cell office:value-type="string">
            <text:p><text:s/>.NET CLR 3.0.04506.648</text:p>
          </table:table-cell>
          <table:table-cell table:style-name="Default" office:value-type="string">
            <text:p><text:s/>.NET CLR 3.5.21022)</text:p>
          </table:table-cell>
          <table:table-cell table:style-name="ce1" office:value-type="date" office:date-value="2007-12-14">
            <text:p>14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W Hutabarat</text:p>
          </table:table-cell>
          <table:table-cell office:value-type="string">
            <text:p>kutabar@yahoo.com</text:p>
          </table:table-cell>
          <table:table-cell office:value-type="string">
            <text:p>UK</text:p>
          </table:table-cell>
          <table:table-cell office:value-type="string">
            <text:p>EDC Cambridge</text:p>
          </table:table-cell>
          <table:table-cell office:value-type="string">
            <text:p>No</text:p>
          </table:table-cell>
          <table:table-cell office:value-type="string">
            <text:p>www-edc.eng.cam.ac.uk</text:p>
          </table:table-cell>
          <table:table-cell office:value-type="string">
            <text:p>131.111.223.167</text:p>
          </table:table-cell>
          <table:table-cell office:value-type="string">
            <text:p>Opera/9.50 (Windows NT 5.1</text:p>
          </table:table-cell>
          <table:table-cell office:value-type="string">
            <text:p><text:s/>U</text:p>
          </table:table-cell>
          <table:table-cell office:value-type="string">
            <text:p><text:s/>en)</text:p>
          </table:table-cell>
          <table:table-cell table:style-name="ce1" office:value-type="date" office:date-value="2007-12-15">
            <text:p>15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Anon</text:p>
          </table:table-cell>
          <table:table-cell office:value-type="string">
            <text:p>anon@anon.anon</text:p>
          </table:table-cell>
          <table:table-cell office:value-type="string">
            <text:p>South Africa</text:p>
          </table:table-cell>
          <table:table-cell office:value-type="string">
            <text:p>Anon</text:p>
          </table:table-cell>
          <table:table-cell office:value-type="string">
            <text:p>No</text:p>
          </table:table-cell>
          <table:table-cell/>
          <table:table-cell office:value-type="string">
            <text:p>198.54.202.23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.NET CLR 3.5.21022)</text:p>
          </table:table-cell>
          <table:table-cell office:value-type="date" office:date-value="2007-12-15">
            <text:p>15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sorry</text:p>
          </table:table-cell>
          <table:table-cell office:value-type="string">
            <text:p>sorry@sorry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97.86.39.1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5">
            <text:p>15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sorry</text:p>
          </table:table-cell>
          <table:table-cell office:value-type="string">
            <text:p>sorry@sorry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97.86.39.190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5">
            <text:p>15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ostafa izz</text:p>
          </table:table-cell>
          <table:table-cell office:value-type="string">
            <text:p>mostafa.3ez@gmail.com</text:p>
          </table:table-cell>
          <table:table-cell office:value-type="string">
            <text:p>egypt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93.227.9.13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GB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6">
            <text:p>16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a@a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89.70.205.79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pt-BR</text:p>
          </table:table-cell>
          <table:table-cell office:value-type="string">
            <text:p><text:s/>rv:1.8.1.11) Gecko/20071127 Firefox/2.0.0.11</text:p>
          </table:table-cell>
          <table:table-cell table:style-name="Default" office:value-type="string">
            <text:p>MEGAUPLOAD 1.0</text:p>
          </table:table-cell>
          <table:table-cell table:style-name="ce1" office:value-type="date" office:date-value="2007-12-16">
            <text:p>16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javed alam</text:p>
          </table:table-cell>
          <table:table-cell office:value-type="string">
            <text:p>javediitr@gmail.com</text:p>
          </table:table-cell>
          <table:table-cell office:value-type="string">
            <text:p>ind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59.163.196.125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)</text:p>
          </table:table-cell>
          <table:table-cell office:value-type="date" office:date-value="2007-12-17">
            <text:p>1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gattal</text:p>
          </table:table-cell>
          <table:table-cell office:value-type="string">
            <text:p>GATTALABDELDJALIL2000@YAHOO.FR</text:p>
          </table:table-cell>
          <table:table-cell office:value-type="string">
            <text:p>algeria</text:p>
          </table:table-cell>
          <table:table-cell office:value-type="string">
            <text:p>today</text:p>
          </table:table-cell>
          <table:table-cell office:value-type="string">
            <text:p>No</text:p>
          </table:table-cell>
          <table:table-cell/>
          <table:table-cell office:value-type="string">
            <text:p>195.78.24.138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Mozilla/4.0 (compatible</text:p>
          </table:table-cell>
          <table:table-cell table:style-name="Default"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 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17">
            <text:p>1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matheus froeyen</text:p>
          </table:table-cell>
          <table:table-cell office:value-type="string">
            <text:p>matheus.froeyen@rega.kuleuven.be</text:p>
          </table:table-cell>
          <table:table-cell office:value-type="string">
            <text:p>belgium</text:p>
          </table:table-cell>
          <table:table-cell office:value-type="string">
            <text:p>KU LEUVEN</text:p>
          </table:table-cell>
          <table:table-cell office:value-type="string">
            <text:p>No</text:p>
          </table:table-cell>
          <table:table-cell/>
          <table:table-cell office:value-type="string">
            <text:p>134.58.19.18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PPC Mac OS X Mach-O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7">
            <text:p>1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chalamel</text:p>
          </table:table-cell>
          <table:table-cell office:value-type="string">
            <text:p>michael.chalamel@ensimag.imag.fr</text:p>
          </table:table-cell>
          <table:table-cell office:value-type="string">
            <text:p>franc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2.246.190.10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fr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7">
            <text:p>1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Bill Fredericks</text:p>
          </table:table-cell>
          <table:table-cell office:value-type="string">
            <text:p>mabon@charter.n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67.189.87.23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Comcast Install 1.0</text:p>
          </table:table-cell>
          <table:table-cell office:value-type="string">
            <text:p><text:s/>SLCC1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table:style-name="Default" office:value-type="string">
            <text:p><text:s/>.NET CLR 1.1.4322)</text:p>
          </table:table-cell>
          <table:table-cell table:style-name="ce1" office:value-type="date" office:date-value="2007-12-17">
            <text:p>17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anthony percy</text:p>
          </table:table-cell>
          <table:table-cell office:value-type="string">
            <text:p>anthcp@gmail.com</text:p>
          </table:table-cell>
          <table:table-cell office:value-type="string">
            <text:p>Australia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3.166.46.21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8">
            <text:p>18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awrence Normie</text:p>
          </table:table-cell>
          <table:table-cell office:value-type="string">
            <text:p>LRNORMIE@GERONTECH.org.il</text:p>
          </table:table-cell>
          <table:table-cell office:value-type="string">
            <text:p>Israel</text:p>
          </table:table-cell>
          <table:table-cell office:value-type="string">
            <text:p>GeronTech - The Israeli Center for Assistive...</text:p>
          </table:table-cell>
          <table:table-cell office:value-type="string">
            <text:p>No</text:p>
          </table:table-cell>
          <table:table-cell office:value-type="string">
            <text:p>www.gerontech.org.il</text:p>
          </table:table-cell>
          <table:table-cell office:value-type="string">
            <text:p>89.138.148.161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InfoPath.1</text:p>
          </table:table-cell>
          <table:table-cell office:value-type="string">
            <text:p><text:s/>MS-RTC LM 8)</text:p>
          </table:table-cell>
          <table:table-cell table:style-name="ce1" office:value-type="date" office:date-value="2007-12-18">
            <text:p>18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37</text:p>
          </table:table-cell>
          <table:table-cell office:value-type="string">
            <text:p>Mediapartners-Google</text:p>
          </table:table-cell>
          <table:table-cell table:style-name="ce1" office:value-type="date" office:date-value="2007-12-18">
            <text:p>18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radha</text:p>
          </table:table-cell>
          <table:table-cell office:value-type="string">
            <text:p>raghavrm7@gmail.com</text:p>
          </table:table-cell>
          <table:table-cell office:value-type="string">
            <text:p>india</text:p>
          </table:table-cell>
          <table:table-cell office:value-type="string">
            <text:p>university</text:p>
          </table:table-cell>
          <table:table-cell office:value-type="string">
            <text:p>No</text:p>
          </table:table-cell>
          <table:table-cell/>
          <table:table-cell office:value-type="string">
            <text:p>59.92.52.8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2-18">
            <text:p>18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oghadam</text:p>
          </table:table-cell>
          <table:table-cell office:value-type="string">
            <text:p>mpmoghadam@gmail.com</text:p>
          </table:table-cell>
          <table:table-cell office:value-type="string">
            <text:p>ira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89.144.158.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2)</text:p>
          </table:table-cell>
          <table:table-cell table:style-name="ce1" office:value-type="date" office:date-value="2007-12-18">
            <text:p>18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4.208.172.174</text:p>
          </table:table-cell>
          <table:table-cell office:value-type="string">
            <text:p>ia_archiver</text:p>
          </table:table-cell>
          <table:table-cell table:style-name="ce1" office:value-type="date" office:date-value="2007-12-18">
            <text:p>18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Jia-Hao Fan</text:p>
          </table:table-cell>
          <table:table-cell office:value-type="string">
            <text:p>grantfan@cs.tamu.edu</text:p>
          </table:table-cell>
          <table:table-cell office:value-type="string">
            <text:p>USA</text:p>
          </table:table-cell>
          <table:table-cell office:value-type="string">
            <text:p>phd student</text:p>
          </table:table-cell>
          <table:table-cell office:value-type="string">
            <text:p>No</text:p>
          </table:table-cell>
          <table:table-cell/>
          <table:table-cell office:value-type="string">
            <text:p>165.91.48.6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7-12-18">
            <text:p>1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Brad Larson</text:p>
          </table:table-cell>
          <table:table-cell office:value-type="string">
            <text:p>blarson@feic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07.170.206.82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</text:p>
          </table:table-cell>
          <table:table-cell office:value-type="string">
            <text:p><text:s/>.NET CLR 3.0.04506.30)</text:p>
          </table:table-cell>
          <table:table-cell table:style-name="ce1" office:value-type="date" office:date-value="2007-12-18">
            <text:p>18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François Roucoux</text:p>
          </table:table-cell>
          <table:table-cell office:value-type="string">
            <text:p>froucoux@gmail.com</text:p>
          </table:table-cell>
          <table:table-cell office:value-type="string">
            <text:p>Belgique</text:p>
          </table:table-cell>
          <table:table-cell office:value-type="string">
            <text:p>Université Catholique de Louvain</text:p>
          </table:table-cell>
          <table:table-cell office:value-type="string">
            <text:p>No</text:p>
          </table:table-cell>
          <table:table-cell/>
          <table:table-cell office:value-type="string">
            <text:p>81.240.116.23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-us) AppleWebKit/523.10.5 (KHTML, like Gecko) Version/3.0.4 Safari/523.10.6</text:p>
          </table:table-cell>
          <table:table-cell table:style-name="ce1" office:value-type="date" office:date-value="2007-12-19">
            <text:p>19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ichard S.R. Han</text:p>
          </table:table-cell>
          <table:table-cell office:value-type="string">
            <text:p>qwweee7467@gmail.com</text:p>
          </table:table-cell>
          <table:table-cell office:value-type="string">
            <text:p>Taiwan</text:p>
          </table:table-cell>
          <table:table-cell/>
          <table:table-cell office:value-type="string">
            <text:p>No</text:p>
          </table:table-cell>
          <table:table-cell office:value-type="string">
            <text:p>http://intelligence.im.ncnu.edu.tw/</text:p>
          </table:table-cell>
          <table:table-cell office:value-type="string">
            <text:p>163.22.18.8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TW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9">
            <text:p>1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p</text:p>
          </table:table-cell>
          <table:table-cell office:value-type="string">
            <text:p>e@p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2.180.24.75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7) Gecko/20070914 Firefox/2.0.0.7</text:p>
          </table:table-cell>
          <table:table-cell office:value-type="date" office:date-value="2007-12-19">
            <text:p>1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ndre Chaves</text:p>
          </table:table-cell>
          <table:table-cell office:value-type="string">
            <text:p>acmdorio@gmail.com</text:p>
          </table:table-cell>
          <table:table-cell office:value-type="string">
            <text:p>Brazil</text:p>
          </table:table-cell>
          <table:table-cell office:value-type="string">
            <text:p>UFRJ</text:p>
          </table:table-cell>
          <table:table-cell office:value-type="string">
            <text:p>No</text:p>
          </table:table-cell>
          <table:table-cell/>
          <table:table-cell office:value-type="string">
            <text:p>146.164.69.19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9) Gecko/20071105 Fedora/2.0.0.9-1.fc7 Firefox/2.0.0.9</text:p>
          </table:table-cell>
          <table:table-cell office:value-type="date" office:date-value="2007-12-19">
            <text:p>1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ws ffs</text:p>
          </table:table-cell>
          <table:table-cell office:value-type="string">
            <text:p>aa@gmail.com</text:p>
          </table:table-cell>
          <table:table-cell office:value-type="string">
            <text:p>Belzin</text:p>
          </table:table-cell>
          <table:table-cell office:value-type="string">
            <text:p>UUFR</text:p>
          </table:table-cell>
          <table:table-cell office:value-type="string">
            <text:p>No</text:p>
          </table:table-cell>
          <table:table-cell/>
          <table:table-cell office:value-type="string">
            <text:p>146.164.69.194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9) Gecko/20071105 Fedora/2.0.0.9-1.fc7 Firefox/2.0.0.9</text:p>
          </table:table-cell>
          <table:table-cell office:value-type="date" office:date-value="2007-12-19">
            <text:p>1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arc Leavitt</text:p>
          </table:table-cell>
          <table:table-cell office:value-type="string">
            <text:p>mgleavitt@hotmail.com</text:p>
          </table:table-cell>
          <table:table-cell office:value-type="string">
            <text:p>US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68.109.198.16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)</text:p>
          </table:table-cell>
          <table:table-cell table:style-name="ce1" office:value-type="date" office:date-value="2007-12-19">
            <text:p>19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xyz</text:p>
          </table:table-cell>
          <table:table-cell office:value-type="string">
            <text:p>x@y.org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4.223.166.4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it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19">
            <text:p>19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J Park</text:p>
          </table:table-cell>
          <table:table-cell office:value-type="string">
            <text:p>tjpark@amity.snu.ac.kr</text:p>
          </table:table-cell>
          <table:table-cell office:value-type="string">
            <text:p>South Korea</text:p>
          </table:table-cell>
          <table:table-cell office:value-type="string">
            <text:p>Korea university</text:p>
          </table:table-cell>
          <table:table-cell office:value-type="string">
            <text:p>No</text:p>
          </table:table-cell>
          <table:table-cell/>
          <table:table-cell office:value-type="string">
            <text:p>163.152.44.22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0">
            <text:p>20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eigh Hodge</text:p>
          </table:table-cell>
          <table:table-cell office:value-type="string">
            <text:p>scmleh@cs.cf.ac.uk</text:p>
          </table:table-cell>
          <table:table-cell office:value-type="string">
            <text:p>UK</text:p>
          </table:table-cell>
          <table:table-cell office:value-type="string">
            <text:p>Cardiff University</text:p>
          </table:table-cell>
          <table:table-cell office:value-type="string">
            <text:p>No</text:p>
          </table:table-cell>
          <table:table-cell/>
          <table:table-cell office:value-type="string">
            <text:p>82.6.17.162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n</text:p>
          </table:table-cell>
          <table:table-cell office:value-type="string">
            <text:p><text:s/>rv:1.8.1.8) Gecko/20071010 Camino/1.5.2</text:p>
          </table:table-cell>
          <table:table-cell office:value-type="date" office:date-value="2007-12-20">
            <text:p>20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jannis rohde</text:p>
          </table:table-cell>
          <table:table-cell office:value-type="string">
            <text:p>rohde@ivh.uni-hannover.de</text:p>
          </table:table-cell>
          <table:table-cell office:value-type="string">
            <text:p>germany</text:p>
          </table:table-cell>
          <table:table-cell office:value-type="string">
            <text:p>institute of Transport, road Engineering and...</text:p>
          </table:table-cell>
          <table:table-cell office:value-type="string">
            <text:p>No</text:p>
          </table:table-cell>
          <table:table-cell/>
          <table:table-cell office:value-type="string">
            <text:p>130.75.52.11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0">
            <text:p>20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Windo Hutabarat</text:p>
          </table:table-cell>
          <table:table-cell office:value-type="string">
            <text:p>kutabar@yahoo.com</text:p>
          </table:table-cell>
          <table:table-cell office:value-type="string">
            <text:p>UK</text:p>
          </table:table-cell>
          <table:table-cell office:value-type="string">
            <text:p>Cambridge University</text:p>
          </table:table-cell>
          <table:table-cell office:value-type="string">
            <text:p>No</text:p>
          </table:table-cell>
          <table:table-cell office:value-type="string">
            <text:p>www.eng.cam.ac.uk</text:p>
          </table:table-cell>
          <table:table-cell office:value-type="string">
            <text:p>131.111.8.104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6) Gecko/20070727 K-Meleon/1.1.2</text:p>
          </table:table-cell>
          <table:table-cell office:value-type="date" office:date-value="2007-12-20">
            <text:p>20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iriszg</text:p>
          </table:table-cell>
          <table:table-cell office:value-type="string">
            <text:p>iriszg@163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1.140.192.18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InfoPath.1)</text:p>
          </table:table-cell>
          <table:table-cell office:value-type="date" office:date-value="2007-12-21">
            <text:p>21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rohde</text:p>
          </table:table-cell>
          <table:table-cell office:value-type="string">
            <text:p>rohde@ivh.uni-hannover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0.75.52.11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1">
            <text:p>21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tdfujtruj</text:p>
          </table:table-cell>
          <table:table-cell office:value-type="string">
            <text:p>trsjkrtj@reh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0.75.52.7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1">
            <text:p>21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fgjnftgnj</text:p>
          </table:table-cell>
          <table:table-cell office:value-type="string">
            <text:p>gmfgm@rg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0.75.52.7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1">
            <text:p>21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xfgnjfgnj</text:p>
          </table:table-cell>
          <table:table-cell office:value-type="string">
            <text:p>gfnm@wrgh.d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0.75.52.7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InfoPath.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1">
            <text:p>21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Xunkai wei</text:p>
          </table:table-cell>
          <table:table-cell office:value-type="string">
            <text:p>xunkai_wei@126.com</text:p>
          </table:table-cell>
          <table:table-cell office:value-type="string">
            <text:p>CHINA</text:p>
          </table:table-cell>
          <table:table-cell office:value-type="string">
            <text:p>AFEU</text:p>
          </table:table-cell>
          <table:table-cell office:value-type="string">
            <text:p>No</text:p>
          </table:table-cell>
          <table:table-cell/>
          <table:table-cell office:value-type="string">
            <text:p>210.78.54.24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22">
            <text:p>22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arry Holloway</text:p>
          </table:table-cell>
          <table:table-cell office:value-type="string">
            <text:p>holloway@engr.uky.edu</text:p>
          </table:table-cell>
          <table:table-cell office:value-type="string">
            <text:p>USA</text:p>
          </table:table-cell>
          <table:table-cell office:value-type="string">
            <text:p>University of Kentucky</text:p>
          </table:table-cell>
          <table:table-cell office:value-type="string">
            <text:p>No</text:p>
          </table:table-cell>
          <table:table-cell office:value-type="string">
            <text:p>www.engr.uky.edu</text:p>
          </table:table-cell>
          <table:table-cell office:value-type="string">
            <text:p>75.90.169.11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22">
            <text:p>22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irbar</text:p>
          </table:table-cell>
          <table:table-cell office:value-type="string">
            <text:p>lirbar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217.132.146.9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InfoPath.2)</text:p>
          </table:table-cell>
          <table:table-cell table:style-name="ce1" office:value-type="date" office:date-value="2007-12-22">
            <text:p>22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Yi&amp;#287</text:p>
          </table:table-cell>
          <table:table-cell office:value-type="string">
            <text:p>it Bekir</text:p>
          </table:table-cell>
          <table:table-cell office:value-type="string">
            <text:p>yigit353@msn.com</text:p>
          </table:table-cell>
          <table:table-cell office:value-type="string">
            <text:p>Turkey</text:p>
          </table:table-cell>
          <table:table-cell office:value-type="string">
            <text:p>Programmer</text:p>
          </table:table-cell>
          <table:table-cell office:value-type="string">
            <text:p>No</text:p>
          </table:table-cell>
          <table:table-cell/>
          <table:table-cell office:value-type="string">
            <text:p>85.102.144.13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table:style-name="Default" office:value-type="string">
            <text:p><text:s/>rv:1.8.1.1) Gecko/20061204 Firefox/2.0.0.1</text:p>
          </table:table-cell>
          <table:table-cell table:style-name="ce1" office:value-type="date" office:date-value="2007-12-23">
            <text:p>23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Yi&amp;#287</text:p>
          </table:table-cell>
          <table:table-cell office:value-type="string">
            <text:p>it Bekir</text:p>
          </table:table-cell>
          <table:table-cell office:value-type="string">
            <text:p>yigit353@msn.com</text:p>
          </table:table-cell>
          <table:table-cell office:value-type="string">
            <text:p>Turkey</text:p>
          </table:table-cell>
          <table:table-cell office:value-type="string">
            <text:p>Programmer</text:p>
          </table:table-cell>
          <table:table-cell office:value-type="string">
            <text:p>No</text:p>
          </table:table-cell>
          <table:table-cell/>
          <table:table-cell office:value-type="string">
            <text:p>85.102.144.133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table:style-name="Default" office:value-type="string">
            <text:p><text:s/>rv:1.8.1.1) Gecko/20061204 Firefox/2.0.0.1</text:p>
          </table:table-cell>
          <table:table-cell table:style-name="ce1" office:value-type="date" office:date-value="2007-12-23">
            <text:p>23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Fariborz</text:p>
          </table:table-cell>
          <table:table-cell office:value-type="string">
            <text:p>fariborz_nz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91.98.9.6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0) Gecko/20071115 Firefox/2.0.0.10</text:p>
          </table:table-cell>
          <table:table-cell office:value-type="date" office:date-value="2007-12-23">
            <text:p>23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fariborz</text:p>
          </table:table-cell>
          <table:table-cell office:value-type="string">
            <text:p>fariborz_nz@yahoo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3.147.204.99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</text:p>
          </table:table-cell>
          <table:table-cell office:value-type="string">
            <text:p><text:s/>InfoPath.1</text:p>
          </table:table-cell>
          <table:table-cell table:style-name="Default" office:value-type="string">
            <text:p><text:s/>FDM</text:p>
          </table:table-cell>
          <table:table-cell office:value-type="string">
            <text:p><text:s/>.NET CLR 1.1.4322)</text:p>
          </table:table-cell>
          <table:table-cell table:style-name="ce1" office:value-type="date" office:date-value="2007-12-23">
            <text:p>23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Ismael Yacoubou Djima</text:p>
          </table:table-cell>
          <table:table-cell office:value-type="string">
            <text:p>ismael_yd@yahoo.fr</text:p>
          </table:table-cell>
          <table:table-cell office:value-type="string">
            <text:p>USA</text:p>
          </table:table-cell>
          <table:table-cell office:value-type="string">
            <text:p>College of Staten Island</text:p>
          </table:table-cell>
          <table:table-cell office:value-type="string">
            <text:p>No</text:p>
          </table:table-cell>
          <table:table-cell/>
          <table:table-cell office:value-type="string">
            <text:p>24.168.68.40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PPC Mac OS X</text:p>
          </table:table-cell>
          <table:table-cell office:value-type="string">
            <text:p><text:s/>en) AppleWebKit/523.12.2 (KHTML, like Gecko) Version/3.0.4 Safari/523.12.2</text:p>
          </table:table-cell>
          <table:table-cell table:style-name="ce1" office:value-type="date" office:date-value="2007-12-24">
            <text:p>24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hmoud Samy</text:p>
          </table:table-cell>
          <table:table-cell office:value-type="string">
            <text:p>Mahmoud.Samy@Hotmail.com</text:p>
          </table:table-cell>
          <table:table-cell office:value-type="string">
            <text:p>Egypt</text:p>
          </table:table-cell>
          <table:table-cell office:value-type="string">
            <text:p>Shorouk Academy</text:p>
          </table:table-cell>
          <table:table-cell office:value-type="string">
            <text:p>No</text:p>
          </table:table-cell>
          <table:table-cell office:value-type="string">
            <text:p>http://www.elshoroukacademy.edu.eg/</text:p>
          </table:table-cell>
          <table:table-cell office:value-type="string">
            <text:p>196.205.163.19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25">
            <text:p>25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dzineb_mail@yahoo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41.221.17.110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)</text:p>
          </table:table-cell>
          <table:table-cell table:style-name="ce1" office:value-type="date" office:date-value="2007-12-25">
            <text:p>25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 office:value-type="string">
            <text:p>k@ced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30.94.160.252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1) Gecko/20071204 Ubuntu/7.10 (gutsy) Firefox/2.0.0.11</text:p>
          </table:table-cell>
          <table:table-cell office:value-type="date" office:date-value="2007-12-25">
            <text:p>25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Wilson Siringoringo</text:p>
          </table:table-cell>
          <table:table-cell office:value-type="string">
            <text:p>wilakl@yahoo.co.nz</text:p>
          </table:table-cell>
          <table:table-cell office:value-type="string">
            <text:p>New Zealand</text:p>
          </table:table-cell>
          <table:table-cell office:value-type="string">
            <text:p>Auckland University of Technology</text:p>
          </table:table-cell>
          <table:table-cell office:value-type="string">
            <text:p>No</text:p>
          </table:table-cell>
          <table:table-cell/>
          <table:table-cell office:value-type="string">
            <text:p>124.197.44.8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GB</text:p>
          </table:table-cell>
          <table:table-cell office:value-type="string">
            <text:p><text:s/>rv:1.8.1) Gecko/20061023 SUSE/2.0-30 Firefox/2.0</text:p>
          </table:table-cell>
          <table:table-cell office:value-type="date" office:date-value="2007-12-25">
            <text:p>25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124.197.44.89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 (x86_64)</text:p>
          </table:table-cell>
          <table:table-cell office:value-type="string">
            <text:p><text:s/>en-GB</text:p>
          </table:table-cell>
          <table:table-cell office:value-type="string">
            <text:p><text:s/>rv:1.8.1) Gecko/20061023 SUSE/2.0-30 Firefox/2.0</text:p>
          </table:table-cell>
          <table:table-cell office:value-type="date" office:date-value="2007-12-25">
            <text:p>25/12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ommy David</text:p>
          </table:table-cell>
          <table:table-cell office:value-type="string">
            <text:p>tommydavid@altervista.org</text:p>
          </table:table-cell>
          <table:table-cell office:value-type="string">
            <text:p>Italy</text:p>
          </table:table-cell>
          <table:table-cell office:value-type="string">
            <text:p>University of Catania - Sicily</text:p>
          </table:table-cell>
          <table:table-cell office:value-type="string">
            <text:p>No</text:p>
          </table:table-cell>
          <table:table-cell office:value-type="string">
            <text:p>http://www.flett.unict.it</text:p>
          </table:table-cell>
          <table:table-cell office:value-type="string">
            <text:p>79.27.109.6</text:p>
          </table:table-cell>
          <table:table-cell office:value-type="string">
            <text:p>Opera/9.25 (Windows NT 5.1</text:p>
          </table:table-cell>
          <table:table-cell office:value-type="string">
            <text:p><text:s/>U</text:p>
          </table:table-cell>
          <table:table-cell office:value-type="string">
            <text:p><text:s/>it)</text:p>
          </table:table-cell>
          <table:table-cell table:style-name="ce1" office:value-type="date" office:date-value="2007-12-26">
            <text:p>26/12/07</text:p>
          </table:table-cell>
          <table:table-cell office:value-type="string">
            <text:p>Academic</text:p>
          </table:table-cell>
          <table:table-cell table:style-name="Default" office:value-type="string">
            <text:p>No</text:p>
          </table:table-cell>
          <table:table-cell office:value-type="string">
            <text:p>NUL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sss</text:p>
          </table:table-cell>
          <table:table-cell office:value-type="string">
            <text:p>sss@sss.co</text:p>
          </table:table-cell>
          <table:table-cell table:number-columns-repeated="2" office:value-type="string">
            <text:p>sss</text:p>
          </table:table-cell>
          <table:table-cell office:value-type="string">
            <text:p>No</text:p>
          </table:table-cell>
          <table:table-cell office:value-type="string">
            <text:p>sss</text:p>
          </table:table-cell>
          <table:table-cell office:value-type="string">
            <text:p>121.125.151.178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2.0.50727)</text:p>
          </table:table-cell>
          <table:table-cell table:style-name="ce1" office:value-type="date" office:date-value="2007-12-27">
            <text:p>27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rtin Burkhart</text:p>
          </table:table-cell>
          <table:table-cell office:value-type="string">
            <text:p>burkhart@tik.ee.ethz.ch</text:p>
          </table:table-cell>
          <table:table-cell office:value-type="string">
            <text:p>Switzerland</text:p>
          </table:table-cell>
          <table:table-cell office:value-type="string">
            <text:p>ETH Zurich</text:p>
          </table:table-cell>
          <table:table-cell office:value-type="string">
            <text:p>No</text:p>
          </table:table-cell>
          <table:table-cell/>
          <table:table-cell office:value-type="string">
            <text:p>129.132.208.57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27">
            <text:p>27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EST thomas</text:p>
          </table:table-cell>
          <table:table-cell office:value-type="string">
            <text:p>t@lifl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2.168.134.11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28">
            <text:p>2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2</text:p>
          </table:table-cell>
          <table:table-cell office:value-type="string">
            <text:p>Mediapartners-Google</text:p>
          </table:table-cell>
          <table:table-cell table:style-name="ce1" office:value-type="date" office:date-value="2007-12-28">
            <text:p>28/12/07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thomas TEST STAT</text:p>
          </table:table-cell>
          <table:table-cell office:value-type="string">
            <text:p>t@lifl.fr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92.168.134.11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28">
            <text:p>2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EST thomas</text:p>
          </table:table-cell>
          <table:table-cell office:value-type="string">
            <text:p>t@lifl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2.168.134.11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28">
            <text:p>2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TEST thomas</text:p>
          </table:table-cell>
          <table:table-cell office:value-type="string">
            <text:p>t@lifl.fr</text:p>
          </table:table-cell>
          <table:table-cell/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192.168.134.11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2.0.50727)</text:p>
          </table:table-cell>
          <table:table-cell office:value-type="date" office:date-value="2007-12-28">
            <text:p>28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Peter</text:p>
          </table:table-cell>
          <table:table-cell office:value-type="string">
            <text:p>clara@yopmail.com</text:p>
          </table:table-cell>
          <table:table-cell office:value-type="string">
            <text:p>US</text:p>
          </table:table-cell>
          <table:table-cell office:value-type="string">
            <text:p>Embedded systems</text:p>
          </table:table-cell>
          <table:table-cell office:value-type="string">
            <text:p>No</text:p>
          </table:table-cell>
          <table:table-cell/>
          <table:table-cell office:value-type="string">
            <text:p>82.101.180.160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2-28">
            <text:p>28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rtan Onur</text:p>
          </table:table-cell>
          <table:table-cell office:value-type="string">
            <text:p>ertanon@gmail.com</text:p>
          </table:table-cell>
          <table:table-cell office:value-type="string">
            <text:p>Netherlands</text:p>
          </table:table-cell>
          <table:table-cell office:value-type="string">
            <text:p>TUDELFT</text:p>
          </table:table-cell>
          <table:table-cell office:value-type="string">
            <text:p>No</text:p>
          </table:table-cell>
          <table:table-cell/>
          <table:table-cell office:value-type="string">
            <text:p>145.94.108.13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29">
            <text:p>2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Ali</text:p>
          </table:table-cell>
          <table:table-cell office:value-type="string">
            <text:p>alimacet@yahoo.com</text:p>
          </table:table-cell>
          <table:table-cell office:value-type="string">
            <text:p>India</text:p>
          </table:table-cell>
          <table:table-cell office:value-type="string">
            <text:p>B.I.T Mesra, Ranchi</text:p>
          </table:table-cell>
          <table:table-cell office:value-type="string">
            <text:p>No</text:p>
          </table:table-cell>
          <table:table-cell office:value-type="string">
            <text:p>www.bitmesra.ac.in</text:p>
          </table:table-cell>
          <table:table-cell office:value-type="string">
            <text:p>220.225.244.123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.NET CLR 3.0.04506)</text:p>
          </table:table-cell>
          <table:table-cell table:style-name="ce1" office:value-type="date" office:date-value="2007-12-29">
            <text:p>29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Young-Jin BYUN</text:p>
          </table:table-cell>
          <table:table-cell office:value-type="string">
            <text:p>yjbyun@hananet.net</text:p>
          </table:table-cell>
          <table:table-cell office:value-type="string">
            <text:p>Republic of KOREA</text:p>
          </table:table-cell>
          <table:table-cell office:value-type="string">
            <text:p>KAIST</text:p>
          </table:table-cell>
          <table:table-cell office:value-type="string">
            <text:p>No</text:p>
          </table:table-cell>
          <table:table-cell/>
          <table:table-cell office:value-type="string">
            <text:p>143.248.147.83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9">
            <text:p>29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LOUKIL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Université d'Oran - Département d'informatique</text:p>
          </table:table-cell>
          <table:table-cell office:value-type="string">
            <text:p>No</text:p>
          </table:table-cell>
          <table:table-cell/>
          <table:table-cell office:value-type="string">
            <text:p>41.201.102.13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2-29">
            <text:p>29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Université d'Oran - Département d'informatique</text:p>
          </table:table-cell>
          <table:table-cell office:value-type="string">
            <text:p>No</text:p>
          </table:table-cell>
          <table:table-cell/>
          <table:table-cell office:value-type="string">
            <text:p>41.201.102.13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)</text:p>
          </table:table-cell>
          <table:table-cell table:style-name="ce1" office:value-type="date" office:date-value="2007-12-29">
            <text:p>29/12/07</text:p>
          </table:table-cell>
          <table:table-cell table:style-name="Default"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OUKIL Lakhdar</text:p>
          </table:table-cell>
          <table:table-cell office:value-type="string">
            <text:p>loukil_lakhdar@yahoo.fr</text:p>
          </table:table-cell>
          <table:table-cell office:value-type="string">
            <text:p>Algeria</text:p>
          </table:table-cell>
          <table:table-cell office:value-type="string">
            <text:p>Université d'Oran </text:p>
          </table:table-cell>
          <table:table-cell office:value-type="string">
            <text:p>No</text:p>
          </table:table-cell>
          <table:table-cell/>
          <table:table-cell office:value-type="string">
            <text:p>41.201.124.81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.NET CLR 2.0.50727)</text:p>
          </table:table-cell>
          <table:table-cell table:style-name="ce1" office:value-type="date" office:date-value="2007-12-29">
            <text:p>29/12/07</text:p>
          </table:table-cell>
          <table:table-cell office:value-type="string">
            <text:p>Academic</text:p>
          </table:table-cell>
          <table:table-cell table:style-name="Default" office:value-type="string">
            <text:p>Yes</text:p>
          </table:table-cell>
          <table:table-cell office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>
            <text:p>Ertan Onur</text:p>
          </table:table-cell>
          <table:table-cell office:value-type="string">
            <text:p>ertanon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145.94.108.135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6.0</text:p>
          </table:table-cell>
          <table:table-cell office:value-type="string">
            <text:p><text:s/>SLCC1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5.0</text:p>
          </table:table-cell>
          <table:table-cell office:value-type="string">
            <text:p><text:s/>.NET CLR 3.0.04506</text:p>
          </table:table-cell>
          <table:table-cell office:value-type="string">
            <text:p><text:s/>.NET CLR 1.1.4322</text:p>
          </table:table-cell>
          <table:table-cell table:style-name="Default" office:value-type="string">
            <text:p><text:s/>InfoPath.1)</text:p>
          </table:table-cell>
          <table:table-cell table:style-name="ce1" office:value-type="date" office:date-value="2007-12-29">
            <text:p>29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Martin Novák</text:p>
          </table:table-cell>
          <table:table-cell office:value-type="string">
            <text:p>mn@email.cz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5.207.211.20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es-es) AppleWebKit/523.10.6 (KHTML, like Gecko) Version/3.0.4 Safari/523.10.6</text:p>
          </table:table-cell>
          <table:table-cell table:style-name="ce1" office:value-type="date" office:date-value="2007-12-29">
            <text:p>29/12/07</text:p>
          </table:table-cell>
          <table:table-cell table:style-name="Default"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59.172.70.214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TheWorld)</text:p>
          </table:table-cell>
          <table:table-cell office:value-type="date" office:date-value="2007-12-30">
            <text:p>30/12/07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evludin Memedi</text:p>
          </table:table-cell>
          <table:table-cell office:value-type="string">
            <text:p>mevludin_m@yahoo.com</text:p>
          </table:table-cell>
          <table:table-cell office:value-type="string">
            <text:p>Sweden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130.243.60.23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30">
            <text:p>30/12/07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IKI</text:p>
          </table:table-cell>
          <table:table-cell office:value-type="string">
            <text:p>FF@GGG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3.29.215.62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pl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30">
            <text:p>30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Mehdi</text:p>
          </table:table-cell>
          <table:table-cell office:value-type="string">
            <text:p>mm_mehdi2@yahoo.fr</text:p>
          </table:table-cell>
          <table:table-cell office:value-type="string">
            <text:p>france</text:p>
          </table:table-cell>
          <table:table-cell office:value-type="string">
            <text:p>INRIA</text:p>
          </table:table-cell>
          <table:table-cell office:value-type="string">
            <text:p>No</text:p>
          </table:table-cell>
          <table:table-cell/>
          <table:table-cell office:value-type="string">
            <text:p>84.100.99.133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30">
            <text:p>30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x@y.z</text:p>
          </table:table-cell>
          <table:table-cell table:number-columns-repeated="2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85.18.159.7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it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7-12-31">
            <text:p>31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DFSFS</text:p>
          </table:table-cell>
          <table:table-cell office:value-type="string">
            <text:p>stupid@gmail.com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87.19.102.87</text:p>
          </table:table-cell>
          <table:table-cell office:value-type="string">
            <text:p>Mozilla/5.0 (X11</text:p>
          </table:table-cell>
          <table:table-cell office:value-type="string">
            <text:p><text:s/>U</text:p>
          </table:table-cell>
          <table:table-cell office:value-type="string">
            <text:p><text:s/>Linux i686</text:p>
          </table:table-cell>
          <table:table-cell office:value-type="string">
            <text:p><text:s/>en-US</text:p>
          </table:table-cell>
          <table:table-cell office:value-type="string">
            <text:p><text:s/>rv:1.8.1.11) Gecko/20071204 Ubuntu/7.10 (gutsy) Firefox/2.0.0.11</text:p>
          </table:table-cell>
          <table:table-cell office:value-type="date" office:date-value="2007-12-31">
            <text:p>31/12/07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Emre ÖZOÐLU</text:p>
          </table:table-cell>
          <table:table-cell office:value-type="string">
            <text:p>emre_ozoglu@yahoo.com</text:p>
          </table:table-cell>
          <table:table-cell office:value-type="string">
            <text:p>turkey</text:p>
          </table:table-cell>
          <table:table-cell office:value-type="string">
            <text:p>s</text:p>
          </table:table-cell>
          <table:table-cell office:value-type="string">
            <text:p>No</text:p>
          </table:table-cell>
          <table:table-cell/>
          <table:table-cell office:value-type="string">
            <text:p>88.237.194.8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tr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1">
            <text:p>01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Zhenhua Li</text:p>
          </table:table-cell>
          <table:table-cell office:value-type="string">
            <text:p>zhli@cug.edu.cn</text:p>
          </table:table-cell>
          <table:table-cell office:value-type="string">
            <text:p>China</text:p>
          </table:table-cell>
          <table:table-cell office:value-type="string">
            <text:p>School of Computer Science, China Univ of Geo.</text:p>
          </table:table-cell>
          <table:table-cell office:value-type="string">
            <text:p>No</text:p>
          </table:table-cell>
          <table:table-cell/>
          <table:table-cell office:value-type="string">
            <text:p>35.9.6.175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zh-CN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1">
            <text:p>01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2</text:p>
          </table:table-cell>
          <table:table-cell office:value-type="string">
            <text:p>Mediapartners-Google</text:p>
          </table:table-cell>
          <table:table-cell table:style-name="ce1" office:value-type="date" office:date-value="2008-01-02">
            <text:p>02/01/08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john fisbaum</text:p>
          </table:table-cell>
          <table:table-cell office:value-type="string">
            <text:p>jfish@hotmail.com</text:p>
          </table:table-cell>
          <table:table-cell office:value-type="string">
            <text:p>USA</text:p>
          </table:table-cell>
          <table:table-cell office:value-type="string">
            <text:p>Hofstra University</text:p>
          </table:table-cell>
          <table:table-cell office:value-type="string">
            <text:p>No</text:p>
          </table:table-cell>
          <table:table-cell/>
          <table:table-cell office:value-type="string">
            <text:p>205.188.116.74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AOL 9.1</text:p>
          </table:table-cell>
          <table:table-cell office:value-type="string">
            <text:p><text:s/>AOLBuild 4334.34</text:p>
          </table:table-cell>
          <table:table-cell office:value-type="string">
            <text:p><text:s/>Windows NT 5.1</text:p>
          </table:table-cell>
          <table:table-cell table:style-name="Default" office:value-type="string">
            <text:p><text:s/>FunWebProducts</text:p>
          </table:table-cell>
          <table:table-cell table:number-columns-repeated="2" office:value-type="string">
            <text:p><text:s/>byond_4.0</text:p>
          </table:table-cell>
          <table:table-cell table:style-name="Default"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table:style-name="ce1" office:value-type="date" office:date-value="2008-01-02">
            <text:p>02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ced@dfg.com</text:p>
          </table:table-cell>
          <table:table-cell/>
          <table:table-cell office:value-type="string">
            <text:p>none</text:p>
          </table:table-cell>
          <table:table-cell office:value-type="string">
            <text:p>No</text:p>
          </table:table-cell>
          <table:table-cell/>
          <table:table-cell office:value-type="string">
            <text:p>209.249.90.26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3">
            <text:p>03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o</text:p>
          </table:table-cell>
          <table:table-cell/>
          <table:table-cell office:value-type="string">
            <text:p>66.249.73.2</text:p>
          </table:table-cell>
          <table:table-cell office:value-type="string">
            <text:p>Mediapartners-Google</text:p>
          </table:table-cell>
          <table:table-cell table:style-name="ce1" office:value-type="date" office:date-value="2008-01-03">
            <text:p>03/01/08</text:p>
          </table:table-cell>
          <table:table-cell/>
          <table:table-cell office:value-type="string">
            <text:p>No</text:p>
          </table:table-cell>
          <table:table-cell office:value-type="string">
            <text:p>N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Proust Thomas</text:p>
          </table:table-cell>
          <table:table-cell office:value-type="string">
            <text:p>thomas.proust@ensimag.imag.fr</text:p>
          </table:table-cell>
          <table:table-cell office:value-type="string">
            <text:p>France</text:p>
          </table:table-cell>
          <table:table-cell office:value-type="string">
            <text:p>Ensimag</text:p>
          </table:table-cell>
          <table:table-cell office:value-type="string">
            <text:p>No</text:p>
          </table:table-cell>
          <table:table-cell/>
          <table:table-cell office:value-type="string">
            <text:p>82.230.163.165</text:p>
          </table:table-cell>
          <table:table-cell office:value-type="string">
            <text:p>Mozilla/5.0 (Macintosh</text:p>
          </table:table-cell>
          <table:table-cell office:value-type="string">
            <text:p><text:s/>U</text:p>
          </table:table-cell>
          <table:table-cell office:value-type="string">
            <text:p><text:s/>Intel Mac OS X</text:p>
          </table:table-cell>
          <table:table-cell office:value-type="string">
            <text:p><text:s/>fr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3">
            <text:p>03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i hate these forms</text:p>
          </table:table-cell>
          <table:table-cell office:value-type="string">
            <text:p>ced@ced.com</text:p>
          </table:table-cell>
          <table:table-cell/>
          <table:table-cell office:value-type="string">
            <text:p>to no one</text:p>
          </table:table-cell>
          <table:table-cell office:value-type="string">
            <text:p>No</text:p>
          </table:table-cell>
          <table:table-cell/>
          <table:table-cell office:value-type="string">
            <text:p>65.104.183.50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6.0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3">
            <text:p>03/01/08</text:p>
          </table:table-cell>
          <table:table-cell office:value-type="string">
            <text:p>Academic</text:p>
          </table:table-cell>
          <table:table-cell office:value-type="string">
            <text:p>No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jmal</text:p>
          </table:table-cell>
          <table:table-cell office:value-type="string">
            <text:p>jmyosra@yahoo.fr</text:p>
          </table:table-cell>
          <table:table-cell office:value-type="string">
            <text:p>tunisia</text:p>
          </table:table-cell>
          <table:table-cell office:value-type="string">
            <text:p>informatique</text:p>
          </table:table-cell>
          <table:table-cell office:value-type="string">
            <text:p>No</text:p>
          </table:table-cell>
          <table:table-cell/>
          <table:table-cell office:value-type="string">
            <text:p>41.224.250.156</text:p>
          </table:table-cell>
          <table:table-cell office:value-type="string">
            <text:p>Mozilla/4.0 (compatible</text:p>
          </table:table-cell>
          <table:table-cell office:value-type="string">
            <text:p><text:s/>MSIE 6.0</text:p>
          </table:table-cell>
          <table:table-cell office:value-type="string">
            <text:p><text:s/>Windows NT 5.1</text:p>
          </table:table-cell>
          <table:table-cell office:value-type="string">
            <text:p><text:s/>SV1</text:p>
          </table:table-cell>
          <table:table-cell office:value-type="string">
            <text:p><text:s/>SIMBAR={E193CBC6-9038-4126-BBF2-614E43777CBF}</text:p>
          </table:table-cell>
          <table:table-cell table:style-name="Default" office:value-type="string">
            <text:p><text:s/>.NET CLR 1.0.3705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</text:p>
          </table:table-cell>
          <table:table-cell table:style-name="Default" office:value-type="string">
            <text:p><text:s/>Media Center PC 4.0</text:p>
          </table:table-cell>
          <table:table-cell office:value-type="string">
            <text:p><text:s/>InfoPath.2)</text:p>
          </table:table-cell>
          <table:table-cell table:style-name="ce1" office:value-type="date" office:date-value="2008-01-03">
            <text:p>03/01/08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Alexandre Peçanha</text:p>
          </table:table-cell>
          <table:table-cell office:value-type="string">
            <text:p>alexpec@uol.com.br</text:p>
          </table:table-cell>
          <table:table-cell office:value-type="string">
            <text:p>Brazil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1.51.112.201</text:p>
          </table:table-cell>
          <table:table-cell office:value-type="string">
            <text:p>Mozilla/5.0 (Windows</text:p>
          </table:table-cell>
          <table:table-cell office:value-type="string">
            <text:p><text:s/>U</text:p>
          </table:table-cell>
          <table:table-cell office:value-type="string">
            <text:p><text:s/>Windows NT 5.1</text:p>
          </table:table-cell>
          <table:table-cell office:value-type="string">
            <text:p><text:s/>en-US</text:p>
          </table:table-cell>
          <table:table-cell office:value-type="string">
            <text:p><text:s/>rv:1.8.1.11) Gecko/20071127 Firefox/2.0.0.11</text:p>
          </table:table-cell>
          <table:table-cell office:value-type="date" office:date-value="2008-01-03">
            <text:p>03/01/08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>
            <text:p>Le Minh Phuoc</text:p>
          </table:table-cell>
          <table:table-cell office:value-type="string">
            <text:p>leminhphuocvn@yahoo.com</text:p>
          </table:table-cell>
          <table:table-cell office:value-type="string">
            <text:p>South Korea</text:p>
          </table:table-cell>
          <table:table-cell office:value-type="string">
            <text:p>Control lab, School of Mechanical Engineering,...</text:p>
          </table:table-cell>
          <table:table-cell office:value-type="string">
            <text:p>No</text:p>
          </table:table-cell>
          <table:table-cell office:value-type="string">
            <text:p>http://control.skku.ac.kr</text:p>
          </table:table-cell>
          <table:table-cell office:value-type="string">
            <text:p>203.252.58.66</text:p>
          </table:table-cell>
          <table:table-cell office:value-type="string">
            <text:p>Mozilla/4.0 (compatible</text:p>
          </table:table-cell>
          <table:table-cell office:value-type="string">
            <text:p><text:s/>MSIE 7.0</text:p>
          </table:table-cell>
          <table:table-cell office:value-type="string">
            <text:p><text:s/>Windows NT 5.1</text:p>
          </table:table-cell>
          <table:table-cell office:value-type="string">
            <text:p><text:s/>.NET CLR 1.1.4322</text:p>
          </table:table-cell>
          <table:table-cell office:value-type="string">
            <text:p><text:s/>.NET CLR 2.0.50727)</text:p>
          </table:table-cell>
          <table:table-cell office:value-type="date" office:date-value="2008-01-04">
            <text:p>04/01/08</text:p>
          </table:table-cell>
          <table:table-cell office:value-type="string">
            <text:p>Academic</text:p>
          </table:table-cell>
          <table:table-cell office:value-type="string">
            <text:p>Yes</text:p>
          </table:table-cell>
          <table:table-cell table:style-name="Default" office:value-type="string">
            <text:p>NULL</text:p>
          </table:table-cell>
          <table:table-cell table:number-columns-repeated="5"/>
        </table:table-row>
      </table:table>
      <table:table table:name="Feuille1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4">04/01/2008</text:date>, <text:time>10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04T10:54:44</meta:creation-date>
    <dc:date>2008-01-04T10:56:15</dc:date>
    <dc:language>fr-FR</dc:language>
    <meta:editing-cycles>2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4" meta:cell-count="11090"/>
  </office:meta>
</office:document-meta>
</file>